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53in"/>
    </style:style>
    <style:style style:name="co2" style:family="table-column">
      <style:table-column-properties fo:break-before="auto" style:column-width="2.252in"/>
    </style:style>
    <style:style style:name="co3" style:family="table-column">
      <style:table-column-properties fo:break-before="auto" style:column-width="1.1465in"/>
    </style:style>
    <style:style style:name="co4" style:family="table-column">
      <style:table-column-properties fo:break-before="auto" style:column-width="1.1874in"/>
    </style:style>
    <style:style style:name="co5" style:family="table-column">
      <style:table-column-properties fo:break-before="auto" style:column-width="2.3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1.0854in"/>
    </style:style>
    <style:style style:name="co8" style:family="table-column">
      <style:table-column-properties fo:break-before="auto" style:column-width="2.1146in"/>
    </style:style>
    <style:style style:name="co9" style:family="table-column">
      <style:table-column-properties fo:break-before="auto" style:column-width="0.7126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7862in"/>
    </style:style>
    <style:style style:name="co12" style:family="table-column">
      <style:table-column-properties fo:break-before="auto" style:column-width="6.1835in"/>
    </style:style>
    <style:style style:name="co13" style:family="table-column">
      <style:table-column-properties fo:break-before="auto" style:column-width="1.1028in"/>
    </style:style>
    <style:style style:name="co14" style:family="table-column">
      <style:table-column-properties fo:break-before="auto" style:column-width="1.9154in"/>
    </style:style>
    <style:style style:name="co15" style:family="table-column">
      <style:table-column-properties fo:break-before="auto" style:column-width="0.8626in"/>
    </style:style>
    <style:style style:name="co16" style:family="table-column">
      <style:table-column-properties fo:break-before="auto" style:column-width="1.5402in"/>
    </style:style>
    <style:style style:name="co17" style:family="table-column">
      <style:table-column-properties fo:break-before="auto" style:column-width="1.6165in"/>
    </style:style>
    <style:style style:name="co18" style:family="table-column">
      <style:table-column-properties fo:break-before="auto" style:column-width="1.6492in"/>
    </style:style>
    <style:style style:name="co19" style:family="table-column">
      <style:table-column-properties fo:break-before="auto" style:column-width="1.7366in"/>
    </style:style>
    <style:style style:name="co20" style:family="table-column">
      <style:table-column-properties fo:break-before="auto" style:column-width="1.6717in"/>
    </style:style>
    <style:style style:name="co21" style:family="table-column">
      <style:table-column-properties fo:break-before="auto" style:column-width="1.0161in"/>
    </style:style>
    <style:style style:name="co22" style:family="table-column">
      <style:table-column-properties fo:break-before="auto" style:column-width="1.1299in"/>
    </style:style>
    <style:style style:name="co23" style:family="table-column">
      <style:table-column-properties fo:break-before="auto" style:column-width="0.8736in"/>
    </style:style>
    <style:style style:name="co24" style:family="table-column">
      <style:table-column-properties fo:break-before="auto" style:column-width="1.5291in"/>
    </style:style>
    <style:style style:name="co25" style:family="table-column">
      <style:table-column-properties fo:break-before="auto" style:column-width="1.628in"/>
    </style:style>
    <style:style style:name="co26" style:family="table-column">
      <style:table-column-properties fo:break-before="auto" style:column-width="0.7209in"/>
    </style:style>
    <style:style style:name="co27" style:family="table-column">
      <style:table-column-properties fo:break-before="auto" style:column-width="1.6602in"/>
    </style:style>
    <style:style style:name="co28" style:family="table-column">
      <style:table-column-properties fo:break-before="auto" style:column-width="1.6055in"/>
    </style:style>
    <style:style style:name="co29" style:family="table-column">
      <style:table-column-properties fo:break-before="auto" style:column-width="1.5728in"/>
    </style:style>
    <style:style style:name="co30" style:family="table-column">
      <style:table-column-properties fo:break-before="auto" style:column-width="0.7646in"/>
    </style:style>
    <style:style style:name="co31" style:family="table-column">
      <style:table-column-properties fo:break-before="auto" style:column-width="0.8083in"/>
    </style:style>
    <style:style style:name="co32" style:family="table-column">
      <style:table-column-properties fo:break-before="auto" style:column-width="1.6819in"/>
    </style:style>
    <style:style style:name="co33" style:family="table-column">
      <style:table-column-properties fo:break-before="auto" style:column-width="1.7146in"/>
    </style:style>
    <style:style style:name="co34" style:family="table-column">
      <style:table-column-properties fo:break-before="auto" style:column-width="1.7256in"/>
    </style:style>
    <style:style style:name="co35" style:family="table-column">
      <style:table-column-properties fo:break-before="auto" style:column-width="1.7583in"/>
    </style:style>
    <style:style style:name="co36" style:family="table-column">
      <style:table-column-properties fo:break-before="auto" style:column-width="1.4201in"/>
    </style:style>
    <style:style style:name="co37" style:family="table-column">
      <style:table-column-properties fo:break-before="auto" style:column-width="1.9984in"/>
    </style:style>
    <style:style style:name="co38" style:family="table-column">
      <style:table-column-properties fo:break-before="auto" style:column-width="2.3264in"/>
    </style:style>
    <style:style style:name="co39" style:family="table-column">
      <style:table-column-properties fo:break-before="auto" style:column-width="2.2835in"/>
    </style:style>
    <style:style style:name="co40" style:family="table-column">
      <style:table-column-properties fo:break-before="auto" style:column-width="1.5839in"/>
    </style:style>
    <style:style style:name="co41" style:family="table-column">
      <style:table-column-properties fo:break-before="auto" style:column-width="2.0835in"/>
    </style:style>
    <style:style style:name="co42" style:family="table-column">
      <style:table-column-properties fo:break-before="auto" style:column-width="1.289in"/>
    </style:style>
    <style:style style:name="co43" style:family="table-column">
      <style:table-column-properties fo:break-before="auto" style:column-width="2.6437in"/>
    </style:style>
    <style:style style:name="ro1" style:family="table-row">
      <style:table-row-properties style:row-height="0.2898in" fo:break-before="auto" style:use-optimal-row-height="false"/>
    </style:style>
    <style:style style:name="ro2" style:family="table-row">
      <style:table-row-properties style:row-height="0.1945in" fo:break-before="auto" style:use-optimal-row-height="true"/>
    </style:style>
    <style:style style:name="ro3" style:family="table-row">
      <style:table-row-properties style:row-height="0.311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1.0154in" fo:break-before="auto" style:use-optimal-row-height="true"/>
    </style:style>
    <style:style style:name="ro6" style:family="table-row">
      <style:table-row-properties style:row-height="0.302in" fo:break-before="auto" style:use-optimal-row-height="fals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0.6736in" fo:break-before="auto" style:use-optimal-row-height="false"/>
    </style:style>
    <style:style style:name="ro10" style:family="table-row">
      <style:table-row-properties style:row-height="0.2591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4866in" fo:break-before="auto" style:use-optimal-row-height="tru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0.1965in" fo:break-before="auto" style:use-optimal-row-height="false"/>
    </style:style>
    <style:style style:name="ro16" style:family="table-row">
      <style:table-row-properties style:row-height="0.2083in" fo:break-before="auto" style:use-optimal-row-height="fals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0.9535in" fo:break-before="auto" style:use-optimal-row-height="true"/>
    </style:style>
    <style:style style:name="ro19" style:family="table-row">
      <style:table-row-properties style:row-height="1.1091in" fo:break-before="auto" style:use-optimal-row-height="true"/>
    </style:style>
    <style:style style:name="ro20" style:family="table-row">
      <style:table-row-properties style:row-height="1.2638in" fo:break-before="auto" style:use-optimal-row-height="true"/>
    </style:style>
    <style:style style:name="ro21" style:family="table-row">
      <style:table-row-properties style:row-height="1.4193in" fo:break-before="auto" style:use-optimal-row-height="true"/>
    </style:style>
    <style:style style:name="ro22" style:family="table-row">
      <style:table-row-properties style:row-height="1.7307in" fo:break-before="auto" style:use-optimal-row-height="true"/>
    </style:style>
    <style:style style:name="ro23" style:family="table-row">
      <style:table-row-properties style:row-height="1.5752in" fo:break-before="auto" style:use-optimal-row-height="true"/>
    </style:style>
    <style:style style:name="ro24" style:family="table-row">
      <style:table-row-properties style:row-height="1.8862in" fo:break-before="auto" style:use-optimal-row-height="true"/>
    </style:style>
    <style:style style:name="ro25" style:family="table-row">
      <style:table-row-properties style:row-height="1.2846in" fo:break-before="auto" style:use-optimal-row-height="true"/>
    </style:style>
    <style:style style:name="ro26" style:family="table-row">
      <style:table-row-properties style:row-height="2.0417in" fo:break-before="auto" style:use-optimal-row-height="true"/>
    </style:style>
    <style:style style:name="ro27" style:family="table-row">
      <style:table-row-properties style:row-height="0.2484in" fo:break-before="auto" style:use-optimal-row-height="false"/>
    </style:style>
    <style:style style:name="ro28" style:family="table-row">
      <style:table-row-properties style:row-height="0.5075in" fo:break-before="auto" style:use-optimal-row-height="false"/>
    </style:style>
    <style:style style:name="ro29" style:family="table-row">
      <style:table-row-properties style:row-height="0.5492in" fo:break-before="auto" style:use-optimal-row-height="false"/>
    </style:style>
    <style:style style:name="ro30" style:family="table-row">
      <style:table-row-properties style:row-height="0.4972in" fo:break-before="auto" style:use-optimal-row-height="false"/>
    </style:style>
    <style:style style:name="ro31" style:family="table-row">
      <style:table-row-properties style:row-height="0.4346in" fo:break-before="auto" style:use-optimal-row-height="false"/>
    </style:style>
    <style:style style:name="ro32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3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511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cell-protect="hidden-and-protected" style:print-content="true" fo:wrap-option="wrap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24" style:family="table-cell" style:parent-style-name="Default">
      <style:table-cell-properties style:cell-protect="protected" style:print-content="tru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fo:wrap-option="no-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fo:wrap-option="no-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32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3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1" style:family="table-cell" style:parent-style-name="Default">
      <style:table-cell-properties fo:background-color="#cccccc"/>
      <style:text-properties fo:color="#0000ff"/>
    </style:style>
    <style:style style:name="ce4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fo:color="#0000ff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4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Arial" style:font-size-asian="10pt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size-asian="10pt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color="#0000ff"/>
    </style:style>
    <style:style style:name="ce60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style:font-name-asian="Arial" style:font-size-asian="10pt"/>
    </style:style>
    <style:style style:name="ce6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2" style:family="table-cell" style:parent-style-name="Normal_5f_Sheet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" style:family="table-cell" style:parent-style-name="Normal_5f_Sheet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64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/>
    </style:style>
    <style:style style:name="ce6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Default">
      <style:text-properties fo:font-weight="normal"/>
    </style:style>
    <style:style style:name="ce7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Tahoma1" style:font-name-asian="Tahoma1"/>
    </style:style>
    <style:style style:name="ce7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5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1"/>
    </style:style>
    <style:style style:name="ce7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7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7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8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fo:font-weight="normal"/>
    </style:style>
    <style:style style:name="ce82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8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8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style:font-name-asian="Lucida Sans Unicode" style:font-size-asian="10pt" style:language-asian="en" style:country-asian="US" style:language-complex="en" style:country-complex="US"/>
    </style:style>
    <style:style style:name="ce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Arial" style:font-size-asian="10pt"/>
    </style:style>
    <style:style style:name="ce90" style:family="table-cell" style:parent-style-name="Default">
      <style:table-cell-properties fo:background-color="transparent"/>
    </style:style>
    <style:style style:name="ce9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Tahoma1" style:font-name-asian="Tahoma1"/>
    </style:style>
    <style:style style:name="ce9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rial" fo:font-size="10pt" style:font-name-asian="Arial" style:font-size-asian="10pt"/>
    </style:style>
    <style:style style:name="ce9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9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10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0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10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/>
    </style:style>
    <style:style style:name="ce10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name-complex="Tahoma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0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name-asian="Tahoma1"/>
    </style:style>
    <style:style style:name="ce11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language-asian="en" style:country-asian="US" style:font-name-complex="Tahoma" style:language-complex="en" style:country-complex="US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11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 style:font-weight-asian="bold" style:font-weight-complex="bold"/>
    </style:style>
    <style:style style:name="ce11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1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/>
    </style:style>
    <style:style style:name="ce11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Arial" style:font-size-asian="10pt"/>
    </style:style>
    <style:style style:name="ce11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/>
    </style:style>
    <style:style style:name="ce11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size-asian="10pt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-asian="Arial" style:font-name-complex="Tahoma"/>
    </style:style>
    <style:style style:name="ce12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12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weight-asian="normal" style:font-weight-complex="normal"/>
    </style:style>
    <style:style style:name="ce12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size-asian="10pt"/>
    </style:style>
    <style:style style:name="ce12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2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0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3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3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3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3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color="#ffffff" style:font-name="Arial" fo:font-size="10pt" style:font-name-asian="Arial" style:font-size-asian="10pt"/>
    </style:style>
    <style:style style:name="ce13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color="#ffffff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43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2pt" fo:font-weight="bold" style:font-weight-asian="bold" style:font-weight-complex="bold"/>
    </style:style>
    <style:style style:name="ce1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bold" style:font-weight-asian="bold" style:font-weight-complex="bold"/>
    </style:style>
    <style:style style:name="ce14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 style:font-weight-asian="normal" style:font-weight-complex="normal"/>
    </style:style>
    <style:style style:name="ce14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weight-asian="bold" style:font-weight-complex="bold"/>
    </style:style>
    <style:style style:name="ce14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4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/>
    </style:style>
    <style:style style:name="ce150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0pt" fo:font-weight="bold" style:font-weight-asian="bold" style:font-weight-complex="bold"/>
    </style:style>
    <style:style style:name="ce151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/>
      <style:text-properties fo:font-weight="bold"/>
    </style:style>
    <style:style style:name="ce152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in"/>
      <style:text-properties fo:color="#ffffff" fo:font-size="12pt" fo:font-weight="bold"/>
    </style:style>
    <style:style style:name="ce153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style:font-name="Arial2" fo:font-size="10pt" style:font-name-asian="ＭＳ Ｐゴシック" style:font-size-asian="11pt" style:font-name-complex="Arial2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Tahoma1" fo:font-size="20pt"/>
    </style:style>
    <style:style style:name="T2" style:family="text">
      <style:text-properties style:font-name="Tahoma1" fo:font-size="12pt"/>
    </style:style>
    <style:style style:name="T3" style:family="text">
      <style:text-properties style:font-name="Arial"/>
    </style:style>
    <style:style style:name="T4" style:family="text">
      <style:text-properties fo:language="en" fo:country="US"/>
    </style:style>
    <style:style style:name="T5" style:family="text">
      <style:text-properties style:font-name="Arial" style:font-name-asian="Lucida Sans Unicode" style:font-name-complex="Tahoma2"/>
    </style:style>
    <style:style style:name="T6" style:family="text">
      <style:text-properties style:font-name-asian="Arial" style:font-name-complex="Tahoma"/>
    </style:style>
    <style:style style:name="T7" style:family="text">
      <style:text-properties style:font-name-complex="Arial2" style:font-size-complex="11pt"/>
    </style:style>
    <style:style style:name="T8" style:family="text">
      <style:text-properties fo:font-weight="normal"/>
    </style:style>
    <style:style style:name="T9" style:family="text">
      <style:text-properties fo:font-weight="bold"/>
    </style:style>
    <style:style style:name="T10" style:family="text">
      <style:text-properties style:font-name="Arial" fo:font-size="10pt" fo:language="en" fo:country="US" fo:font-style="normal" fo:font-weight="normal" style:language-asian="en" style:country-asian="US" style:font-size-complex="6.30000019073486pt"/>
    </style:style>
    <style:style style:name="T11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30000019073486pt"/>
    </style:style>
    <style:style style:name="T12" style:family="text">
      <style:text-properties fo:color="#ff0000" style:font-name="Arial" fo:font-size="10pt" fo:language="en" fo:country="US" fo:font-style="normal" fo:font-weight="normal" style:language-asian="en" style:country-asian="US" style:font-size-complex="6.30000019073486pt"/>
    </style:style>
    <style:style style:name="T13" style:family="text">
      <style:text-properties fo:color="#000000" style:font-name="Arial" fo:font-size="10pt" fo:language="en" fo:country="US" fo:font-style="normal" fo:font-weight="normal" style:language-asian="en" style:country-asian="US" style:font-size-complex="6.30000019073486pt"/>
    </style:style>
    <style:style style:name="T14" style:family="text">
      <style:text-properties style:font-name="Arial" fo:font-size="10pt" style:font-size-asian="12pt" style:font-size-complex="6.80000019073486pt"/>
    </style:style>
    <style:style style:name="T15" style:family="text">
      <style:text-properties style:font-name="Arial" fo:font-size="10pt" fo:font-weight="normal"/>
    </style:style>
    <style:style style:name="T16" style:family="text">
      <style:text-properties style:font-name="Arial" fo:font-size="10pt" fo:font-weight="normal" style:font-size-asian="12pt" style:font-size-complex="6.80000019073486pt"/>
    </style:style>
    <style:style style:name="T17" style:family="text">
      <style:text-properties fo:font-size="10pt" style:font-size-asian="12pt" style:font-size-complex="6.80000019073486pt"/>
    </style:style>
    <style:style style:name="T18" style:family="text">
      <style:text-properties fo:font-size="12pt" style:font-size-asian="12pt" style:font-size-complex="6.80000019073486pt"/>
    </style:style>
    <style:style style:name="T19" style:family="text">
      <style:text-properties style:font-name="Arial" fo:font-size="10pt"/>
    </style:style>
    <style:style style:name="T20" style:family="text">
      <style:text-properties fo:font-size="10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22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48" table:default-cell-style-name="ce3"/>
        <table:table-row table:style-name="ro1">
          <table:table-cell table:style-name="ce1">
            <draw:frame table:end-cell-address="Cover.C5" table:end-x="0.1567in" table:end-y="0.1008in" draw:z-index="0" draw:name="Graphics 1" draw:style-name="gr1" draw:text-style-name="P1" svg:width="2.426in" svg:height="0.9701in" svg:x="1.11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6"/>
          <table:table-cell table:style-name="ce1" table:number-columns-repeated="2"/>
          <table:table-cell table:number-columns-repeated="252"/>
        </table:table-row>
        <table:table-row table:style-name="ro2" table:number-rows-repeated="4">
          <table:table-cell table:style-name="ce1"/>
          <table:table-cell table:style-name="ce6"/>
          <table:table-cell table:style-name="ce1" table:number-columns-repeated="2"/>
          <table:table-cell table:number-columns-repeated="252"/>
        </table:table-row>
        <table:table-row table:style-name="ro3">
          <table:table-cell table:style-name="ce1"/>
          <table:table-cell table:style-name="ce7" office:value-type="string">
            <text:p>DMS_Admin TEST CASES</text:p>
          </table:table-cell>
          <table:table-cell table:style-name="ce2" table:number-columns-repeated="5"/>
          <table:table-cell table:number-columns-repeated="249"/>
        </table:table-row>
        <table:table-row table:style-name="ro2">
          <table:table-cell table:style-name="ce1"/>
          <table:table-cell table:style-name="ce8" office:value-type="string">
            <text:p>Version:</text:p>
          </table:table-cell>
          <table:table-cell table:style-name="ce15"/>
          <table:table-cell table:style-name="ce1"/>
          <table:table-cell table:style-name="ce2" table:number-columns-repeated="3"/>
          <table:table-cell table:number-columns-repeated="249"/>
        </table:table-row>
        <table:table-row table:style-name="ro2">
          <table:table-cell table:style-name="ce2"/>
          <table:table-cell table:style-name="ce8" office:value-type="string">
            <text:p>Issue date:</text:p>
          </table:table-cell>
          <table:table-cell table:style-name="ce16"/>
          <table:table-cell table:style-name="ce23"/>
          <table:table-cell table:style-name="ce2" table:number-columns-repeated="3"/>
          <table:table-cell table:number-columns-repeated="249"/>
        </table:table-row>
        <table:table-row table:style-name="ro2">
          <table:table-cell table:style-name="ce2"/>
          <table:table-cell table:style-name="ce8" office:value-type="string">
            <text:p>Project Name:</text:p>
          </table:table-cell>
          <table:table-cell table:style-name="ce17" office:value-type="string">
            <text:p>ECMS</text:p>
          </table:table-cell>
          <table:table-cell table:style-name="ce24"/>
          <table:table-cell table:style-name="ce2" table:number-columns-repeated="3"/>
          <table:table-cell table:number-columns-repeated="249"/>
        </table:table-row>
        <table:table-row table:style-name="ro2">
          <table:table-cell table:style-name="ce2"/>
          <table:table-cell table:style-name="ce8" office:value-type="string">
            <text:p>Project Code:</text:p>
          </table:table-cell>
          <table:table-cell table:style-name="ce17" office:value-type="string">
            <text:p>ECMS</text:p>
          </table:table-cell>
          <table:table-cell table:style-name="ce24"/>
          <table:table-cell table:style-name="ce2" table:number-columns-repeated="3"/>
          <table:table-cell table:number-columns-repeated="249"/>
        </table:table-row>
        <table:table-row table:style-name="ro2">
          <table:table-cell table:style-name="ce2"/>
          <table:table-cell table:style-name="ce8" office:value-type="string">
            <text:p>Module:</text:p>
          </table:table-cell>
          <table:table-cell table:style-name="ce17" office:value-type="string">
            <text:p>DMS Administration</text:p>
          </table:table-cell>
          <table:table-cell table:style-name="ce24"/>
          <table:table-cell table:style-name="ce2" table:number-columns-repeated="3"/>
          <table:table-cell table:number-columns-repeated="249"/>
        </table:table-row>
        <table:table-row table:style-name="ro2">
          <table:table-cell table:style-name="ce2"/>
          <table:table-cell table:style-name="ce8" office:value-type="string">
            <text:p>Total Cases:</text:p>
          </table:table-cell>
          <table:table-cell table:style-name="ce18" table:formula="of:=SUM([Manage_Folksonomy.C4:Manage_Unlock.C4])" office:value-type="float" office:value="229">
            <text:p>229</text:p>
          </table:table-cell>
          <table:table-cell table:style-name="ce24"/>
          <table:table-cell table:style-name="ce2" table:number-columns-repeated="3"/>
          <table:table-cell table:number-columns-repeated="249"/>
        </table:table-row>
        <table:table-row table:style-name="ro2">
          <table:table-cell table:style-name="ce2"/>
          <table:table-cell table:style-name="ce9" office:value-type="string">
            <text:p>Test Status</text:p>
          </table:table-cell>
          <table:table-cell table:style-name="ce19" office:value-type="string">
            <text:p>Passed</text:p>
          </table:table-cell>
          <table:table-cell table:style-name="ce25" office:value-type="string">
            <text:p><text:s/>Test is OK</text:p>
          </table:table-cell>
          <table:table-cell table:style-name="ce20"/>
          <table:table-cell table:style-name="ce2" table:number-columns-repeated="2"/>
          <table:table-cell table:number-columns-repeated="249"/>
        </table:table-row>
        <table:table-row table:style-name="ro2">
          <table:table-cell table:style-name="ce2"/>
          <table:table-cell table:style-name="ce9"/>
          <table:table-cell table:style-name="ce19" office:value-type="string">
            <text:p>Blocked</text:p>
          </table:table-cell>
          <table:table-cell table:style-name="ce25" office:value-type="string">
            <text:p>Could not run the test (another bug is blocking)</text:p>
          </table:table-cell>
          <table:table-cell table:style-name="ce20"/>
          <table:table-cell table:style-name="ce2" table:number-columns-repeated="2"/>
          <table:table-cell table:number-columns-repeated="249"/>
        </table:table-row>
        <table:table-row table:style-name="ro2">
          <table:table-cell table:style-name="ce2"/>
          <table:table-cell table:style-name="ce9"/>
          <table:table-cell table:style-name="ce19" office:value-type="string">
            <text:p>Failed</text:p>
          </table:table-cell>
          <table:table-cell table:style-name="ce26" office:value-type="string">
            <text:p>Test failed, a bug is entered on it (please add the bug ID)</text:p>
          </table:table-cell>
          <table:table-cell table:style-name="ce20"/>
          <table:table-cell table:style-name="ce2" table:number-columns-repeated="2"/>
          <table:table-cell table:number-columns-repeated="249"/>
        </table:table-row>
        <table:table-row table:style-name="ro2">
          <table:table-cell table:style-name="ce2"/>
          <table:table-cell table:style-name="ce9"/>
          <table:table-cell table:style-name="ce19" office:value-type="string">
            <text:p>N/A</text:p>
          </table:table-cell>
          <table:table-cell table:style-name="ce26" office:value-type="string">
            <text:p>Test is not possible to run on this version </text:p>
          </table:table-cell>
          <table:table-cell table:style-name="ce20"/>
          <table:table-cell table:style-name="ce2" table:number-columns-repeated="2"/>
          <table:table-cell table:number-columns-repeated="249"/>
        </table:table-row>
        <table:table-row table:style-name="ro2" table:number-rows-repeated="2">
          <table:table-cell table:style-name="ce2"/>
          <table:table-cell table:style-name="ce9"/>
          <table:table-cell table:style-name="ce20" table:number-columns-repeated="3"/>
          <table:table-cell table:style-name="ce2" table:number-columns-repeated="2"/>
          <table:table-cell table:number-columns-repeated="249"/>
        </table:table-row>
        <table:table-row table:style-name="ro2">
          <table:table-cell/>
          <table:table-cell table:style-name="ce10" office:value-type="string">
            <text:p>Record of change:</text:p>
          </table:table-cell>
          <table:table-cell table:style-name="ce3"/>
          <table:table-cell table:number-columns-repeated="253"/>
        </table:table-row>
        <table:table-row table:style-name="ro4">
          <table:table-cell table:style-name="ce4"/>
          <table:table-cell table:style-name="ce11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locat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5" office:value-type="string">
            <text:p>Reviewer/</text:p>
            <text:p>Approver</text:p>
          </table:table-cell>
          <table:table-cell table:style-name="ce36" office:value-type="string">
            <text:p>Reference</text:p>
          </table:table-cell>
          <table:table-cell table:style-name="ce4" table:number-columns-repeated="248"/>
        </table:table-row>
        <table:table-row table:style-name="ro2">
          <table:table-cell table:style-name="ce4"/>
          <table:table-cell table:style-name="ce12" office:value-type="float" office:value="39741">
            <text:p>20-Oct-08</text:p>
          </table:table-cell>
          <table:table-cell office:value-type="string">
            <text:p>1.0</text:p>
          </table:table-cell>
          <table:table-cell table:style-name="ce27"/>
          <table:table-cell table:style-name="ce29" office:value-type="string">
            <text:p>Update test case based on ECM 2.1</text:p>
          </table:table-cell>
          <table:table-cell table:style-name="ce33" office:value-type="string">
            <text:p>Hanh.Ly</text:p>
          </table:table-cell>
          <table:table-cell table:style-name="ce33"/>
          <table:table-cell table:style-name="ce37"/>
          <table:table-cell table:style-name="ce4" table:number-columns-repeated="248"/>
        </table:table-row>
        <table:table-row table:style-name="ro5">
          <table:table-cell table:style-name="ce4"/>
          <table:table-cell table:style-name="ce13" office:value-type="float" office:value="39744">
            <text:p>23-Oct-08</text:p>
          </table:table-cell>
          <table:table-cell office:value-type="string">
            <text:p>1.1</text:p>
          </table:table-cell>
          <table:table-cell table:style-name="ce27"/>
          <table:table-cell table:style-name="ce30" office:value-type="string">
            <text:p>Update test case based on ECM 2.1.2</text:p>
            <text:p>- “nt:unstructured” is changed to “Content Folder”</text:p>
            <text:p>- “nt:folder” is changed to “Document folder”</text:p>
          </table:table-cell>
          <table:table-cell table:style-name="ce33" office:value-type="string">
            <text:p>Hanh.Ly</text:p>
          </table:table-cell>
          <table:table-cell table:style-name="ce33"/>
          <table:table-cell table:style-name="ce37"/>
          <table:table-cell table:style-name="ce4" table:number-columns-repeated="248"/>
        </table:table-row>
        <table:table-row table:style-name="ro6">
          <table:table-cell table:style-name="ce5"/>
          <table:table-cell table:style-name="ce13" office:value-type="float" office:value="39799">
            <text:p>17-Dec-08</text:p>
          </table:table-cell>
          <table:table-cell office:value-type="string">
            <text:p>1.2</text:p>
          </table:table-cell>
          <table:table-cell table:style-name="ce27"/>
          <table:table-cell table:style-name="ce30" office:value-type="string">
            <text:p>Update test case based on ECM 2.2</text:p>
          </table:table-cell>
          <table:table-cell table:style-name="ce33" office:value-type="string">
            <text:p>Hanh.Ly</text:p>
          </table:table-cell>
          <table:table-cell table:style-name="ce33"/>
          <table:table-cell table:style-name="ce38"/>
          <table:table-cell table:style-name="ce5" table:number-columns-repeated="248"/>
        </table:table-row>
        <table:table-row table:style-name="ro4">
          <table:table-cell table:style-name="ce5"/>
          <table:table-cell table:style-name="ce13" office:value-type="float" office:value="39854">
            <text:p>10-Feb-09</text:p>
          </table:table-cell>
          <table:table-cell office:value-type="string">
            <text:p>1.3</text:p>
          </table:table-cell>
          <table:table-cell table:style-name="ce27"/>
          <table:table-cell table:style-name="ce30" office:value-type="string">
            <text:p>Update test case: Manage node type, Add permission for category</text:p>
          </table:table-cell>
          <table:table-cell table:style-name="ce33" table:number-columns-repeated="2"/>
          <table:table-cell table:style-name="ce38"/>
          <table:table-cell table:style-name="ce5" table:number-columns-repeated="248"/>
        </table:table-row>
        <table:table-row table:style-name="ro4">
          <table:table-cell table:style-name="ce5"/>
          <table:table-cell table:style-name="ce13" office:value-type="float" office:value="39931">
            <text:p>28-Apr-09</text:p>
          </table:table-cell>
          <table:table-cell office:value-type="string">
            <text:p>1.4</text:p>
          </table:table-cell>
          <table:table-cell table:style-name="ce27"/>
          <table:table-cell table:style-name="ce30" office:value-type="string">
            <text:p>Add new function: Manage Taxonomy Tree (ADM_15)</text:p>
          </table:table-cell>
          <table:table-cell table:style-name="ce33" office:value-type="string">
            <text:p>Hanh.Ly</text:p>
          </table:table-cell>
          <table:table-cell table:style-name="ce33"/>
          <table:table-cell table:style-name="ce38"/>
          <table:table-cell table:style-name="ce5" table:number-columns-repeated="248"/>
        </table:table-row>
        <table:table-row table:style-name="ro7">
          <table:table-cell/>
          <table:table-cell table:style-name="ce13" office:value-type="float" office:value="39945">
            <text:p>12-May-09</text:p>
          </table:table-cell>
          <table:table-cell office:value-type="string">
            <text:p>1.5</text:p>
          </table:table-cell>
          <table:table-cell table:style-name="ce27"/>
          <table:table-cell table:style-name="ce30" office:value-type="string">
            <text:p>- Add Affect column to comment when one case is not in used at current version with N/A</text:p>
          </table:table-cell>
          <table:table-cell table:style-name="ce33" office:value-type="string">
            <text:p>minh.nguyen</text:p>
          </table:table-cell>
          <table:table-cell table:style-name="ce33" table:number-columns-repeated="2"/>
          <table:table-cell table:number-columns-repeated="248"/>
        </table:table-row>
        <table:table-row table:style-name="ro7">
          <table:table-cell/>
          <table:table-cell table:style-name="ce13" office:value-type="float" office:value="39973">
            <text:p>9-Jun-09</text:p>
          </table:table-cell>
          <table:table-cell office:value-type="string">
            <text:p>1.6</text:p>
          </table:table-cell>
          <table:table-cell table:style-name="ce27"/>
          <table:table-cell table:style-name="ce30" office:value-type="string">
            <text:p>- ADM_05: N/A</text:p>
            <text:p>- Add cases ADM_15_05_01 -&gt;ADM_15_05_05</text:p>
          </table:table-cell>
          <table:table-cell table:style-name="ce33" office:value-type="string">
            <text:p>hanh.Ly</text:p>
          </table:table-cell>
          <table:table-cell table:style-name="ce33" table:number-columns-repeated="2"/>
          <table:table-cell table:number-columns-repeated="248"/>
        </table:table-row>
        <table:table-row table:style-name="ro2">
          <table:table-cell/>
          <table:table-cell table:style-name="ce13" office:value-type="float" office:value="40137">
            <text:p>20-Nov-09</text:p>
          </table:table-cell>
          <table:table-cell office:value-type="string">
            <text:p>1.7</text:p>
          </table:table-cell>
          <table:table-cell table:style-name="ce27"/>
          <table:table-cell table:style-name="ce30" office:value-type="string">
            <text:p>Add ADM_16</text:p>
          </table:table-cell>
          <table:table-cell table:style-name="ce33" office:value-type="string">
            <text:p>Hanh.Ly</text:p>
          </table:table-cell>
          <table:table-cell table:style-name="ce33" table:number-columns-repeated="2"/>
          <table:table-cell table:number-columns-repeated="248"/>
        </table:table-row>
        <table:table-row table:style-name="ro2">
          <table:table-cell/>
          <table:table-cell table:style-name="ce13" office:value-type="float" office:value="40165">
            <text:p>18-Dec-09</text:p>
          </table:table-cell>
          <table:table-cell office:value-type="string">
            <text:p>1.8</text:p>
          </table:table-cell>
          <table:table-cell table:style-name="ce27"/>
          <table:table-cell table:style-name="ce30" office:value-type="string">
            <text:p>Add ADM_17</text:p>
          </table:table-cell>
          <table:table-cell table:style-name="ce33" office:value-type="string">
            <text:p>Hanh.Ly</text:p>
          </table:table-cell>
          <table:table-cell table:style-name="ce33" table:number-columns-repeated="2"/>
          <table:table-cell table:number-columns-repeated="248"/>
        </table:table-row>
        <table:table-row table:style-name="ro2">
          <table:table-cell/>
          <table:table-cell table:style-name="ce13" office:value-type="float" office:value="40178">
            <text:p>31-Dec-09</text:p>
          </table:table-cell>
          <table:table-cell office:value-type="string">
            <text:p>1.9</text:p>
          </table:table-cell>
          <table:table-cell table:style-name="ce27"/>
          <table:table-cell table:style-name="ce30" office:value-type="string">
            <text:p>ADM_11_05: Lookup Node Type</text:p>
          </table:table-cell>
          <table:table-cell table:style-name="ce33" office:value-type="string">
            <text:p>dung.nguyenthi</text:p>
          </table:table-cell>
          <table:table-cell table:style-name="ce33" table:number-columns-repeated="2"/>
          <table:table-cell table:number-columns-repeated="248"/>
        </table:table-row>
        <table:table-row table:style-name="ro2">
          <table:table-cell/>
          <table:table-cell table:style-name="ce14" office:value-type="date" office:date-value="2010-05-14">
            <text:p>14-May-10</text:p>
          </table:table-cell>
          <table:table-cell office:value-type="string">
            <text:p>2.0</text:p>
          </table:table-cell>
          <table:table-cell table:style-name="ce28"/>
          <table:table-cell table:style-name="ce31" office:value-type="string">
            <text:p>Update Priority for test case</text:p>
          </table:table-cell>
          <table:table-cell table:style-name="ce34" office:value-type="string">
            <text:p>Dung.nguyenthi</text:p>
          </table:table-cell>
          <table:table-cell table:style-name="ce33" table:number-columns-repeated="2"/>
          <table:table-cell table:number-columns-repeated="248"/>
        </table:table-row>
        <table:table-row table:style-name="ro8">
          <table:table-cell/>
          <table:table-cell table:style-name="ce14" office:value-type="date" office:date-value="2010-08-24">
            <text:p>24-Aug-10</text:p>
          </table:table-cell>
          <table:table-cell office:value-type="string">
            <text:p>2.1</text:p>
          </table:table-cell>
          <table:table-cell table:style-name="ce28"/>
          <table:table-cell table:style-name="ce32" office:value-type="string">
            <text:p>Update related function. </text:p>
            <text:p>Remove Repository sheet</text:p>
            <text:p>Remove Manage Simple Taxonomy function</text:p>
          </table:table-cell>
          <table:table-cell table:style-name="ce34" office:value-type="string">
            <text:p>Hanh.Ly</text:p>
          </table:table-cell>
          <table:table-cell table:style-name="ce33" table:number-columns-repeated="2"/>
          <table:table-cell table:number-columns-repeated="248"/>
        </table:table-row>
        <table:table-row table:style-name="ro2">
          <table:table-cell table:number-columns-repeated="256"/>
        </table:table-row>
        <table:table-row table:style-name="ro2" table:number-rows-repeated="10">
          <table:table-cell table:number-columns-repeated="2"/>
          <table:table-cell table:style-name="ce3"/>
          <table:table-cell table:number-columns-repeated="253"/>
        </table:table-row>
        <table:table-row table:style-name="ro2">
          <table:table-cell table:number-columns-repeated="2"/>
          <table:table-cell table:style-name="ce3"/>
          <table:table-cell table:number-columns-repeated="253"/>
        </table:table-row>
      </table:table>
      <table:table table:name="Check_List" table:style-name="ta1" table:print="false">
        <office:forms form:automatic-focus="false" form:apply-design-mode="false"/>
        <table:table-column table:style-name="co11" table:default-cell-style-name="ce43"/>
        <table:table-column table:style-name="co12" table:default-cell-style-name="ce52"/>
        <table:table-column table:style-name="co13" table:default-cell-style-name="ce58"/>
        <table:table-column table:style-name="co10" table:default-cell-style-name="ce58"/>
        <table:table-column table:style-name="co10" table:default-cell-style-name="ce44"/>
        <table:table-column table:style-name="co14" table:default-cell-style-name="ce43"/>
        <table:table-column table:style-name="co10" table:number-columns-repeated="250" table:default-cell-style-name="ce44"/>
        <table:table-row table:style-name="ro9">
          <table:table-cell table:style-name="ce39" office:value-type="string" table:number-columns-spanned="4" table:number-rows-spanned="1">
            <text:p><text:span text:style-name="T1">DMS Admin Check List</text:span></text:p>
            <text:p><text:span text:style-name="T2">Based on Product built version</text:span></text:p>
          </table:table-cell>
          <table:covered-table-cell table:style-name="ce40"/>
          <table:covered-table-cell table:style-name="ce57"/>
          <table:covered-table-cell table:style-name="ce57"/>
          <table:table-cell table:style-name="ce40"/>
          <table:table-cell table:style-name="ce44"/>
          <table:table-cell table:number-columns-repeated="250"/>
        </table:table-row>
        <table:table-row table:style-name="ro10">
          <table:table-cell table:style-name="ce40" office:value-type="string">
            <text:p>Id</text:p>
          </table:table-cell>
          <table:table-cell table:style-name="ce40" office:value-type="string">
            <text:p>Main cases</text:p>
          </table:table-cell>
          <table:table-cell table:style-name="ce40" office:value-type="string">
            <text:p>Note</text:p>
          </table:table-cell>
          <table:table-cell table:style-name="ce40" office:value-type="string">
            <text:p>Priority</text:p>
          </table:table-cell>
          <table:table-cell table:style-name="ce40" office:value-type="string">
            <text:p>Affect</text:p>
          </table:table-cell>
          <table:table-cell table:style-name="ce44"/>
          <table:table-cell table:number-columns-repeated="250"/>
        </table:table-row>
        <table:table-row table:style-name="ro11">
          <table:table-cell table:style-name="ce41" office:value-type="string" table:number-columns-spanned="2" table:number-rows-spanned="1">
            <text:p>Manage Folksonomy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2">
          <table:table-cell table:style-name="ce42" office:value-type="string">
            <text:p>FUNC_ECMS_ADM_FOL_01.001</text:p>
          </table:table-cell>
          <table:table-cell table:style-name="ce46" office:value-type="string">
            <text:p>Test Edit Folksonomy function when input valid data </text:p>
          </table:table-cell>
          <table:table-cell office:value-type="string">
            <text:p>Manage Folksonomy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UNC_ECMS_ADM_FOL_01.002</text:p>
          </table:table-cell>
          <table:table-cell table:style-name="ce46" office:value-type="string">
            <text:p>Test Edit Folksonomy function when format of 'document range' field is not a..b or a..* with a,b is positive integer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UNC_ECMS_ADM_FOL_01.003</text:p>
          </table:table-cell>
          <table:table-cell table:style-name="ce46" office:value-type="string">
            <text:p>Test Edit Folksonomy function when 'document range' field is blan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UNC_ECMS_ADM_FOL_01.004</text:p>
          </table:table-cell>
          <table:table-cell table:style-name="ce46" office:value-type="string">
            <text:p>Test Edit folklsonomy function when 'Html style' is bank.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UNC_ECMS_ADM_FOL_01.005</text:p>
          </table:table-cell>
          <table:table-cell table:style-name="ce46" office:value-type="string">
            <text:p>Check the displaying of tag after add tag for document in Sites Explorer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UNC_ECMS_ADM_FOL_01.006</text:p>
          </table:table-cell>
          <table:table-cell table:style-name="ce46" office:value-type="string">
            <text:p>Check the displaying of tag after add tag for document in Content Browser</text:p>
          </table:table-cell>
          <table:table-cell/>
          <table:table-cell office:value-type="string">
            <text:p>Medium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12">
          <table:table-cell office:value-type="string">
            <text:p>FUNC_ECMS_ADM_FOL_01.007</text:p>
          </table:table-cell>
          <table:table-cell table:style-name="ce46" office:value-type="string">
            <text:p>Check the displaying of tag after edit its properties in Sites Explorer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UNC_ECMS_ADM_FOL_01.008</text:p>
          </table:table-cell>
          <table:table-cell table:style-name="ce46" office:value-type="string">
            <text:p>Check the displaying of tag after edit its properties in Content Browser</text:p>
          </table:table-cell>
          <table:table-cell/>
          <table:table-cell office:value-type="string">
            <text:p>Medium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12">
          <table:table-cell table:style-name="ce42" office:value-type="string">
            <text:p>FUNC_ECMS_ADM_FOL_02.001</text:p>
          </table:table-cell>
          <table:table-cell table:style-name="ce47" office:value-type="string">
            <text:p>Add group to edit public tag</text:p>
          </table:table-cell>
          <table:table-cell/>
          <table:table-cell office:value-type="string">
            <text:p>Medium</text:p>
          </table:table-cell>
          <table:table-cell table:style-name="ce60"/>
          <table:table-cell table:style-name="ce42"/>
          <table:table-cell table:number-columns-repeated="250"/>
        </table:table-row>
        <table:table-row table:style-name="ro12">
          <table:table-cell office:value-type="string">
            <text:p>FUNC_ECMS_ADM_FOL_02.002</text:p>
          </table:table-cell>
          <table:table-cell table:style-name="ce47" office:value-type="string">
            <text:p>Add group when membership field is blank</text:p>
          </table:table-cell>
          <table:table-cell/>
          <table:table-cell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UNC_ECMS_ADM_FOL_02.003</text:p>
          </table:table-cell>
          <table:table-cell table:style-name="ce47" office:value-type="string">
            <text:p>Add group is the same with existing group in the table's list</text:p>
          </table:table-cell>
          <table:table-cell/>
          <table:table-cell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UNC_ECMS_ADM_FOL_02.004</text:p>
          </table:table-cell>
          <table:table-cell table:style-name="ce47" office:value-type="string">
            <text:p>Delete group when click OK on confirm message</text:p>
          </table:table-cell>
          <table:table-cell/>
          <table:table-cell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UNC_ECMS_ADM_FOL_02.005</text:p>
          </table:table-cell>
          <table:table-cell table:style-name="ce47" office:value-type="string">
            <text:p>Delete group when cancel confirm message</text:p>
          </table:table-cell>
          <table:table-cell/>
          <table:table-cell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UNC_ECMS_ADM_FOL_02.006</text:p>
          </table:table-cell>
          <table:table-cell table:style-name="ce47" office:value-type="string">
            <text:p>Check right of group in Sites Explor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table:style-name="ce41" office:value-type="string" table:number-columns-spanned="2" table:number-rows-spanned="1">
            <text:p><text:s/>Manage Taxonomy Tree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2">
          <table:table-cell table:style-name="ce42" office:value-type="string">
            <text:p>FUNC_ECMS_ADM_TAX_01.001</text:p>
          </table:table-cell>
          <table:table-cell table:style-name="ce48" office:value-type="string">
            <text:p>Add new Taxonomy Tree when put valid data in all <text:s/>fields</text:p>
          </table:table-cell>
          <table:table-cell table:style-name="ce59"/>
          <table:table-cell table:style-name="ce60" office:value-type="string">
            <text:p>High</text:p>
          </table:table-cell>
          <table:table-cell/>
          <table:table-cell table:style-name="ce44"/>
          <table:table-cell table:number-columns-repeated="250"/>
        </table:table-row>
        <table:table-row table:style-name="ro12">
          <table:table-cell office:value-type="string">
            <text:p>FUNC_ECMS_ADM_TAX_01.002</text:p>
          </table:table-cell>
          <table:table-cell table:style-name="ce48" office:value-type="string">
            <text:p>Add new Taxonomy Tree when “Name” field is blank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style-name="ce42"/>
          <table:table-cell table:number-columns-repeated="250"/>
        </table:table-row>
        <table:table-row table:style-name="ro12">
          <table:table-cell office:value-type="string">
            <text:p>FUNC_ECMS_ADM_TAX_01.003</text:p>
          </table:table-cell>
          <table:table-cell table:style-name="ce46" office:value-type="string">
            <text:p>Add taxonomy when name field contain special characters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UNC_ECMS_ADM_TAX_01.004</text:p>
          </table:table-cell>
          <table:table-cell table:style-name="ce46" office:value-type="string">
            <text:p>Add new taxonomy has the same name with existing taxonomy 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UNC_ECMS_ADM_TAX_01.005</text:p>
          </table:table-cell>
          <table:table-cell table:style-name="ce48" office:value-type="string">
            <text:p>Add taxonomy when “Home path” field is blank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UNC_ECMS_ADM_TAX_01.006</text:p>
          </table:table-cell>
          <table:table-cell table:style-name="ce48" office:value-type="string">
            <text:p>Add taxonomy when “Permission” field is blank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UNC_ECMS_ADM_TAX_01.007</text:p>
          </table:table-cell>
          <table:table-cell table:style-name="ce48" office:value-type="string">
            <text:p>Add new taxonomy when the action's name of taxonomy is blank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UNC_ECMS_ADM_TAX_01.008</text:p>
          </table:table-cell>
          <table:table-cell table:style-name="ce48" office:value-type="string">
            <text:p>Add new taxonomy when the action's name of taxonomy contain special characters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UNC_ECMS_ADM_TAX_01.009</text:p>
          </table:table-cell>
          <table:table-cell table:style-name="ce48" office:value-type="string">
            <text:p>Add action for taxonomy when do not select the target node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UNC_ECMS_ADM_TAX_01.010</text:p>
          </table:table-cell>
          <table:table-cell table:style-name="ce48" office:value-type="string">
            <text:p>Add action for taxonomy when do not select Lifecycle field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UNC_ECMS_ADM_TAX_01.011</text:p>
          </table:table-cell>
          <table:table-cell table:style-name="ce48" office:value-type="string">
            <text:p>Edit taxonom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UNC_ECMS_ADM_TAX_01.012</text:p>
          </table:table-cell>
          <table:table-cell table:style-name="ce48" office:value-type="string">
            <text:p>Delete Taxonomy Tre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table:style-name="ce42" office:value-type="string">
            <text:p>FUNC_ECMS_ADM_TAX_02.001</text:p>
          </table:table-cell>
          <table:table-cell table:style-name="ce46" office:value-type="string">
            <text:p>Check the displaying of taxonomy in Sites Explorer/ System driv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style-name="ce42"/>
          <table:table-cell table:number-columns-repeated="250"/>
        </table:table-row>
        <table:table-row table:style-name="ro12">
          <table:table-cell office:value-type="string">
            <text:p>FUNC_ECMS_ADM_TAX_02.002</text:p>
          </table:table-cell>
          <table:table-cell table:style-name="ce49" office:value-type="string">
            <text:p>Check the displaying of taxonomy when add category for node (document/uploaded file)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UNC_ECMS_ADM_TAX_02.003</text:p>
          </table:table-cell>
          <table:table-cell table:style-name="ce49" office:value-type="string">
            <text:p>Check the displaying of taxonomy tree when user does not have permission to view when add category for node (document/uploaded file) 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UNC_ECMS_ADM_TAX_02.004</text:p>
          </table:table-cell>
          <table:table-cell table:style-name="ce49" office:value-type="string">
            <text:p>Check the displaying of categories <text:s text:c="2"/>in case user does not have permission to view <text:s/>when add category for node (document/uploaded file) </text:p>
          </table:table-cell>
          <table:table-cell/>
          <table:table-cell table:style-name="ce60" office:value-type="string">
            <text:p>High</text:p>
          </table:table-cell>
          <table:table-cell table:style-name="ce60" office:value-type="string">
            <text:p>N/A</text:p>
          </table:table-cell>
          <table:table-cell table:number-columns-repeated="251"/>
        </table:table-row>
        <table:table-row table:style-name="ro12">
          <table:table-cell office:value-type="string">
            <text:p>FUNC_ECMS_ADM_TAX_02.005</text:p>
          </table:table-cell>
          <table:table-cell table:style-name="ce49" office:value-type="string">
            <text:p>Check the displaying of taxonomy in Sites Explorer while creating document or uploading fil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UNC_ECMS_ADM_TAX_02.006</text:p>
          </table:table-cell>
          <table:table-cell table:style-name="ce49" office:value-type="string">
            <text:p>Check the displaying of taxonomy when creating drive </text:p>
          </table:table-cell>
          <table:table-cell/>
          <table:table-cell table:style-name="ce60" office:value-type="string">
            <text:p>High</text:p>
          </table:table-cell>
          <table:table-cell table:style-name="ce60" office:value-type="string">
            <text:p>N/A</text:p>
          </table:table-cell>
          <table:table-cell table:number-columns-repeated="251"/>
        </table:table-row>
        <table:table-row table:style-name="ro12">
          <table:table-cell office:value-type="string">
            <text:p>FUNC_ECMS_ADM_TAX_02.007</text:p>
          </table:table-cell>
          <table:table-cell table:style-name="ce49" office:value-type="string">
            <text:p>Check the displaying of taxonomy when configuration for Content Browser</text:p>
          </table:table-cell>
          <table:table-cell/>
          <table:table-cell table:style-name="ce60" office:value-type="string">
            <text:p>High</text:p>
          </table:table-cell>
          <table:table-cell table:style-name="ce60" office:value-type="string">
            <text:p>N/A</text:p>
          </table:table-cell>
          <table:table-cell table:number-columns-repeated="251"/>
        </table:table-row>
        <table:table-row table:style-name="ro12">
          <table:table-cell office:value-type="string">
            <text:p>FUNC_ECMS_ADM_TAX_02.008</text:p>
          </table:table-cell>
          <table:table-cell table:style-name="ce49" office:value-type="string">
            <text:p>Check the displaying of taxonomy when user does not have permission to view while configuration for Content Browser </text:p>
          </table:table-cell>
          <table:table-cell/>
          <table:table-cell table:style-name="ce60" office:value-type="string">
            <text:p>High</text:p>
          </table:table-cell>
          <table:table-cell table:style-name="ce60" office:value-type="string">
            <text:p>N/A</text:p>
          </table:table-cell>
          <table:table-cell table:number-columns-repeated="251"/>
        </table:table-row>
        <table:table-row table:style-name="ro12">
          <table:table-cell office:value-type="string">
            <text:p>FUNC_ECMS_ADM_TAX_02.009</text:p>
          </table:table-cell>
          <table:table-cell table:style-name="ce49" office:value-type="string">
            <text:p>Check the displaying of taxonomy when configuration for Content Browser in case user does not have permission to view category in tree</text:p>
          </table:table-cell>
          <table:table-cell/>
          <table:table-cell table:style-name="ce60" office:value-type="string">
            <text:p>High</text:p>
          </table:table-cell>
          <table:table-cell table:style-name="ce60" office:value-type="string">
            <text:p>N/A</text:p>
          </table:table-cell>
          <table:table-cell table:number-columns-repeated="251"/>
        </table:table-row>
        <table:table-row table:style-name="ro12">
          <table:table-cell office:value-type="string">
            <text:p>FUNC_ECMS_ADM_TAX_02.010</text:p>
          </table:table-cell>
          <table:table-cell table:style-name="ce49" office:value-type="string">
            <text:p>Check the displaying of taxonomy when do advanced search using categor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UNC_ECMS_ADM_TAX_02.011</text:p>
          </table:table-cell>
          <table:table-cell table:style-name="ce49" office:value-type="string">
            <text:p>Check the displaying of taxonomy when do advanced search using category in case user does not have permission to view taxonomy tre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UNC_ECMS_ADM_TAX_02.012</text:p>
          </table:table-cell>
          <table:table-cell table:style-name="ce49" office:value-type="string">
            <text:p>Check the displaying of taxonomy when do advanced search using category in case user does not have permission to view category in taxonomy tre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table:style-name="ce42" office:value-type="string">
            <text:p>FUNC_ECMS_ADM_TAX_03.001</text:p>
          </table:table-cell>
          <table:table-cell table:style-name="ce49" office:value-type="string">
            <text:p>Add category in taxonomy tree when put valid data into name field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style-name="ce42"/>
          <table:table-cell table:number-columns-repeated="250"/>
        </table:table-row>
        <table:table-row table:style-name="ro12">
          <table:table-cell office:value-type="string">
            <text:p>FUNC_ECMS_ADM_TAX_03.002</text:p>
          </table:table-cell>
          <table:table-cell table:style-name="ce46" office:value-type="string">
            <text:p>Add taxonomy when name field is blank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UNC_ECMS_ADM_TAX_03.003</text:p>
          </table:table-cell>
          <table:table-cell table:style-name="ce46" office:value-type="string">
            <text:p>Add taxonomy when name field contain special character `~# $ % &amp; * {}\/= | &lt; &gt; <text:s text:c="2"/>. <text:s/>? ; ' "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UNC_ECMS_ADM_TAX_03.004</text:p>
          </table:table-cell>
          <table:table-cell table:style-name="ce46" office:value-type="string">
            <text:p>Add new taxonomy has the same name,level with <text:s/>existing taxonomy in one node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UNC_ECMS_ADM_TAX_03.005</text:p>
          </table:table-cell>
          <table:table-cell table:style-name="ce46" office:value-type="string">
            <text:p>Check max length of name field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UNC_ECMS_ADM_TAX_03.006</text:p>
          </table:table-cell>
          <table:table-cell table:style-name="ce46" office:value-type="string">
            <text:p>Add permission for taxonomy to us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UNC_ECMS_ADM_TAX_03.007</text:p>
          </table:table-cell>
          <table:table-cell table:style-name="ce50" office:value-type="string">
            <text:p>Add permission for taxonomy to user by searching user (1)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UNC_ECMS_ADM_TAX_03.008</text:p>
          </table:table-cell>
          <table:table-cell table:style-name="ce46" office:value-type="string">
            <text:p>Add permission for taxonomy to user by searching user (2)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UNC_ECMS_ADM_TAX_03.009</text:p>
          </table:table-cell>
          <table:table-cell table:style-name="ce46" office:value-type="string">
            <text:p>Add permission for taxonomy to user by searching user when put the wrong name of group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UNC_ECMS_ADM_TAX_03.010</text:p>
          </table:table-cell>
          <table:table-cell table:style-name="ce46" office:value-type="string">
            <text:p>Add permission for taxonomy to user by searching user when name of group is blank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UNC_ECMS_ADM_TAX_03.011</text:p>
          </table:table-cell>
          <table:table-cell table:style-name="ce46" office:value-type="string">
            <text:p>Add permission for taxonomy to node by searching user name of us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UNC_ECMS_ADM_TAX_03.012</text:p>
          </table:table-cell>
          <table:table-cell table:style-name="ce46" office:value-type="string">
            <text:p>Add permission for taxonomy to user by searching the first name of us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UNC_ECMS_ADM_TAX_03.013</text:p>
          </table:table-cell>
          <table:table-cell table:style-name="ce46" office:value-type="string">
            <text:p>Add permission for taxonomy to user by searching the last name of us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UNC_ECMS_ADM_TAX_03.014</text:p>
          </table:table-cell>
          <table:table-cell table:style-name="ce46" office:value-type="string">
            <text:p>Add permission for taxonomy to user by searching email of us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UNC_ECMS_ADM_TAX_03.015</text:p>
          </table:table-cell>
          <table:table-cell table:style-name="ce46" office:value-type="string">
            <text:p>Add permission for taxonomy to node by searching but put the wrong information of us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UNC_ECMS_ADM_TAX_03.016</text:p>
          </table:table-cell>
          <table:table-cell table:style-name="ce46" office:value-type="string">
            <text:p>Add permission for taxonomy to group (1)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UNC_ECMS_ADM_TAX_03.017</text:p>
          </table:table-cell>
          <table:table-cell table:style-name="ce51" office:value-type="string">
            <text:p>Add permission for taxonomy to group (2)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UNC_ECMS_ADM_TAX_03.018</text:p>
          </table:table-cell>
          <table:table-cell table:style-name="ce46" office:value-type="string">
            <text:p>Add permission for taxonomy to everybod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UNC_ECMS_ADM_TAX_03.019</text:p>
          </table:table-cell>
          <table:table-cell table:style-name="ce46" office:value-type="string">
            <text:p>Edit permission of user/group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UNC_ECMS_ADM_TAX_03.020</text:p>
          </table:table-cell>
          <table:table-cell table:style-name="ce46" office:value-type="string">
            <text:p>Edit permission of system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UNC_ECMS_ADM_TAX_03.021</text:p>
          </table:table-cell>
          <table:table-cell table:style-name="ce46" office:value-type="string">
            <text:p>Delete permission of user/group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UNC_ECMS_ADM_TAX_03.022</text:p>
          </table:table-cell>
          <table:table-cell table:style-name="ce46" office:value-type="string">
            <text:p>Delete permission of system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UNC_ECMS_ADM_TAX_03.023</text:p>
          </table:table-cell>
          <table:table-cell table:style-name="ce46" office:value-type="string">
            <text:p>Delete permission of taxonomy in case there is only one permission of this taxonomy (except system)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table:style-name="ce42" office:value-type="string">
            <text:p>FUNC_ECMS_ADM_TAX_04.001</text:p>
          </table:table-cell>
          <table:table-cell table:style-name="ce46" office:value-type="string">
            <text:p>Copy/Paste <text:s/>a taxonomy to a taxonom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style-name="ce42"/>
          <table:table-cell table:number-columns-repeated="250"/>
        </table:table-row>
        <table:table-row table:style-name="ro12">
          <table:table-cell office:value-type="string">
            <text:p>FUNC_ECMS_ADM_TAX_04.002</text:p>
          </table:table-cell>
          <table:table-cell table:style-name="ce46" office:value-type="string">
            <text:p>Copy a taxonomy and paste into its child nod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UNC_ECMS_ADM_TAX_04.003</text:p>
          </table:table-cell>
          <table:table-cell table:style-name="ce46" office:value-type="string">
            <text:p>Copy a taxonomy and paste into itself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UNC_ECMS_ADM_TAX_04.004</text:p>
          </table:table-cell>
          <table:table-cell office:value-type="string">
            <text:p>Copy/Paste a deleted taxonom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UNC_ECMS_ADM_TAX_04.005</text:p>
          </table:table-cell>
          <table:table-cell table:style-name="ce46" office:value-type="string">
            <text:p>Cut a taxonomy and paste into other taxonom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UNC_ECMS_ADM_TAX_04.006</text:p>
          </table:table-cell>
          <table:table-cell table:style-name="ce46" office:value-type="string">
            <text:p>Cut a taxonomy and paste into its child nod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UNC_ECMS_ADM_TAX_04.007</text:p>
          </table:table-cell>
          <table:table-cell office:value-type="string">
            <text:p>Cut a taxonomy and paste into itself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UNC_ECMS_ADM_TAX_04.008</text:p>
          </table:table-cell>
          <table:table-cell office:value-type="string">
            <text:p>Cut/Paste a deleted taxonom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UNC_ECMS_ADM_TAX_04.009</text:p>
          </table:table-cell>
          <table:table-cell office:value-type="string">
            <text:p>Delete taxonom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UNC_ECMS_ADM_TAX_04.010</text:p>
          </table:table-cell>
          <table:table-cell table:style-name="ce46" office:value-type="string">
            <text:p>Delete a taxonomy when it is added for a document</text:p>
          </table:table-cell>
          <table:table-cell/>
          <table:table-cell table:style-name="ce60" office:value-type="string">
            <text:p>Low</text:p>
          </table:table-cell>
          <table:table-cell table:style-name="ce60"/>
          <table:table-cell table:number-columns-repeated="251"/>
        </table:table-row>
        <table:table-row table:style-name="ro11">
          <table:table-cell table:style-name="ce41" office:value-type="string" table:number-columns-spanned="2" table:number-rows-spanned="1">
            <text:p><text:s/>Manage Template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2">
          <table:table-cell table:style-name="ce42" office:value-type="string">
            <text:p>FUNC_ECMS_ADM_TEM_01.001</text:p>
          </table:table-cell>
          <table:table-cell office:value-type="string">
            <text:p>Add new template when input valid data into all required fields</text:p>
          </table:table-cell>
          <table:table-cell office:value-type="string">
            <text:p>Manage Template</text:p>
          </table:table-cell>
          <table:table-cell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UNC_ECMS_ADM_TEM_01.002</text:p>
          </table:table-cell>
          <table:table-cell office:value-type="string">
            <text:p>Add new template when label field is ban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UNC_ECMS_ADM_TEM_01.003</text:p>
          </table:table-cell>
          <table:table-cell office:value-type="string">
            <text:p>Add new template when do not select permission for this templat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UNC_ECMS_ADM_TEM_01.004</text:p>
          </table:table-cell>
          <table:table-cell office:value-type="string">
            <text:p>Add new template when 'dialog content' field is ban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UNC_ECMS_ADM_TEM_01.005</text:p>
          </table:table-cell>
          <table:table-cell office:value-type="string">
            <text:p>Add new template when <text:s/>'view content ' field is ban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UNC_ECMS_ADM_TEM_01.006</text:p>
          </table:table-cell>
          <table:table-cell office:value-type="string">
            <text:p>Edit label of existing templat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UNC_ECMS_ADM_TEM_01.007</text:p>
          </table:table-cell>
          <table:table-cell office:value-type="string">
            <text:p><text:s/>Edit existing dialog of templat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2" office:value-type="string">
            <text:p>FUNC_ECMS_ADM_TEM_02.001</text:p>
          </table:table-cell>
          <table:table-cell office:value-type="string">
            <text:p>Add new dialog for template</text:p>
          </table:table-cell>
          <table:table-cell/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UNC_ECMS_ADM_TEM_02.002</text:p>
          </table:table-cell>
          <table:table-cell office:value-type="string">
            <text:p>Add new dialog when 'Name' field is blan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UNC_ECMS_ADM_TEM_02.003</text:p>
          </table:table-cell>
          <table:table-cell office:value-type="string">
            <text:p>Add new dialog when <text:s/>'Name' field contain special characters <text:s/>%^&amp;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UNC_ECMS_ADM_TEM_02.004</text:p>
          </table:table-cell>
          <table:table-cell office:value-type="string">
            <text:p>Add new dialog when <text:s/>name field of dialog tab is existing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UNC_ECMS_ADM_TEM_02.005</text:p>
          </table:table-cell>
          <table:table-cell office:value-type="string">
            <text:p>Add new dialog when <text:s/>do not select permission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UNC_ECMS_ADM_TEM_02.006</text:p>
          </table:table-cell>
          <table:table-cell office:value-type="string">
            <text:p>Delete dialog 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UNC_ECMS_ADM_TEM_02.007</text:p>
          </table:table-cell>
          <table:table-cell office:value-type="string">
            <text:p>Delete default dialog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2" office:value-type="string">
            <text:p>FUNC_ECMS_ADM_TEM_03.001</text:p>
          </table:table-cell>
          <table:table-cell office:value-type="string">
            <text:p><text:s/>Edit Existing view of template</text:p>
          </table:table-cell>
          <table:table-cell/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UNC_ECMS_ADM_TEM_03.002</text:p>
          </table:table-cell>
          <table:table-cell office:value-type="string">
            <text:p>Add new view for templat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UNC_ECMS_ADM_TEM_03.003</text:p>
          </table:table-cell>
          <table:table-cell office:value-type="string">
            <text:p>Add new view when 'Name' field is blan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UNC_ECMS_ADM_TEM_03.004</text:p>
          </table:table-cell>
          <table:table-cell office:value-type="string">
            <text:p>Add new view when <text:s/>'Name' field contain special characters %^&amp;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UNC_ECMS_ADM_TEM_03.005</text:p>
          </table:table-cell>
          <table:table-cell office:value-type="string">
            <text:p>Add new view when <text:s/>name field of view tab is existing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UNC_ECMS_ADM_TEM_03.006</text:p>
          </table:table-cell>
          <table:table-cell office:value-type="string">
            <text:p>Add new view when <text:s/>do not select permission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UNC_ECMS_ADM_TEM_03.007</text:p>
          </table:table-cell>
          <table:table-cell office:value-type="string">
            <text:p>Delete view 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UNC_ECMS_ADM_TEM_03.008</text:p>
          </table:table-cell>
          <table:table-cell office:value-type="string">
            <text:p>Delete default view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UNC_ECMS_ADM_TEM_03.009</text:p>
          </table:table-cell>
          <table:table-cell office:value-type="string">
            <text:p>Delete templat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1" office:value-type="string" table:number-columns-spanned="2" table:number-rows-spanned="1">
            <text:p>Manage Metadata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2">
          <table:table-cell table:style-name="ce42" office:value-type="string">
            <text:p>FUNC_ECMS_ADM_MET_01.001</text:p>
          </table:table-cell>
          <table:table-cell office:value-type="string">
            <text:p>View Metadata</text:p>
          </table:table-cell>
          <table:table-cell/>
          <table:table-cell office:value-type="string">
            <text:p>Low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UNC_ECMS_ADM_MET_02.001</text:p>
          </table:table-cell>
          <table:table-cell office:value-type="string">
            <text:p>Edit Metadata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MET_03.001</text:p>
          </table:table-cell>
          <table:table-cell office:value-type="string">
            <text:p>Delete metadata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1" office:value-type="string" table:number-columns-spanned="2" table:number-rows-spanned="1">
            <text:p>Manage View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2">
          <table:table-cell table:style-name="ce42" office:value-type="string">
            <text:p>FUNC_ECMS_ADM_VIE_01.001</text:p>
          </table:table-cell>
          <table:table-cell office:value-type="string">
            <text:p>Add new view when put <text:s/>valid data in all required field</text:p>
          </table:table-cell>
          <table:table-cell office:value-type="string">
            <text:p>Manage Views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UNC_ECMS_ADM_VIE_01.002</text:p>
          </table:table-cell>
          <table:table-cell office:value-type="string">
            <text:p>Add new view when 'Name' field of 'View Form' tab is blank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UNC_ECMS_ADM_VIE_01.003</text:p>
          </table:table-cell>
          <table:table-cell office:value-type="string">
            <text:p>Add new view when 'Name' field of 'View form' tab contain some special characters: %$^&amp;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UNC_ECMS_ADM_VIE_01.004</text:p>
          </table:table-cell>
          <table:table-cell office:value-type="string">
            <text:p>Add new view when 'Name' field has the same name with existing view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UNC_ECMS_ADM_VIE_01.005</text:p>
          </table:table-cell>
          <table:table-cell office:value-type="string">
            <text:p>Add new view when do not select permission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UNC_ECMS_ADM_VIE_01.006</text:p>
          </table:table-cell>
          <table:table-cell office:value-type="string">
            <text:p>Add new view when do not add tab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UNC_ECMS_ADM_VIE_01.007</text:p>
          </table:table-cell>
          <table:table-cell office:value-type="string">
            <text:p>Add new view when do not put data in 'Name' <text:s/>of ' Tab Form' 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UNC_ECMS_ADM_VIE_01.008</text:p>
          </table:table-cell>
          <table:table-cell office:value-type="string">
            <text:p>Add new view when put some special characters in 'Name' field of 'Tab Form'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UNC_ECMS_ADM_VIE_01.009</text:p>
          </table:table-cell>
          <table:table-cell office:value-type="string">
            <text:p>Add new tab when the name of this tab has the same name with existing tab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UNC_ECMS_ADM_VIE_01.010</text:p>
          </table:table-cell>
          <table:table-cell office:value-type="string">
            <text:p>Add new Tab when do not select any property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UNC_ECMS_ADM_VIE_01.011</text:p>
          </table:table-cell>
          <table:table-cell office:value-type="string">
            <text:p>Check the displaying of view after apply for driv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UNC_ECMS_ADM_VIE_01.012</text:p>
          </table:table-cell>
          <table:table-cell office:value-type="string">
            <text:p>Check the displaying of view after apply for drive when user does not have permission with this driv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UNC_ECMS_ADM_VIE_01.013</text:p>
          </table:table-cell>
          <table:table-cell office:value-type="string">
            <text:p>Preview a view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UNC_ECMS_ADM_VIE_01.014</text:p>
          </table:table-cell>
          <table:table-cell office:value-type="string">
            <text:p>Edit a View</text:p>
          </table:table-cell>
          <table:table-cell/>
          <table:table-cell table:style-name="Default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UNC_ECMS_ADM_VIE_01.015</text:p>
          </table:table-cell>
          <table:table-cell office:value-type="string">
            <text:p>Delete a view when it has not been using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office:value-type="string">
            <text:p>FUNC_ECMS_ADM_VIE_01.016</text:p>
          </table:table-cell>
          <table:table-cell office:value-type="string">
            <text:p>Delete an using view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2" office:value-type="string">
            <text:p>FUNC_ECMS_ADM_VIE_02.001</text:p>
          </table:table-cell>
          <table:table-cell office:value-type="string">
            <text:p>Add ECM template when put valid data into all required fields</text:p>
          </table:table-cell>
          <table:table-cell/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UNC_ECMS_ADM_VIE_02.002</text:p>
          </table:table-cell>
          <table:table-cell office:value-type="string">
            <text:p>Add ECM template when content field is blank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UNC_ECMS_ADM_VIE_02.003</text:p>
          </table:table-cell>
          <table:table-cell office:value-type="string">
            <text:p>Add ECM template when name field is blank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UNC_ECMS_ADM_VIE_02.004</text:p>
          </table:table-cell>
          <table:table-cell office:value-type="string">
            <text:p>Add ECM template when name field contain some special characters : $%^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UNC_ECMS_ADM_VIE_02.005</text:p>
          </table:table-cell>
          <table:table-cell office:value-type="string">
            <text:p>Add ECM template has the same name with existing</text:p>
            <text:p><text:s/>ECM templat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UNC_ECMS_ADM_VIE_02.006</text:p>
          </table:table-cell>
          <table:table-cell office:value-type="string">
            <text:p>Check the displaying of ECM template 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UNC_ECMS_ADM_VIE_02.007</text:p>
          </table:table-cell>
          <table:table-cell office:value-type="string">
            <text:p>Check version for ECM templat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UNC_ECMS_ADM_VIE_02.008</text:p>
          </table:table-cell>
          <table:table-cell office:value-type="string">
            <text:p>Test Restore Version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office:value-type="string">
            <text:p>FUNC_ECMS_ADM_VIE_02.009</text:p>
          </table:table-cell>
          <table:table-cell office:value-type="string">
            <text:p>Delete ECM Template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2" office:value-type="string">
            <text:p>FUNC_ECMS_ADM_VIE_03.001</text:p>
          </table:table-cell>
          <table:table-cell office:value-type="string">
            <text:p>Add BC Template when put valid <text:s/>data into all required fields</text:p>
          </table:table-cell>
          <table:table-cell/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UNC_ECMS_ADM_VIE_03.002</text:p>
          </table:table-cell>
          <table:table-cell office:value-type="string">
            <text:p>Add BC Template when Content field is blank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UNC_ECMS_ADM_VIE_03.003</text:p>
          </table:table-cell>
          <table:table-cell office:value-type="string">
            <text:p>Add BC Template when name field is blank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UNC_ECMS_ADM_VIE_03.004</text:p>
          </table:table-cell>
          <table:table-cell office:value-type="string">
            <text:p>Add <text:s/>BC Template when name field contain some special characters : $%%^&amp;..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UNC_ECMS_ADM_VIE_03.005</text:p>
          </table:table-cell>
          <table:table-cell office:value-type="string">
            <text:p>Add BC template has the same name with existing <text:s/>BC templat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UNC_ECMS_ADM_VIE_03.006</text:p>
          </table:table-cell>
          <table:table-cell office:value-type="string">
            <text:p>Check the displaying of BC template 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UNC_ECMS_ADM_VIE_03.007</text:p>
          </table:table-cell>
          <table:table-cell office:value-type="string">
            <text:p>Check version for BC templat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UNC_ECMS_ADM_VIE_03.008</text:p>
          </table:table-cell>
          <table:table-cell office:value-type="string">
            <text:p>Test Restore Version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office:value-type="string">
            <text:p>FUNC_ECMS_ADM_VIE_03.009</text:p>
          </table:table-cell>
          <table:table-cell office:value-type="string">
            <text:p>Delete BC Template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1" office:value-type="string" table:number-columns-spanned="2" table:number-rows-spanned="1">
            <text:p>Mange Drive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2">
          <table:table-cell table:style-name="ce42" office:value-type="string">
            <text:p>FUNC_ECMS_ADM_DRI_01.001</text:p>
          </table:table-cell>
          <table:table-cell table:style-name="ce53" office:value-type="string">
            <text:p>Add drive</text:p>
          </table:table-cell>
          <table:table-cell office:value-type="string">
            <text:p>Manage Drive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UNC_ECMS_ADM_DRI_01.002</text:p>
          </table:table-cell>
          <table:table-cell table:style-name="ce53" office:value-type="string">
            <text:p>Add drive when 'Name' field is blank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UNC_ECMS_ADM_DRI_01.003</text:p>
          </table:table-cell>
          <table:table-cell table:style-name="ce53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UNC_ECMS_ADM_DRI_01.004</text:p>
          </table:table-cell>
          <table:table-cell table:style-name="ce53" office:value-type="string">
            <text:p>Add new drive has the same name with existing Driv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UNC_ECMS_ADM_DRI_01.005</text:p>
          </table:table-cell>
          <table:table-cell table:style-name="ce53" office:value-type="string">
            <text:p>Add drive <text:s/>when do not select any apply view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UNC_ECMS_ADM_DRI_01.006</text:p>
          </table:table-cell>
          <table:table-cell table:style-name="ce53" office:value-type="string">
            <text:p>Add drive when don't select permission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UNC_ECMS_ADM_DRI_01.007</text:p>
          </table:table-cell>
          <table:table-cell table:style-name="ce53" office:value-type="string">
            <text:p>Edit drive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office:value-type="string">
            <text:p>FUNC_ECMS_ADM_DRI_01.008</text:p>
          </table:table-cell>
          <table:table-cell table:style-name="ce53" office:value-type="string">
            <text:p>Delete drive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2" office:value-type="string">
            <text:p>FUNC_ECMS_ADM_DRI_02.001</text:p>
          </table:table-cell>
          <table:table-cell office:value-type="string">
            <text:p>Check the displaying of drive after create <text:s/>by user has access right </text:p>
          </table:table-cell>
          <table:table-cell/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UNC_ECMS_ADM_DRI_02.002</text:p>
          </table:table-cell>
          <table:table-cell office:value-type="string">
            <text:p>Check the displaying of drive after create by user does not have access right with this drive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office:value-type="string">
            <text:p>FUNC_ECMS_ADM_DRI_02.003</text:p>
          </table:table-cell>
          <table:table-cell office:value-type="string">
            <text:p>Check the existing of drive after delete it's workspace</text:p>
          </table:table-cell>
          <table:table-cell/>
          <table:table-cell table:style-name="ce44" office:value-type="string">
            <text:p>High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12">
          <table:table-cell office:value-type="string">
            <text:p>FUNC_ECMS_ADM_DRI_02.004</text:p>
          </table:table-cell>
          <table:table-cell table:style-name="ce54" office:value-type="string">
            <text:p>Check the displaying of drive after being deleted it 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1" office:value-type="string" table:number-columns-spanned="2" table:number-rows-spanned="1">
            <text:p>Namespace Registry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2">
          <table:table-cell table:style-name="ce42" office:value-type="string">
            <text:p>FUNC_ECMS_ADM_NAM_01.001</text:p>
          </table:table-cell>
          <table:table-cell office:value-type="string">
            <text:p>Add new a namespace</text:p>
          </table:table-cell>
          <table:table-cell office:value-type="string">
            <text:p>Namespace register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UNC_ECMS_ADM_NAM_01.002</text:p>
          </table:table-cell>
          <table:table-cell office:value-type="string">
            <text:p>Add a namespace when 'Namespace Prefix' field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NAM_01.003</text:p>
          </table:table-cell>
          <table:table-cell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NAM_01.004</text:p>
          </table:table-cell>
          <table:table-cell office:value-type="string">
            <text:p>Add new namespace has the same name with existing namespace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NAM_01.005</text:p>
          </table:table-cell>
          <table:table-cell office:value-type="string">
            <text:p>Add a new namespace when 'Uri' field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NAM_01.006</text:p>
          </table:table-cell>
          <table:table-cell office:value-type="string">
            <text:p>Add new namespace has the same name with existing namespace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NAM_01.007</text:p>
          </table:table-cell>
          <table:table-cell table:style-name="ce48" office:value-type="string">
            <text:p>Check the using of namespac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1" office:value-type="string" table:number-columns-spanned="2" table:number-rows-spanned="1">
            <text:p>Mange Node Type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2">
          <table:table-cell table:style-name="ce42" office:value-type="string">
            <text:p>FUNC_ECMS_ADM_NOD_01.001</text:p>
          </table:table-cell>
          <table:table-cell table:style-name="ce48" office:value-type="string">
            <text:p>View node type</text:p>
          </table:table-cell>
          <table:table-cell/>
          <table:table-cell office:value-type="string">
            <text:p>Low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UNC_ECMS_ADM_NOD_01.002</text:p>
          </table:table-cell>
          <table:table-cell table:style-name="ce53" office:value-type="string">
            <text:p>Add new Node type when put valid data in all required fields</text:p>
          </table:table-cell>
          <table:table-cell office:value-type="string">
            <text:p>Manage Node typ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UNC_ECMS_ADM_NOD_01.003</text:p>
          </table:table-cell>
          <table:table-cell table:style-name="ce53" office:value-type="string">
            <text:p>Add new draft node type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NOD_01.004</text:p>
          </table:table-cell>
          <table:table-cell table:style-name="ce53" office:value-type="string">
            <text:p>Add Node type when 'Node name' field </text:p>
            <text:p>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NOD_01.005</text:p>
          </table:table-cell>
          <table:table-cell table:style-name="ce53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NOD_01.006</text:p>
          </table:table-cell>
          <table:table-cell table:style-name="ce53" office:value-type="string">
            <text:p>Add new node type when put * in the 'Node Type Name' field with namespace field is empt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NOD_01.007</text:p>
          </table:table-cell>
          <table:table-cell table:style-name="ce53" office:value-type="string">
            <text:p>Add new node type when put * and other special characters in the 'Node Type Name' field with namespace field is empt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NOD_01.008</text:p>
          </table:table-cell>
          <table:table-cell table:style-name="ce53" office:value-type="string">
            <text:p>Add Node type has the same name and namespace with existing node types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NOD_01.009</text:p>
          </table:table-cell>
          <table:table-cell table:style-name="ce55" office:value-type="string">
            <text:p>Add new Node type when do not put value in 'Supper types' fiel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NOD_01.010</text:p>
          </table:table-cell>
          <table:table-cell table:style-name="ce53" office:value-type="string">
            <text:p>Add properties for node with valid data.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NOD_01.011</text:p>
          </table:table-cell>
          <table:table-cell table:style-name="ce53" office:value-type="string">
            <text:p>Add Properties for node when 'Definition name' field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NOD_01.012</text:p>
          </table:table-cell>
          <table:table-cell table:style-name="ce53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NOD_01.013</text:p>
          </table:table-cell>
          <table:table-cell table:style-name="ce53" office:value-type="string">
            <text:p>Add properties for node when <text:s text:c="2"/>'Definition name' field is existe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NOD_01.014</text:p>
          </table:table-cell>
          <table:table-cell table:style-name="ce53" office:value-type="string">
            <text:p>Add Properties for node when 'Definition name' field contain <text:s/>* <text:s/>character while namespace is blank 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NOD_01.015</text:p>
          </table:table-cell>
          <table:table-cell table:style-name="ce53" office:value-type="string">
            <text:p>Add Properties for node when 'Definition name' field contain <text:s/>* <text:s/>character and other characters while namespace is blank 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NOD_01.016</text:p>
          </table:table-cell>
          <table:table-cell table:style-name="ce53" office:value-type="string">
            <text:p>Delete Property Definition 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NOD_01.017</text:p>
          </table:table-cell>
          <table:table-cell table:style-name="ce53" office:value-type="string">
            <text:p>Add Child node <text:s/>with valid data.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NOD_01.018</text:p>
          </table:table-cell>
          <table:table-cell table:style-name="ce53" office:value-type="string">
            <text:p>Add child node <text:s/>when 'Definition name' field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UNC_ECMS_ADM_NOD_01.019</text:p>
          </table:table-cell>
          <table:table-cell table:style-name="ce53" office:value-type="string">
            <text:p>Add child node when </text:p>
            <text:p>'Definition name' field contain some </text:p>
            <text:p>special characters ~# $ % &amp; * {}\\= | &lt; &gt; <text:s text:c="2"/>. <text:s/>? ; ' "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NOD_01.020</text:p>
          </table:table-cell>
          <table:table-cell table:style-name="ce53" office:value-type="string">
            <text:p>Add child node when </text:p>
            <text:p>'Definition name' field contain * character while namespace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NOD_01.021</text:p>
          </table:table-cell>
          <table:table-cell table:style-name="ce53" office:value-type="string">
            <text:p>Add child node when </text:p>
            <text:p>'Definition name' field contain * character with others characters while namespace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NOD_01.022</text:p>
          </table:table-cell>
          <table:table-cell table:style-name="ce53" office:value-type="string">
            <text:p>Add child node when</text:p>
            <text:p><text:s text:c="2"/>'Definition name' field is existe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NOD_01.023</text:p>
          </table:table-cell>
          <table:table-cell table:style-name="ce53" office:value-type="string">
            <text:p>Add child node when 'Default primary type'</text:p>
            <text:p><text:s/>field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NOD_01.024</text:p>
          </table:table-cell>
          <table:table-cell table:style-name="ce53" office:value-type="string">
            <text:p>Add child node when 'Required primary type'</text:p>
            <text:p><text:s/>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NOD_01.025</text:p>
          </table:table-cell>
          <table:table-cell table:style-name="ce53" office:value-type="string">
            <text:p>Delete Child node Definition 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2" office:value-type="string">
            <text:p>FUNC_ECMS_ADM_NOD_02.001</text:p>
          </table:table-cell>
          <table:table-cell table:style-name="ce53" office:value-type="string">
            <text:p>Export node</text:p>
          </table:table-cell>
          <table:table-cell/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UNC_ECMS_ADM_NOD_02.002</text:p>
          </table:table-cell>
          <table:table-cell table:style-name="ce53" office:value-type="string">
            <text:p>Export node when do not select any node to export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NOD_02.003</text:p>
          </table:table-cell>
          <table:table-cell table:style-name="ce53" office:value-type="string">
            <text:p>Import nod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UNC_ECMS_ADM_NOD_02.004</text:p>
          </table:table-cell>
          <table:table-cell table:style-name="ce53" office:value-type="string">
            <text:p>Import node but uploaded node is not xml file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2" office:value-type="string">
            <text:p>FUNC_ECMS_ADM_NOD_03.001</text:p>
          </table:table-cell>
          <table:table-cell table:style-name="ce56" office:value-type="string">
            <text:p>Search Node Type when don't input keyword</text:p>
          </table:table-cell>
          <table:table-cell/>
          <table:table-cell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UNC_ECMS_ADM_NOD_03.002</text:p>
          </table:table-cell>
          <table:table-cell table:style-name="ce56" office:value-type="string">
            <text:p>Search Node Type when keyword includes some special characters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office:value-type="string">
            <text:p>FUNC_ECMS_ADM_NOD_03.003</text:p>
          </table:table-cell>
          <table:table-cell table:style-name="ce56" office:value-type="string">
            <text:p>Search Node Type when no Node type match with keyword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office:value-type="string">
            <text:p>FUNC_ECMS_ADM_NOD_03.004</text:p>
          </table:table-cell>
          <table:table-cell table:style-name="ce56" office:value-type="string">
            <text:p>Search Node type when there are corresponding node types with keyword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office:value-type="string">
            <text:p>FUNC_ECMS_ADM_NOD_03.005</text:p>
          </table:table-cell>
          <table:table-cell table:style-name="ce56" office:value-type="string">
            <text:p>Search <text:s/>all Node Type with keyword ' * '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1" office:value-type="string" table:number-columns-spanned="2" table:number-rows-spanned="1">
            <text:p>Mange Query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2">
          <table:table-cell table:style-name="ce42" office:value-type="string">
            <text:p>FUNC_ECMS_ADM_QUE_01.001</text:p>
          </table:table-cell>
          <table:table-cell office:value-type="string">
            <text:p>Add queries When input valid data into all required fields</text:p>
          </table:table-cell>
          <table:table-cell office:value-type="string">
            <text:p>Manage Queries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UNC_ECMS_ADM_QUE_01.002</text:p>
          </table:table-cell>
          <table:table-cell office:value-type="string">
            <text:p>Create SQL quer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QUE_01.003</text:p>
          </table:table-cell>
          <table:table-cell office:value-type="string">
            <text:p>Create XPATH quer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QUE_01.004</text:p>
          </table:table-cell>
          <table:table-cell office:value-type="string">
            <text:p>Add query when 'Query name' field <text:s/>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QUE_01.005</text:p>
          </table:table-cell>
          <table:table-cell office:value-type="string">
            <text:p>Add query when 'Query name' field <text:s/>contain some special characters: #$%..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QUE_01.006</text:p>
          </table:table-cell>
          <table:table-cell office:value-type="string">
            <text:p>Add new query has the same name with existing quer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QUE_01.007</text:p>
          </table:table-cell>
          <table:table-cell office:value-type="string">
            <text:p>Add query when 'statement' field is invali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QUE_01.008</text:p>
          </table:table-cell>
          <table:table-cell office:value-type="string">
            <text:p>Add query when 'statement' field is empt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QUE_01.009</text:p>
          </table:table-cell>
          <table:table-cell office:value-type="string">
            <text:p>Add query when don't select permission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QUE_01.010</text:p>
          </table:table-cell>
          <table:table-cell office:value-type="string">
            <text:p>Check the displaying of query in Sites Explorer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UNC_ECMS_ADM_QUE_01.011</text:p>
          </table:table-cell>
          <table:table-cell office:value-type="string">
            <text:p>Check the displaying of query in Content Browser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UNC_ECMS_ADM_QUE_01.012</text:p>
          </table:table-cell>
          <table:table-cell office:value-type="string">
            <text:p>Add new query when check in ' Enable cache results ' checked-box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2" office:value-type="string">
            <text:p>FUNC_ECMS_ADM_QUE_02.001</text:p>
          </table:table-cell>
          <table:table-cell office:value-type="string">
            <text:p>Edit Query</text:p>
          </table:table-cell>
          <table:table-cell/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table:style-name="ce42" office:value-type="string">
            <text:p>FUNC_ECMS_ADM_QUE_03.001</text:p>
          </table:table-cell>
          <table:table-cell office:value-type="string">
            <text:p>Delete query</text:p>
          </table:table-cell>
          <table:table-cell/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1">
          <table:table-cell table:style-name="ce41" office:value-type="string" table:number-columns-spanned="2" table:number-rows-spanned="1">
            <text:p><text:s/>Manage Scrip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2">
          <table:table-cell table:style-name="ce42" office:value-type="string">
            <text:p>FUNC_ECMS_ADM_SCR_01.001</text:p>
          </table:table-cell>
          <table:table-cell table:style-name="ce53" office:value-type="string">
            <text:p>Add ECM script when input valid data in required fields</text:p>
          </table:table-cell>
          <table:table-cell office:value-type="string">
            <text:p>Manage Script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UNC_ECMS_ADM_SCR_01.002</text:p>
          </table:table-cell>
          <table:table-cell table:style-name="ce53" office:value-type="string">
            <text:p>Add ECM script when 'script name ' field</text:p>
            <text:p><text:s/>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SCR_01.003</text:p>
          </table:table-cell>
          <table:table-cell table:style-name="ce53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SCR_01.004</text:p>
          </table:table-cell>
          <table:table-cell table:style-name="ce53" office:value-type="string">
            <text:p>Add new ECM script has the same name with existing scripts 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SCR_01.005</text:p>
          </table:table-cell>
          <table:table-cell table:style-name="ce53" office:value-type="string">
            <text:p>Add script when 'script content' field is empt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SCR_01.006</text:p>
          </table:table-cell>
          <table:table-cell table:style-name="ce54" office:value-type="string">
            <text:p>Using ECM script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SCR_01.007</text:p>
          </table:table-cell>
          <table:table-cell table:style-name="ce53" office:value-type="string">
            <text:p>Edit Script when check 'is enable version' fiel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SCR_01.008</text:p>
          </table:table-cell>
          <table:table-cell table:style-name="ce55" office:value-type="string">
            <text:p>Delete ECM script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2" office:value-type="string">
            <text:p>FUNC_ECMS_ADM_SCR_02.001</text:p>
          </table:table-cell>
          <table:table-cell table:style-name="ce53" office:value-type="string">
            <text:p>Add BC script when input valid data </text:p>
            <text:p>in required fields</text:p>
          </table:table-cell>
          <table:table-cell/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UNC_ECMS_ADM_SCR_02.002</text:p>
          </table:table-cell>
          <table:table-cell table:style-name="ce53" office:value-type="string">
            <text:p>Add BC script when 'script name ' field</text:p>
            <text:p><text:s/>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SCR_02.003</text:p>
          </table:table-cell>
          <table:table-cell table:style-name="ce53" office:value-type="string">
            <text:p>Add BC script when 'script name' field </text:p>
            <text:p><text:s/>contain some special characters: `~# $ % &amp; * {}\\= | &lt; &gt; <text:s text:c="2"/>. <text:s/>? ; ' ".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SCR_02.004</text:p>
          </table:table-cell>
          <table:table-cell table:style-name="ce53" office:value-type="string">
            <text:p>Add new BC script has the same name with existing scripts 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SCR_02.005</text:p>
          </table:table-cell>
          <table:table-cell table:style-name="ce53" office:value-type="string">
            <text:p>Add script when 'script content' field is empt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SCR_02.006</text:p>
          </table:table-cell>
          <table:table-cell table:style-name="ce54" office:value-type="string">
            <text:p>Using BC script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SCR_02.007</text:p>
          </table:table-cell>
          <table:table-cell table:style-name="ce53" office:value-type="string">
            <text:p>Edit Script when check 'is enable version' fiel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SCR_02.008</text:p>
          </table:table-cell>
          <table:table-cell table:style-name="ce55" office:value-type="string">
            <text:p>Delete BC script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1" office:value-type="string" table:number-columns-spanned="2" table:number-rows-spanned="1">
            <text:p><text:s/>Manage Action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2">
          <table:table-cell table:style-name="ce42" office:value-type="string">
            <text:p>FUNC_ECMS_ADM_ACT_01.001</text:p>
          </table:table-cell>
          <table:table-cell office:value-type="string">
            <text:p>Add an action type with valid data</text:p>
          </table:table-cell>
          <table:table-cell office:value-type="string">
            <text:p>Add Action type</text:p>
          </table:table-cell>
          <table:table-cell office:value-type="string">
            <text:p>Low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UNC_ECMS_ADM_ACT_01.001</text:p>
          </table:table-cell>
          <table:table-cell office:value-type="string">
            <text:p>Add Action type when Name field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ACT_01.001</text:p>
          </table:table-cell>
          <table:table-cell office:value-type="string">
            <text:p>Add action when name field contain some special characters:`~# $ % &amp; * {}\\= | &lt; &gt;</text:p>
            <text:p><text:s text:c="3"/>. <text:s/>? ; ' "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ACT_01.001</text:p>
          </table:table-cell>
          <table:table-cell office:value-type="string">
            <text:p>Add action when name field does not start with ''exo:''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ACT_01.001</text:p>
          </table:table-cell>
          <table:table-cell office:value-type="string">
            <text:p>Add An action type when name of action is existe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ACT_01.001</text:p>
          </table:table-cell>
          <table:table-cell table:style-name="ce48" office:value-type="string">
            <text:p>Check the using of action after create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1" office:value-type="string" table:number-columns-spanned="2" table:number-rows-spanned="1">
            <text:p>Manage Unlock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2">
          <table:table-cell table:style-name="ce42" office:value-type="string">
            <text:p>FUNC_ECMS_ADM_UCL_01.001</text:p>
          </table:table-cell>
          <table:table-cell table:style-name="ce47" office:value-type="string">
            <text:p>Unlock node when admin has permission to view node</text:p>
          </table:table-cell>
          <table:table-cell table:style-name="ce44"/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UNC_ECMS_ADM_UCL_01.002</text:p>
          </table:table-cell>
          <table:table-cell table:style-name="ce47" office:value-type="string">
            <text:p>Unlock node when admin does not have permission to view node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office:value-type="string">
            <text:p>FUNC_ECMS_ADM_UCL_01.003</text:p>
          </table:table-cell>
          <table:table-cell table:style-name="ce47" office:value-type="string">
            <text:p>Show list locked node when node is renamed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office:value-type="string">
            <text:p>FUNC_ECMS_ADM_UCL_01.004</text:p>
          </table:table-cell>
          <table:table-cell table:style-name="ce47" office:value-type="string">
            <text:p>Show list locked node when node is copy to other path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office:value-type="string">
            <text:p>FUNC_ECMS_ADM_UCL_01.005</text:p>
          </table:table-cell>
          <table:table-cell table:style-name="ce47" office:value-type="string">
            <text:p>Show list locked node when node is deleted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2" office:value-type="string">
            <text:p>FUNC_ECMS_ADM_UCL_02.001</text:p>
          </table:table-cell>
          <table:table-cell table:style-name="ce47" office:value-type="string">
            <text:p>Add permission for user to unlock node</text:p>
          </table:table-cell>
          <table:table-cell table:style-name="ce44"/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UNC_ECMS_ADM_UCL_02.002</text:p>
          </table:table-cell>
          <table:table-cell table:style-name="ce47" office:value-type="string">
            <text:p>Delete permission of group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office:value-type="string">
            <text:p>FUNC_ECMS_ADM_UCL_02.003</text:p>
          </table:table-cell>
          <table:table-cell table:style-name="ce47" office:value-type="string">
            <text:p>Delete permission of *:/platform/administrators group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office:value-type="string">
            <text:p>FUNC_ECMS_ADM_UCL_02.004</text:p>
          </table:table-cell>
          <table:table-cell table:style-name="ce47" office:value-type="string">
            <text:p>Check unlock permission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 table:number-rows-repeated="10">
          <table:table-cell table:style-name="ce44" table:number-columns-repeated="4"/>
          <table:table-cell/>
          <table:table-cell table:style-name="ce44"/>
          <table:table-cell table:number-columns-repeated="250"/>
        </table:table-row>
        <table:table-row table:style-name="ro12">
          <table:table-cell table:style-name="ce44" table:number-columns-repeated="4"/>
          <table:table-cell/>
          <table:table-cell table:style-name="ce44"/>
          <table:table-cell table:number-columns-repeated="250"/>
        </table:table-row>
      </table:table>
      <table:table table:name="Manage_Folksonomy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69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0" table:number-columns-repeated="1015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741];[.$K1])" office:value-type="float" office:value="0">
            <text:p>0</text:p>
          </table:table-cell>
          <table:table-cell table:style-name="ce85" table:formula="of:=COUNTIF([.M$7:.M$741];[.$K1])" office:value-type="float" office:value="0">
            <text:p>0</text:p>
          </table:table-cell>
          <table:table-cell table:style-name="ce85" table:formula="of:=COUNTIF([.N$7:.N$741];[.$K1])" office:value-type="float" office:value="0">
            <text:p>0</text:p>
          </table:table-cell>
          <table:table-cell table:style-name="ce85" table:formula="of:=COUNTIF([.O$7:.O$741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8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Failed</text:p>
          </table:table-cell>
          <table:table-cell table:style-name="ce85" table:formula="of:=COUNTIF([.L$7:.L$741];[.$K2])" office:value-type="float" office:value="0">
            <text:p>0</text:p>
          </table:table-cell>
          <table:table-cell table:style-name="ce85" table:formula="of:=COUNTIF([.M$7:.M$741];[.$K2])" office:value-type="float" office:value="0">
            <text:p>0</text:p>
          </table:table-cell>
          <table:table-cell table:style-name="ce85" table:formula="of:=COUNTIF([.N$7:.N$741];[.$K2])" office:value-type="float" office:value="0">
            <text:p>0</text:p>
          </table:table-cell>
          <table:table-cell table:style-name="ce85" table:formula="of:=COUNTIF([.O$7:.O$741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817"/>
        </table:table-row>
        <table:table-row table:style-name="ro15">
          <table:table-cell/>
          <table:table-cell table:style-name="ce66" office:value-type="string">
            <text:p>Function List</text:p>
          </table:table-cell>
          <table:table-cell table:style-name="ce71" office:value-type="string" table:number-columns-spanned="3" table:number-rows-spanned="1">
            <text:p>Manage Folksonomy: Edit style, Manage permission</text:p>
          </table:table-cell>
          <table:covered-table-cell table:style-name="ce71"/>
          <table:covered-table-cell table:style-name="ce71"/>
          <table:table-cell/>
          <table:table-cell table:style-name="ce83" table:number-columns-repeated="4"/>
          <table:table-cell table:style-name="ce85" office:value-type="string">
            <text:p>Blocked</text:p>
          </table:table-cell>
          <table:table-cell table:style-name="ce85" table:formula="of:=COUNTIF([.L$7:.L$741];[.$K3])" office:value-type="float" office:value="0">
            <text:p>0</text:p>
          </table:table-cell>
          <table:table-cell table:style-name="ce85" table:formula="of:=COUNTIF([.M$7:.M$741];[.$K3])" office:value-type="float" office:value="0">
            <text:p>0</text:p>
          </table:table-cell>
          <table:table-cell table:style-name="ce85" table:formula="of:=COUNTIF([.N$7:.N$741];[.$K3])" office:value-type="float" office:value="0">
            <text:p>0</text:p>
          </table:table-cell>
          <table:table-cell table:style-name="ce85" table:formula="of:=COUNTIF([.O$7:.O$741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817"/>
        </table:table-row>
        <table:table-row table:style-name="ro16">
          <table:table-cell/>
          <table:table-cell table:style-name="ce66" office:value-type="string">
            <text:p>Total main cases:</text:p>
          </table:table-cell>
          <table:table-cell table:style-name="ce71" table:formula="of:=MAX([.A7:.A826])" office:value-type="float" office:value="14" table:number-columns-spanned="3" table:number-rows-spanned="1">
            <text:p>14</text:p>
          </table:table-cell>
          <table:covered-table-cell table:style-name="ce58"/>
          <table:covered-table-cell table:style-name="ce58"/>
          <table:table-cell/>
          <table:table-cell table:style-name="ce83" table:number-columns-repeated="4"/>
          <table:table-cell table:style-name="ce86" office:value-type="string">
            <text:p>Untested</text:p>
          </table:table-cell>
          <table:table-cell table:style-name="ce85" table:formula="of:=COUNTIF([.L$7:.L$741];[.$K4])" office:value-type="float" office:value="0">
            <text:p>0</text:p>
          </table:table-cell>
          <table:table-cell table:style-name="ce85" table:formula="of:=COUNTIF([.M$7:.M$741];[.$K4])" office:value-type="float" office:value="0">
            <text:p>0</text:p>
          </table:table-cell>
          <table:table-cell table:style-name="ce85" table:formula="of:=COUNTIF([.N$7:.N$741];[.$K4])" office:value-type="float" office:value="0">
            <text:p>0</text:p>
          </table:table-cell>
          <table:table-cell table:style-name="ce85" table:formula="of:=COUNTIF([.O$7:.O$741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817"/>
        </table:table-row>
        <table:table-row table:style-name="ro14">
          <table:table-cell/>
          <table:table-cell table:style-name="ce67"/>
          <table:table-cell table:style-name="ce72"/>
          <table:table-cell table:style-name="ce76" table:number-columns-repeated="7"/>
          <table:table-cell office:value-type="string">
            <text:p>N/A</text:p>
          </table:table-cell>
          <table:table-cell table:style-name="ce85" table:formula="of:=COUNTIF([.L$7:.L$741];[.$K5])" office:value-type="float" office:value="0">
            <text:p>0</text:p>
          </table:table-cell>
          <table:table-cell table:style-name="ce85" table:formula="of:=COUNTIF([.M$7:.M$741];[.$K5])" office:value-type="float" office:value="0">
            <text:p>0</text:p>
          </table:table-cell>
          <table:table-cell table:style-name="ce85" table:formula="of:=COUNTIF([.N$7:.N$741];[.$K5])" office:value-type="float" office:value="0">
            <text:p>0</text:p>
          </table:table-cell>
          <table:table-cell table:style-name="ce85" table:formula="of:=COUNTIF([.O$7:.O$741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8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800"/>
        </table:table-row>
        <table:table-row table:style-name="ro17">
          <table:table-cell table:style-name="ce62" office:value-type="float" office:value="1">
            <text:p>001</text:p>
          </table:table-cell>
          <table:table-cell table:style-name="ce42" office:value-type="string">
            <text:p>FNC_ECMS_ADM_FOL_01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Test Edit Folksonomy function when input valid data </text:p>
          </table:table-cell>
          <table:table-cell table:style-name="ce80" office:value-type="string">
            <text:p>Step 1: Open Manage Folksonomy form</text:p>
          </table:table-cell>
          <table:table-cell table:style-name="ce80" office:value-type="string">
            <text:p>- Go to Sites Administration</text:p>
            <text:p>- Select Ontologies</text:p>
            <text:p>- Select Manage Folksonomy</text:p>
          </table:table-cell>
          <table:table-cell table:style-name="ce84" office:value-type="string">
            <text:p>'Manage Folksonomy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unction when input valid data </text:p>
          </table:table-cell>
          <table:table-cell table:style-name="ce80" office:value-type="string">
            <text:p>Step 2: Open form to edit tag's style</text:p>
          </table:table-cell>
          <table:table-cell table:style-name="ce80" office:value-type="string">
            <text:p>Click 'Edit' icon on a tag's style you want to edit</text:p>
          </table:table-cell>
          <table:table-cell table:style-name="ce84" office:value-type="string">
            <text:p><text:s/>Edit tag style configuration' pop-up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unction when input valid data </text:p>
          </table:table-cell>
          <table:table-cell table:style-name="ce80" office:value-type="string">
            <text:p>Step 3: Edit folksonomy</text:p>
          </table:table-cell>
          <table:table-cell table:style-name="ce80" office:value-type="string">
            <text:p>- Change the properties you want</text:p>
            <text:p>- Click <text:s/>''Update'' button</text:p>
          </table:table-cell>
          <table:table-cell table:style-name="ce84" office:value-type="string">
            <text:p>Style of tag is edited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10];6;1)&gt;MID([.F9];6;1);&quot;&quot;;MAX([.A$7:.A9])+1)" office:value-type="float" office:value="2">
            <text:p>002</text:p>
          </table:table-cell>
          <table:table-cell table:style-name="ce43" office:value-type="string">
            <text:p>FNC_ECMS_ADM_FOL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Test Edit Folksonomy function when format of 'document range' field is <text:s/>a..b or a..* with a,b is not positive integer</text:p>
          </table:table-cell>
          <table:table-cell table:style-name="ce80" office:value-type="string">
            <text:p>Step 1: Open Manage Folksonomy form</text:p>
          </table:table-cell>
          <table:table-cell table:style-name="ce80" office:value-type="string">
            <text:p>- Go to Sites Administration</text:p>
            <text:p>- Select Ontologies</text:p>
            <text:p>- Select Manage Folksonomy</text:p>
          </table:table-cell>
          <table:table-cell table:style-name="ce84" office:value-type="string">
            <text:p>'Manage Folksonomy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unction when format of 'document range' field is <text:s/>a..b or a..* with a,b is not positive integer</text:p>
          </table:table-cell>
          <table:table-cell table:style-name="ce80" office:value-type="string">
            <text:p>Step 2: Open form to edit tag's style</text:p>
          </table:table-cell>
          <table:table-cell table:style-name="ce80" office:value-type="string">
            <text:p>Click 'Edit' icon on a tag's style you want to edit</text:p>
          </table:table-cell>
          <table:table-cell table:style-name="ce84" office:value-type="string">
            <text:p><text:s/>Edit tag style configuration' pop-up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unction when format of 'document range' field is <text:s/>a..b or a..* with a,b is not positive integer</text:p>
          </table:table-cell>
          <table:table-cell table:style-name="ce80" office:value-type="string">
            <text:p>Step 3: Edit folksonomy</text:p>
          </table:table-cell>
          <table:table-cell table:style-name="ce80" office:value-type="string">
            <text:p>- Put <text:span text:style-name="T3">invalid data in 'Document range' field like 0..j</text:span></text:p>
            <text:p>- Click <text:s/>''Update'' button</text:p>
          </table:table-cell>
          <table:table-cell table:style-name="ce84" office:value-type="string">
            <text:p>Show message “Invalid range. Format of valid range is: a..b with a, b is positive integer. You can use * instead of b to indicate that unlimited.”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13];6;1)&gt;MID([.F12];6;1);&quot;&quot;;MAX([.A$7:.A12])+1)" office:value-type="float" office:value="3">
            <text:p>003</text:p>
          </table:table-cell>
          <table:table-cell table:style-name="ce43" office:value-type="string">
            <text:p>FNC_ECMS_ADM_FOL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Test Edit Folksonomy function when 'document range' field is blank</text:p>
          </table:table-cell>
          <table:table-cell table:style-name="ce80" office:value-type="string">
            <text:p>Step 1: Open Manage Folksonomy form</text:p>
          </table:table-cell>
          <table:table-cell table:style-name="ce80" office:value-type="string">
            <text:p>- Go to Sites Administration</text:p>
            <text:p>- Select Ontologies</text:p>
            <text:p>- Select Manage Folksonomy</text:p>
          </table:table-cell>
          <table:table-cell table:style-name="ce84" office:value-type="string">
            <text:p>'Manage Folksonomy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unction when 'document range' field is blank</text:p>
          </table:table-cell>
          <table:table-cell table:style-name="ce80" office:value-type="string">
            <text:p>Step 2: Open form to edit tag's style</text:p>
          </table:table-cell>
          <table:table-cell table:style-name="ce80" office:value-type="string">
            <text:p>Click 'Edit' icon on a tag's style you want to edit</text:p>
          </table:table-cell>
          <table:table-cell table:style-name="ce84" office:value-type="string">
            <text:p><text:s/>Edit tag style configuration' pop-up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unction when 'document range' field is blank</text:p>
          </table:table-cell>
          <table:table-cell table:style-name="ce80" office:value-type="string">
            <text:p>Step 3: Edit folksonomy</text:p>
          </table:table-cell>
          <table:table-cell table:style-name="ce80" office:value-type="string">
            <text:p>- Do not put data in 'Document range' field</text:p>
            <text:p>- Click <text:s/>''Update'' button</text:p>
          </table:table-cell>
          <table:table-cell table:style-name="ce84" office:value-type="string">
            <text:p>Show message “Invalid range. Format of valid range is: a..b with a, b is positive integer. You can use * instead of b to indicate that unlimited.”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FNC_ECMS_ADM_FOL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Test Edit folksonomy function when 'Html style' is bank.</text:p>
          </table:table-cell>
          <table:table-cell table:style-name="ce80" office:value-type="string">
            <text:p>Step 1: Open Manage Folksonomy form</text:p>
          </table:table-cell>
          <table:table-cell table:style-name="ce80" office:value-type="string">
            <text:p>- Go to Sites Administration</text:p>
            <text:p>- Select Ontologies</text:p>
            <text:p>- Select Manage Folksonomy</text:p>
          </table:table-cell>
          <table:table-cell table:style-name="ce84" office:value-type="string">
            <text:p>'Manage Folksonomy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8"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unction when 'Html style' is bank.</text:p>
          </table:table-cell>
          <table:table-cell table:style-name="ce80" office:value-type="string">
            <text:p>Step 2: Open form to edit tag's style</text:p>
          </table:table-cell>
          <table:table-cell table:style-name="ce80" office:value-type="string">
            <text:p>Click 'Edit' icon on a tag's style you want to edit</text:p>
          </table:table-cell>
          <table:table-cell table:style-name="ce84" office:value-type="string">
            <text:p><text:s/>Edit tag style configuration' pop-up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9"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18];6;1)&gt;MID([.F17];6;1);&quot;&quot;;MAX([.A$7:.A17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unction when 'Html style' is bank.</text:p>
          </table:table-cell>
          <table:table-cell table:style-name="ce80" office:value-type="string">
            <text:p>Step 3: Edit folksonomy</text:p>
          </table:table-cell>
          <table:table-cell table:style-name="ce80" office:value-type="string">
            <text:p>- Leave the content of 'Html style' is blank</text:p>
            <text:p>- Click <text:s/>''Update'' button</text:p>
          </table:table-cell>
          <table:table-cell table:style-name="ce84" office:value-type="string">
            <text:p>Show message “Html <text:span text:style-name="T4">Style</text:span> must not be empty”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19];6;1)&gt;MID([.F18];6;1);&quot;&quot;;MAX([.A$7:.A18])+1)" office:value-type="float" office:value="5">
            <text:p>005</text:p>
          </table:table-cell>
          <table:table-cell table:style-name="ce43" office:value-type="string">
            <text:p>FNC_ECMS_ADM_FOL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Check the displaying of tag after add tag for document in Sites Explorer</text:p>
          </table:table-cell>
          <table:table-cell table:style-name="ce80" office:value-type="string">
            <text:p>Step 1: Create node</text:p>
          </table:table-cell>
          <table:table-cell table:style-name="ce80" office:value-type="string">
            <text:p>- Go to Sites Explorer </text:p>
            <text:p>- Create 1 document </text:p>
          </table:table-cell>
          <table:table-cell table:style-name="ce84" office:value-type="string">
            <text:p>Document is created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add tag for document in Sites Explorer</text:p>
          </table:table-cell>
          <table:table-cell table:style-name="ce80" office:value-type="string">
            <text:p>Step 2: Add tag for document</text:p>
          </table:table-cell>
          <table:table-cell table:style-name="ce80" office:value-type="string">
            <text:p>Add tag for document</text:p>
          </table:table-cell>
          <table:table-cell table:style-name="ce84" office:value-type="string">
            <text:p>Document is added tag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add tag for document in Sites Explorer</text:p>
          </table:table-cell>
          <table:table-cell table:style-name="ce80" office:value-type="string">
            <text:p>Step 3: View the displaying of tag's style</text:p>
          </table:table-cell>
          <table:table-cell table:style-name="ce80" office:value-type="string">
            <text:p>In Control Sidebar, select 'Tag cloud'</text:p>
          </table:table-cell>
          <table:table-cell table:style-name="ce84" office:value-type="string">
            <text:p>Depend on the number document which added this tag, the style of tag is displaying as the definition in Manage Folksonomy 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9"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22];6;1)&gt;MID([.F21];6;1);&quot;&quot;;MAX([.A$7:.A21])+1)" office:value-type="float" office:value="6">
            <text:p>006</text:p>
          </table:table-cell>
          <table:table-cell table:style-name="ce43" office:value-type="string">
            <text:p>FNC_ECMS_ADM_FOL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Check the displaying of tag after add tag for document in Content Browser</text:p>
          </table:table-cell>
          <table:table-cell table:style-name="ce80" office:value-type="string">
            <text:p>Step 1: Create node</text:p>
          </table:table-cell>
          <table:table-cell table:style-name="ce80" office:value-type="string">
            <text:p>- Go to Sites Explorer </text:p>
            <text:p>- Create 1 document </text:p>
          </table:table-cell>
          <table:table-cell table:style-name="ce84" office:value-type="string">
            <text:p>Document is created</text:p>
          </table:table-cell>
          <table:table-cell table:style-name="ce84" office:value-type="string">
            <text:p>Medium</text:p>
          </table:table-cell>
          <table:table-cell table:style-name="ce84" office:value-type="string">
            <text:p>N/A</text:p>
          </table:table-cell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add tag for document in Content Browser</text:p>
          </table:table-cell>
          <table:table-cell table:style-name="ce80" office:value-type="string">
            <text:p>Step 2: Add tag for document</text:p>
          </table:table-cell>
          <table:table-cell table:style-name="ce80" office:value-type="string">
            <text:p>Add tag for document</text:p>
          </table:table-cell>
          <table:table-cell table:style-name="ce84" office:value-type="string">
            <text:p>Document is added tag</text:p>
          </table:table-cell>
          <table:table-cell table:style-name="ce84" office:value-type="string">
            <text:p>Medium</text:p>
          </table:table-cell>
          <table:table-cell table:style-name="ce84" office:value-type="string">
            <text:p>N/A</text:p>
          </table:table-cell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24];6;1)&gt;MID([.F23];6;1);&quot;&quot;;MAX([.A$7:.A23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add tag for document in Content Browser</text:p>
          </table:table-cell>
          <table:table-cell table:style-name="ce80" office:value-type="string">
            <text:p>Step 3: View the displaying of tag's style</text:p>
          </table:table-cell>
          <table:table-cell table:style-name="ce80" office:value-type="string">
            <text:p>- Go to Content Browser</text:p>
          </table:table-cell>
          <table:table-cell table:style-name="ce84" office:value-type="string">
            <text:p>Depend on the number document which added this tag, the style of tag is displaying as the definition in Manage Folksonomy </text:p>
          </table:table-cell>
          <table:table-cell table:style-name="ce84" office:value-type="string">
            <text:p>Medium</text:p>
          </table:table-cell>
          <table:table-cell table:style-name="ce84" office:value-type="string">
            <text:p>N/A</text:p>
          </table:table-cell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25];6;1)&gt;MID([.F24];6;1);&quot;&quot;;MAX([.A$7:.A24])+1)" office:value-type="float" office:value="7">
            <text:p>007</text:p>
          </table:table-cell>
          <table:table-cell table:style-name="ce43" office:value-type="string">
            <text:p>FNC_ECMS_ADM_FOL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Check the displaying of tag after edit its properties in Sites Explorer</text:p>
          </table:table-cell>
          <table:table-cell table:style-name="ce80" office:value-type="string">
            <text:p>Step 1: Edit a folksonomy</text:p>
          </table:table-cell>
          <table:table-cell table:style-name="ce80" office:value-type="string">
            <text:p>- Go to Sites Administration \Manage Folksonomy</text:p>
            <text:p>- Edit style of normal folksonomy </text:p>
          </table:table-cell>
          <table:table-cell table:style-name="ce84" office:value-type="string">
            <text:p>The style of normal is edited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26];6;1)&gt;MID([.F25];6;1);&quot;&quot;;MAX([.A$7:.A25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edit its properties in Sites Explorer</text:p>
          </table:table-cell>
          <table:table-cell table:style-name="ce80" office:value-type="string">
            <text:p>Step 2: Add tag for document</text:p>
          </table:table-cell>
          <table:table-cell table:style-name="ce80" office:value-type="string">
            <text:p>- Go to Sites Explorer</text:p>
            <text:p>- Create 1 document</text:p>
            <text:p>- Add tag for this document</text:p>
          </table:table-cell>
          <table:table-cell table:style-name="ce84" office:value-type="string">
            <text:p>Document is added tag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27];6;1)&gt;MID([.F26];6;1);&quot;&quot;;MAX([.A$7:.A26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edit its properties in Sites Explorer</text:p>
          </table:table-cell>
          <table:table-cell table:style-name="ce80" office:value-type="string">
            <text:p>Step 3: View the edited tag's style</text:p>
          </table:table-cell>
          <table:table-cell table:style-name="ce80" office:value-type="string">
            <text:p>In Control Sidebar, select 'Tag cloud'</text:p>
          </table:table-cell>
          <table:table-cell table:style-name="ce84" office:value-type="string">
            <text:p>Tag's style is edited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28];6;1)&gt;MID([.F27];6;1);&quot;&quot;;MAX([.A$7:.A27])+1)" office:value-type="float" office:value="8">
            <text:p>008</text:p>
          </table:table-cell>
          <table:table-cell table:style-name="ce43" office:value-type="string">
            <text:p>FNC_ECMS_ADM_FOL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Check the displaying of tag after edit its properties in Content Browser</text:p>
          </table:table-cell>
          <table:table-cell table:style-name="ce80" office:value-type="string">
            <text:p>Step 1: Edit a folksonomy</text:p>
          </table:table-cell>
          <table:table-cell table:style-name="ce80" office:value-type="string">
            <text:p>- Go to Sites Administration \Manage Folksonomy</text:p>
            <text:p>- Edit style of normal folksonomy </text:p>
          </table:table-cell>
          <table:table-cell table:style-name="ce84" office:value-type="string">
            <text:p>Folksonomy is edited</text:p>
          </table:table-cell>
          <table:table-cell table:style-name="ce84" office:value-type="string">
            <text:p>Medium</text:p>
          </table:table-cell>
          <table:table-cell table:style-name="ce84" office:value-type="string">
            <text:p>N/A</text:p>
          </table:table-cell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edit its properties in Content Browser</text:p>
          </table:table-cell>
          <table:table-cell table:style-name="ce80" office:value-type="string">
            <text:p>Step 2: Add tag for document</text:p>
          </table:table-cell>
          <table:table-cell table:style-name="ce80" office:value-type="string">
            <text:p>- Go to Sites Explorer</text:p>
            <text:p>- Create 1 document</text:p>
            <text:p>- Add tag for this document</text:p>
          </table:table-cell>
          <table:table-cell table:style-name="ce84" office:value-type="string">
            <text:p>Document is added tag</text:p>
          </table:table-cell>
          <table:table-cell table:style-name="ce84" office:value-type="string">
            <text:p>Medium</text:p>
          </table:table-cell>
          <table:table-cell table:style-name="ce84" office:value-type="string">
            <text:p>N/A</text:p>
          </table:table-cell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30];6;1)&gt;MID([.F29];6;1);&quot;&quot;;MAX([.A$7:.A29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edit its properties in Content Browser</text:p>
          </table:table-cell>
          <table:table-cell table:style-name="ce80" office:value-type="string">
            <text:p>Step 3:View the edited tag's style</text:p>
          </table:table-cell>
          <table:table-cell table:style-name="ce80" office:value-type="string">
            <text:p>- Go to Content Browser</text:p>
          </table:table-cell>
          <table:table-cell table:style-name="ce84" office:value-type="string">
            <text:p>In Tag map, tag's style is edited</text:p>
          </table:table-cell>
          <table:table-cell table:style-name="ce84" office:value-type="string">
            <text:p>Medium</text:p>
          </table:table-cell>
          <table:table-cell table:style-name="ce84" office:value-type="string">
            <text:p>N/A</text:p>
          </table:table-cell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31];6;1)&gt;MID([.F30];6;1);&quot;&quot;;MAX([.A$7:.A30])+1)" office:value-type="float" office:value="9">
            <text:p>009</text:p>
          </table:table-cell>
          <table:table-cell table:style-name="ce42" office:value-type="string">
            <text:p>FNC_ECMS_ADM_FOL_02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Ontologies\Folksonomy\ Management</text:p>
          </table:table-cell>
          <table:table-cell table:style-name="ce47" office:value-type="string">
            <text:p>Add group to edit public tag</text:p>
          </table:table-cell>
          <table:table-cell table:style-name="ce44" office:value-type="string">
            <text:p>Step 1: Open form to add group</text:p>
          </table:table-cell>
          <table:table-cell table:style-name="ce44" office:value-type="string">
            <text:p>- Go to Sites Administration -&gt; Ontologies -&gt; Manage Folksonomy</text:p>
            <text:p>- Select “Tag Permission Manage” tab</text:p>
          </table:table-cell>
          <table:table-cell table:style-name="ce44" office:value-type="string">
            <text:p>All group has permission to edit public tag are listed here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1014"/>
        </table:table-row>
        <table:table-row table:style-name="ro19">
          <table:table-cell table:style-name="ce63" table:formula="of:=IF(MID([.F32];6;1)&gt;MID([.F31];6;1);&quot;&quot;;MAX([.A$7:.A31])+1)">
            <text:p/>
          </table:table-cell>
          <table:table-cell table:style-name="ce43" office:value-type="string">
            <text:p>FNC_ECMS_ADM_FOL_02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79" office:value-type="string">
            <text:p>DMS\Admin\Ontologies\Folksonomy\ Management</text:p>
          </table:table-cell>
          <table:table-cell table:style-name="ce67" office:value-type="string">
            <text:p>Add group to edit public tag</text:p>
          </table:table-cell>
          <table:table-cell table:style-name="ce44" office:value-type="string">
            <text:p>Step 2: Add group </text:p>
          </table:table-cell>
          <table:table-cell table:style-name="ce44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44" office:value-type="string">
            <text:p>Group is Added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1014"/>
        </table:table-row>
        <table:table-row table:style-name="ro18">
          <table:table-cell table:style-name="ce63" table:formula="of:=IF(MID([.F33];6;1)&gt;MID([.F32];6;1);&quot;&quot;;MAX([.A$7:.A32])+1)" office:value-type="float" office:value="10">
            <text:p>010</text:p>
          </table:table-cell>
          <table:table-cell table:style-name="ce43" office:value-type="string">
            <text:p>FNC_ECMS_ADM_FOL_02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table:style-name="ce79" office:value-type="string">
            <text:p>DMS\Admin\Ontologies\Folksonomy\ Management</text:p>
          </table:table-cell>
          <table:table-cell table:style-name="ce47" office:value-type="string">
            <text:p>Add group when membership field is blank</text:p>
          </table:table-cell>
          <table:table-cell table:style-name="ce44" office:value-type="string">
            <text:p>Step 1: Open form to add group</text:p>
          </table:table-cell>
          <table:table-cell table:style-name="ce44" office:value-type="string">
            <text:p>- Go to Sites Administration -&gt; Ontologies -&gt; Manage Folksonomy</text:p>
            <text:p>- Select “Tag Permission Manage” tab</text:p>
          </table:table-cell>
          <table:table-cell table:style-name="ce44" office:value-type="string">
            <text:p>All group has permission to edit public tag are listed here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1014"/>
        </table:table-row>
        <table:table-row table:style-name="ro13">
          <table:table-cell table:style-name="ce63" table:formula="of:=IF(MID([.F34];6;1)&gt;MID([.F33];6;1);&quot;&quot;;MAX([.A$7:.A33])+1)">
            <text:p/>
          </table:table-cell>
          <table:table-cell table:style-name="ce43" office:value-type="string">
            <text:p>FNC_ECMS_ADM_FOL_02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2">
            <text:p>002</text:p>
          </table:table-cell>
          <table:table-cell table:style-name="ce79" office:value-type="string">
            <text:p>DMS\Admin\Ontologies\Folksonomy\ Management</text:p>
          </table:table-cell>
          <table:table-cell table:style-name="ce67" office:value-type="string">
            <text:p>Add group when membership field is blank</text:p>
          </table:table-cell>
          <table:table-cell table:style-name="ce44" office:value-type="string">
            <text:p>Step 2: Add group when membership field is blank</text:p>
          </table:table-cell>
          <table:table-cell table:style-name="ce44" office:value-type="string">
            <text:p>- Leave the membership field is blank</text:p>
            <text:p>- Click Save</text:p>
          </table:table-cell>
          <table:table-cell table:style-name="ce44" office:value-type="string">
            <text:p>Show message alert that user must select one group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1014"/>
        </table:table-row>
        <table:table-row table:style-name="ro18">
          <table:table-cell table:style-name="ce63" table:formula="of:=IF(MID([.F35];6;1)&gt;MID([.F34];6;1);&quot;&quot;;MAX([.A$7:.A34])+1)" office:value-type="float" office:value="11">
            <text:p>011</text:p>
          </table:table-cell>
          <table:table-cell table:style-name="ce43" office:value-type="string">
            <text:p>FNC_ECMS_ADM_FOL_02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table:style-name="ce79" office:value-type="string">
            <text:p>DMS\Admin\Ontologies\Folksonomy\ Management</text:p>
          </table:table-cell>
          <table:table-cell table:style-name="ce47" office:value-type="string">
            <text:p>Add group is the same with existing group in the table's list</text:p>
          </table:table-cell>
          <table:table-cell table:style-name="ce44" office:value-type="string">
            <text:p>Step 1: Open form to add group</text:p>
          </table:table-cell>
          <table:table-cell table:style-name="ce44" office:value-type="string">
            <text:p>- Go to Sites Administration -&gt; Ontologies -&gt; Manage Folksonomy</text:p>
            <text:p>- Select “Tag Permission Manage” tab</text:p>
          </table:table-cell>
          <table:table-cell table:style-name="ce44" office:value-type="string">
            <text:p>All group has permission to edit public tag are listed here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1014"/>
        </table:table-row>
        <table:table-row table:style-name="ro19">
          <table:table-cell table:style-name="ce63" table:formula="of:=IF(MID([.F36];6;1)&gt;MID([.F35];6;1);&quot;&quot;;MAX([.A$7:.A35])+1)">
            <text:p/>
          </table:table-cell>
          <table:table-cell table:style-name="ce43" office:value-type="string">
            <text:p>FNC_ECMS_ADM_FOL_02</text:p>
          </table:table-cell>
          <table:table-cell table:style-name="ce75" table:formula="of:=IF(VALUE(MID([.F36];6;FIND(&quot;:&quot;;[.F36];1)-FIND(&quot; &quot;;[.F36];1)-1))&gt;VALUE(MID([.F35];6;FIND(&quot;:&quot;;[.F35];1)-FIND(&quot; &quot;;[.F35];1)-1));[.C35];[.C35]+1)" office:value-type="float" office:value="3">
            <text:p>003</text:p>
          </table:table-cell>
          <table:table-cell table:style-name="ce79" office:value-type="string">
            <text:p>DMS\Admin\Ontologies\Folksonomy\ Management</text:p>
          </table:table-cell>
          <table:table-cell table:style-name="ce81" office:value-type="string">
            <text:p>Add group is the same with existing group in the table's list</text:p>
          </table:table-cell>
          <table:table-cell table:style-name="ce82" office:value-type="string">
            <text:p>Step 2: Add group </text:p>
          </table:table-cell>
          <table:table-cell table:style-name="ce82" office:value-type="string">
            <text:p>- Click on “Select membership” icon </text:p>
            <text:p>- Select group and membership is the same with existing group in the table' s list</text:p>
            <text:p>- Click Save</text:p>
          </table:table-cell>
          <table:table-cell table:style-name="ce82" office:value-type="string">
            <text:p>Show message alert that this group is existing</text:p>
          </table:table-cell>
          <table:table-cell table:style-name="ce84" office:value-type="string">
            <text:p>Medium</text:p>
          </table:table-cell>
          <table:table-cell table:style-name="ce82"/>
          <table:table-cell table:style-name="ce90" table:number-columns-repeated="1014"/>
        </table:table-row>
        <table:table-row table:style-name="ro18">
          <table:table-cell table:style-name="ce63" table:formula="of:=IF(MID([.F37];6;1)&gt;MID([.F36];6;1);&quot;&quot;;MAX([.A$7:.A36])+1)" office:value-type="float" office:value="12">
            <text:p>012</text:p>
          </table:table-cell>
          <table:table-cell table:style-name="ce43" office:value-type="string">
            <text:p>FNC_ECMS_ADM_FOL_02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table:style-name="ce79" office:value-type="string">
            <text:p>DMS\Admin\Ontologies\Folksonomy\ Management</text:p>
          </table:table-cell>
          <table:table-cell table:style-name="ce47" office:value-type="string">
            <text:p>Delete group when click OK on confirm message</text:p>
          </table:table-cell>
          <table:table-cell table:style-name="ce44" office:value-type="string">
            <text:p>Step 1: Open list group form</text:p>
          </table:table-cell>
          <table:table-cell table:style-name="ce44" office:value-type="string">
            <text:p>- Go to Sites Administration -&gt; Ontologies -&gt; Manage Folksonomy</text:p>
            <text:p>- Select “Tag Permission Manage” tab</text:p>
          </table:table-cell>
          <table:table-cell table:style-name="ce44" office:value-type="string">
            <text:p>All group has permission to edit public tag are listed here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1014"/>
        </table:table-row>
        <table:table-row table:style-name="ro17">
          <table:table-cell table:style-name="ce63" table:formula="of:=IF(MID([.F38];6;1)&gt;MID([.F37];6;1);&quot;&quot;;MAX([.A$7:.A37])+1)">
            <text:p/>
          </table:table-cell>
          <table:table-cell table:style-name="ce43" office:value-type="string">
            <text:p>FNC_ECMS_ADM_FOL_02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table:style-name="ce79" office:value-type="string">
            <text:p>DMS\Admin\Ontologies\Folksonomy\ Management</text:p>
          </table:table-cell>
          <table:table-cell table:style-name="ce67" office:value-type="string">
            <text:p>Delete group when click OK on confirm message</text:p>
          </table:table-cell>
          <table:table-cell table:style-name="ce44" office:value-type="string">
            <text:p>Step 2: Delete group when click OK on confirm message</text:p>
          </table:table-cell>
          <table:table-cell table:style-name="ce44" office:value-type="string">
            <text:p>- Click Delete icon corresponding with group you want to delete</text:p>
            <text:p>- Click OK on confirm message</text:p>
          </table:table-cell>
          <table:table-cell table:style-name="ce44" office:value-type="string">
            <text:p>Group is deleted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1014"/>
        </table:table-row>
        <table:table-row table:style-name="ro18">
          <table:table-cell table:style-name="ce63" table:formula="of:=IF(MID([.F39];6;1)&gt;MID([.F38];6;1);&quot;&quot;;MAX([.A$7:.A38])+1)" office:value-type="float" office:value="13">
            <text:p>013</text:p>
          </table:table-cell>
          <table:table-cell table:style-name="ce43" office:value-type="string">
            <text:p>FNC_ECMS_ADM_FOL_02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5">
            <text:p>005</text:p>
          </table:table-cell>
          <table:table-cell table:style-name="ce79" office:value-type="string">
            <text:p>DMS\Admin\Ontologies\Folksonomy\ Management</text:p>
          </table:table-cell>
          <table:table-cell table:style-name="ce47" office:value-type="string">
            <text:p>Delete group when cancel confirm message</text:p>
          </table:table-cell>
          <table:table-cell table:style-name="ce44" office:value-type="string">
            <text:p>Step 1: Open list group form</text:p>
          </table:table-cell>
          <table:table-cell table:style-name="ce44" office:value-type="string">
            <text:p>- Go to Sites Administration -&gt; Ontologies -&gt; Manage Folksonomy</text:p>
            <text:p>- Select “Tag Permission Manage” tab</text:p>
          </table:table-cell>
          <table:table-cell table:style-name="ce44" office:value-type="string">
            <text:p>All group has permission to edit public tag are listed here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1014"/>
        </table:table-row>
        <table:table-row table:style-name="ro17">
          <table:table-cell table:style-name="ce63" table:formula="of:=IF(MID([.F40];6;1)&gt;MID([.F39];6;1);&quot;&quot;;MAX([.A$7:.A39])+1)">
            <text:p/>
          </table:table-cell>
          <table:table-cell table:style-name="ce43" office:value-type="string">
            <text:p>FNC_ECMS_ADM_FOL_02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5">
            <text:p>005</text:p>
          </table:table-cell>
          <table:table-cell table:style-name="ce79" office:value-type="string">
            <text:p>DMS\Admin\Ontologies\Folksonomy\ Management</text:p>
          </table:table-cell>
          <table:table-cell table:style-name="ce67" office:value-type="string">
            <text:p>Delete group when cancel confirm message</text:p>
          </table:table-cell>
          <table:table-cell table:style-name="ce44" office:value-type="string">
            <text:p>Step 2: Delete group when cancel confirm message</text:p>
          </table:table-cell>
          <table:table-cell table:style-name="ce44" office:value-type="string">
            <text:p>- Click Delete icon corresponding with group you want to delete</text:p>
            <text:p>- Click Cancel on confirm message</text:p>
          </table:table-cell>
          <table:table-cell table:style-name="ce44" office:value-type="string">
            <text:p>Group is not deleted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1014"/>
        </table:table-row>
        <table:table-row table:style-name="ro18">
          <table:table-cell table:style-name="ce63" table:formula="of:=IF(MID([.F41];6;1)&gt;MID([.F40];6;1);&quot;&quot;;MAX([.A$7:.A40])+1)" office:value-type="float" office:value="14">
            <text:p>014</text:p>
          </table:table-cell>
          <table:table-cell table:style-name="ce43" office:value-type="string">
            <text:p>FNC_ECMS_ADM_FOL_02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6">
            <text:p>006</text:p>
          </table:table-cell>
          <table:table-cell table:style-name="ce79" office:value-type="string">
            <text:p>DMS\Admin\Ontologies\Folksonomy\ Management</text:p>
          </table:table-cell>
          <table:table-cell table:style-name="ce47" office:value-type="string">
            <text:p>Check right of group in Sites Explorer</text:p>
          </table:table-cell>
          <table:table-cell table:style-name="ce44" office:value-type="string">
            <text:p>Step 1: Open form to add group</text:p>
          </table:table-cell>
          <table:table-cell table:style-name="ce44" office:value-type="string">
            <text:p>- Go to Sites Administration -&gt; Ontologies -&gt; Manage Folksonomy</text:p>
            <text:p>- Select “Tag Permission Manage” tab</text:p>
          </table:table-cell>
          <table:table-cell table:style-name="ce44" office:value-type="string">
            <text:p>All group has permission to edit public tag are listed here</text:p>
          </table:table-cell>
          <table:table-cell table:style-name="ce44" office:value-type="string">
            <text:p>High</text:p>
          </table:table-cell>
          <table:table-cell table:style-name="ce44"/>
          <table:table-cell table:number-columns-repeated="1014"/>
        </table:table-row>
        <table:table-row table:style-name="ro19">
          <table:table-cell table:style-name="ce63" table:formula="of:=IF(MID([.F42];6;1)&gt;MID([.F41];6;1);&quot;&quot;;MAX([.A$7:.A41])+1)">
            <text:p/>
          </table:table-cell>
          <table:table-cell table:style-name="ce43" office:value-type="string">
            <text:p>FNC_ECMS_ADM_FOL_02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6">
            <text:p>006</text:p>
          </table:table-cell>
          <table:table-cell table:style-name="ce79" office:value-type="string">
            <text:p>DMS\Admin\Ontologies\Folksonomy\ Management</text:p>
          </table:table-cell>
          <table:table-cell table:style-name="ce67" office:value-type="string">
            <text:p>Check right of group in Sites Explorer</text:p>
          </table:table-cell>
          <table:table-cell table:style-name="ce44" office:value-type="string">
            <text:p>Step 2: Add group </text:p>
          </table:table-cell>
          <table:table-cell table:style-name="ce44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44" office:value-type="string">
            <text:p>Add group when membership field is blank</text:p>
          </table:table-cell>
          <table:table-cell table:style-name="ce44" office:value-type="string">
            <text:p>High</text:p>
          </table:table-cell>
          <table:table-cell table:style-name="ce44"/>
          <table:table-cell table:number-columns-repeated="1014"/>
        </table:table-row>
        <table:table-row table:style-name="ro19">
          <table:table-cell table:style-name="ce63" table:formula="of:=IF(MID([.F43];6;1)&gt;MID([.F42];6;1);&quot;&quot;;MAX([.A$7:.A42])+1)">
            <text:p/>
          </table:table-cell>
          <table:table-cell table:style-name="ce43" office:value-type="string">
            <text:p>FNC_ECMS_ADM_FOL_02</text:p>
          </table:table-cell>
          <table:table-cell table:style-name="ce74" table:formula="of:=IF(VALUE(MID([.F43];6;FIND(&quot;:&quot;;[.F43];1)-FIND(&quot; &quot;;[.F43];1)-1))&gt;VALUE(MID([.F42];6;FIND(&quot;:&quot;;[.F42];1)-FIND(&quot; &quot;;[.F42];1)-1));[.C42];[.C42]+1)" office:value-type="float" office:value="6">
            <text:p>006</text:p>
          </table:table-cell>
          <table:table-cell table:style-name="ce79" office:value-type="string">
            <text:p>DMS\Admin\Ontologies\Folksonomy\ Management</text:p>
          </table:table-cell>
          <table:table-cell table:style-name="ce67" office:value-type="string">
            <text:p>Check right of group in Sites Explorer</text:p>
          </table:table-cell>
          <table:table-cell table:style-name="ce44" office:value-type="string">
            <text:p>Step 3: Check right of group</text:p>
          </table:table-cell>
          <table:table-cell table:style-name="ce44" office:value-type="string">
            <text:p>- Login by user in one of group has permission to edit public tag</text:p>
            <text:p>- Go to Sites Explorer</text:p>
            <text:p>- Select Tag cloud</text:p>
            <text:p>- Click icon to edit public tag</text:p>
          </table:table-cell>
          <table:table-cell table:style-name="ce44" office:value-type="string">
            <text:p>“Edit Tag form” is shown</text:p>
          </table:table-cell>
          <table:table-cell table:style-name="ce44" office:value-type="string">
            <text:p>High</text:p>
          </table:table-cell>
          <table:table-cell table:style-name="ce44"/>
          <table:table-cell table:number-columns-repeated="1014"/>
        </table:table-row>
        <table:table-row table:style-name="ro19" table:number-rows-repeated="58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 table:number-rows-repeated="195">
          <table:table-cell table:number-columns-repeated="1024"/>
        </table:table-row>
        <table:table-row table:style-name="ro19" table:number-rows-repeated="10">
          <table:table-cell table:number-columns-repeated="10"/>
          <table:table-cell table:style-name="ce44" table:number-columns-repeated="10"/>
          <table:table-cell table:number-columns-repeated="1004"/>
        </table:table-row>
        <table:table-row table:style-name="ro19">
          <table:table-cell table:number-columns-repeated="10"/>
          <table:table-cell table:style-name="ce44" table:number-columns-repeated="10"/>
          <table:table-cell table:number-columns-repeated="1004"/>
        </table:table-row>
      </table:table>
      <table:table table:name="Manage_Taxonomy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69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0" table:number-columns-repeated="1015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911];[.$K1])" office:value-type="float" office:value="0">
            <text:p>0</text:p>
          </table:table-cell>
          <table:table-cell table:style-name="ce85" table:formula="of:=COUNTIF([.M$7:.M$911];[.$K1])" office:value-type="float" office:value="0">
            <text:p>0</text:p>
          </table:table-cell>
          <table:table-cell table:style-name="ce85" table:formula="of:=COUNTIF([.N$7:.N$911];[.$K1])" office:value-type="float" office:value="0">
            <text:p>0</text:p>
          </table:table-cell>
          <table:table-cell table:style-name="ce85" table:formula="of:=COUNTIF([.O$7:.O$911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8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Failed</text:p>
          </table:table-cell>
          <table:table-cell table:style-name="ce85" table:formula="of:=COUNTIF([.L$7:.L$911];[.$K2])" office:value-type="float" office:value="0">
            <text:p>0</text:p>
          </table:table-cell>
          <table:table-cell table:style-name="ce85" table:formula="of:=COUNTIF([.M$7:.M$911];[.$K2])" office:value-type="float" office:value="0">
            <text:p>0</text:p>
          </table:table-cell>
          <table:table-cell table:style-name="ce85" table:formula="of:=COUNTIF([.N$7:.N$911];[.$K2])" office:value-type="float" office:value="0">
            <text:p>0</text:p>
          </table:table-cell>
          <table:table-cell table:style-name="ce85" table:formula="of:=COUNTIF([.O$7:.O$911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817"/>
        </table:table-row>
        <table:table-row table:style-name="ro15">
          <table:table-cell/>
          <table:table-cell table:style-name="ce66" office:value-type="string">
            <text:p>Function List</text:p>
          </table:table-cell>
          <table:table-cell table:style-name="ce71" office:value-type="string" table:number-columns-spanned="3" table:number-rows-spanned="1">
            <text:p>Manage Folksonomy (Edit), Manage Taxonomy trees (Add, Edit, Delete)</text:p>
          </table:table-cell>
          <table:covered-table-cell table:style-name="ce71"/>
          <table:covered-table-cell table:style-name="ce71"/>
          <table:table-cell/>
          <table:table-cell table:style-name="ce83" table:number-columns-repeated="4"/>
          <table:table-cell table:style-name="ce85" office:value-type="string">
            <text:p>Blocked</text:p>
          </table:table-cell>
          <table:table-cell table:style-name="ce85" table:formula="of:=COUNTIF([.L$7:.L$911];[.$K3])" office:value-type="float" office:value="0">
            <text:p>0</text:p>
          </table:table-cell>
          <table:table-cell table:style-name="ce85" table:formula="of:=COUNTIF([.M$7:.M$911];[.$K3])" office:value-type="float" office:value="0">
            <text:p>0</text:p>
          </table:table-cell>
          <table:table-cell table:style-name="ce85" table:formula="of:=COUNTIF([.N$7:.N$911];[.$K3])" office:value-type="float" office:value="0">
            <text:p>0</text:p>
          </table:table-cell>
          <table:table-cell table:style-name="ce85" table:formula="of:=COUNTIF([.O$7:.O$911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817"/>
        </table:table-row>
        <table:table-row table:style-name="ro16">
          <table:table-cell/>
          <table:table-cell table:style-name="ce66" office:value-type="string">
            <text:p>Total main cases:</text:p>
          </table:table-cell>
          <table:table-cell table:style-name="ce71" table:formula="of:=MAX([.A7:.A996])" office:value-type="float" office:value="57" table:number-columns-spanned="3" table:number-rows-spanned="1">
            <text:p>57</text:p>
          </table:table-cell>
          <table:covered-table-cell table:style-name="ce58"/>
          <table:covered-table-cell table:style-name="ce58"/>
          <table:table-cell/>
          <table:table-cell table:style-name="ce83" table:number-columns-repeated="4"/>
          <table:table-cell table:style-name="ce86" office:value-type="string">
            <text:p>Untested</text:p>
          </table:table-cell>
          <table:table-cell table:style-name="ce85" table:formula="of:=COUNTIF([.L$7:.L$911];[.$K4])" office:value-type="float" office:value="0">
            <text:p>0</text:p>
          </table:table-cell>
          <table:table-cell table:style-name="ce85" table:formula="of:=COUNTIF([.M$7:.M$911];[.$K4])" office:value-type="float" office:value="0">
            <text:p>0</text:p>
          </table:table-cell>
          <table:table-cell table:style-name="ce85" table:formula="of:=COUNTIF([.N$7:.N$911];[.$K4])" office:value-type="float" office:value="0">
            <text:p>0</text:p>
          </table:table-cell>
          <table:table-cell table:style-name="ce85" table:formula="of:=COUNTIF([.O$7:.O$911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817"/>
        </table:table-row>
        <table:table-row table:style-name="ro14">
          <table:table-cell/>
          <table:table-cell table:style-name="ce67"/>
          <table:table-cell table:style-name="ce72"/>
          <table:table-cell table:style-name="ce76" table:number-columns-repeated="7"/>
          <table:table-cell office:value-type="string">
            <text:p>N/A</text:p>
          </table:table-cell>
          <table:table-cell table:style-name="ce85" table:formula="of:=COUNTIF([.L$7:.L$911];[.$K5])" office:value-type="float" office:value="0">
            <text:p>0</text:p>
          </table:table-cell>
          <table:table-cell table:style-name="ce85" table:formula="of:=COUNTIF([.M$7:.M$911];[.$K5])" office:value-type="float" office:value="0">
            <text:p>0</text:p>
          </table:table-cell>
          <table:table-cell table:style-name="ce85" table:formula="of:=COUNTIF([.N$7:.N$911];[.$K5])" office:value-type="float" office:value="0">
            <text:p>0</text:p>
          </table:table-cell>
          <table:table-cell table:style-name="ce85" table:formula="of:=COUNTIF([.O$7:.O$911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8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800"/>
        </table:table-row>
        <table:table-row table:style-name="ro18">
          <table:table-cell table:style-name="ce63" office:value-type="float" office:value="1">
            <text:p>001</text:p>
          </table:table-cell>
          <table:table-cell table:style-name="ce43" office:value-type="string">
            <text:p>FNC_ECMS_ADM_TAX_01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new Taxonomy Tree when put valid data in all <text:s/>fields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8];6;1)&gt;MID([.F7];6;1);&quot;&quot;;MAX([.A$7:.A7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f:=IF(MID([.F8];6;1)&gt;MID([.F7];6;1);[.C7];[.C7]+1)" office:value-type="float" office:value="1">
            <text:p>001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new Taxonomy Tree when put valid data in all <text:s/>fields</text:p>
          </table:table-cell>
          <table:table-cell table:style-name="ce58" office:value-type="string">
            <text:p>Step 2: Select taxonomy name, workspace, home path</text:p>
          </table:table-cell>
          <table:table-cell table:style-name="ce58" office:value-type="string">
            <text:p>- Put the name of taxonomy you want create in “Name” field</text:p>
            <text:p>- Select the workspace will store this taxonomy</text:p>
            <text:p>- Select the home path of the taxonomy</text:p>
            <text:p/>
          </table:table-cell>
          <table:table-cell table:style-name="ce58" office:value-type="string">
            <text:p>Fields are inputted value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f:=IF(MID([.F9];6;1)&gt;MID([.F8];6;1);[.C8];[.C8]+1)" office:value-type="float" office:value="1">
            <text:p>001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new Taxonomy Tree when put valid data in all <text:s/>fields</text:p>
          </table:table-cell>
          <table:table-cell table:style-name="ce58" office:value-type="string">
            <text:p>Step 3: Select permission for taxonomy tree</text:p>
          </table:table-cell>
          <table:table-cell table:style-name="ce58" office:value-type="string">
            <text:p>- Click on View permission button</text:p>
            <text:p>- Select the user/group/any to add permission</text:p>
            <text:p>- Select the right </text:p>
          </table:table-cell>
          <table:table-cell table:style-name="ce58" office:value-type="string">
            <text:p>Taxonomy tree is added permission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10];6;1)&gt;MID([.F9];6;1);&quot;&quot;;MAX([.A$7:.A9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f:=IF(MID([.F10];6;1)&gt;MID([.F9];6;1);[.C9];[.C9]+1)" office:value-type="float" office:value="1">
            <text:p>001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new Taxonomy Tree when put valid data in all <text:s/>fields</text:p>
          </table:table-cell>
          <table:table-cell table:style-name="ce58" office:value-type="string">
            <text:p>Step 4: Add action for Taxonomy tree</text:p>
          </table:table-cell>
          <table:table-cell table:style-name="ce58" office:value-type="string">
            <text:p>- Click on <text:s/>Add action button</text:p>
            <text:p>- Select action type for Taxonomy Tree</text:p>
            <text:p>- Input the name of action</text:p>
            <text:p>- Select the target path and home path</text:p>
            <text:p>- Click Save</text:p>
          </table:table-cell>
          <table:table-cell table:style-name="ce58" office:value-type="string">
            <text:p>the taxonomy is created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f:=IF(MID([.F11];6;1)&gt;MID([.F10];6;1);[.C10];[.C10]+1)" office:value-type="float" office:value="1">
            <text:p>001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new Taxonomy Tree when put valid data in all <text:s/>fields</text:p>
          </table:table-cell>
          <table:table-cell table:style-name="ce58" office:value-type="string">
            <text:p>Step 5: Finish adding taxonomy tree by add, copy, cut, paste, set permission for taxonomy </text:p>
          </table:table-cell>
          <table:table-cell table:style-name="ce58" office:value-type="string">
            <text:p>- Add new/ cut/ copy/ delete/ add permission in taxonomy tree</text:p>
          </table:table-cell>
          <table:table-cell table:style-name="ce58" office:value-type="string">
            <text:p>A new taxonomy is added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12];6;1)&gt;MID([.F11];6;1);&quot;&quot;;MAX([.A$7:.A11])+1)" office:value-type="float" office:value="2">
            <text:p>002</text:p>
          </table:table-cell>
          <table:table-cell table:style-name="ce43" office:value-type="string">
            <text:p>FNC_ECMS_ADM_TAX_01</text:p>
          </table:table-cell>
          <table:table-cell table:style-name="ce74" table:formula="of:=IF(MID([.F12];6;1)&gt;MID([.F11];6;1);[.C11];[.C11]+1)" office:value-type="float" office:value="2">
            <text:p>002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new Taxonomy Tree when “Name” field is blank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13];6;1)&gt;MID([.F12];6;1);&quot;&quot;;MAX([.A$7:.A12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f:=IF(MID([.F13];6;1)&gt;MID([.F12];6;1);[.C12];[.C12]+1)" office:value-type="float" office:value="2">
            <text:p>002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new Taxonomy Tree when “Name” field is blank</text:p>
          </table:table-cell>
          <table:table-cell table:style-name="ce58" office:value-type="string">
            <text:p>Step 2: Add new taxonomy tree with blank name</text:p>
          </table:table-cell>
          <table:table-cell table:style-name="ce58" office:value-type="string">
            <text:p>- Do not value in “Name” field</text:p>
            <text:p>- Click Next button</text:p>
          </table:table-cell>
          <table:table-cell table:style-name="ce58" office:value-type="string">
            <text:p>Show message alert that you must put value in “Name” field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14];6;1)&gt;MID([.F13];6;1);&quot;&quot;;MAX([.A$7:.A13])+1)" office:value-type="float" office:value="3">
            <text:p>003</text:p>
          </table:table-cell>
          <table:table-cell table:style-name="ce43" office:value-type="string">
            <text:p>FNC_ECMS_ADM_TAX_01</text:p>
          </table:table-cell>
          <table:table-cell table:style-name="ce74" table:formula="of:=IF(MID([.F14];6;1)&gt;MID([.F13];6;1);[.C13];[.C13]+1)" office:value-type="float" office:value="3">
            <text:p>003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6" office:value-type="string">
            <text:p>Add taxonomy when name field contain special characters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Manage Taxonomy trees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f:=IF(MID([.F15];6;1)&gt;MID([.F14];6;1);[.C14];[.C14]+1)" office:value-type="float" office:value="3">
            <text:p>003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80" office:value-type="string">
            <text:p>Add taxonomy when name field contain special characters</text:p>
          </table:table-cell>
          <table:table-cell table:style-name="ce58" office:value-type="string">
            <text:p>Step 2: Add new taxonomy tree's name with special characters </text:p>
          </table:table-cell>
          <table:table-cell table:style-name="ce58" office:value-type="string">
            <text:p>- Put some special characters in “Name” field like @,#,$,%...</text:p>
            <text:p>- Click Next button</text:p>
          </table:table-cell>
          <table:table-cell table:style-name="ce58" office:value-type="string">
            <text:p>Show message alert that the “Name” field can not contain special characte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FNC_ECMS_ADM_TAX_01</text:p>
          </table:table-cell>
          <table:table-cell table:style-name="ce74" table:formula="of:=IF(MID([.F16];6;1)&gt;MID([.F15];6;1);[.C15];[.C15]+1)" office:value-type="float" office:value="4">
            <text:p>004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6" office:value-type="string">
            <text:p>Add new taxonomy has the same name with existing taxonomy 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f:=IF(MID([.F17];6;1)&gt;MID([.F16];6;1);[.C16];[.C16]+1)" office:value-type="float" office:value="4">
            <text:p>004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80" office:value-type="string">
            <text:p>Add new taxonomy has the same name with existing taxonomy </text:p>
          </table:table-cell>
          <table:table-cell table:style-name="ce58" office:value-type="string">
            <text:p>Step 2: Add taxonomy has the same name with existing taxonomy</text:p>
          </table:table-cell>
          <table:table-cell table:style-name="ce58" office:value-type="string">
            <text:p>- Put the name for new taxonomy is the same with existing taxonomy </text:p>
            <text:p>- Fill values in other fields</text:p>
            <text:p>- Click Next button</text:p>
          </table:table-cell>
          <table:table-cell table:style-name="ce58" office:value-type="string">
            <text:p>Show message alert that this taxonomy is the same name with existing taxonom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18];6;1)&gt;MID([.F17];6;1);&quot;&quot;;MAX([.A$7:.A17])+1)" office:value-type="float" office:value="5">
            <text:p>005</text:p>
          </table:table-cell>
          <table:table-cell table:style-name="ce43" office:value-type="string">
            <text:p>FNC_ECMS_ADM_TAX_01</text:p>
          </table:table-cell>
          <table:table-cell table:style-name="ce74" table:formula="of:=IF(MID([.F18];6;1)&gt;MID([.F17];6;1);[.C17];[.C17]+1)" office:value-type="float" office:value="5">
            <text:p>005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taxonomy when “Home path” field is blank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19];6;1)&gt;MID([.F18];6;1);&quot;&quot;;MAX([.A$7:.A18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f:=IF(MID([.F19];6;1)&gt;MID([.F18];6;1);[.C18];[.C18]+1)" office:value-type="float" office:value="5">
            <text:p>005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taxonomy when “Home path” field is blank</text:p>
          </table:table-cell>
          <table:table-cell table:style-name="ce58" office:value-type="string">
            <text:p>Step 2: Add new taxonomy tree when Home path is blank</text:p>
          </table:table-cell>
          <table:table-cell table:style-name="ce58" office:value-type="string">
            <text:p>- Put the name of taxonomy you want create in “Name” field</text:p>
            <text:p>- Select the workspace will store this taxonomy </text:p>
            <text:p>- Leave the “Home Path” field is blank</text:p>
            <text:p>- Click Next button</text:p>
          </table:table-cell>
          <table:table-cell table:style-name="ce58" office:value-type="string">
            <text:p>- Alert message is shown to inform that have to input home path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20];6;1)&gt;MID([.F19];6;1);&quot;&quot;;MAX([.A$7:.A19])+1)" office:value-type="float" office:value="6">
            <text:p>006</text:p>
          </table:table-cell>
          <table:table-cell table:style-name="ce43" office:value-type="string">
            <text:p>FNC_ECMS_ADM_TAX_01</text:p>
          </table:table-cell>
          <table:table-cell table:style-name="ce74" table:formula="of:=IF(MID([.F20];6;1)&gt;MID([.F19];6;1);[.C19];[.C19]+1)" office:value-type="float" office:value="6">
            <text:p>006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taxonomy when “Permission” field is blank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f:=IF(MID([.F21];6;1)&gt;MID([.F20];6;1);[.C20];[.C20]+1)" office:value-type="float" office:value="6">
            <text:p>006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taxonomy when “Permission” field is blank</text:p>
          </table:table-cell>
          <table:table-cell table:style-name="ce58" office:value-type="string">
            <text:p>Step 2: Do not set permission for taxonomy tree</text:p>
          </table:table-cell>
          <table:table-cell table:style-name="ce58" office:value-type="string">
            <text:p>- Put the name for new taxonomy </text:p>
            <text:p>- Select the workspace and home path</text:p>
            <text:p>- Click Next button</text:p>
            <text:p>- Do not add any permission for taxonomy</text:p>
            <text:p>- Click Next button</text:p>
          </table:table-cell>
          <table:table-cell table:style-name="ce58" office:value-type="string">
            <text:p>Show message alert that you must add the permission for this taxonom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22];6;1)&gt;MID([.F21];6;1);&quot;&quot;;MAX([.A$7:.A21])+1)" office:value-type="float" office:value="7">
            <text:p>007</text:p>
          </table:table-cell>
          <table:table-cell table:style-name="ce43" office:value-type="string">
            <text:p>FNC_ECMS_ADM_TAX_01</text:p>
          </table:table-cell>
          <table:table-cell table:style-name="ce74" table:formula="of:=IF(MID([.F22];6;1)&gt;MID([.F21];6;1);[.C21];[.C21]+1)" office:value-type="float" office:value="7">
            <text:p>007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new taxonomy when the action's name of taxonomy is blank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f:=IF(MID([.F23];6;1)&gt;MID([.F22];6;1);[.C22];[.C22]+1)" office:value-type="float" office:value="7">
            <text:p>007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new taxonomy when the action's name of taxonomy is blank</text:p>
          </table:table-cell>
          <table:table-cell table:style-name="ce58" office:value-type="string">
            <text:p>Step 2: Leave the action's name is empty</text:p>
          </table:table-cell>
          <table:table-cell table:style-name="ce58" office:value-type="string">
            <text:p>- Put the name, workspace, home path for taxonomy, click Next</text:p>
            <text:p>- Set permission for taxonomy, click Save/Next</text:p>
            <text:p>- Do not put value in “Name” field</text:p>
            <text:p>- Click Save button</text:p>
          </table:table-cell>
          <table:table-cell table:style-name="ce58" office:value-type="string">
            <text:p>Show message alert that you must put the name of action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24];6;1)&gt;MID([.F23];6;1);&quot;&quot;;MAX([.A$7:.A23])+1)" office:value-type="float" office:value="8">
            <text:p>008</text:p>
          </table:table-cell>
          <table:table-cell table:style-name="ce43" office:value-type="string">
            <text:p>FNC_ECMS_ADM_TAX_01</text:p>
          </table:table-cell>
          <table:table-cell table:style-name="ce74" table:formula="of:=IF(MID([.F24];6;1)&gt;MID([.F23];6;1);[.C23];[.C23]+1)" office:value-type="float" office:value="8">
            <text:p>008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new taxonomy when the action's name of taxonomy contain special characters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25];6;1)&gt;MID([.F24];6;1);&quot;&quot;;MAX([.A$7:.A24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f:=IF(MID([.F25];6;1)&gt;MID([.F24];6;1);[.C24];[.C24]+1)" office:value-type="float" office:value="8">
            <text:p>008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new taxonomy when the action's name of taxonomy contain special characters</text:p>
          </table:table-cell>
          <table:table-cell table:style-name="ce58" office:value-type="string">
            <text:p>Step 2: Add action when the name of action contain special characters</text:p>
          </table:table-cell>
          <table:table-cell table:style-name="ce58" office:value-type="string">
            <text:p>- Put the name, workspace, home path for taxonomy, click Next</text:p>
            <text:p>- Set permission for taxonomy, click Save/Next</text:p>
            <text:p>-Input name for action with <text:s/>some special characters</text:p>
            <text:p>- Click Save button</text:p>
          </table:table-cell>
          <table:table-cell table:style-name="ce58" office:value-type="string">
            <text:p>Show message alert that the action's name can not contain special characte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26];6;1)&gt;MID([.F25];6;1);&quot;&quot;;MAX([.A$7:.A25])+1)" office:value-type="float" office:value="9">
            <text:p>009</text:p>
          </table:table-cell>
          <table:table-cell table:style-name="ce43" office:value-type="string">
            <text:p>FNC_ECMS_ADM_TAX_01</text:p>
          </table:table-cell>
          <table:table-cell table:style-name="ce74" table:formula="of:=IF(MID([.F26];6;1)&gt;MID([.F25];6;1);[.C25];[.C25]+1)" office:value-type="float" office:value="9">
            <text:p>009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action for taxonomy when do not select the target node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1">
          <table:table-cell table:style-name="ce63" table:formula="of:=IF(MID([.F27];6;1)&gt;MID([.F26];6;1);&quot;&quot;;MAX([.A$7:.A26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f:=IF(MID([.F27];6;1)&gt;MID([.F26];6;1);[.C26];[.C26]+1)" office:value-type="float" office:value="9">
            <text:p>009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action for taxonomy when do not select the target node</text:p>
          </table:table-cell>
          <table:table-cell table:style-name="ce58" office:value-type="string">
            <text:p>Step 2: Add action when the name of action contain special characters</text:p>
          </table:table-cell>
          <table:table-cell table:style-name="ce58" office:value-type="string">
            <text:p>- Put the name, home path for taxonomy</text:p>
            <text:p>- Set permission for taxonomy, click Save/Next</text:p>
            <text:p>- Put the name of action</text:p>
            <text:p>- Select Lifecycle field</text:p>
            <text:p>- Do not select the target node</text:p>
            <text:p>- Click Save button</text:p>
          </table:table-cell>
          <table:table-cell table:style-name="ce58" office:value-type="string">
            <text:p>Show message alert that you must choose the target node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28];6;1)&gt;MID([.F27];6;1);&quot;&quot;;MAX([.A$7:.A27])+1)" office:value-type="float" office:value="10">
            <text:p>010</text:p>
          </table:table-cell>
          <table:table-cell table:style-name="ce43" office:value-type="string">
            <text:p>FNC_ECMS_ADM_TAX_01</text:p>
          </table:table-cell>
          <table:table-cell table:style-name="ce74" table:formula="of:=IF(MID([.F28];6;1)&gt;MID([.F27];6;1);[.C27];[.C27]+1)" office:value-type="float" office:value="10">
            <text:p>010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action for taxonomy when do not select Lifecycle field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1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f:=IF(MID([.F29];6;1)&gt;MID([.F28];6;1);[.C28];[.C28]+1)" office:value-type="float" office:value="10">
            <text:p>010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6" office:value-type="string">
            <text:p>Add action for taxonomy when do not select Lifecycle field</text:p>
          </table:table-cell>
          <table:table-cell table:style-name="ce58" office:value-type="string">
            <text:p>Step 2: Add action when the name of action contain special characters</text:p>
          </table:table-cell>
          <table:table-cell table:style-name="ce58" office:value-type="string">
            <text:p>- Put the name, home path for taxonomy</text:p>
            <text:p>- Set permission for taxonomy, click Save/Next</text:p>
            <text:p>- Put the name of action</text:p>
            <text:p>- Don't Select Lifecycle field</text:p>
            <text:p>- select the target node</text:p>
            <text:p>- Click Save button</text:p>
          </table:table-cell>
          <table:table-cell table:style-name="ce58" office:value-type="string">
            <text:p>Show message alert that you must choose Lifecycle field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30];6;1)&gt;MID([.F29];6;1);&quot;&quot;;MAX([.A$7:.A29])+1)" office:value-type="float" office:value="11">
            <text:p>011</text:p>
          </table:table-cell>
          <table:table-cell table:style-name="ce43" office:value-type="string">
            <text:p>FNC_ECMS_ADM_TAX_01</text:p>
          </table:table-cell>
          <table:table-cell table:style-name="ce74" table:formula="of:=IF(MID([.F30];6;1)&gt;MID([.F29];6;1);[.C29];[.C29]+1)" office:value-type="float" office:value="11">
            <text:p>011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Edit taxonomy</text:p>
          </table:table-cell>
          <table:table-cell table:style-name="ce58" office:value-type="string">
            <text:p>Step 1: Open form to edit category</text:p>
          </table:table-cell>
          <table:table-cell table:style-name="ce58" office:value-type="string">
            <text:p><text:span text:style-name="T5">- Go to Sites Administration-&gt; Ontologies /Manage taxonomy trees</text:span></text:p>
            <text:p>- Click “Edit” icon on corresponding taxonomy </text:p>
            <text:p><text:s/></text:p>
          </table:table-cell>
          <table:table-cell table:style-name="ce58" office:value-type="string">
            <text:p>Form to edit taxonomy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31];6;1)&gt;MID([.F30];6;1);&quot;&quot;;MAX([.A$7:.A30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f:=IF(MID([.F31];6;1)&gt;MID([.F30];6;1);[.C30];[.C30]+1)" office:value-type="float" office:value="11">
            <text:p>011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Edit taxonomy</text:p>
          </table:table-cell>
          <table:table-cell table:style-name="ce58" office:value-type="string">
            <text:p>Step 2: Edit taxonomy</text:p>
          </table:table-cell>
          <table:table-cell table:style-name="ce58" office:value-type="string">
            <text:p>Change the information of this taxonomy or do action (copy/cut, delete) with categories in its</text:p>
          </table:table-cell>
          <table:table-cell table:style-name="ce58" office:value-type="string">
            <text:p>Actions are done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1">
          <table:table-cell table:style-name="ce63" table:formula="of:=IF(MID([.F32];6;1)&gt;MID([.F31];6;1);&quot;&quot;;MAX([.A$7:.A31])+1)" office:value-type="float" office:value="12">
            <text:p>012</text:p>
          </table:table-cell>
          <table:table-cell table:style-name="ce43" office:value-type="string">
            <text:p>FNC_ECMS_ADM_TAX_01</text:p>
          </table:table-cell>
          <table:table-cell table:style-name="ce74" table:formula="of:=IF(MID([.F32];6;1)&gt;MID([.F31];6;1);[.C31];[.C31]+1)" office:value-type="float" office:value="12">
            <text:p>012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Delete Taxonomy Tree</text:p>
          </table:table-cell>
          <table:table-cell table:style-name="ce58" office:value-type="string">
            <text:p>Step 1: Delete taxonomy tree</text:p>
          </table:table-cell>
          <table:table-cell table:style-name="ce58" office:value-type="string">
            <text:p><text:span text:style-name="T5">- Go to Sites Administration-&gt; Ontologies /Manage taxonomy trees</text:span></text:p>
            <text:p>- Click “Delete” icon on corresponding taxonomy </text:p>
            <text:p>- Click OK on confirm message</text:p>
            <text:p><text:s/></text:p>
          </table:table-cell>
          <table:table-cell table:style-name="ce58" office:value-type="string">
            <text:p>Taxonomy tree is deleted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33];6;1)&gt;MID([.F32];6;1);&quot;&quot;;MAX([.A$7:.A32])+1)" office:value-type="float" office:value="13">
            <text:p>013</text:p>
          </table:table-cell>
          <table:table-cell table:style-name="ce42" office:value-type="string">
            <text:p>FNC_ECMS_ADM_TAX_02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6" office:value-type="string">
            <text:p>Check the displaying of taxonomy in Sites Explorer/ System drive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34];6;1)&gt;MID([.F33];6;1);&quot;&quot;;MAX([.A$7:.A33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34];6;1)&gt;MID([.F33];6;1);[.C33];[.C33]+1)" office:value-type="float" office:value="1">
            <text:p>001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80" office:value-type="string">
            <text:p>Check the displaying of taxonomy in Sites Explorer/ System drive</text:p>
          </table:table-cell>
          <table:table-cell table:style-name="ce80" office:value-type="string">
            <text:p>Step 2: Check the displaying of taxonomy tree</text:p>
          </table:table-cell>
          <table:table-cell table:style-name="ce80" office:value-type="string">
            <text:p>- Go to Sites Explorer</text:p>
            <text:p>- Select 'DMS Administration' <text:s/>drive</text:p>
            <text:p>- Select the path : /exo:ecm/exo:taxonomyTrees/definition</text:p>
          </table:table-cell>
          <table:table-cell table:style-name="ce84" office:value-type="string">
            <text:p>Link of The taxonomy tree and it's child nodes are listed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35];6;1)&gt;MID([.F34];6;1);&quot;&quot;;MAX([.A$7:.A34])+1)" office:value-type="float" office:value="14">
            <text:p>014</text:p>
          </table:table-cell>
          <table:table-cell table:style-name="ce43" office:value-type="string">
            <text:p>FNC_ECMS_ADM_TAX_02</text:p>
          </table:table-cell>
          <table:table-cell table:style-name="ce74" table:formula="of:=IF(MID([.F35];6;1)&gt;MID([.F34];6;1);[.C34];[.C34]+1)" office:value-type="float" office:value="2">
            <text:p>002</text:p>
          </table:table-cell>
          <table:table-cell table:style-name="ce94" office:value-type="string">
            <text:p>DMS\Admin\Ontologies\Manage <text:s/>Taxonomy Tree\Display</text:p>
          </table:table-cell>
          <table:table-cell table:style-name="ce97" office:value-type="string">
            <text:p>Check the displaying of taxonomy when add category for node (document/uploaded file)</text:p>
          </table:table-cell>
          <table:table-cell table:style-name="ce102" office:value-type="string">
            <text:p>Step 1: Create new taxonomy tree</text:p>
          </table:table-cell>
          <table:table-cell table:style-name="ce102" office:value-type="string">
            <text:p>Create new taxonomy tree</text:p>
          </table:table-cell>
          <table:table-cell table:style-name="ce106" office:value-type="string">
            <text:p>New taxonomy tree is create successfully</text:p>
          </table:table-cell>
          <table:table-cell table:style-name="ce106" office:value-type="string">
            <text:p>High</text:p>
          </table:table-cell>
          <table:table-cell table:style-name="ce106"/>
          <table:table-cell table:style-name="ce90" table:number-columns-repeated="10"/>
          <table:table-cell table:style-name="ce82" table:number-columns-repeated="204"/>
          <table:table-cell table:style-name="ce90" table:number-columns-repeated="800"/>
        </table:table-row>
        <table:table-row table:style-name="ro8">
          <table:table-cell table:style-name="ce63" table:formula="of:=IF(MID([.F36];6;1)&gt;MID([.F35];6;1);&quot;&quot;;MAX([.A$7:.A35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36];6;1)&gt;MID([.F35];6;1);[.C35];[.C35]+1)" office:value-type="float" office:value="2">
            <text:p>002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add category for node (document/uploaded file)</text:p>
          </table:table-cell>
          <table:table-cell table:style-name="ce98" office:value-type="string">
            <text:p>Step 2: Create node</text:p>
          </table:table-cell>
          <table:table-cell table:style-name="ce98" office:value-type="string">
            <text:p>- Go to Sites Explorer / Private driver</text:p>
            <text:p>- Create a document or upload a file</text:p>
          </table:table-cell>
          <table:table-cell table:style-name="ce84" office:value-type="string">
            <text:p>Node is created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37];6;1)&gt;MID([.F36];6;1);&quot;&quot;;MAX([.A$7:.A36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37];6;1)&gt;MID([.F36];6;1);[.C36];[.C36]+1)" office:value-type="float" office:value="2">
            <text:p>002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add category for node (document/uploaded file)</text:p>
          </table:table-cell>
          <table:table-cell table:style-name="ce98" office:value-type="string">
            <text:p>Step 3: Check the displaying of taxonomy </text:p>
          </table:table-cell>
          <table:table-cell table:style-name="ce98" office:value-type="string">
            <text:p>- Select Details View</text:p>
            <text:p>- Select 'Admin' tab</text:p>
            <text:p>- Click on Manage Categories icon in action bar </text:p>
          </table:table-cell>
          <table:table-cell table:style-name="ce84" office:value-type="string">
            <text:p>Add Category form is shown. At Select Category Tab, we can see all taxonomy tree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38];6;1)&gt;MID([.F37];6;1);&quot;&quot;;MAX([.A$7:.A37])+1)" office:value-type="float" office:value="15">
            <text:p>015</text:p>
          </table:table-cell>
          <table:table-cell table:style-name="ce43" office:value-type="string">
            <text:p>FNC_ECMS_ADM_TAX_02</text:p>
          </table:table-cell>
          <table:table-cell table:style-name="ce74" table:formula="of:=IF(MID([.F38];6;1)&gt;MID([.F37];6;1);[.C37];[.C37]+1)" office:value-type="float" office:value="3">
            <text:p>003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tree when user does not have permission to view when add category for node (document/uploaded file) 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- Create new taxonomy tree</text:p>
            <text:p>- Set permission for this taxonomy tree that some users can not see it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39];6;1)&gt;MID([.F38];6;1);&quot;&quot;;MAX([.A$7:.A38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39];6;1)&gt;MID([.F38];6;1);[.C38];[.C38]+1)" office:value-type="float" office:value="3">
            <text:p>003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tree when user does not have permission to view when add category for node (document/uploaded file) </text:p>
          </table:table-cell>
          <table:table-cell table:style-name="ce98" office:value-type="string">
            <text:p>Step 2: Create node</text:p>
          </table:table-cell>
          <table:table-cell table:style-name="ce98" office:value-type="string">
            <text:p>- Login by user who does not have permission to view this taxonomy above</text:p>
            <text:p>- Create a document or upload a file</text:p>
          </table:table-cell>
          <table:table-cell table:style-name="ce84" office:value-type="string">
            <text:p>Node is created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40];6;1)&gt;MID([.F39];6;1);&quot;&quot;;MAX([.A$7:.A39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40];6;1)&gt;MID([.F39];6;1);[.C39];[.C39]+1)" office:value-type="float" office:value="3">
            <text:p>003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tree when user does not have permission to view when add category for node (document/uploaded file) </text:p>
          </table:table-cell>
          <table:table-cell table:style-name="ce98" office:value-type="string">
            <text:p>Step 3: Check the displaying of taxonomy </text:p>
          </table:table-cell>
          <table:table-cell table:style-name="ce98" office:value-type="string">
            <text:p>- Select 'Admin' tab</text:p>
            <text:p>- Click on Manage Categories Tree icon in action bar </text:p>
          </table:table-cell>
          <table:table-cell table:style-name="ce106" office:value-type="string">
            <text:p>- User can't see taxonomy tree which user does not have permission on it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41];6;1)&gt;MID([.F40];6;1);&quot;&quot;;MAX([.A$7:.A40])+1)" office:value-type="float" office:value="16">
            <text:p>016</text:p>
          </table:table-cell>
          <table:table-cell table:style-name="ce43" office:value-type="string">
            <text:p>FNC_ECMS_ADM_TAX_02</text:p>
          </table:table-cell>
          <table:table-cell table:style-name="ce74" table:formula="of:=IF(MID([.F41];6;1)&gt;MID([.F40];6;1);[.C40];[.C40]+1)" office:value-type="float" office:value="4">
            <text:p>004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categories <text:s text:c="2"/>in case user does not have permission to view <text:s/>when add category for node (document/uploaded file) 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- Create new taxonomy tree</text:p>
            <text:p>- Create categories in this tree</text:p>
            <text:p>- Set permission for some categories that some users can not see them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42];6;1)&gt;MID([.F41];6;1);&quot;&quot;;MAX([.A$7:.A41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42];6;1)&gt;MID([.F41];6;1);[.C41];[.C41]+1)" office:value-type="float" office:value="4">
            <text:p>004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categories <text:s text:c="2"/>in case user does not have permission to view <text:s/>when add category for node (document/uploaded file) </text:p>
          </table:table-cell>
          <table:table-cell table:style-name="ce98" office:value-type="string">
            <text:p>Step 2: Create node</text:p>
          </table:table-cell>
          <table:table-cell table:style-name="ce98" office:value-type="string">
            <text:p>- Login by user who does not have permission to view this taxonomy above</text:p>
            <text:p>- Create a document or upload a file</text:p>
          </table:table-cell>
          <table:table-cell table:style-name="ce84" office:value-type="string">
            <text:p>Node is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43];6;1)&gt;MID([.F42];6;1);&quot;&quot;;MAX([.A$7:.A42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43];6;1)&gt;MID([.F42];6;1);[.C42];[.C42]+1)" office:value-type="float" office:value="4">
            <text:p>004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categories <text:s text:c="2"/>in case user does not have permission to view <text:s/>when add category for node (document/uploaded file) </text:p>
          </table:table-cell>
          <table:table-cell table:style-name="ce98" office:value-type="string">
            <text:p>Step 3: Check the displaying of taxonomy </text:p>
          </table:table-cell>
          <table:table-cell table:style-name="ce98" office:value-type="string">
            <text:p>- Select 'Admin' tab</text:p>
            <text:p>- Click on Manage Categories Tree icon in action bar </text:p>
          </table:table-cell>
          <table:table-cell table:style-name="ce106" office:value-type="string">
            <text:p>- User can't see taxonomy tree which user does not have permission on it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44];6;1)&gt;MID([.F43];6;1);&quot;&quot;;MAX([.A$7:.A43])+1)" office:value-type="float" office:value="17">
            <text:p>017</text:p>
          </table:table-cell>
          <table:table-cell table:style-name="ce43" office:value-type="string">
            <text:p>FNC_ECMS_ADM_TAX_02</text:p>
          </table:table-cell>
          <table:table-cell table:style-name="ce74" table:formula="of:=IF(MID([.F44];6;1)&gt;MID([.F43];6;1);[.C43];[.C43]+1)" office:value-type="float" office:value="5">
            <text:p>005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in Sites Explorer while creating document or uploading file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45];6;1)&gt;MID([.F44];6;1);&quot;&quot;;MAX([.A$7:.A44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45];6;1)&gt;MID([.F44];6;1);[.C44];[.C44]+1)" office:value-type="float" office:value="5">
            <text:p>005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in Sites Explorer while creating document or uploading file</text:p>
          </table:table-cell>
          <table:table-cell table:style-name="ce98" office:value-type="string">
            <text:p>Step 2: Check the displaying of taxonomy in Sites Explorer</text:p>
          </table:table-cell>
          <table:table-cell table:style-name="ce98" office:value-type="string">
            <text:p>- Go to Sites Explorer</text:p>
            <text:p>- Create a new document (except Article) or upload a file</text:p>
            <text:p>- Click on 'Add Item' icon</text:p>
          </table:table-cell>
          <table:table-cell table:style-name="ce84" office:value-type="string">
            <text:p>All category that created in Manage Taxonomy trees are listed 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46];6;1)&gt;MID([.F45];6;1);&quot;&quot;;MAX([.A$7:.A45])+1)" office:value-type="float" office:value="18">
            <text:p>018</text:p>
          </table:table-cell>
          <table:table-cell table:style-name="ce43" office:value-type="string">
            <text:p>FNC_ECMS_ADM_TAX_02</text:p>
          </table:table-cell>
          <table:table-cell table:style-name="ce74" table:formula="of:=IF(MID([.F46];6;1)&gt;MID([.F45];6;1);[.C45];[.C45]+1)" office:value-type="float" office:value="6">
            <text:p>006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when creating drive 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47];6;1)&gt;MID([.F46];6;1);&quot;&quot;;MAX([.A$7:.A46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47];6;1)&gt;MID([.F46];6;1);[.C46];[.C46]+1)" office:value-type="float" office:value="6">
            <text:p>006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creating drive </text:p>
          </table:table-cell>
          <table:table-cell table:style-name="ce98" office:value-type="string">
            <text:p>Step 2: Open form to add new drive</text:p>
          </table:table-cell>
          <table:table-cell table:style-name="ce98" office:value-type="string">
            <text:p>- Login by user is in member/platform/administrator </text:p>
            <text:p>- Go to Manage Drive</text:p>
            <text:p>- Click 'Add Drive' button</text:p>
          </table:table-cell>
          <table:table-cell table:style-name="ce84" office:value-type="string">
            <text:p>A form to add drive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48];6;1)&gt;MID([.F47];6;1);&quot;&quot;;MAX([.A$7:.A47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48];6;1)&gt;MID([.F47];6;1);[.C47];[.C47]+1)" office:value-type="float" office:value="6">
            <text:p>006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creating drive </text:p>
          </table:table-cell>
          <table:table-cell table:style-name="ce98" office:value-type="string">
            <text:p>Step 3: Add new drive with the root path is taxonomy above</text:p>
          </table:table-cell>
          <table:table-cell table:style-name="ce98" office:value-type="string">
            <text:p>- In form to add drive, select workspace is: system</text:p>
            <text:p>- Click icon to add Home path for drive</text:p>
            <text:p/>
          </table:table-cell>
          <table:table-cell table:style-name="ce84" office:value-type="string">
            <text:p>All category that created in Manage Taxonomy trees are listed 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49];6;1)&gt;MID([.F48];6;1);&quot;&quot;;MAX([.A$7:.A48])+1)" office:value-type="float" office:value="19">
            <text:p>019</text:p>
          </table:table-cell>
          <table:table-cell table:style-name="ce43" office:value-type="string">
            <text:p>FNC_ECMS_ADM_TAX_02</text:p>
          </table:table-cell>
          <table:table-cell table:style-name="ce74" table:formula="of:=IF(MID([.F49];6;1)&gt;MID([.F48];6;1);[.C48];[.C48]+1)" office:value-type="float" office:value="7">
            <text:p>007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when configuration for Content Browser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50];6;1)&gt;MID([.F49];6;1);&quot;&quot;;MAX([.A$7:.A49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50];6;1)&gt;MID([.F49];6;1);[.C49];[.C49]+1)" office:value-type="float" office:value="7">
            <text:p>007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configuration for Content Browser</text:p>
          </table:table-cell>
          <table:table-cell table:style-name="ce98" office:value-type="string">
            <text:p>Step 2: Open form to configuration</text:p>
          </table:table-cell>
          <table:table-cell table:style-name="ce58" office:value-type="string">
            <text:p>- Go to Content Browser</text:p>
            <text:p>- Switch to “Edit” mode</text:p>
            <text:p>- Edit form to config using path</text:p>
            <text:p>- Select workspace: system</text:p>
            <text:p>- Click icon to set Category path</text:p>
          </table:table-cell>
          <table:table-cell table:style-name="ce84" office:value-type="string">
            <text:p>All category that created in Manage Taxonomy trees are listed 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51];6;1)&gt;MID([.F50];6;1);&quot;&quot;;MAX([.A$7:.A50])+1)" office:value-type="float" office:value="20">
            <text:p>020</text:p>
          </table:table-cell>
          <table:table-cell table:style-name="ce43" office:value-type="string">
            <text:p>FNC_ECMS_ADM_TAX_02</text:p>
          </table:table-cell>
          <table:table-cell table:style-name="ce74" table:formula="of:=IF(MID([.F51];6;1)&gt;MID([.F50];6;1);[.C50];[.C50]+1)" office:value-type="float" office:value="8">
            <text:p>008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when user does not have permission to view while configuration for Content Browser 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- Create new taxonomy tree</text:p>
            <text:p>- Set permission for this taxonomy tree that some users can not see it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2">
          <table:table-cell table:style-name="ce63" table:formula="of:=IF(MID([.F52];6;1)&gt;MID([.F51];6;1);&quot;&quot;;MAX([.A$7:.A51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52];6;1)&gt;MID([.F51];6;1);[.C51];[.C51]+1)" office:value-type="float" office:value="8">
            <text:p>008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user does not have permission to view while configuration for Content Browser </text:p>
          </table:table-cell>
          <table:table-cell table:style-name="ce98" office:value-type="string">
            <text:p>Step 2: Open form to configuration</text:p>
          </table:table-cell>
          <table:table-cell table:style-name="ce58" office:value-type="string">
            <text:p>- Login by user who does not have permission to view taxonomy tree above</text:p>
            <text:p>- Go to Content Browser</text:p>
            <text:p>- Switch to “Edit” mode</text:p>
            <text:p>- Edit form to config using path</text:p>
            <text:p>- Select workspace: system</text:p>
            <text:p>- Click icon to set Category path</text:p>
          </table:table-cell>
          <table:table-cell table:style-name="ce106"/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53];6;1)&gt;MID([.F52];6;1);&quot;&quot;;MAX([.A$7:.A52])+1)" office:value-type="float" office:value="21">
            <text:p>021</text:p>
          </table:table-cell>
          <table:table-cell table:style-name="ce43" office:value-type="string">
            <text:p>FNC_ECMS_ADM_TAX_02</text:p>
          </table:table-cell>
          <table:table-cell table:style-name="ce74" table:formula="of:=IF(MID([.F53];6;1)&gt;MID([.F52];6;1);[.C52];[.C52]+1)" office:value-type="float" office:value="9">
            <text:p>009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when configuration for Content Browser in case user does not have permission to view category in tree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- Create new taxonomy tree</text:p>
            <text:p>- Create categories in this tree</text:p>
            <text:p>- Set permission for some categories that some users can not see them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2">
          <table:table-cell table:style-name="ce63" table:formula="of:=IF(MID([.F54];6;1)&gt;MID([.F53];6;1);&quot;&quot;;MAX([.A$7:.A53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54];6;1)&gt;MID([.F53];6;1);[.C53];[.C53]+1)" office:value-type="float" office:value="9">
            <text:p>009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configuration for Content Browser in case user does not have permission to view category in tree</text:p>
          </table:table-cell>
          <table:table-cell table:style-name="ce98" office:value-type="string">
            <text:p>Step 2: Open form to configuration</text:p>
          </table:table-cell>
          <table:table-cell table:style-name="ce58" office:value-type="string">
            <text:p>- Login by user who does not have permission to view taxonomy tree above</text:p>
            <text:p>- Go to Content Browser</text:p>
            <text:p>- Switch to “Edit” mode</text:p>
            <text:p>- Edit form to config using path</text:p>
            <text:p>- Select workspace: system</text:p>
            <text:p>- Click icon to set Category path</text:p>
          </table:table-cell>
          <table:table-cell table:style-name="ce106"/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55];6;1)&gt;MID([.F54];6;1);&quot;&quot;;MAX([.A$7:.A54])+1)" office:value-type="float" office:value="22">
            <text:p>022</text:p>
          </table:table-cell>
          <table:table-cell table:style-name="ce43" office:value-type="string">
            <text:p>FNC_ECMS_ADM_TAX_02</text:p>
          </table:table-cell>
          <table:table-cell table:style-name="ce74" table:formula="of:=IF(MID([.F55];6;1)&gt;MID([.F54];6;1);[.C54];[.C54]+1)" office:value-type="float" office:value="10">
            <text:p>010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when do advanced search using category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56];6;1)&gt;MID([.F55];6;1);&quot;&quot;;MAX([.A$7:.A55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56];6;1)&gt;MID([.F55];6;1);[.C55];[.C55]+1)" office:value-type="float" office:value="10">
            <text:p>010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do advanced search using category</text:p>
          </table:table-cell>
          <table:table-cell table:style-name="ce58" office:value-type="string">
            <text:p>Step 2: Open form to do advanced search</text:p>
          </table:table-cell>
          <table:table-cell table:style-name="ce58" office:value-type="string">
            <text:p>- Go to Sites Explorer</text:p>
            <text:p>- Select “Search” tab and then click on “Advanced Search” icon</text:p>
            <text:p>- Select “Advanced Search” tab</text:p>
            <text:p>- Click on “Show/Hide constraint” form</text:p>
          </table:table-cell>
          <table:table-cell table:style-name="ce58" office:value-type="string">
            <text:p>Form to search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57];6;1)&gt;MID([.F56];6;1);&quot;&quot;;MAX([.A$7:.A56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57];6;1)&gt;MID([.F56];6;1);[.C56];[.C56]+1)" office:value-type="float" office:value="10">
            <text:p>010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do advanced search using category</text:p>
          </table:table-cell>
          <table:table-cell table:style-name="ce58" office:value-type="string">
            <text:p>Step 3: Check the displaying of taxonomy </text:p>
          </table:table-cell>
          <table:table-cell table:style-name="ce58" office:value-type="string">
            <text:p>- Tick on the sixth check-box</text:p>
            <text:p>- Click on “Add Category” icon</text:p>
          </table:table-cell>
          <table:table-cell table:style-name="ce58" office:value-type="string">
            <text:p>All taxonomy tree and its child nodes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58];6;1)&gt;MID([.F57];6;1);&quot;&quot;;MAX([.A$7:.A57])+1)" office:value-type="float" office:value="23">
            <text:p>023</text:p>
          </table:table-cell>
          <table:table-cell table:style-name="ce43" office:value-type="string">
            <text:p>FNC_ECMS_ADM_TAX_02</text:p>
          </table:table-cell>
          <table:table-cell table:style-name="ce74" table:formula="of:=IF(MID([.F58];6;1)&gt;MID([.F57];6;1);[.C57];[.C57]+1)" office:value-type="float" office:value="11">
            <text:p>011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6" office:value-type="string">
            <text:p>Check the displaying of taxonomy when do advanced search using category in case user does not have permission to view taxonomy tree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- Create new taxonomy tree</text:p>
            <text:p>- Set permission for this taxonomy tree that some users can not see it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2">
          <table:table-cell table:style-name="ce63" table:formula="of:=IF(MID([.F59];6;1)&gt;MID([.F58];6;1);&quot;&quot;;MAX([.A$7:.A58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59];6;1)&gt;MID([.F58];6;1);[.C58];[.C58]+1)" office:value-type="float" office:value="11">
            <text:p>011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do advanced search using category in case user does not have permission to view taxonomy tree</text:p>
          </table:table-cell>
          <table:table-cell table:style-name="ce58" office:value-type="string">
            <text:p>Step 2: Open form to do advanced search</text:p>
          </table:table-cell>
          <table:table-cell table:style-name="ce58" office:value-type="string">
            <text:p>- Login by user who does not have permission to view taxonomy tree above</text:p>
            <text:p>- Go to Sites Explorer</text:p>
            <text:p>- Select “Search” tab and then click on “Advanced Search” icon</text:p>
            <text:p>- Select “Advanced Search” tab</text:p>
            <text:p>- Click on “Show/Hide constraint” form</text:p>
          </table:table-cell>
          <table:table-cell table:style-name="ce58" office:value-type="string">
            <text:p>Form to search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60];6;1)&gt;MID([.F59];6;1);&quot;&quot;;MAX([.A$7:.A59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60];6;1)&gt;MID([.F59];6;1);[.C59];[.C59]+1)" office:value-type="float" office:value="11">
            <text:p>011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do advanced search using category in case user does not have permission to view taxonomy tree</text:p>
          </table:table-cell>
          <table:table-cell table:style-name="ce58" office:value-type="string">
            <text:p>Step 3: Check the displaying of taxonomy </text:p>
          </table:table-cell>
          <table:table-cell table:style-name="ce58" office:value-type="string">
            <text:p>- Tick on the sixth check-box</text:p>
            <text:p>- Click on “Add Category” icon</text:p>
          </table:table-cell>
          <table:table-cell table:style-name="ce107" office:value-type="string">
            <text:p>The taxonomy is not shown here . User does not have permission can't <text:s/>see this taxonom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61];6;1)&gt;MID([.F60];6;1);&quot;&quot;;MAX([.A$7:.A60])+1)" office:value-type="float" office:value="24">
            <text:p>024</text:p>
          </table:table-cell>
          <table:table-cell table:style-name="ce43" office:value-type="string">
            <text:p>FNC_ECMS_ADM_TAX_02</text:p>
          </table:table-cell>
          <table:table-cell table:style-name="ce74" table:formula="of:=IF(MID([.F61];6;1)&gt;MID([.F60];6;1);[.C60];[.C60]+1)" office:value-type="float" office:value="12">
            <text:p>012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6" office:value-type="string">
            <text:p>Check the displaying of taxonomy when do advanced search using category in case user does not have permission to view category in taxonomy tree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- Create new taxonomy tree</text:p>
            <text:p>- Create categories in this tree</text:p>
            <text:p>- Set permission for some categories that some users can not see them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2">
          <table:table-cell table:style-name="ce63" table:formula="of:=IF(MID([.F62];6;1)&gt;MID([.F61];6;1);&quot;&quot;;MAX([.A$7:.A61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62];6;1)&gt;MID([.F61];6;1);[.C61];[.C61]+1)" office:value-type="float" office:value="12">
            <text:p>012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do advanced search using category in case user does not have permission to view category in taxonomy tree</text:p>
          </table:table-cell>
          <table:table-cell table:style-name="ce58" office:value-type="string">
            <text:p>Step 2: Open form to do advanced search</text:p>
          </table:table-cell>
          <table:table-cell table:style-name="ce58" office:value-type="string">
            <text:p>- Login by user who does not have permission to view taxonomy tree above</text:p>
            <text:p>- Go to Sites Explorer</text:p>
            <text:p>- Select “Search” tab and then click on “Advanced Search” icon</text:p>
            <text:p>- Select “Advanced Search” tab</text:p>
            <text:p>- Click on “Show/Hide constraint” form</text:p>
          </table:table-cell>
          <table:table-cell table:style-name="ce58" office:value-type="string">
            <text:p>Form to search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63];6;1)&gt;MID([.F62];6;1);&quot;&quot;;MAX([.A$7:.A62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63];6;1)&gt;MID([.F62];6;1);[.C62];[.C62]+1)" office:value-type="float" office:value="12">
            <text:p>012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do advanced search using category in case user does not have permission to view category in taxonomy tree</text:p>
          </table:table-cell>
          <table:table-cell table:style-name="ce58" office:value-type="string">
            <text:p>Step 3: Check the displaying of taxonomy </text:p>
          </table:table-cell>
          <table:table-cell table:style-name="ce58" office:value-type="string">
            <text:p>- Tick on the sixth check-box</text:p>
            <text:p>- Click on “Add Category” icon</text:p>
          </table:table-cell>
          <table:table-cell table:style-name="ce107" office:value-type="string">
            <text:p>User can't see category here <text:s/>which user does not permission on it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64];6;1)&gt;MID([.F63];6;1);&quot;&quot;;MAX([.A$7:.A63])+1)" office:value-type="float" office:value="25">
            <text:p>025</text:p>
          </table:table-cell>
          <table:table-cell table:style-name="ce42" office:value-type="string">
            <text:p>FNC_ECMS_ADM_TAX_03</text:p>
          </table:table-cell>
          <table:table-cell table:style-name="ce74" office:value-type="float" office:value="1">
            <text:p>00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99" office:value-type="string">
            <text:p>Add category in taxonomy tree when put valid data into name field</text:p>
          </table:table-cell>
          <table:table-cell table:style-name="ce102" office:value-type="string">
            <text:p>Step 1: Create new taxonomy tree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06" office:value-type="string">
            <text:p>New taxonomy tree is create successfully</text:p>
          </table:table-cell>
          <table:table-cell table:style-name="ce106" office:value-type="string">
            <text:p>High</text:p>
          </table:table-cell>
          <table:table-cell table:style-name="ce106"/>
          <table:table-cell table:style-name="ce90" table:number-columns-repeated="10"/>
          <table:table-cell table:style-name="ce82" table:number-columns-repeated="204"/>
          <table:table-cell table:style-name="ce90" table:number-columns-repeated="800"/>
        </table:table-row>
        <table:table-row table:style-name="ro18">
          <table:table-cell table:style-name="ce63" table:formula="of:=IF(MID([.F65];6;1)&gt;MID([.F64];6;1);&quot;&quot;;MAX([.A$7:.A6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65];6;1)&gt;MID([.F64];6;1);[.C64];[.C64]+1)" office:value-type="float" office:value="1">
            <text:p>00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taxonomy when put valid data into name field</text:p>
          </table:table-cell>
          <table:table-cell table:style-name="ce80" office:value-type="string">
            <text:p>Step 2: Open form to add category</text:p>
          </table:table-cell>
          <table:table-cell table:style-name="ce80" office:value-type="string">
            <text:p>- Click edit icon corresponding with taxonomy tree you want to edit</text:p>
            <text:p>- Click 'Add' icon in the left pane</text:p>
          </table:table-cell>
          <table:table-cell table:style-name="ce84" office:value-type="string">
            <text:p>A Pop-up appears to create categor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66];6;1)&gt;MID([.F65];6;1);&quot;&quot;;MAX([.A$7:.A65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66];6;1)&gt;MID([.F65];6;1);[.C65];[.C65]+1)" office:value-type="float" office:value="1">
            <text:p>00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taxonomy when put valid data into name field</text:p>
          </table:table-cell>
          <table:table-cell table:style-name="ce80" office:value-type="string">
            <text:p>Step 3: Add taxonomy</text:p>
          </table:table-cell>
          <table:table-cell table:style-name="ce80" office:value-type="string">
            <text:p>- <text:s/>Put valid data into 'Taxonomy Name ' field</text:p>
            <text:p>- Click ''Save'' button</text:p>
          </table:table-cell>
          <table:table-cell table:style-name="ce84" office:value-type="string">
            <text:p>A new taxonomy is added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67];6;1)&gt;MID([.F66];6;1);&quot;&quot;;MAX([.A$7:.A66])+1)" office:value-type="float" office:value="26">
            <text:p>026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67];6;1)&gt;MID([.F66];6;1);[.C66];[.C66]+1)" office:value-type="float" office:value="2">
            <text:p>00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taxonomy when name field is blank</text:p>
          </table:table-cell>
          <table:table-cell table:style-name="ce80" office:value-type="string">
            <text:p>Step 1: Create new taxonomy tree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68];6;1)&gt;MID([.F67];6;1);&quot;&quot;;MAX([.A$7:.A67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68];6;1)&gt;MID([.F67];6;1);[.C67];[.C67]+1)" office:value-type="float" office:value="2">
            <text:p>00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taxonomy when name field is blank</text:p>
          </table:table-cell>
          <table:table-cell table:style-name="ce80" office:value-type="string">
            <text:p>Step 2: Open form to add category</text:p>
          </table:table-cell>
          <table:table-cell table:style-name="ce80" office:value-type="string">
            <text:p>- Click edit icon corresponding with taxonomy tree you want to edit</text:p>
            <text:p>- Click 'Add' icon in the left pane</text:p>
          </table:table-cell>
          <table:table-cell table:style-name="ce84" office:value-type="string">
            <text:p>A Pop-up appears to create categor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69];6;1)&gt;MID([.F68];6;1);&quot;&quot;;MAX([.A$7:.A68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69];6;1)&gt;MID([.F68];6;1);[.C68];[.C68]+1)" office:value-type="float" office:value="2">
            <text:p>00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taxonomy when name field is blank</text:p>
          </table:table-cell>
          <table:table-cell table:style-name="ce80" office:value-type="string">
            <text:p>Step 3: Add taxonomy</text:p>
          </table:table-cell>
          <table:table-cell table:style-name="ce80" office:value-type="string">
            <text:p>- <text:s/>Do not input data into ' Taxonomy Name ' field</text:p>
            <text:p>- Click ''Save'' button</text:p>
          </table:table-cell>
          <table:table-cell table:style-name="ce84" office:value-type="string">
            <text:p>Show message to inform that The field 'Taxonomy Name' is required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70];6;1)&gt;MID([.F69];6;1);&quot;&quot;;MAX([.A$7:.A69])+1)" office:value-type="float" office:value="27">
            <text:p>027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70];6;1)&gt;MID([.F69];6;1);[.C69];[.C69]+1)" office:value-type="float" office:value="3">
            <text:p>00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taxonomy when name field contain special character `~# $ % &amp; * {}\/= | &lt; &gt; <text:s text:c="2"/>. <text:s/>? ; ' "</text:p>
          </table:table-cell>
          <table:table-cell table:style-name="ce80" office:value-type="string">
            <text:p>Step 1: Create new taxonomy tree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71];6;1)&gt;MID([.F70];6;1);&quot;&quot;;MAX([.A$7:.A70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71];6;1)&gt;MID([.F70];6;1);[.C70];[.C70]+1)" office:value-type="float" office:value="3">
            <text:p>00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taxonomy when name field contain special character `~# $ % &amp; * {}\/= | &lt; &gt; <text:s text:c="2"/>. <text:s/>? ; ' "</text:p>
          </table:table-cell>
          <table:table-cell table:style-name="ce80" office:value-type="string">
            <text:p>Step 2: Open form to add category</text:p>
          </table:table-cell>
          <table:table-cell table:style-name="ce80" office:value-type="string">
            <text:p>- Click edit icon corresponding with taxonomy tree you want to edit</text:p>
            <text:p>- Click 'Add' icon in the left pane</text:p>
          </table:table-cell>
          <table:table-cell table:style-name="ce84" office:value-type="string">
            <text:p>A Pop-up appears to create categor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72];6;1)&gt;MID([.F71];6;1);&quot;&quot;;MAX([.A$7:.A71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72];6;1)&gt;MID([.F71];6;1);[.C71];[.C71]+1)" office:value-type="float" office:value="3">
            <text:p>00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taxonomy when name field contain special character `~# $ % &amp; * {}\/= | &lt; &gt; <text:s text:c="2"/>. <text:s/>? ; ' "</text:p>
          </table:table-cell>
          <table:table-cell table:style-name="ce80" office:value-type="string">
            <text:p>Step 3: Add taxonomy</text:p>
          </table:table-cell>
          <table:table-cell table:style-name="ce80" office:value-type="string">
            <text:p>- <text:s/>Put some special characters into ' Taxonomy Name ' field</text:p>
            <text:p>- Click ''Save'' button</text:p>
          </table:table-cell>
          <table:table-cell table:style-name="ce84" office:value-type="string">
            <text:p>Show message to inform that There are some invalid characters in field 'taxonomy name'.Type another <text:s/>value, please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73];6;1)&gt;MID([.F72];6;1);&quot;&quot;;MAX([.A$7:.A72])+1)" office:value-type="float" office:value="28">
            <text:p>028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73];6;1)&gt;MID([.F72];6;1);[.C72];[.C72]+1)" office:value-type="float" office:value="4">
            <text:p>004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new taxonomy has the same name,level with <text:s/>existing taxonomy in one node</text:p>
          </table:table-cell>
          <table:table-cell table:style-name="ce80" office:value-type="string">
            <text:p>Step 1: Create new taxonomy tree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74];6;1)&gt;MID([.F73];6;1);&quot;&quot;;MAX([.A$7:.A73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74];6;1)&gt;MID([.F73];6;1);[.C73];[.C73]+1)" office:value-type="float" office:value="4">
            <text:p>004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new taxonomy has the same name,level with <text:s/>existing taxonomy in one node</text:p>
          </table:table-cell>
          <table:table-cell table:style-name="ce80" office:value-type="string">
            <text:p>Step 2: Open form to add category</text:p>
          </table:table-cell>
          <table:table-cell table:style-name="ce80" office:value-type="string">
            <text:p>- Click edit icon corresponding with taxonomy tree you want to edit</text:p>
            <text:p>- Click 'Add' icon in the left pane</text:p>
          </table:table-cell>
          <table:table-cell table:style-name="ce84" office:value-type="string">
            <text:p>A Pop-up appears to create categor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75];6;1)&gt;MID([.F74];6;1);&quot;&quot;;MAX([.A$7:.A7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75];6;1)&gt;MID([.F74];6;1);[.C74];[.C74]+1)" office:value-type="float" office:value="4">
            <text:p>004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new taxonomy has the same name,level with <text:s/>existing taxonomy in one node</text:p>
          </table:table-cell>
          <table:table-cell table:style-name="ce80" office:value-type="string">
            <text:p>Step 3: Add taxonomy</text:p>
          </table:table-cell>
          <table:table-cell table:style-name="ce80" office:value-type="string">
            <text:p>- <text:s/>Put name for new taxonomy has the same name with existing taxonomy in this node</text:p>
            <text:p>- Click ''Save'' button</text:p>
          </table:table-cell>
          <table:table-cell table:style-name="ce84" office:value-type="string">
            <text:p>Show message to inform that the name already exists 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76];6;1)&gt;MID([.F75];6;1);&quot;&quot;;MAX([.A$7:.A75])+1)" office:value-type="float" office:value="29">
            <text:p>029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76];6;1)&gt;MID([.F75];6;1);[.C75];[.C75]+1)" office:value-type="float" office:value="5">
            <text:p>005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Check max length of name field</text:p>
          </table:table-cell>
          <table:table-cell table:style-name="ce80" office:value-type="string">
            <text:p>Step 1: Open Manage Taxonomy trees form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<text:s/>'Manage Taxonomy tre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77];6;1)&gt;MID([.F76];6;1);&quot;&quot;;MAX([.A$7:.A76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77];6;1)&gt;MID([.F76];6;1);[.C76];[.C76]+1)" office:value-type="float" office:value="5">
            <text:p>005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Check max length of name field</text:p>
          </table:table-cell>
          <table:table-cell table:style-name="ce80" office:value-type="string">
            <text:p>Step 2: Open 'Add taxonomy' <text:s/>pop-up</text:p>
          </table:table-cell>
          <table:table-cell table:style-name="ce80" office:value-type="string">
            <text:p>- Click edit icon corresponding with taxonomy tree you want to edit</text:p>
            <text:p>- Click 'Add' icon in the left pane</text:p>
          </table:table-cell>
          <table:table-cell table:style-name="ce84" office:value-type="string">
            <text:p>A Pop-up appears to create categor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78];6;1)&gt;MID([.F77];6;1);&quot;&quot;;MAX([.A$7:.A77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78];6;1)&gt;MID([.F77];6;1);[.C77];[.C77]+1)" office:value-type="float" office:value="5">
            <text:p>005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Check max length of name field</text:p>
          </table:table-cell>
          <table:table-cell table:style-name="ce80" office:value-type="string">
            <text:p>Step 3: Add taxonomy</text:p>
          </table:table-cell>
          <table:table-cell table:style-name="ce80" office:value-type="string">
            <text:p>- <text:s/>Put name for new taxonomy more than 30 characters</text:p>
            <text:p>- Click ''Save'' button</text:p>
          </table:table-cell>
          <table:table-cell table:style-name="ce84" office:value-type="string">
            <text:p>Show message alert that the name of taxonomy is too long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79];6;1)&gt;MID([.F78];6;1);&quot;&quot;;MAX([.A$7:.A78])+1)" office:value-type="float" office:value="30">
            <text:p>030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79];6;1)&gt;MID([.F78];6;1);[.C78];[.C78]+1)" office:value-type="float" office:value="6">
            <text:p>00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99" office:value-type="string">
            <text:p>Add permission for taxonomy to user</text:p>
          </table:table-cell>
          <table:table-cell table:style-name="ce102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06" office:value-type="string">
            <text:p>A new taxonomy tree and its sub nodes are created successfully</text:p>
          </table:table-cell>
          <table:table-cell table:style-name="ce106" office:value-type="string">
            <text:p>High</text:p>
          </table:table-cell>
          <table:table-cell table:style-name="ce106"/>
          <table:table-cell table:style-name="ce90" table:number-columns-repeated="10"/>
          <table:table-cell table:style-name="ce82" table:number-columns-repeated="204"/>
          <table:table-cell table:style-name="ce90" table:number-columns-repeated="800"/>
        </table:table-row>
        <table:table-row table:style-name="ro18">
          <table:table-cell table:style-name="ce63" table:formula="of:=IF(MID([.F80];6;1)&gt;MID([.F79];6;1);&quot;&quot;;MAX([.A$7:.A79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80];6;1)&gt;MID([.F79];6;1);[.C79];[.C79]+1)" office:value-type="float" office:value="6">
            <text:p>00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go to a child node</text:p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81];6;1)&gt;MID([.F80];6;1);&quot;&quot;;MAX([.A$7:.A80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81];6;1)&gt;MID([.F80];6;1);[.C80];[.C80]+1)" office:value-type="float" office:value="6">
            <text:p>00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82];6;1)&gt;MID([.F81];6;1);&quot;&quot;;MAX([.A$7:.A81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82];6;1)&gt;MID([.F81];6;1);[.C81];[.C81]+1)" office:value-type="float" office:value="6">
            <text:p>00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</text:p>
          </table:table-cell>
          <table:table-cell table:style-name="ce103" office:value-type="string">
            <text:p>Step 4: Select user to add permission</text:p>
          </table:table-cell>
          <table:table-cell table:style-name="ce103" office:value-type="string">
            <text:p>Click icon corresponding with user you want to add permission</text:p>
          </table:table-cell>
          <table:table-cell table:style-name="ce103" office:value-type="string">
            <text:p><text:s/>User is selected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83];6;1)&gt;MID([.F82];6;1);&quot;&quot;;MAX([.A$7:.A82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83];6;1)&gt;MID([.F82];6;1);[.C82];[.C82]+1)" office:value-type="float" office:value="6">
            <text:p>00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</text:p>
          </table:table-cell>
          <table:table-cell table:style-name="ce103" office:value-type="string">
            <text:p>Step 5: Select permission for user</text:p>
          </table:table-cell>
          <table:table-cell table:style-name="ce103" office:value-type="string">
            <text:p>- Select the right for user that node</text:p>
            <text:p>- Click Save button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84];6;1)&gt;MID([.F83];6;1);&quot;&quot;;MAX([.A$7:.A83])+1)" office:value-type="float" office:value="31">
            <text:p>031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84];6;1)&gt;MID([.F83];6;1);[.C83];[.C83]+1)" office:value-type="float" office:value="7">
            <text:p>00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50" office:value-type="string">
            <text:p>Add permission for taxonomy to user by searching user (1)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85];6;1)&gt;MID([.F84];6;1);&quot;&quot;;MAX([.A$7:.A8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85];6;1)&gt;MID([.F84];6;1);[.C84];[.C84]+1)" office:value-type="float" office:value="7">
            <text:p>00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78" office:value-type="string">
            <text:p>Add permission for taxonomy to user by searching user (1)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86];6;1)&gt;MID([.F85];6;1);&quot;&quot;;MAX([.A$7:.A85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86];6;1)&gt;MID([.F85];6;1);[.C85];[.C85]+1)" office:value-type="float" office:value="7">
            <text:p>00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78" office:value-type="string">
            <text:p>Add permission for taxonomy to user by searching user (1)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87];6;1)&gt;MID([.F86];6;1);&quot;&quot;;MAX([.A$7:.A86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87];6;1)&gt;MID([.F86];6;1);[.C86];[.C86]+1)" office:value-type="float" office:value="7">
            <text:p>00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78" office:value-type="string">
            <text:p>Add permission for taxonomy to user by searching user (1)</text:p>
          </table:table-cell>
          <table:table-cell table:style-name="ce103" office:value-type="string">
            <text:p>Step 4: Search user</text:p>
          </table:table-cell>
          <table:table-cell table:style-name="ce103" office:value-type="string">
            <text:p>- Put the name of group you want to search in 'Group' field</text:p>
            <text:p>- Press enter</text:p>
          </table:table-cell>
          <table:table-cell table:style-name="ce103" office:value-type="string">
            <text:p>Users in group are listed in the table under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88];6;1)&gt;MID([.F87];6;1);&quot;&quot;;MAX([.A$7:.A87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88];6;1)&gt;MID([.F87];6;1);[.C87];[.C87]+1)" office:value-type="float" office:value="7">
            <text:p>00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78" office:value-type="string">
            <text:p>Add permission for taxonomy to user by searching user (1)</text:p>
          </table:table-cell>
          <table:table-cell table:style-name="ce103" office:value-type="string">
            <text:p>Step 5: Select user to add permission</text:p>
          </table:table-cell>
          <table:table-cell table:style-name="ce103" office:value-type="string">
            <text:p>Click icon corresponding with user you want to add permission</text:p>
          </table:table-cell>
          <table:table-cell table:style-name="ce103" office:value-type="string">
            <text:p><text:s/>User is selected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89];6;1)&gt;MID([.F88];6;1);&quot;&quot;;MAX([.A$7:.A88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89];6;1)&gt;MID([.F88];6;1);[.C88];[.C88]+1)" office:value-type="float" office:value="7">
            <text:p>00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78" office:value-type="string">
            <text:p>Add permission for taxonomy to user by searching user (1)</text:p>
          </table:table-cell>
          <table:table-cell table:style-name="ce103" office:value-type="string">
            <text:p>Step 6: Select permission for user</text:p>
          </table:table-cell>
          <table:table-cell table:style-name="ce103" office:value-type="string">
            <text:p>- Select the right for user that node</text:p>
            <text:p>- Click Save button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90];6;1)&gt;MID([.F89];6;1);&quot;&quot;;MAX([.A$7:.A89])+1)" office:value-type="float" office:value="32">
            <text:p>032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90];6;1)&gt;MID([.F89];6;1);[.C89];[.C89]+1)" office:value-type="float" office:value="8">
            <text:p>00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user by searching user (2)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91];6;1)&gt;MID([.F90];6;1);&quot;&quot;;MAX([.A$7:.A90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91];6;1)&gt;MID([.F90];6;1);[.C90];[.C90]+1)" office:value-type="float" office:value="8">
            <text:p>00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(2)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92];6;1)&gt;MID([.F91];6;1);&quot;&quot;;MAX([.A$7:.A91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92];6;1)&gt;MID([.F91];6;1);[.C91];[.C91]+1)" office:value-type="float" office:value="8">
            <text:p>00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(2)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93];6;1)&gt;MID([.F92];6;1);&quot;&quot;;MAX([.A$7:.A92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93];6;1)&gt;MID([.F92];6;1);[.C92];[.C92]+1)" office:value-type="float" office:value="8">
            <text:p>00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(2)</text:p>
          </table:table-cell>
          <table:table-cell table:style-name="ce103" office:value-type="string">
            <text:p>Step 4: Search user</text:p>
          </table:table-cell>
          <table:table-cell table:style-name="ce103" office:value-type="string">
            <text:p>- Browsing group by click on 'Search' icon</text:p>
            <text:p>- Select one of these groups</text:p>
            <text:p/>
          </table:table-cell>
          <table:table-cell table:style-name="ce103" office:value-type="string">
            <text:p>Users in group are listed in the table under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94];6;1)&gt;MID([.F93];6;1);&quot;&quot;;MAX([.A$7:.A93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94];6;1)&gt;MID([.F93];6;1);[.C93];[.C93]+1)" office:value-type="float" office:value="8">
            <text:p>00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(2)</text:p>
          </table:table-cell>
          <table:table-cell table:style-name="ce103" office:value-type="string">
            <text:p>Step 5: Select user to add permission</text:p>
          </table:table-cell>
          <table:table-cell table:style-name="ce103" office:value-type="string">
            <text:p>Click icon corresponding with user you want to add permission</text:p>
          </table:table-cell>
          <table:table-cell table:style-name="ce103" office:value-type="string">
            <text:p><text:s/>User is selected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95];6;1)&gt;MID([.F94];6;1);&quot;&quot;;MAX([.A$7:.A9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95];6;1)&gt;MID([.F94];6;1);[.C94];[.C94]+1)" office:value-type="float" office:value="8">
            <text:p>00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(2)</text:p>
          </table:table-cell>
          <table:table-cell table:style-name="ce103" office:value-type="string">
            <text:p>Step 6: Select permission for user</text:p>
          </table:table-cell>
          <table:table-cell table:style-name="ce103" office:value-type="string">
            <text:p>- Select the right for user that node</text:p>
            <text:p>- Click Save button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96];6;1)&gt;MID([.F95];6;1);&quot;&quot;;MAX([.A$7:.A95])+1)" office:value-type="float" office:value="33">
            <text:p>033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96];6;1)&gt;MID([.F95];6;1);[.C95];[.C95]+1)" office:value-type="float" office:value="9">
            <text:p>009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user by searching user when put the wrong name of group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97];6;1)&gt;MID([.F96];6;1);&quot;&quot;;MAX([.A$7:.A96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97];6;1)&gt;MID([.F96];6;1);[.C96];[.C96]+1)" office:value-type="float" office:value="9">
            <text:p>009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when put the wrong name of group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98];6;1)&gt;MID([.F97];6;1);&quot;&quot;;MAX([.A$7:.A97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98];6;1)&gt;MID([.F97];6;1);[.C97];[.C97]+1)" office:value-type="float" office:value="9">
            <text:p>009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when put the wrong name of group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99];6;1)&gt;MID([.F98];6;1);&quot;&quot;;MAX([.A$7:.A98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99];6;1)&gt;MID([.F98];6;1);[.C98];[.C98]+1)" office:value-type="float" office:value="9">
            <text:p>009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when put the wrong name of group</text:p>
          </table:table-cell>
          <table:table-cell table:style-name="ce103" office:value-type="string">
            <text:p>Step 4: Search user</text:p>
          </table:table-cell>
          <table:table-cell table:style-name="ce103" office:value-type="string">
            <text:p>- Put the wrong name of group <text:s/>in 'Group' field</text:p>
            <text:p>- Press enter</text:p>
          </table:table-cell>
          <table:table-cell table:style-name="ce103" office:value-type="string">
            <text:p>No user is <text:s/>listed in the table under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100];6;1)&gt;MID([.F99];6;1);&quot;&quot;;MAX([.A$7:.A99])+1)" office:value-type="float" office:value="34">
            <text:p>034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100];6;1)&gt;MID([.F99];6;1);[.C99];[.C99]+1)" office:value-type="float" office:value="10">
            <text:p>01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user by searching user when name of group is blank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101];6;1)&gt;MID([.F100];6;1);&quot;&quot;;MAX([.A$7:.A100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01];6;1)&gt;MID([.F100];6;1);[.C100];[.C100]+1)" office:value-type="float" office:value="10">
            <text:p>01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when name of group is blank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102];6;1)&gt;MID([.F101];6;1);&quot;&quot;;MAX([.A$7:.A101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02];6;1)&gt;MID([.F101];6;1);[.C101];[.C101]+1)" office:value-type="float" office:value="10">
            <text:p>01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when name of group is blank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103];6;1)&gt;MID([.F102];6;1);&quot;&quot;;MAX([.A$7:.A102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03];6;1)&gt;MID([.F102];6;1);[.C102];[.C102]+1)" office:value-type="float" office:value="10">
            <text:p>01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when name of group is blank</text:p>
          </table:table-cell>
          <table:table-cell table:style-name="ce103" office:value-type="string">
            <text:p>Step 4: Search user</text:p>
          </table:table-cell>
          <table:table-cell table:style-name="ce103" office:value-type="string">
            <text:p>- Do not put the name of group <text:s/>in 'Group' field</text:p>
            <text:p>- Press enter</text:p>
          </table:table-cell>
          <table:table-cell table:style-name="ce103" office:value-type="string">
            <text:p>All users are listed in the table under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104];6;1)&gt;MID([.F103];6;1);&quot;&quot;;MAX([.A$7:.A103])+1)" office:value-type="float" office:value="35">
            <text:p>035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104];6;1)&gt;MID([.F103];6;1);[.C103];[.C103]+1)" office:value-type="float" office:value="11">
            <text:p>01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node by searching user name of user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105];6;1)&gt;MID([.F104];6;1);&quot;&quot;;MAX([.A$7:.A10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05];6;1)&gt;MID([.F104];6;1);[.C104];[.C104]+1)" office:value-type="float" office:value="11">
            <text:p>01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node by searching user name of user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106];6;1)&gt;MID([.F105];6;1);&quot;&quot;;MAX([.A$7:.A105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06];6;1)&gt;MID([.F105];6;1);[.C105];[.C105]+1)" office:value-type="float" office:value="11">
            <text:p>01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node by searching user name of user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107];6;1)&gt;MID([.F106];6;1);&quot;&quot;;MAX([.A$7:.A106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07];6;1)&gt;MID([.F106];6;1);[.C106];[.C106]+1)" office:value-type="float" office:value="11">
            <text:p>01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node by searching user name of user</text:p>
          </table:table-cell>
          <table:table-cell table:style-name="ce103" office:value-type="string">
            <text:p>Step 4: Searching user by user name</text:p>
          </table:table-cell>
          <table:table-cell table:style-name="ce103" office:value-type="string">
            <text:p>- Select 'User name' in select-box</text:p>
            <text:p>- Put the name of user</text:p>
            <text:p>- Click 'Search' icon</text:p>
          </table:table-cell>
          <table:table-cell table:style-name="ce103" office:value-type="string">
            <text:p>User is listed in the table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108];6;1)&gt;MID([.F107];6;1);&quot;&quot;;MAX([.A$7:.A107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08];6;1)&gt;MID([.F107];6;1);[.C107];[.C107]+1)" office:value-type="float" office:value="11">
            <text:p>01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node by searching user name of user</text:p>
          </table:table-cell>
          <table:table-cell table:style-name="ce103" office:value-type="string">
            <text:p>Step 5: Select permission for user</text:p>
          </table:table-cell>
          <table:table-cell table:style-name="ce103" office:value-type="string">
            <text:p>- Select the right for user that node</text:p>
            <text:p>- Click Save button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19">
          <table:table-cell table:style-name="ce63" table:formula="of:=IF(MID([.F109];6;1)&gt;MID([.F108];6;1);&quot;&quot;;MAX([.A$7:.A108])+1)" office:value-type="float" office:value="36">
            <text:p>036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109];6;1)&gt;MID([.F108];6;1);[.C108];[.C108]+1)" office:value-type="float" office:value="12">
            <text:p>01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user by searching the first name of user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17">
          <table:table-cell table:style-name="ce63" table:formula="of:=IF(MID([.F110];6;1)&gt;MID([.F109];6;1);&quot;&quot;;MAX([.A$7:.A109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10];6;1)&gt;MID([.F109];6;1);[.C109];[.C109]+1)" office:value-type="float" office:value="12">
            <text:p>01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first name of user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8">
          <table:table-cell table:style-name="ce63" table:formula="of:=IF(MID([.F111];6;1)&gt;MID([.F110];6;1);&quot;&quot;;MAX([.A$7:.A110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11];6;1)&gt;MID([.F110];6;1);[.C110];[.C110]+1)" office:value-type="float" office:value="12">
            <text:p>01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first name of user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8">
          <table:table-cell table:style-name="ce63" table:formula="of:=IF(MID([.F112];6;1)&gt;MID([.F111];6;1);&quot;&quot;;MAX([.A$7:.A111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12];6;1)&gt;MID([.F111];6;1);[.C111];[.C111]+1)" office:value-type="float" office:value="12">
            <text:p>01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first name of user</text:p>
          </table:table-cell>
          <table:table-cell table:style-name="ce103" office:value-type="string">
            <text:p>Step 4: Searching user by user name</text:p>
          </table:table-cell>
          <table:table-cell table:style-name="ce103" office:value-type="string">
            <text:p>- Select 'First name' in select-box</text:p>
            <text:p>- Put the name of user</text:p>
            <text:p>- Click 'Search' icon</text:p>
          </table:table-cell>
          <table:table-cell table:style-name="ce103" office:value-type="string">
            <text:p>User is listed in the table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8">
          <table:table-cell table:style-name="ce63" table:formula="of:=IF(MID([.F113];6;1)&gt;MID([.F112];6;1);&quot;&quot;;MAX([.A$7:.A112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13];6;1)&gt;MID([.F112];6;1);[.C112];[.C112]+1)" office:value-type="float" office:value="12">
            <text:p>01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first name of user</text:p>
          </table:table-cell>
          <table:table-cell table:style-name="ce103" office:value-type="string">
            <text:p>Step 5: Select permission for user</text:p>
          </table:table-cell>
          <table:table-cell table:style-name="ce103" office:value-type="string">
            <text:p>- Select the right for user that node</text:p>
            <text:p>- Click Save button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19">
          <table:table-cell table:style-name="ce63" table:formula="of:=IF(MID([.F114];6;1)&gt;MID([.F113];6;1);&quot;&quot;;MAX([.A$7:.A113])+1)" office:value-type="float" office:value="37">
            <text:p>037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114];6;1)&gt;MID([.F113];6;1);[.C113];[.C113]+1)" office:value-type="float" office:value="13">
            <text:p>01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user by searching the last name of user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17">
          <table:table-cell table:style-name="ce63" table:formula="of:=IF(MID([.F115];6;1)&gt;MID([.F114];6;1);&quot;&quot;;MAX([.A$7:.A11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15];6;1)&gt;MID([.F114];6;1);[.C114];[.C114]+1)" office:value-type="float" office:value="13">
            <text:p>01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last name of user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8">
          <table:table-cell table:style-name="ce63" table:formula="of:=IF(MID([.F116];6;1)&gt;MID([.F115];6;1);&quot;&quot;;MAX([.A$7:.A115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16];6;1)&gt;MID([.F115];6;1);[.C115];[.C115]+1)" office:value-type="float" office:value="13">
            <text:p>01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last name of user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8">
          <table:table-cell table:style-name="ce63" table:formula="of:=IF(MID([.F117];6;1)&gt;MID([.F116];6;1);&quot;&quot;;MAX([.A$7:.A116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17];6;1)&gt;MID([.F116];6;1);[.C116];[.C116]+1)" office:value-type="float" office:value="13">
            <text:p>01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last name of user</text:p>
          </table:table-cell>
          <table:table-cell table:style-name="ce103" office:value-type="string">
            <text:p>Step 4: Searching user by user name</text:p>
          </table:table-cell>
          <table:table-cell table:style-name="ce103" office:value-type="string">
            <text:p>- Select 'Last name' in select-box</text:p>
            <text:p>- Put the name of user</text:p>
            <text:p>- Click 'Search' icon</text:p>
          </table:table-cell>
          <table:table-cell table:style-name="ce103" office:value-type="string">
            <text:p>User is listed in the table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8">
          <table:table-cell table:style-name="ce63" table:formula="of:=IF(MID([.F118];6;1)&gt;MID([.F117];6;1);&quot;&quot;;MAX([.A$7:.A117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18];6;1)&gt;MID([.F117];6;1);[.C117];[.C117]+1)" office:value-type="float" office:value="13">
            <text:p>01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last name of user</text:p>
          </table:table-cell>
          <table:table-cell table:style-name="ce103" office:value-type="string">
            <text:p>Step 5: Select permission for user</text:p>
          </table:table-cell>
          <table:table-cell table:style-name="ce103" office:value-type="string">
            <text:p>- Select the right for user that node</text:p>
            <text:p>- Click Save button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19">
          <table:table-cell table:style-name="ce63" table:formula="of:=IF(MID([.F119];6;1)&gt;MID([.F118];6;1);&quot;&quot;;MAX([.A$7:.A118])+1)" office:value-type="float" office:value="38">
            <text:p>038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119];6;1)&gt;MID([.F118];6;1);[.C118];[.C118]+1)" office:value-type="float" office:value="14">
            <text:p>014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user by searching email of user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17">
          <table:table-cell table:style-name="ce63" table:formula="of:=IF(MID([.F120];6;1)&gt;MID([.F119];6;1);&quot;&quot;;MAX([.A$7:.A119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20];6;1)&gt;MID([.F119];6;1);[.C119];[.C119]+1)" office:value-type="float" office:value="14">
            <text:p>014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email of user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13">
          <table:table-cell table:style-name="ce63" table:formula="of:=IF(MID([.F121];6;1)&gt;MID([.F120];6;1);&quot;&quot;;MAX([.A$7:.A120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21];6;1)&gt;MID([.F120];6;1);[.C120];[.C120]+1)" office:value-type="float" office:value="14">
            <text:p>014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email of user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8">
          <table:table-cell table:style-name="ce63" table:formula="of:=IF(MID([.F122];6;1)&gt;MID([.F121];6;1);&quot;&quot;;MAX([.A$7:.A121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22];6;1)&gt;MID([.F121];6;1);[.C121];[.C121]+1)" office:value-type="float" office:value="14">
            <text:p>014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email of user</text:p>
          </table:table-cell>
          <table:table-cell table:style-name="ce103" office:value-type="string">
            <text:p>Step 4: Searching user by user name</text:p>
          </table:table-cell>
          <table:table-cell table:style-name="ce103" office:value-type="string">
            <text:p>- Select 'Email' in select-box</text:p>
            <text:p>- Put the email of user</text:p>
            <text:p>- Click 'Search' icon</text:p>
          </table:table-cell>
          <table:table-cell table:style-name="ce103" office:value-type="string">
            <text:p>User is listed in the table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13">
          <table:table-cell table:style-name="ce63" table:formula="of:=IF(MID([.F123];6;1)&gt;MID([.F122];6;1);&quot;&quot;;MAX([.A$7:.A122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23];6;1)&gt;MID([.F122];6;1);[.C122];[.C122]+1)" office:value-type="float" office:value="14">
            <text:p>014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email of user</text:p>
          </table:table-cell>
          <table:table-cell table:style-name="ce103" office:value-type="string">
            <text:p>Step 5: Select permission for user</text:p>
          </table:table-cell>
          <table:table-cell table:style-name="ce103" office:value-type="string">
            <text:p>- Select the right for user that node</text:p>
            <text:p>- Click Save button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19">
          <table:table-cell table:style-name="ce63" table:formula="of:=IF(MID([.F124];6;1)&gt;MID([.F123];6;1);&quot;&quot;;MAX([.A$7:.A123])+1)" office:value-type="float" office:value="39">
            <text:p>039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124];6;1)&gt;MID([.F123];6;1);[.C123];[.C123]+1)" office:value-type="float" office:value="15">
            <text:p>015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node by searching but put the wrong information of user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17">
          <table:table-cell table:style-name="ce63" table:formula="of:=IF(MID([.F125];6;1)&gt;MID([.F124];6;1);&quot;&quot;;MAX([.A$7:.A12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25];6;1)&gt;MID([.F124];6;1);[.C124];[.C124]+1)" office:value-type="float" office:value="15">
            <text:p>015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node by searching but put the wrong information of user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8">
          <table:table-cell table:style-name="ce63" table:formula="of:=IF(MID([.F126];6;1)&gt;MID([.F125];6;1);&quot;&quot;;MAX([.A$7:.A125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26];6;1)&gt;MID([.F125];6;1);[.C125];[.C125]+1)" office:value-type="float" office:value="15">
            <text:p>015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node by searching but put the wrong information of user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8">
          <table:table-cell table:style-name="ce63" table:formula="of:=IF(MID([.F127];6;1)&gt;MID([.F126];6;1);&quot;&quot;;MAX([.A$7:.A126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27];6;1)&gt;MID([.F126];6;1);[.C126];[.C126]+1)" office:value-type="float" office:value="15">
            <text:p>015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node by searching but put the wrong information of user</text:p>
          </table:table-cell>
          <table:table-cell table:style-name="ce103" office:value-type="string">
            <text:p>Step 4: Searching user by user name</text:p>
          </table:table-cell>
          <table:table-cell table:style-name="ce103" office:value-type="string">
            <text:p>- Put the information of user</text:p>
            <text:p>- Click 'Search' icon</text:p>
          </table:table-cell>
          <table:table-cell table:style-name="ce103" office:value-type="string">
            <text:p>No user is listed in the table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19">
          <table:table-cell table:style-name="ce63" table:formula="of:=IF(MID([.F128];6;1)&gt;MID([.F127];6;1);&quot;&quot;;MAX([.A$7:.A127])+1)" office:value-type="float" office:value="40">
            <text:p>040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128];6;1)&gt;MID([.F127];6;1);[.C127];[.C127]+1)" office:value-type="float" office:value="16">
            <text:p>01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group (1)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8">
          <table:table-cell table:style-name="ce63" table:formula="of:=IF(MID([.F129];6;1)&gt;MID([.F128];6;1);&quot;&quot;;MAX([.A$7:.A128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29];6;1)&gt;MID([.F128];6;1);[.C128];[.C128]+1)" office:value-type="float" office:value="16">
            <text:p>01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group (1)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go to child node</text:p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30];6;1)&gt;MID([.F129];6;1);&quot;&quot;;MAX([.A$7:.A129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30];6;1)&gt;MID([.F129];6;1);[.C129];[.C129]+1)" office:value-type="float" office:value="16">
            <text:p>01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group (1)</text:p>
          </table:table-cell>
          <table:table-cell table:style-name="ce103" office:value-type="string">
            <text:p>Step 3: Add permission for group</text:p>
          </table:table-cell>
          <table:table-cell table:style-name="ce104" office:value-type="string">
            <text:p>Click on icon of group <text:s/>in 'Add a permission to that node form' </text:p>
          </table:table-cell>
          <table:table-cell table:style-name="ce103" office:value-type="string">
            <text:p><text:s/>'Select member' pop-up appears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8">
          <table:table-cell table:style-name="ce63" table:formula="of:=IF(MID([.F131];6;1)&gt;MID([.F130];6;1);&quot;&quot;;MAX([.A$7:.A130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31];6;1)&gt;MID([.F130];6;1);[.C130];[.C130]+1)" office:value-type="float" office:value="16">
            <text:p>01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group (1)</text:p>
          </table:table-cell>
          <table:table-cell table:style-name="ce103" office:value-type="string">
            <text:p>Step 4: Select group in form to add permission</text:p>
          </table:table-cell>
          <table:table-cell table:style-name="ce103" office:value-type="string">
            <text:p>- Select the group in 'Select group' form</text:p>
            <text:p>- Select membership of this group</text:p>
          </table:table-cell>
          <table:table-cell table:style-name="ce103" office:value-type="string">
            <text:p><text:s/>Member of group is selected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8">
          <table:table-cell table:style-name="ce63" table:formula="of:=IF(MID([.F132];6;1)&gt;MID([.F131];6;1);&quot;&quot;;MAX([.A$7:.A131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32];6;1)&gt;MID([.F131];6;1);[.C131];[.C131]+1)" office:value-type="float" office:value="16">
            <text:p>01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group (1)</text:p>
          </table:table-cell>
          <table:table-cell table:style-name="ce103" office:value-type="string">
            <text:p>Step 5: Select permission for group</text:p>
          </table:table-cell>
          <table:table-cell table:style-name="ce103" office:value-type="string">
            <text:p>- Select the right for group that node</text:p>
            <text:p>- Click Save button</text:p>
          </table:table-cell>
          <table:table-cell table:style-name="ce103" office:value-type="string">
            <text:p>Taxonomy is added permission. All the users with added membership can do these <text:s/>actions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33];6;1)&gt;MID([.F132];6;1);&quot;&quot;;MAX([.A$7:.A132])+1)" office:value-type="float" office:value="41">
            <text:p>041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133];6;1)&gt;MID([.F132];6;1);[.C132];[.C132]+1)" office:value-type="float" office:value="17">
            <text:p>01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51" office:value-type="string">
            <text:p>Add permission for taxonomy to group (2)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8">
          <table:table-cell table:style-name="ce63" table:formula="of:=IF(MID([.F134];6;1)&gt;MID([.F133];6;1);&quot;&quot;;MAX([.A$7:.A133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34];6;1)&gt;MID([.F133];6;1);[.C133];[.C133]+1)" office:value-type="float" office:value="17">
            <text:p>01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100" office:value-type="string">
            <text:p>Add permission for taxonomy to group (2)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Go to child node</text:p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35];6;1)&gt;MID([.F134];6;1);&quot;&quot;;MAX([.A$7:.A13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35];6;1)&gt;MID([.F134];6;1);[.C134];[.C134]+1)" office:value-type="float" office:value="17">
            <text:p>01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100" office:value-type="string">
            <text:p>Add permission for taxonomy to group (2)</text:p>
          </table:table-cell>
          <table:table-cell table:style-name="ce103" office:value-type="string">
            <text:p>Step 3: Add permission for group</text:p>
          </table:table-cell>
          <table:table-cell table:style-name="ce104" office:value-type="string">
            <text:p>Click on icon of group <text:s/>in 'Add a permission to that node form' </text:p>
          </table:table-cell>
          <table:table-cell table:style-name="ce103" office:value-type="string">
            <text:p><text:s/>'Select member' pop-up appears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36];6;1)&gt;MID([.F135];6;1);&quot;&quot;;MAX([.A$7:.A135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36];6;1)&gt;MID([.F135];6;1);[.C135];[.C135]+1)" office:value-type="float" office:value="17">
            <text:p>01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100" office:value-type="string">
            <text:p>Add permission for taxonomy to group (2)</text:p>
          </table:table-cell>
          <table:table-cell table:style-name="ce103" office:value-type="string">
            <text:p>Step 4: Select group in form to add permission</text:p>
          </table:table-cell>
          <table:table-cell table:style-name="ce103" office:value-type="string">
            <text:p>- Select the group in 'Select group' form</text:p>
            <text:p>- Select membership is *</text:p>
          </table:table-cell>
          <table:table-cell table:style-name="ce103" office:value-type="string">
            <text:p><text:s/>Member of group is selected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8">
          <table:table-cell table:style-name="ce63" table:formula="of:=IF(MID([.F137];6;1)&gt;MID([.F136];6;1);&quot;&quot;;MAX([.A$7:.A136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37];6;1)&gt;MID([.F136];6;1);[.C136];[.C136]+1)" office:value-type="float" office:value="17">
            <text:p>01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100" office:value-type="string">
            <text:p>Add permission for taxonomy to group (2)</text:p>
          </table:table-cell>
          <table:table-cell table:style-name="ce103" office:value-type="string">
            <text:p>Step 5: Select permission for group</text:p>
          </table:table-cell>
          <table:table-cell table:style-name="ce103" office:value-type="string">
            <text:p>- Select the right for group </text:p>
            <text:p>- Click Save button</text:p>
          </table:table-cell>
          <table:table-cell table:style-name="ce103" office:value-type="string">
            <text:p>Taxonomy is added permission. All the users in the group at step 5 can do these <text:s/>actions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38];6;1)&gt;MID([.F137];6;1);&quot;&quot;;MAX([.A$7:.A137])+1)" office:value-type="float" office:value="42">
            <text:p>042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138];6;1)&gt;MID([.F137];6;1);[.C137];[.C137]+1)" office:value-type="float" office:value="18">
            <text:p>01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everybody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8">
          <table:table-cell table:style-name="ce63" table:formula="of:=IF(MID([.F139];6;1)&gt;MID([.F138];6;1);&quot;&quot;;MAX([.A$7:.A138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39];6;1)&gt;MID([.F138];6;1);[.C138];[.C138]+1)" office:value-type="float" office:value="18">
            <text:p>01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everybody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Go to child node</text:p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40];6;1)&gt;MID([.F139];6;1);&quot;&quot;;MAX([.A$7:.A139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40];6;1)&gt;MID([.F139];6;1);[.C139];[.C139]+1)" office:value-type="float" office:value="18">
            <text:p>01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everybody</text:p>
          </table:table-cell>
          <table:table-cell table:style-name="ce103" office:value-type="string">
            <text:p>Step 3: Add permission for users</text:p>
          </table:table-cell>
          <table:table-cell table:style-name="ce104" office:value-type="string">
            <text:p>Select icon of group <text:s/>in 'Add a permission to that node form' </text:p>
          </table:table-cell>
          <table:table-cell table:style-name="ce103" office:value-type="string">
            <text:p>Users are automatically added 'Read' permission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41];6;1)&gt;MID([.F140];6;1);&quot;&quot;;MAX([.A$7:.A140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41];6;1)&gt;MID([.F140];6;1);[.C140];[.C140]+1)" office:value-type="float" office:value="18">
            <text:p>01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everybody</text:p>
          </table:table-cell>
          <table:table-cell table:style-name="ce103" office:value-type="string">
            <text:p>Step 4: Select permission for users</text:p>
          </table:table-cell>
          <table:table-cell table:style-name="ce103" office:value-type="string">
            <text:p>- Select the right for users </text:p>
            <text:p>- Click Save button</text:p>
          </table:table-cell>
          <table:table-cell table:style-name="ce103" office:value-type="string">
            <text:p>Taxonomy is added permission. Everybody can see this taxonom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42];6;1)&gt;MID([.F141];6;1);&quot;&quot;;MAX([.A$7:.A141])+1)" office:value-type="float" office:value="43">
            <text:p>043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142];6;1)&gt;MID([.F141];6;1);[.C141];[.C141]+1)" office:value-type="float" office:value="19">
            <text:p>019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Edit permission of user/group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20">
          <table:table-cell table:style-name="ce63" table:formula="of:=IF(MID([.F143];6;1)&gt;MID([.F142];6;1);&quot;&quot;;MAX([.A$7:.A142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43];6;1)&gt;MID([.F142];6;1);[.C142];[.C142]+1)" office:value-type="float" office:value="19">
            <text:p>019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Edit permission of user/group</text:p>
          </table:table-cell>
          <table:table-cell table:style-name="ce103" office:value-type="string">
            <text:p>Step 2: Add permission for taxonomy</text:p>
          </table:table-cell>
          <table:table-cell table:style-name="ce80" office:value-type="string">
            <text:p>- Go to child node</text:p>
            <text:p>- Click 'Permission Management' icon corresponding with taxonomy you want to add permission</text:p>
            <text:p>- Add permission for this taxonomy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23">
          <table:table-cell table:style-name="ce63" table:formula="of:=IF(MID([.F144];6;1)&gt;MID([.F143];6;1);&quot;&quot;;MAX([.A$7:.A143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44];6;1)&gt;MID([.F143];6;1);[.C143];[.C143]+1)" office:value-type="float" office:value="19">
            <text:p>019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Edit permission of user/group</text:p>
          </table:table-cell>
          <table:table-cell table:style-name="ce103" office:value-type="string">
            <text:p>Step 3: Edit permission of taxonomy</text:p>
          </table:table-cell>
          <table:table-cell table:style-name="ce105" office:value-type="string">
            <text:p><text:span text:style-name="T6">- Click 'Permission Management' icon again</text:span></text:p>
            <text:p><text:span text:style-name="T6">- In 'Permission Management' form, click 'Edit' icon corresponding with the permission of user/group you want to edit</text:span></text:p>
            <text:p><text:span text:style-name="T6">- Select the right for user/group</text:span></text:p>
            <text:p><text:span text:style-name="T6">- Click Save button</text:span></text:p>
          </table:table-cell>
          <table:table-cell table:style-name="ce103" office:value-type="string">
            <text:p>Permission of taxonomy to user/group is edited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45];6;1)&gt;MID([.F144];6;1);&quot;&quot;;MAX([.A$7:.A144])+1)" office:value-type="float" office:value="44">
            <text:p>044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145];6;1)&gt;MID([.F144];6;1);[.C144];[.C144]+1)" office:value-type="float" office:value="20">
            <text:p>02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Edit permission of system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20">
          <table:table-cell table:style-name="ce63" table:formula="of:=IF(MID([.F146];6;1)&gt;MID([.F145];6;1);&quot;&quot;;MAX([.A$7:.A145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46];6;1)&gt;MID([.F145];6;1);[.C145];[.C145]+1)" office:value-type="float" office:value="20">
            <text:p>02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Edit permission of system</text:p>
          </table:table-cell>
          <table:table-cell table:style-name="ce103" office:value-type="string">
            <text:p>Step 2: Add permission for taxonomy</text:p>
          </table:table-cell>
          <table:table-cell table:style-name="ce80" office:value-type="string">
            <text:p>- Go to child node</text:p>
            <text:p>- Click 'Permission Management' icon corresponding with taxonomy you want to add permission</text:p>
            <text:p>- Add permission for this taxonomy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47];6;1)&gt;MID([.F146];6;1);&quot;&quot;;MAX([.A$7:.A146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47];6;1)&gt;MID([.F146];6;1);[.C146];[.C146]+1)" office:value-type="float" office:value="20">
            <text:p>02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Edit permission of system</text:p>
          </table:table-cell>
          <table:table-cell table:style-name="ce103" office:value-type="string">
            <text:p>Step 3: Edit permission of taxonomy</text:p>
          </table:table-cell>
          <table:table-cell table:style-name="ce105" office:value-type="string">
            <text:p><text:span text:style-name="T6">- Click 'Permission Management' icon again</text:span></text:p>
            <text:p><text:span text:style-name="T6">- In 'Permission Management' form, click 'Edit' icon corresponding with the permission of system</text:span></text:p>
          </table:table-cell>
          <table:table-cell table:style-name="ce103" office:value-type="string">
            <text:p>You can not edit permission of system with this taxonom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48];6;1)&gt;MID([.F147];6;1);&quot;&quot;;MAX([.A$7:.A147])+1)" office:value-type="float" office:value="45">
            <text:p>045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148];6;1)&gt;MID([.F147];6;1);[.C147];[.C147]+1)" office:value-type="float" office:value="21">
            <text:p>02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Delete permission of user/group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49];6;1)&gt;MID([.F148];6;1);&quot;&quot;;MAX([.A$7:.A148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49];6;1)&gt;MID([.F148];6;1);[.C148];[.C148]+1)" office:value-type="float" office:value="21">
            <text:p>02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Delete permission of user/group</text:p>
          </table:table-cell>
          <table:table-cell table:style-name="ce103" office:value-type="string">
            <text:p>Step 2: Add permission for taxonomy</text:p>
          </table:table-cell>
          <table:table-cell table:style-name="ce80" office:value-type="string">
            <text:p>- Click 'Permission Management' icon corresponding with taxonomy you want to add permission</text:p>
            <text:p>- Add permission for this taxonomy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50];6;1)&gt;MID([.F149];6;1);&quot;&quot;;MAX([.A$7:.A149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50];6;1)&gt;MID([.F149];6;1);[.C149];[.C149]+1)" office:value-type="float" office:value="21">
            <text:p>02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Delete permission of user/group</text:p>
          </table:table-cell>
          <table:table-cell table:style-name="ce103" office:value-type="string">
            <text:p>Step 3: Delete permission of taxonomy</text:p>
          </table:table-cell>
          <table:table-cell table:style-name="ce105" office:value-type="string">
            <text:p><text:span text:style-name="T6">- Click 'Permission Management' icon again</text:span></text:p>
            <text:p><text:span text:style-name="T6">- In 'Permission Management' form, click 'Delete' icon corresponding with taxonomy you want to edit</text:span></text:p>
          </table:table-cell>
          <table:table-cell table:style-name="ce103" office:value-type="string">
            <text:p>Permission of taxonomy to user/group is deleted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51];6;1)&gt;MID([.F150];6;1);&quot;&quot;;MAX([.A$7:.A150])+1)" office:value-type="float" office:value="46">
            <text:p>046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151];6;1)&gt;MID([.F150];6;1);[.C150];[.C150]+1)" office:value-type="float" office:value="22">
            <text:p>02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Delete permission of system</text:p>
          </table:table-cell>
          <table:table-cell table:style-name="ce80" office:value-type="string">
            <text:p>Step 1: Create a taxonomy</text:p>
          </table:table-cell>
          <table:table-cell table:style-name="ce80" office:value-type="string">
            <text:p>- Go to Sites Administration -&gt; Ontologies-&gt;Manage Taxonomy trees Tree</text:p>
            <text:p>- Create a taxonomy tree</text:p>
            <text:p>- Create some taxonomies in this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52];6;1)&gt;MID([.F151];6;1);&quot;&quot;;MAX([.A$7:.A151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52];6;1)&gt;MID([.F151];6;1);[.C151];[.C151]+1)" office:value-type="float" office:value="22">
            <text:p>02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Delete permission of system</text:p>
          </table:table-cell>
          <table:table-cell table:style-name="ce103" office:value-type="string">
            <text:p>Step 2: Add permission for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53];6;1)&gt;MID([.F152];6;1);&quot;&quot;;MAX([.A$7:.A152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53];6;1)&gt;MID([.F152];6;1);[.C152];[.C152]+1)" office:value-type="float" office:value="22">
            <text:p>02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Delete permission of system</text:p>
          </table:table-cell>
          <table:table-cell table:style-name="ce103" office:value-type="string">
            <text:p>Step 3: Delete permission of taxonomy</text:p>
          </table:table-cell>
          <table:table-cell table:style-name="ce105" office:value-type="string">
            <text:p><text:span text:style-name="T6">- Go to Child node</text:span></text:p>
            <text:p><text:span text:style-name="T6">- Click 'Permission Management' icon </text:span></text:p>
            <text:p><text:span text:style-name="T6">- In 'Permission Management' form, click 'Delete' icon corresponding with system</text:span></text:p>
          </table:table-cell>
          <table:table-cell table:style-name="ce103" office:value-type="string">
            <text:p>Show message alert that you don't can not delete permission of the owner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54];6;1)&gt;MID([.F153];6;1);&quot;&quot;;MAX([.A$7:.A153])+1)" office:value-type="float" office:value="47">
            <text:p>047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154];6;1)&gt;MID([.F153];6;1);[.C153];[.C153]+1)" office:value-type="float" office:value="23">
            <text:p>02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Delete permission of taxonomy in case there is only one permission of this taxonomy (except system)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20">
          <table:table-cell table:style-name="ce63" table:formula="of:=IF(MID([.F155];6;1)&gt;MID([.F154];6;1);&quot;&quot;;MAX([.A$7:.A15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55];6;1)&gt;MID([.F154];6;1);[.C154];[.C154]+1)" office:value-type="float" office:value="23">
            <text:p>02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Delete permission of taxonomy in case there is only one permission of this taxonomy (except system)</text:p>
          </table:table-cell>
          <table:table-cell table:style-name="ce103" office:value-type="string">
            <text:p>Step 2: Add permission for taxonomy</text:p>
          </table:table-cell>
          <table:table-cell table:style-name="ce80" office:value-type="string">
            <text:p>- Go to child node</text:p>
            <text:p>- Click 'Permission Management' icon corresponding with taxonomy you want to add permission</text:p>
            <text:p>- Add permission for this taxonomy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56];6;1)&gt;MID([.F155];6;1);&quot;&quot;;MAX([.A$7:.A155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56];6;1)&gt;MID([.F155];6;1);[.C155];[.C155]+1)" office:value-type="float" office:value="23">
            <text:p>02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Delete permission of taxonomy in case there is only one permission of this taxonomy (except system)</text:p>
          </table:table-cell>
          <table:table-cell table:style-name="ce103" office:value-type="string">
            <text:p>Step 3: Delete permission of taxonomy</text:p>
          </table:table-cell>
          <table:table-cell table:style-name="ce105" office:value-type="string">
            <text:p><text:span text:style-name="T6">- Click 'Permission Management' icon again</text:span></text:p>
            <text:p><text:span text:style-name="T6">- In 'Permission Management' form, click 'Delete' icon corresponding with taxonomy you want to edit</text:span></text:p>
          </table:table-cell>
          <table:table-cell table:style-name="ce103" office:value-type="string">
            <text:p>Show message alert that you don't can not delete permission of this user/group 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57];6;1)&gt;MID([.F156];6;1);&quot;&quot;;MAX([.A$7:.A156])+1)" office:value-type="float" office:value="48">
            <text:p>048</text:p>
          </table:table-cell>
          <table:table-cell table:style-name="ce42" office:value-type="string">
            <text:p>FNC_ECMS_ADM_TAX_04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46" office:value-type="string">
            <text:p>Copy/Paste <text:s/>a taxonomy to a taxonomy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58];6;1)&gt;MID([.F157];6;1);&quot;&quot;;MAX([.A$7:.A157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58];6;1)&gt;MID([.F157];6;1);[.C157];[.C157]+1)" office:value-type="float" office:value="1">
            <text:p>001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opy/Paste <text:s/>a taxonomy to a taxonomy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opy' icon on a taxonomy you want to copy</text:p>
          </table:table-cell>
          <table:table-cell table:style-name="ce84" office:value-type="string">
            <text:p>Taxonomy is copied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8">
          <table:table-cell table:style-name="ce63" table:formula="of:=IF(MID([.F159];6;1)&gt;MID([.F158];6;1);&quot;&quot;;MAX([.A$7:.A158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59];6;1)&gt;MID([.F158];6;1);[.C158];[.C158]+1)" office:value-type="float" office:value="1">
            <text:p>001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opy/Paste <text:s/>a taxonomy to a taxonomy</text:p>
          </table:table-cell>
          <table:table-cell table:style-name="ce80" office:value-type="string">
            <text:p>Step 3: Paste a copied taxonomy</text:p>
          </table:table-cell>
          <table:table-cell table:style-name="ce80" office:value-type="string">
            <text:p>- Select destination path you want to paste taxonomy</text:p>
            <text:p>- Click ' Paste' icon</text:p>
          </table:table-cell>
          <table:table-cell table:style-name="ce84" office:value-type="string">
            <text:p>Taxonomy is pasted successfully 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60];6;1)&gt;MID([.F159];6;1);&quot;&quot;;MAX([.A$7:.A159])+1)" office:value-type="float" office:value="49">
            <text:p>049</text:p>
          </table:table-cell>
          <table:table-cell table:style-name="ce43" office:value-type="string">
            <text:p>FNC_ECMS_ADM_TAX_04</text:p>
          </table:table-cell>
          <table:table-cell table:style-name="ce74" table:formula="of:=IF(MID([.F160];6;1)&gt;MID([.F159];6;1);[.C159];[.C159]+1)" office:value-type="float" office:value="2">
            <text:p>002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46" office:value-type="string">
            <text:p>Copy a taxonomy and paste into its child node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61];6;1)&gt;MID([.F160];6;1);&quot;&quot;;MAX([.A$7:.A160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61];6;1)&gt;MID([.F160];6;1);[.C160];[.C160]+1)" office:value-type="float" office:value="2">
            <text:p>002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opy a taxonomy and paste into its child node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opy' icon on a taxonomy you want to copy</text:p>
          </table:table-cell>
          <table:table-cell table:style-name="ce84" office:value-type="string">
            <text:p>Taxonomy is copied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62];6;1)&gt;MID([.F161];6;1);&quot;&quot;;MAX([.A$7:.A161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62];6;1)&gt;MID([.F161];6;1);[.C161];[.C161]+1)" office:value-type="float" office:value="2">
            <text:p>002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opy a taxonomy and paste into its child node</text:p>
          </table:table-cell>
          <table:table-cell table:style-name="ce80" office:value-type="string">
            <text:p>Step 3: Paste copied taxonomy into its child node</text:p>
          </table:table-cell>
          <table:table-cell table:style-name="ce80" office:value-type="string">
            <text:p>- Select its child node</text:p>
            <text:p>- Click ' Paste' icon</text:p>
          </table:table-cell>
          <table:table-cell table:style-name="ce84" office:value-type="string">
            <text:p>Parent taxonomy is pasted into it child node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63];6;1)&gt;MID([.F162];6;1);&quot;&quot;;MAX([.A$7:.A162])+1)" office:value-type="float" office:value="50">
            <text:p>050</text:p>
          </table:table-cell>
          <table:table-cell table:style-name="ce43" office:value-type="string">
            <text:p>FNC_ECMS_ADM_TAX_04</text:p>
          </table:table-cell>
          <table:table-cell table:style-name="ce74" table:formula="of:=IF(MID([.F163];6;1)&gt;MID([.F162];6;1);[.C162];[.C162]+1)" office:value-type="float" office:value="3">
            <text:p>003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46" office:value-type="string">
            <text:p>Copy a taxonomy and paste into itself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64];6;1)&gt;MID([.F163];6;1);&quot;&quot;;MAX([.A$7:.A163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64];6;1)&gt;MID([.F163];6;1);[.C163];[.C163]+1)" office:value-type="float" office:value="3">
            <text:p>003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opy a taxonomy and paste into itself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opy' icon on a taxonomy you want to copy</text:p>
          </table:table-cell>
          <table:table-cell table:style-name="ce84" office:value-type="string">
            <text:p>Taxonomy is copied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65];6;1)&gt;MID([.F164];6;1);&quot;&quot;;MAX([.A$7:.A164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65];6;1)&gt;MID([.F164];6;1);[.C164];[.C164]+1)" office:value-type="float" office:value="3">
            <text:p>003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opy a taxonomy and paste into itself</text:p>
          </table:table-cell>
          <table:table-cell table:style-name="ce80" office:value-type="string">
            <text:p>Step 3: Paste copied taxonomy into itself</text:p>
          </table:table-cell>
          <table:table-cell table:style-name="ce80" office:value-type="string">
            <text:p>- Click ' Paste' icon</text:p>
          </table:table-cell>
          <table:table-cell table:style-name="ce84" office:value-type="string">
            <text:p>Taxonomy is pasted into itself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66];6;1)&gt;MID([.F165];6;1);&quot;&quot;;MAX([.A$7:.A165])+1)" office:value-type="float" office:value="51">
            <text:p>051</text:p>
          </table:table-cell>
          <table:table-cell table:style-name="ce43" office:value-type="string">
            <text:p>FNC_ECMS_ADM_TAX_04</text:p>
          </table:table-cell>
          <table:table-cell table:style-name="ce74" table:formula="of:=IF(MID([.F166];6;1)&gt;MID([.F165];6;1);[.C165];[.C165]+1)" office:value-type="float" office:value="4">
            <text:p>004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52" office:value-type="string">
            <text:p>Copy/Paste a deleted taxonomy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67];6;1)&gt;MID([.F166];6;1);&quot;&quot;;MAX([.A$7:.A166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67];6;1)&gt;MID([.F166];6;1);[.C166];[.C166]+1)" office:value-type="float" office:value="4">
            <text:p>004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opy/Paste a deleted taxonomy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opy' icon on a taxonomy you want to copy</text:p>
          </table:table-cell>
          <table:table-cell table:style-name="ce84" office:value-type="string">
            <text:p>Taxonomy is copied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68];6;1)&gt;MID([.F167];6;1);&quot;&quot;;MAX([.A$7:.A167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68];6;1)&gt;MID([.F167];6;1);[.C167];[.C167]+1)" office:value-type="float" office:value="4">
            <text:p>004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opy/Paste a deleted taxonomy</text:p>
          </table:table-cell>
          <table:table-cell table:style-name="ce80" office:value-type="string">
            <text:p>Step 3: Delete taxonomy</text:p>
          </table:table-cell>
          <table:table-cell table:style-name="ce80" office:value-type="string">
            <text:p>Click 'Delete' icon</text:p>
          </table:table-cell>
          <table:table-cell table:style-name="ce84" office:value-type="string">
            <text:p>Taxonomy is deleted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8">
          <table:table-cell table:style-name="ce63" table:formula="of:=IF(MID([.F169];6;1)&gt;MID([.F168];6;1);&quot;&quot;;MAX([.A$7:.A168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69];6;1)&gt;MID([.F168];6;1);[.C168];[.C168]+1)" office:value-type="float" office:value="4">
            <text:p>004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opy/Paste a deleted taxonomy</text:p>
          </table:table-cell>
          <table:table-cell table:style-name="ce80" office:value-type="string">
            <text:p>Step 4: Paste deleted taxonomy</text:p>
          </table:table-cell>
          <table:table-cell table:style-name="ce80" office:value-type="string">
            <text:p>- Select destination path you want to paste taxonomy</text:p>
            <text:p>- Click ' Paste' icon</text:p>
          </table:table-cell>
          <table:table-cell table:style-name="ce84" office:value-type="string">
            <text:p>Show message “Can not read from source file or destination category is subcategory”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70];6;1)&gt;MID([.F169];6;1);&quot;&quot;;MAX([.A$7:.A169])+1)" office:value-type="float" office:value="52">
            <text:p>052</text:p>
          </table:table-cell>
          <table:table-cell table:style-name="ce43" office:value-type="string">
            <text:p>FNC_ECMS_ADM_TAX_04</text:p>
          </table:table-cell>
          <table:table-cell table:style-name="ce74" table:formula="of:=IF(MID([.F170];6;1)&gt;MID([.F169];6;1);[.C169];[.C169]+1)" office:value-type="float" office:value="5">
            <text:p>005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46" office:value-type="string">
            <text:p>Cut a taxonomy and paste into other taxonomy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71];6;1)&gt;MID([.F170];6;1);&quot;&quot;;MAX([.A$7:.A170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71];6;1)&gt;MID([.F170];6;1);[.C170];[.C170]+1)" office:value-type="float" office:value="5">
            <text:p>005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ut a taxonomy and paste into other taxonomy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ut' icon on a taxonomy you want to cut</text:p>
          </table:table-cell>
          <table:table-cell table:style-name="ce84" office:value-type="string">
            <text:p>Taxonomy is cut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8">
          <table:table-cell table:style-name="ce63" table:formula="of:=IF(MID([.F172];6;1)&gt;MID([.F171];6;1);&quot;&quot;;MAX([.A$7:.A171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72];6;1)&gt;MID([.F171];6;1);[.C171];[.C171]+1)" office:value-type="float" office:value="5">
            <text:p>005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ut a taxonomy and paste into other taxonomy</text:p>
          </table:table-cell>
          <table:table-cell table:style-name="ce80" office:value-type="string">
            <text:p>Step 3: Paste a cut taxonomy</text:p>
          </table:table-cell>
          <table:table-cell table:style-name="ce80" office:value-type="string">
            <text:p>- Select destination path you want to paste taxonomy</text:p>
            <text:p>- Click ' Paste' icon</text:p>
          </table:table-cell>
          <table:table-cell table:style-name="ce84" office:value-type="string">
            <text:p>Taxonomy is pasted successfully 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73];6;1)&gt;MID([.F172];6;1);&quot;&quot;;MAX([.A$7:.A172])+1)" office:value-type="float" office:value="53">
            <text:p>053</text:p>
          </table:table-cell>
          <table:table-cell table:style-name="ce43" office:value-type="string">
            <text:p>FNC_ECMS_ADM_TAX_04</text:p>
          </table:table-cell>
          <table:table-cell table:style-name="ce74" table:formula="of:=IF(MID([.F173];6;1)&gt;MID([.F172];6;1);[.C172];[.C172]+1)" office:value-type="float" office:value="6">
            <text:p>006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46" office:value-type="string">
            <text:p>Cut a taxonomy and paste into its child node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74];6;1)&gt;MID([.F173];6;1);&quot;&quot;;MAX([.A$7:.A173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74];6;1)&gt;MID([.F173];6;1);[.C173];[.C173]+1)" office:value-type="float" office:value="6">
            <text:p>006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ut a taxonomy and paste into its child node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ut' icon on a taxonomy you want to cut</text:p>
          </table:table-cell>
          <table:table-cell table:style-name="ce84" office:value-type="string">
            <text:p>Taxonomy is cut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8">
          <table:table-cell table:style-name="ce63" table:formula="of:=IF(MID([.F175];6;1)&gt;MID([.F174];6;1);&quot;&quot;;MAX([.A$7:.A174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75];6;1)&gt;MID([.F174];6;1);[.C174];[.C174]+1)" office:value-type="float" office:value="6">
            <text:p>006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ut a taxonomy and paste into its child node</text:p>
          </table:table-cell>
          <table:table-cell table:style-name="ce80" office:value-type="string">
            <text:p>Step 3: Paste copied taxonomy into its child node</text:p>
          </table:table-cell>
          <table:table-cell table:style-name="ce80" office:value-type="string">
            <text:p>- Select its child node</text:p>
            <text:p>- Click ' Paste' icon</text:p>
          </table:table-cell>
          <table:table-cell table:style-name="ce84" office:value-type="string">
            <text:p>Show message “Can not read from source file or destination category is subcategory”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76];6;1)&gt;MID([.F175];6;1);&quot;&quot;;MAX([.A$7:.A175])+1)" office:value-type="float" office:value="54">
            <text:p>054</text:p>
          </table:table-cell>
          <table:table-cell table:style-name="ce43" office:value-type="string">
            <text:p>FNC_ECMS_ADM_TAX_04</text:p>
          </table:table-cell>
          <table:table-cell table:style-name="ce74" table:formula="of:=IF(MID([.F176];6;1)&gt;MID([.F175];6;1);[.C175];[.C175]+1)" office:value-type="float" office:value="7">
            <text:p>007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52" office:value-type="string">
            <text:p>Cut a taxonomy and paste into itself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77];6;1)&gt;MID([.F176];6;1);&quot;&quot;;MAX([.A$7:.A176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77];6;1)&gt;MID([.F176];6;1);[.C176];[.C176]+1)" office:value-type="float" office:value="7">
            <text:p>007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ut a taxonomy and paste into itself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ut' icon on a taxonomy you want to cut</text:p>
          </table:table-cell>
          <table:table-cell table:style-name="ce84" office:value-type="string">
            <text:p>Taxonomy is cut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7">
          <table:table-cell table:style-name="ce63" table:formula="of:=IF(MID([.F178];6;1)&gt;MID([.F177];6;1);&quot;&quot;;MAX([.A$7:.A177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78];6;1)&gt;MID([.F177];6;1);[.C177];[.C177]+1)" office:value-type="float" office:value="7">
            <text:p>007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ut a taxonomy and paste into itself</text:p>
          </table:table-cell>
          <table:table-cell table:style-name="ce80" office:value-type="string">
            <text:p>Step 3: Paste cut <text:s/>taxonomy into itself</text:p>
          </table:table-cell>
          <table:table-cell table:style-name="ce80" office:value-type="string">
            <text:p>- Click ' Paste' icon</text:p>
          </table:table-cell>
          <table:table-cell table:style-name="ce84" office:value-type="string">
            <text:p>Show message “You can not paste here. May be the taxonomy node [the path of this <text:s/>taxonomy] is cutting”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79];6;1)&gt;MID([.F178];6;1);&quot;&quot;;MAX([.A$7:.A178])+1)" office:value-type="float" office:value="55">
            <text:p>055</text:p>
          </table:table-cell>
          <table:table-cell table:style-name="ce43" office:value-type="string">
            <text:p>FNC_ECMS_ADM_TAX_04</text:p>
          </table:table-cell>
          <table:table-cell table:style-name="ce74" table:formula="of:=IF(MID([.F179];6;1)&gt;MID([.F178];6;1);[.C178];[.C178]+1)" office:value-type="float" office:value="8">
            <text:p>008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52" office:value-type="string">
            <text:p>Cut/Paste a deleted taxonomy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80];6;1)&gt;MID([.F179];6;1);&quot;&quot;;MAX([.A$7:.A179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80];6;1)&gt;MID([.F179];6;1);[.C179];[.C179]+1)" office:value-type="float" office:value="8">
            <text:p>008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ut/Paste a deleted taxonomy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ut' icon on a taxonomy you want to cut</text:p>
          </table:table-cell>
          <table:table-cell table:style-name="ce84" office:value-type="string">
            <text:p>Taxonomy is cut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81];6;1)&gt;MID([.F180];6;1);&quot;&quot;;MAX([.A$7:.A180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81];6;1)&gt;MID([.F180];6;1);[.C180];[.C180]+1)" office:value-type="float" office:value="8">
            <text:p>008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ut/Paste a deleted taxonomy</text:p>
          </table:table-cell>
          <table:table-cell table:style-name="ce80" office:value-type="string">
            <text:p>Step 3: Delete taxonomy</text:p>
          </table:table-cell>
          <table:table-cell table:style-name="ce80" office:value-type="string">
            <text:p>Click 'Delete' icon</text:p>
          </table:table-cell>
          <table:table-cell table:style-name="ce84" office:value-type="string">
            <text:p>Taxonomy is deleted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8">
          <table:table-cell table:style-name="ce63" table:formula="of:=IF(MID([.F182];6;1)&gt;MID([.F181];6;1);&quot;&quot;;MAX([.A$7:.A181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82];6;1)&gt;MID([.F181];6;1);[.C181];[.C181]+1)" office:value-type="float" office:value="8">
            <text:p>008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ut/Paste a deleted taxonomy</text:p>
          </table:table-cell>
          <table:table-cell table:style-name="ce80" office:value-type="string">
            <text:p>Step 4: Paste deleted taxonomy</text:p>
          </table:table-cell>
          <table:table-cell table:style-name="ce80" office:value-type="string">
            <text:p>- Select destination path you want to paste taxonomy</text:p>
            <text:p>- Click ' Paste' icon</text:p>
          </table:table-cell>
          <table:table-cell table:style-name="ce84" office:value-type="string">
            <text:p>Show message “Can not read from source file or destination category is subcategory”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83];6;1)&gt;MID([.F182];6;1);&quot;&quot;;MAX([.A$7:.A182])+1)" office:value-type="float" office:value="56">
            <text:p>056</text:p>
          </table:table-cell>
          <table:table-cell table:style-name="ce43" office:value-type="string">
            <text:p>FNC_ECMS_ADM_TAX_04</text:p>
          </table:table-cell>
          <table:table-cell table:style-name="ce74" table:formula="of:=IF(MID([.F183];6;1)&gt;MID([.F182];6;1);[.C182];[.C182]+1)" office:value-type="float" office:value="9">
            <text:p>009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52" office:value-type="string">
            <text:p>Delete taxonomy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8">
          <table:table-cell table:style-name="ce63" table:formula="of:=IF(MID([.F184];6;1)&gt;MID([.F183];6;1);&quot;&quot;;MAX([.A$7:.A183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84];6;1)&gt;MID([.F183];6;1);[.C183];[.C183]+1)" office:value-type="float" office:value="9">
            <text:p>009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Delete taxonomy</text:p>
          </table:table-cell>
          <table:table-cell table:style-name="ce80" office:value-type="string">
            <text:p>Step 2: Delete taxonomy</text:p>
          </table:table-cell>
          <table:table-cell table:style-name="ce80" office:value-type="string">
            <text:p>- Select a taxonomy</text:p>
            <text:p>- Click 'Delete' icon</text:p>
            <text:p>- Click OK on confirm message</text:p>
          </table:table-cell>
          <table:table-cell table:style-name="ce84" office:value-type="string">
            <text:p>Taxonomy is deleted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85];6;1)&gt;MID([.F184];6;1);&quot;&quot;;MAX([.A$7:.A184])+1)" office:value-type="float" office:value="57">
            <text:p>057</text:p>
          </table:table-cell>
          <table:table-cell table:style-name="ce43" office:value-type="string">
            <text:p>FNC_ECMS_ADM_TAX_04</text:p>
          </table:table-cell>
          <table:table-cell table:style-name="ce74" table:formula="of:=IF(MID([.F185];6;1)&gt;MID([.F184];6;1);[.C184];[.C184]+1)" office:value-type="float" office:value="10">
            <text:p>010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46" office:value-type="string">
            <text:p>Delete a taxonomy when it is added for a document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86];6;1)&gt;MID([.F185];6;1);&quot;&quot;;MAX([.A$7:.A185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86];6;1)&gt;MID([.F185];6;1);[.C185];[.C185]+1)" office:value-type="float" office:value="10">
            <text:p>010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Delete a taxonomy when it is added for a document</text:p>
          </table:table-cell>
          <table:table-cell table:style-name="ce80" office:value-type="string">
            <text:p>Step 2: Add category for document</text:p>
          </table:table-cell>
          <table:table-cell table:style-name="ce80" office:value-type="string">
            <text:p>Add category for document</text:p>
          </table:table-cell>
          <table:table-cell table:style-name="ce84" office:value-type="string">
            <text:p>Document is added categor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87];6;1)&gt;MID([.F186];6;1);&quot;&quot;;MAX([.A$7:.A186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87];6;1)&gt;MID([.F186];6;1);[.C186];[.C186]+1)" office:value-type="float" office:value="10">
            <text:p>010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Delete a taxonomy when it is added for a document</text:p>
          </table:table-cell>
          <table:table-cell table:style-name="ce80" office:value-type="string">
            <text:p>Step 3: Delete taxonomy</text:p>
          </table:table-cell>
          <table:table-cell table:style-name="ce80" office:value-type="string">
            <text:p>- Go to Sites Administration\Manager Taxonomy</text:p>
            <text:p>- <text:s/>Select a taxonomy which add for document at step 1</text:p>
            <text:p>- Click ' Delete' icon</text:p>
          </table:table-cell>
          <table:table-cell table:style-name="ce84" office:value-type="string">
            <text:p>Show message “Can not delete this taxonomy node because it is current the target of a REFERENCE property ”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 table:number-rows-repeated="19">
          <table:table-cell/>
          <table:table-cell table:style-name="Default"/>
          <table:table-cell table:number-columns-repeated="1022"/>
        </table:table-row>
        <table:table-row table:style-name="ro19" table:number-rows-repeated="65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 table:number-rows-repeated="195">
          <table:table-cell table:number-columns-repeated="1024"/>
        </table:table-row>
        <table:table-row table:style-name="ro19" table:number-rows-repeated="10">
          <table:table-cell table:number-columns-repeated="10"/>
          <table:table-cell table:style-name="ce44" table:number-columns-repeated="10"/>
          <table:table-cell table:number-columns-repeated="1004"/>
        </table:table-row>
        <table:table-row table:style-name="ro19">
          <table:table-cell table:number-columns-repeated="10"/>
          <table:table-cell table:style-name="ce44" table:number-columns-repeated="10"/>
          <table:table-cell table:number-columns-repeated="1004"/>
        </table:table-row>
      </table:table>
      <table:table table:name="Manage_Template" table:style-name="ta1" table:print="false">
        <office:forms form:automatic-focus="false" form:apply-design-mode="false"/>
        <table:table-column table:style-name="co1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69"/>
        <table:table-column table:style-name="co18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10" table:number-columns-repeated="216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846];[.$K1])" office:value-type="float" office:value="0">
            <text:p>0</text:p>
          </table:table-cell>
          <table:table-cell table:style-name="ce85" table:formula="of:=COUNTIF([.M$7:.M$846];[.$K1])" office:value-type="float" office:value="0">
            <text:p>0</text:p>
          </table:table-cell>
          <table:table-cell table:style-name="ce85" table:formula="of:=COUNTIF([.N$7:.N$846];[.$K1])" office:value-type="float" office:value="0">
            <text:p>0</text:p>
          </table:table-cell>
          <table:table-cell table:style-name="ce85" table:formula="of:=COUNTIF([.O$7:.O$846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846];[.$K2])" office:value-type="float" office:value="0">
            <text:p>0</text:p>
          </table:table-cell>
          <table:table-cell table:style-name="ce85" table:formula="of:=COUNTIF([.M$7:.M$846];[.$K2])" office:value-type="float" office:value="0">
            <text:p>0</text:p>
          </table:table-cell>
          <table:table-cell table:style-name="ce85" table:formula="of:=COUNTIF([.N$7:.N$846];[.$K2])" office:value-type="float" office:value="0">
            <text:p>0</text:p>
          </table:table-cell>
          <table:table-cell table:style-name="ce85" table:formula="of:=COUNTIF([.O$7:.O$846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5">
          <table:table-cell/>
          <table:table-cell table:style-name="ce66" office:value-type="string">
            <text:p>Function List</text:p>
          </table:table-cell>
          <table:table-cell table:style-name="ce71" office:value-type="string" table:number-columns-spanned="3" table:number-rows-spanned="1">
            <text:p>Manage Template</text:p>
          </table:table-cell>
          <table:covered-table-cell table:style-name="ce71"/>
          <table:covered-table-cell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846];[.$K3])" office:value-type="float" office:value="0">
            <text:p>0</text:p>
          </table:table-cell>
          <table:table-cell table:style-name="ce85" table:formula="of:=COUNTIF([.M$7:.M$846];[.$K3])" office:value-type="float" office:value="0">
            <text:p>0</text:p>
          </table:table-cell>
          <table:table-cell table:style-name="ce85" table:formula="of:=COUNTIF([.N$7:.N$846];[.$K3])" office:value-type="float" office:value="0">
            <text:p>0</text:p>
          </table:table-cell>
          <table:table-cell table:style-name="ce85" table:formula="of:=COUNTIF([.O$7:.O$846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6">
          <table:table-cell/>
          <table:table-cell table:style-name="ce66" office:value-type="string">
            <text:p>Total main cases:</text:p>
          </table:table-cell>
          <table:table-cell table:style-name="ce71" table:formula="of:=MAX([.A7:.A832])" office:value-type="float" office:value="23" table:number-columns-spanned="3" table:number-rows-spanned="1">
            <text:p>23</text:p>
          </table:table-cell>
          <table:covered-table-cell table:style-name="ce58"/>
          <table:covered-table-cell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846];[.$K4])" office:value-type="float" office:value="0">
            <text:p>0</text:p>
          </table:table-cell>
          <table:table-cell table:style-name="ce85" table:formula="of:=COUNTIF([.M$7:.M$846];[.$K4])" office:value-type="float" office:value="0">
            <text:p>0</text:p>
          </table:table-cell>
          <table:table-cell table:style-name="ce85" table:formula="of:=COUNTIF([.N$7:.N$846];[.$K4])" office:value-type="float" office:value="0">
            <text:p>0</text:p>
          </table:table-cell>
          <table:table-cell table:style-name="ce85" table:formula="of:=COUNTIF([.O$7:.O$846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44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846];[.$K5])" office:value-type="float" office:value="0">
            <text:p>0</text:p>
          </table:table-cell>
          <table:table-cell table:style-name="ce85" table:formula="of:=COUNTIF([.M$7:.M$846];[.$K5])" office:value-type="float" office:value="0">
            <text:p>0</text:p>
          </table:table-cell>
          <table:table-cell table:style-name="ce85" table:formula="of:=COUNTIF([.N$7:.N$846];[.$K5])" office:value-type="float" office:value="0">
            <text:p>0</text:p>
          </table:table-cell>
          <table:table-cell table:style-name="ce85" table:formula="of:=COUNTIF([.O$7:.O$846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</table:table-row>
        <table:table-row table:style-name="ro18">
          <table:table-cell table:style-name="ce62" office:value-type="float" office:value="1">
            <text:p>001</text:p>
          </table:table-cell>
          <table:table-cell table:style-name="ce42" office:value-type="string">
            <text:p>FNC_ECMS_ADM_TEM_01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Content_Presentation\Manage Templates\Add</text:p>
          </table:table-cell>
          <table:table-cell table:style-name="ce52" office:value-type="string">
            <text:p>Add new template when input valid data into all required fields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input valid data into all required fields</text:p>
          </table:table-cell>
          <table:table-cell table:style-name="ce80" office:value-type="string">
            <text:p>Step 2: Open 'Add New Template' pop-up</text:p>
          </table:table-cell>
          <table:table-cell table:style-name="ce80" office:value-type="string">
            <text:p>Click 'Add' icon</text:p>
          </table:table-cell>
          <table:table-cell table:style-name="ce84" office:value-type="string">
            <text:p><text:s/>Add New Template' pop-up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input valid data into all required fields</text:p>
          </table:table-cell>
          <table:table-cell table:style-name="ce80" office:value-type="string">
            <text:p>Step 3:Put data in 'Template' tab</text:p>
          </table:table-cell>
          <table:table-cell table:style-name="ce80" office:value-type="string">
            <text:p>- Select name for new template</text:p>
            <text:p>- Put the label </text:p>
            <text:p>- Check/uncheck ' is Document Template'</text:p>
            <text:p>- Select permission for this template</text:p>
          </table:table-cell>
          <table:table-cell table:style-name="ce84" office:value-type="string">
            <text:p>Fields in 'Template' tab are inputted data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0];6;1)&gt;MID([.F9];6;1);&quot;&quot;;MAX([.A$7:.A9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input valid data into all required fields</text:p>
          </table:table-cell>
          <table:table-cell table:style-name="ce80" office:value-type="string">
            <text:p>Step 4: Put data in 'Dialog' tab</text:p>
          </table:table-cell>
          <table:table-cell table:style-name="ce80" office:value-type="string">
            <text:p>Put data in 'Dialog' tab</text:p>
          </table:table-cell>
          <table:table-cell table:style-name="ce84" office:value-type="string">
            <text:p><text:s/>Dialog' tab is inputted data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input valid data into all required fields</text:p>
          </table:table-cell>
          <table:table-cell table:style-name="ce80" office:value-type="string">
            <text:p>Step 5: Put data in 'View' tab</text:p>
          </table:table-cell>
          <table:table-cell table:style-name="ce80" office:value-type="string">
            <text:p>Put data in 'View' tab</text:p>
          </table:table-cell>
          <table:table-cell table:style-name="ce84" office:value-type="string">
            <text:p><text:s/>View' tab is inputted data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input valid data into all required fields</text:p>
          </table:table-cell>
          <table:table-cell table:style-name="ce80" office:value-type="string">
            <text:p>Step 6: Complete add new template</text:p>
          </table:table-cell>
          <table:table-cell table:style-name="ce80" office:value-type="string">
            <text:p>Click Save button</text:p>
          </table:table-cell>
          <table:table-cell table:style-name="ce84" office:value-type="string">
            <text:p><text:s/>A new template is created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13];6;1)&gt;MID([.F12];6;1);&quot;&quot;;MAX([.A$7:.A12])+1)" office:value-type="float" office:value="2">
            <text:p>002</text:p>
          </table:table-cell>
          <table:table-cell table:style-name="ce43" office:value-type="string">
            <text:p>FNC_ECMS_ADM_TEM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8" office:value-type="string">
            <text:p>DMS\Admin\Content_Presentation\Manage Templates\Add</text:p>
          </table:table-cell>
          <table:table-cell table:style-name="ce52" office:value-type="string">
            <text:p>Add new template when label field is bank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10" office:value-type="string">
            <text:p>Add new template when label field is bank</text:p>
          </table:table-cell>
          <table:table-cell table:style-name="ce80" office:value-type="string">
            <text:p>Step 2: Open 'Add New Template' pop-up</text:p>
          </table:table-cell>
          <table:table-cell table:style-name="ce80" office:value-type="string">
            <text:p>Click 'Add' icon</text:p>
          </table:table-cell>
          <table:table-cell table:style-name="ce84" office:value-type="string">
            <text:p><text:s/>Add New Template' pop-up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10" office:value-type="string">
            <text:p>Add new template when label field is bank</text:p>
          </table:table-cell>
          <table:table-cell table:style-name="ce80" office:value-type="string">
            <text:p>Step 3:Put data in 'Template' tab</text:p>
          </table:table-cell>
          <table:table-cell table:style-name="ce80" office:value-type="string">
            <text:p>- Select name for new template</text:p>
            <text:p>- Do not put data in 'Label' field</text:p>
            <text:p>- Click Save button</text:p>
          </table:table-cell>
          <table:table-cell table:style-name="ce84" office:value-type="string">
            <text:p>Show message “ The field 'Label' is required. Please enter your value.”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16];6;1)&gt;MID([.F15];6;1);&quot;&quot;;MAX([.A$7:.A15])+1)" office:value-type="float" office:value="3">
            <text:p>003</text:p>
          </table:table-cell>
          <table:table-cell table:style-name="ce43" office:value-type="string">
            <text:p>FNC_ECMS_ADM_TEM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8" office:value-type="string">
            <text:p>DMS\Admin\Content_Presentation\Manage Templates\Add</text:p>
          </table:table-cell>
          <table:table-cell table:style-name="ce52" office:value-type="string">
            <text:p>Add new template when do not select permission for this template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8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do not select permission for this template</text:p>
          </table:table-cell>
          <table:table-cell table:style-name="ce80" office:value-type="string">
            <text:p>Step 2: Open 'Add New Template' pop-up</text:p>
          </table:table-cell>
          <table:table-cell table:style-name="ce80" office:value-type="string">
            <text:p>Click 'Add' icon</text:p>
          </table:table-cell>
          <table:table-cell table:style-name="ce84" office:value-type="string">
            <text:p><text:s/>Add New Template' pop-up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9" table:number-columns-repeated="10"/>
          <table:table-cell table:style-name="ce44" table:number-columns-repeated="204"/>
        </table:table-row>
        <table:table-row table:style-name="ro22">
          <table:table-cell table:style-name="ce63" table:formula="of:=IF(MID([.F18];6;1)&gt;MID([.F17];6;1);&quot;&quot;;MAX([.A$7:.A17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do not select permission for this template</text:p>
          </table:table-cell>
          <table:table-cell table:style-name="ce80" office:value-type="string">
            <text:p>Step 3:Put data in 'Template' tab</text:p>
          </table:table-cell>
          <table:table-cell table:style-name="ce80" office:value-type="string">
            <text:p>- Select name for new template</text:p>
            <text:p>- Put the label </text:p>
            <text:p>- Check/uncheck ' is Document Template'</text:p>
            <text:p>- Do not select permission for this template</text:p>
            <text:p>- Put data in 'Dialog' and 'View' tab </text:p>
            <text:p>- Click Save button</text:p>
          </table:table-cell>
          <table:table-cell table:style-name="ce84" office:value-type="string">
            <text:p>Show message “You must select permission”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19];6;1)&gt;MID([.F18];6;1);&quot;&quot;;MAX([.A$7:.A18])+1)" office:value-type="float" office:value="4">
            <text:p>004</text:p>
          </table:table-cell>
          <table:table-cell table:style-name="ce43" office:value-type="string">
            <text:p>FNC_ECMS_ADM_TEM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78" office:value-type="string">
            <text:p>DMS\Admin\Content_Presentation\Manage Templates\Add</text:p>
          </table:table-cell>
          <table:table-cell table:style-name="ce52" office:value-type="string">
            <text:p>Add new template when 'Dialog Content' field is blank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'Dialog Content' field is blank</text:p>
          </table:table-cell>
          <table:table-cell table:style-name="ce80" office:value-type="string">
            <text:p>Step 2: Open 'Add New Template' pop-up</text:p>
          </table:table-cell>
          <table:table-cell table:style-name="ce80" office:value-type="string">
            <text:p>Click 'Add' icon</text:p>
          </table:table-cell>
          <table:table-cell table:style-name="ce84" office:value-type="string">
            <text:p><text:s/>Add New Template' pop-up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'Dialog Content' field is blank</text:p>
          </table:table-cell>
          <table:table-cell table:style-name="ce80" office:value-type="string">
            <text:p>Step 3:Put data in 'Template' tab</text:p>
          </table:table-cell>
          <table:table-cell table:style-name="ce80" office:value-type="string">
            <text:p>- Select name for new template</text:p>
            <text:p>- Put the label </text:p>
            <text:p>- Check/uncheck ' is Document Template'</text:p>
            <text:p>- Select permission for this template</text:p>
          </table:table-cell>
          <table:table-cell table:style-name="ce84" office:value-type="string">
            <text:p>Fields in 'Template' tab are inputted data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9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2];6;1)&gt;MID([.F21];6;1);&quot;&quot;;MAX([.A$7:.A21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'Dialog Content' field is blank</text:p>
          </table:table-cell>
          <table:table-cell table:style-name="ce80" office:value-type="string">
            <text:p>Step 4: Do not put data in 'Dialog' tab</text:p>
          </table:table-cell>
          <table:table-cell table:style-name="ce80" office:value-type="string">
            <text:p>- Do not put data in 'Dialog' tab</text:p>
            <text:p>- Click Save button</text:p>
          </table:table-cell>
          <table:table-cell table:style-name="ce84" office:value-type="string">
            <text:p>Show message “ Type value into field 'Dialog content' please <text:span text:style-name="T7"><text:s/>“</text:span>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23];6;1)&gt;MID([.F22];6;1);&quot;&quot;;MAX([.A$7:.A22])+1)" office:value-type="float" office:value="5">
            <text:p>005</text:p>
          </table:table-cell>
          <table:table-cell table:style-name="ce43" office:value-type="string">
            <text:p>FNC_ECMS_ADM_TEM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78" office:value-type="string">
            <text:p>DMS\Admin\Content_Presentation\Manage Templates\Add</text:p>
          </table:table-cell>
          <table:table-cell table:style-name="ce52" office:value-type="string">
            <text:p>Add new template when 'View Content' field is blank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4];6;1)&gt;MID([.F23];6;1);&quot;&quot;;MAX([.A$7:.A23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'View Content' field is blank</text:p>
          </table:table-cell>
          <table:table-cell table:style-name="ce80" office:value-type="string">
            <text:p>Step 2: Open 'Add New Template' pop-up</text:p>
          </table:table-cell>
          <table:table-cell table:style-name="ce80" office:value-type="string">
            <text:p>Click 'Add' icon</text:p>
          </table:table-cell>
          <table:table-cell table:style-name="ce84" office:value-type="string">
            <text:p><text:s/>Add New Template' pop-up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25];6;1)&gt;MID([.F24];6;1);&quot;&quot;;MAX([.A$7:.A24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'View Content' field is blank</text:p>
          </table:table-cell>
          <table:table-cell table:style-name="ce80" office:value-type="string">
            <text:p>Step 3:Put data in 'Template' tab</text:p>
          </table:table-cell>
          <table:table-cell table:style-name="ce80" office:value-type="string">
            <text:p>- Select name for new template</text:p>
            <text:p>- Put the label </text:p>
            <text:p>- Check/uncheck ' is Document Template'</text:p>
            <text:p>- Select permission for this template</text:p>
          </table:table-cell>
          <table:table-cell table:style-name="ce84" office:value-type="string">
            <text:p>Fields in 'Template' tab are inputted data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6];6;1)&gt;MID([.F25];6;1);&quot;&quot;;MAX([.A$7:.A25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'View Content' field is blank</text:p>
          </table:table-cell>
          <table:table-cell table:style-name="ce80" office:value-type="string">
            <text:p>Step 4: Put data in 'Dialog' tab</text:p>
          </table:table-cell>
          <table:table-cell table:style-name="ce80" office:value-type="string">
            <text:p>Put data in 'Dialog' tab</text:p>
          </table:table-cell>
          <table:table-cell table:style-name="ce84" office:value-type="string">
            <text:p><text:s/>Dialog' tab is inputted data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7];6;1)&gt;MID([.F26];6;1);&quot;&quot;;MAX([.A$7:.A26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'View Content' field is blank</text:p>
          </table:table-cell>
          <table:table-cell table:style-name="ce80" office:value-type="string">
            <text:p>Step 5: Do not put data in 'View' tab</text:p>
          </table:table-cell>
          <table:table-cell table:style-name="ce80" office:value-type="string">
            <text:p>- Do not put data in 'View' tab</text:p>
            <text:p>- Click Save button</text:p>
          </table:table-cell>
          <table:table-cell table:style-name="ce84" office:value-type="string">
            <text:p>Show message “ Type value into field 'View content' please <text:span text:style-name="T7"><text:s/>“</text:span>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28];6;1)&gt;MID([.F27];6;1);&quot;&quot;;MAX([.A$7:.A27])+1)" office:value-type="float" office:value="6">
            <text:p>006</text:p>
          </table:table-cell>
          <table:table-cell table:style-name="ce43" office:value-type="string">
            <text:p>FNC_ECMS_ADM_TEM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table:style-name="ce78" office:value-type="string">
            <text:p>DMS\Admin\Content_Presentation\Manage Templates\Add</text:p>
          </table:table-cell>
          <table:table-cell table:style-name="ce52" office:value-type="string">
            <text:p>Edit label of existing template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Edit label of existing template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30];6;1)&gt;MID([.F29];6;1);&quot;&quot;;MAX([.A$7:.A29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Edit label of existing template</text:p>
          </table:table-cell>
          <table:table-cell table:style-name="ce111" office:value-type="string">
            <text:p>Step 3: Edit label</text:p>
          </table:table-cell>
          <table:table-cell table:style-name="ce94" office:value-type="string">
            <text:p>Put new value for label</text:p>
          </table:table-cell>
          <table:table-cell table:style-name="ce94" office:value-type="string">
            <text:p>The label of template is changed successfully</text:p>
          </table:table-cell>
          <table:table-cell table:style-name="ce84" office:value-type="string">
            <text:p>Medium</text:p>
          </table:table-cell>
          <table:table-cell table:style-name="ce94"/>
          <table:table-cell table:style-name="ce87"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31];6;1)&gt;MID([.F30];6;1);&quot;&quot;;MAX([.A$7:.A30])+1)" office:value-type="float" office:value="7">
            <text:p>007</text:p>
          </table:table-cell>
          <table:table-cell table:style-name="ce43" office:value-type="string">
            <text:p>FNC_ECMS_ADM_TEM_01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table:style-name="ce78" office:value-type="string">
            <text:p>DMS\Admin\Content_Presentation\Manage Templates\Add</text:p>
          </table:table-cell>
          <table:table-cell table:style-name="ce52" office:value-type="string">
            <text:p>Edit existing dialog of template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32];6;1)&gt;MID([.F31];6;1);&quot;&quot;;MAX([.A$7:.A31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10" office:value-type="string">
            <text:p>Edit existing dialog of template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style-name="ce87"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33];6;1)&gt;MID([.F32];6;1);&quot;&quot;;MAX([.A$7:.A32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10" office:value-type="string">
            <text:p>Edit existing dialog of template</text:p>
          </table:table-cell>
          <table:table-cell table:style-name="ce111" office:value-type="string">
            <text:p>Step 3: Edit existing dialog of template</text:p>
          </table:table-cell>
          <table:table-cell table:style-name="ce94" office:value-type="string">
            <text:p>- Select ' Dialog' tab</text:p>
            <text:p>- Make change with 'content', 'permission', or 'is enable version' field</text:p>
            <text:p>- Click Save button</text:p>
          </table:table-cell>
          <table:table-cell table:style-name="ce94" office:value-type="string">
            <text:p>Dialog is changed successfully</text:p>
          </table:table-cell>
          <table:table-cell table:style-name="ce84" office:value-type="string">
            <text:p>Medium</text:p>
          </table:table-cell>
          <table:table-cell table:style-name="ce94"/>
          <table:table-cell table:style-name="ce87"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34];6;1)&gt;MID([.F33];6;1);&quot;&quot;;MAX([.A$7:.A33])+1)" office:value-type="float" office:value="8">
            <text:p>008</text:p>
          </table:table-cell>
          <table:table-cell table:style-name="ce42" office:value-type="string">
            <text:p>FNC_ECMS_ADM_TEM_02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Add new dialog for template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35];6;1)&gt;MID([.F34];6;1);&quot;&quot;;MAX([.A$7:.A34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for template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36];6;1)&gt;MID([.F35];6;1);&quot;&quot;;MAX([.A$7:.A35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for template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8">
          <table:table-cell table:style-name="ce63" table:formula="of:=IF(MID([.F37];6;1)&gt;MID([.F36];6;1);&quot;&quot;;MAX([.A$7:.A36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for template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87" office:value-type="string">
            <text:p>New dialog is created successfully 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8">
          <table:table-cell table:style-name="ce63" table:formula="of:=IF(MID([.F38];6;1)&gt;MID([.F37];6;1);&quot;&quot;;MAX([.A$7:.A37])+1)" office:value-type="float" office:value="9">
            <text:p>009</text:p>
          </table:table-cell>
          <table:table-cell table:style-name="ce43" office:value-type="string">
            <text:p>FNC_ECMS_ADM_TEM_02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Add new dialog when 'Name' field is blank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39];6;1)&gt;MID([.F38];6;1);&quot;&quot;;MAX([.A$7:.A38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'Name' field is blank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0];6;1)&gt;MID([.F39];6;1);&quot;&quot;;MAX([.A$7:.A39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'Name' field is blank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9">
          <table:table-cell table:style-name="ce63" table:formula="of:=IF(MID([.F41];6;1)&gt;MID([.F40];6;1);&quot;&quot;;MAX([.A$7:.A40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'Name' field is blank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Do not put data in 'Name' field</text:p>
            <text:p>- Select permission for this dialog</text:p>
            <text:p>- Click Save button</text:p>
          </table:table-cell>
          <table:table-cell table:style-name="ce87" office:value-type="string">
            <text:p>Show message “ <text:s/>The value of field 'name' <text:s/>is null or empty !“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8">
          <table:table-cell table:style-name="ce63" table:formula="of:=IF(MID([.F42];6;1)&gt;MID([.F41];6;1);&quot;&quot;;MAX([.A$7:.A41])+1)" office:value-type="float" office:value="10">
            <text:p>010</text:p>
          </table:table-cell>
          <table:table-cell table:style-name="ce43" office:value-type="string">
            <text:p>FNC_ECMS_ADM_TEM_02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3">
            <text:p>003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Add new dialog when <text:s/>'Name' field contain special characters <text:s/>%^&amp;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9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3];6;1)&gt;MID([.F42];6;1);&quot;&quot;;MAX([.A$7:.A42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43];6;FIND(&quot;:&quot;;[.F43];1)-FIND(&quot; &quot;;[.F43];1)-1))&gt;VALUE(MID([.F42];6;FIND(&quot;:&quot;;[.F42];1)-FIND(&quot; &quot;;[.F42];1)-1));[.C42];[.C42]+1)" office:value-type="float" office:value="3">
            <text:p>003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10" office:value-type="string">
            <text:p>Add new dialog when <text:s/>'Name' field contain special characters <text:s/>%^&amp;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style-name="ce89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4];6;1)&gt;MID([.F43];6;1);&quot;&quot;;MAX([.A$7:.A43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44];6;FIND(&quot;:&quot;;[.F44];1)-FIND(&quot; &quot;;[.F44];1)-1))&gt;VALUE(MID([.F43];6;FIND(&quot;:&quot;;[.F43];1)-FIND(&quot; &quot;;[.F43];1)-1));[.C43];[.C43]+1)" office:value-type="float" office:value="3">
            <text:p>003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Add new dialog when <text:s/>'Name' field contain special characters <text:s/>%^&amp;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9">
          <table:table-cell table:style-name="ce63" table:formula="of:=IF(MID([.F45];6;1)&gt;MID([.F44];6;1);&quot;&quot;;MAX([.A$7:.A44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45];6;FIND(&quot;:&quot;;[.F45];1)-FIND(&quot; &quot;;[.F45];1)-1))&gt;VALUE(MID([.F44];6;FIND(&quot;:&quot;;[.F44];1)-FIND(&quot; &quot;;[.F44];1)-1));[.C44];[.C44]+1)" office:value-type="float" office:value="3">
            <text:p>003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10" office:value-type="string">
            <text:p>Add new dialog when <text:s/>'Name' field contain special characters <text:s/>%^&amp;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Put some special characters in 'Name' field</text:p>
            <text:p>- Select permission for this dialog</text:p>
            <text:p>- Click Save button</text:p>
          </table:table-cell>
          <table:table-cell table:style-name="ce87" office:value-type="string">
            <text:p>Show message “Field name can not contain special characters”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8">
          <table:table-cell table:style-name="ce63" table:formula="of:=IF(MID([.F46];6;1)&gt;MID([.F45];6;1);&quot;&quot;;MAX([.A$7:.A45])+1)" office:value-type="float" office:value="11">
            <text:p>011</text:p>
          </table:table-cell>
          <table:table-cell table:style-name="ce43" office:value-type="string">
            <text:p>FNC_ECMS_ADM_TEM_02</text:p>
          </table:table-cell>
          <table:table-cell table:style-name="ce74" table:formula="of:=IF(VALUE(MID([.F46];6;FIND(&quot;:&quot;;[.F46];1)-FIND(&quot; &quot;;[.F46];1)-1))&gt;VALUE(MID([.F45];6;FIND(&quot;:&quot;;[.F45];1)-FIND(&quot; &quot;;[.F45];1)-1));[.C45];[.C45]+1)" office:value-type="float" office:value="4">
            <text:p>004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Add new dialog when <text:s/>name field of dialog tab is existing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7];6;1)&gt;MID([.F46];6;1);&quot;&quot;;MAX([.A$7:.A46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47];6;FIND(&quot;:&quot;;[.F47];1)-FIND(&quot; &quot;;[.F47];1)-1))&gt;VALUE(MID([.F46];6;FIND(&quot;:&quot;;[.F46];1)-FIND(&quot; &quot;;[.F46];1)-1));[.C46];[.C46]+1)" office:value-type="float" office:value="4">
            <text:p>004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<text:s/>name field of dialog tab is existing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8];6;1)&gt;MID([.F47];6;1);&quot;&quot;;MAX([.A$7:.A47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48];6;FIND(&quot;:&quot;;[.F48];1)-FIND(&quot; &quot;;[.F48];1)-1))&gt;VALUE(MID([.F47];6;FIND(&quot;:&quot;;[.F47];1)-FIND(&quot; &quot;;[.F47];1)-1));[.C47];[.C47]+1)" office:value-type="float" office:value="4">
            <text:p>004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<text:s/>name field of dialog tab is existing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20">
          <table:table-cell table:style-name="ce63" table:formula="of:=IF(MID([.F49];6;1)&gt;MID([.F48];6;1);&quot;&quot;;MAX([.A$7:.A48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49];6;FIND(&quot;:&quot;;[.F49];1)-FIND(&quot; &quot;;[.F49];1)-1))&gt;VALUE(MID([.F48];6;FIND(&quot;:&quot;;[.F48];1)-FIND(&quot; &quot;;[.F48];1)-1));[.C48];[.C48]+1)" office:value-type="float" office:value="4">
            <text:p>004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<text:s/>name field of dialog tab is existing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Put name for new dialog has the same name with existing dialog</text:p>
            <text:p>- Select permission for this dialog</text:p>
            <text:p>- Click Save button</text:p>
          </table:table-cell>
          <table:table-cell table:style-name="ce87" office:value-type="string">
            <text:p>Show message “The [name of dialog] is existing ”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8">
          <table:table-cell table:style-name="ce63" table:formula="of:=IF(MID([.F50];6;1)&gt;MID([.F49];6;1);&quot;&quot;;MAX([.A$7:.A49])+1)" office:value-type="float" office:value="12">
            <text:p>012</text:p>
          </table:table-cell>
          <table:table-cell table:style-name="ce43" office:value-type="string">
            <text:p>FNC_ECMS_ADM_TEM_02</text:p>
          </table:table-cell>
          <table:table-cell table:style-name="ce74" table:formula="of:=IF(VALUE(MID([.F50];6;FIND(&quot;:&quot;;[.F50];1)-FIND(&quot; &quot;;[.F50];1)-1))&gt;VALUE(MID([.F49];6;FIND(&quot;:&quot;;[.F49];1)-FIND(&quot; &quot;;[.F49];1)-1));[.C49];[.C49]+1)" office:value-type="float" office:value="5">
            <text:p>005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Add new dialog when <text:s/>do not select permission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51];6;1)&gt;MID([.F50];6;1);&quot;&quot;;MAX([.A$7:.A50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51];6;FIND(&quot;:&quot;;[.F51];1)-FIND(&quot; &quot;;[.F51];1)-1))&gt;VALUE(MID([.F50];6;FIND(&quot;:&quot;;[.F50];1)-FIND(&quot; &quot;;[.F50];1)-1));[.C50];[.C50]+1)" office:value-type="float" office:value="5">
            <text:p>005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<text:s/>do not select permission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52];6;1)&gt;MID([.F51];6;1);&quot;&quot;;MAX([.A$7:.A51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52];6;FIND(&quot;:&quot;;[.F52];1)-FIND(&quot; &quot;;[.F52];1)-1))&gt;VALUE(MID([.F51];6;FIND(&quot;:&quot;;[.F51];1)-FIND(&quot; &quot;;[.F51];1)-1));[.C51];[.C51]+1)" office:value-type="float" office:value="5">
            <text:p>005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<text:s/>do not select permission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9">
          <table:table-cell table:style-name="ce63" table:formula="of:=IF(MID([.F53];6;1)&gt;MID([.F52];6;1);&quot;&quot;;MAX([.A$7:.A52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53];6;FIND(&quot;:&quot;;[.F53];1)-FIND(&quot; &quot;;[.F53];1)-1))&gt;VALUE(MID([.F52];6;FIND(&quot;:&quot;;[.F52];1)-FIND(&quot; &quot;;[.F52];1)-1));[.C52];[.C52]+1)" office:value-type="float" office:value="5">
            <text:p>005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<text:s/>do not select permission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Do not put data in 'Name' field</text:p>
            <text:p>- Do not select permission for this dialog</text:p>
            <text:p>- Click Save button</text:p>
          </table:table-cell>
          <table:table-cell table:style-name="ce87" office:value-type="string">
            <text:p>Show message “The Permission field can not be empty”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8">
          <table:table-cell table:style-name="ce63" table:formula="of:=IF(MID([.F54];6;1)&gt;MID([.F53];6;1);&quot;&quot;;MAX([.A$7:.A53])+1)" office:value-type="float" office:value="13">
            <text:p>013</text:p>
          </table:table-cell>
          <table:table-cell table:style-name="ce43" office:value-type="string">
            <text:p>FNC_ECMS_ADM_TEM_02</text:p>
          </table:table-cell>
          <table:table-cell table:style-name="ce74" table:formula="of:=IF(VALUE(MID([.F54];6;FIND(&quot;:&quot;;[.F54];1)-FIND(&quot; &quot;;[.F54];1)-1))&gt;VALUE(MID([.F53];6;FIND(&quot;:&quot;;[.F53];1)-FIND(&quot; &quot;;[.F53];1)-1));[.C53];[.C53]+1)" office:value-type="float" office:value="6">
            <text:p>006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Delete dialog 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55];6;1)&gt;MID([.F54];6;1);&quot;&quot;;MAX([.A$7:.A54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55];6;FIND(&quot;:&quot;;[.F55];1)-FIND(&quot; &quot;;[.F55];1)-1))&gt;VALUE(MID([.F54];6;FIND(&quot;:&quot;;[.F54];1)-FIND(&quot; &quot;;[.F54];1)-1));[.C54];[.C54]+1)" office:value-type="float" office:value="6">
            <text:p>006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Delete dialog 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56];6;1)&gt;MID([.F55];6;1);&quot;&quot;;MAX([.A$7:.A55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56];6;FIND(&quot;:&quot;;[.F56];1)-FIND(&quot; &quot;;[.F56];1)-1))&gt;VALUE(MID([.F55];6;FIND(&quot;:&quot;;[.F55];1)-FIND(&quot; &quot;;[.F55];1)-1));[.C55];[.C55]+1)" office:value-type="float" office:value="6">
            <text:p>006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Delete dialog </text:p>
          </table:table-cell>
          <table:table-cell table:style-name="ce87" office:value-type="string">
            <text:p>Step 3: Delete Dialog</text:p>
          </table:table-cell>
          <table:table-cell table:style-name="ce87" office:value-type="string">
            <text:p>- Select ' Dialog' tab</text:p>
            <text:p>- Click 'Delete' icon on a dialog you want to delete</text:p>
          </table:table-cell>
          <table:table-cell table:style-name="ce87" office:value-type="string">
            <text:p>Dialog is deleted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57];6;1)&gt;MID([.F56];6;1);&quot;&quot;;MAX([.A$7:.A56])+1)" office:value-type="float" office:value="14">
            <text:p>014</text:p>
          </table:table-cell>
          <table:table-cell table:style-name="ce43" office:value-type="string">
            <text:p>FNC_ECMS_ADM_TEM_02</text:p>
          </table:table-cell>
          <table:table-cell table:style-name="ce74" table:formula="of:=IF(VALUE(MID([.F57];6;FIND(&quot;:&quot;;[.F57];1)-FIND(&quot; &quot;;[.F57];1)-1))&gt;VALUE(MID([.F56];6;FIND(&quot;:&quot;;[.F56];1)-FIND(&quot; &quot;;[.F56];1)-1));[.C56];[.C56]+1)" office:value-type="float" office:value="7">
            <text:p>007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Delete default dialog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58];6;1)&gt;MID([.F57];6;1);&quot;&quot;;MAX([.A$7:.A57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58];6;FIND(&quot;:&quot;;[.F58];1)-FIND(&quot; &quot;;[.F58];1)-1))&gt;VALUE(MID([.F57];6;FIND(&quot;:&quot;;[.F57];1)-FIND(&quot; &quot;;[.F57];1)-1));[.C57];[.C57]+1)" office:value-type="float" office:value="7">
            <text:p>007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Delete default dialog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59];6;1)&gt;MID([.F58];6;1);&quot;&quot;;MAX([.A$7:.A58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59];6;FIND(&quot;:&quot;;[.F59];1)-FIND(&quot; &quot;;[.F59];1)-1))&gt;VALUE(MID([.F58];6;FIND(&quot;:&quot;;[.F58];1)-FIND(&quot; &quot;;[.F58];1)-1));[.C58];[.C58]+1)" office:value-type="float" office:value="7">
            <text:p>007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Delete default dialog</text:p>
          </table:table-cell>
          <table:table-cell table:style-name="ce87" office:value-type="string">
            <text:p>Step 3: Delete Dialog</text:p>
          </table:table-cell>
          <table:table-cell table:style-name="ce87" office:value-type="string">
            <text:p>- Select ' Dialog' tab</text:p>
            <text:p>- Click 'Delete' icon</text:p>
          </table:table-cell>
          <table:table-cell table:style-name="ce87" office:value-type="string">
            <text:p>Show message “[name of dialog] <text:s/>can not be deleted,it is the default one. 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60];6;1)&gt;MID([.F59];6;1);&quot;&quot;;MAX([.A$7:.A59])+1)" office:value-type="float" office:value="15">
            <text:p>015</text:p>
          </table:table-cell>
          <table:table-cell table:style-name="ce108" office:value-type="string">
            <text:p>FNC_ECMS_ADM_TEM_03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<text:s/>Edit Existing view of template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61];6;1)&gt;MID([.F60];6;1);&quot;&quot;;MAX([.A$7:.A60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<text:s/>Edit Existing view of template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62];6;1)&gt;MID([.F61];6;1);&quot;&quot;;MAX([.A$7:.A61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<text:s/>Edit Existing view of template</text:p>
          </table:table-cell>
          <table:table-cell table:style-name="ce111" office:value-type="string">
            <text:p>Step 3: Edit existing view of template</text:p>
          </table:table-cell>
          <table:table-cell table:style-name="ce94" office:value-type="string">
            <text:p>- Select 'View' tab</text:p>
            <text:p>- Make change with 'content', 'permission', or 'is enable version' field</text:p>
            <text:p>- Click Save button</text:p>
          </table:table-cell>
          <table:table-cell table:style-name="ce94" office:value-type="string">
            <text:p>View is changed successfully</text:p>
          </table:table-cell>
          <table:table-cell table:style-name="ce84" office:value-type="string">
            <text:p>Medium</text:p>
          </table:table-cell>
          <table:table-cell table:style-name="ce94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63];6;1)&gt;MID([.F62];6;1);&quot;&quot;;MAX([.A$7:.A62])+1)" office:value-type="float" office:value="16">
            <text:p>016</text:p>
          </table:table-cell>
          <table:table-cell table:style-name="ce78" office:value-type="string">
            <text:p>FNC_ECMS_ADM_TEM_03</text:p>
          </table:table-cell>
          <table:table-cell table:style-name="ce74"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Add new view for template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64];6;1)&gt;MID([.F63];6;1);&quot;&quot;;MAX([.A$7:.A63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for template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65];6;1)&gt;MID([.F64];6;1);&quot;&quot;;MAX([.A$7:.A64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f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for template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 View' tab</text:p>
          </table:table-cell>
          <table:table-cell table:style-name="ce87" office:value-type="string">
            <text:p><text:s/>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66];6;1)&gt;MID([.F65];6;1);&quot;&quot;;MAX([.A$7:.A65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f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for template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87" office:value-type="string">
            <text:p>New view is created successfully 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67];6;1)&gt;MID([.F66];6;1);&quot;&quot;;MAX([.A$7:.A66])+1)" office:value-type="float" office:value="17">
            <text:p>017</text:p>
          </table:table-cell>
          <table:table-cell table:style-name="ce78" office:value-type="string">
            <text:p>FNC_ECMS_ADM_TEM_03</text:p>
          </table:table-cell>
          <table:table-cell table:style-name="ce74" table:formula="of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Add new view when 'Name' field is blank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68];6;1)&gt;MID([.F67];6;1);&quot;&quot;;MAX([.A$7:.A67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f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when 'Name' field is blank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69];6;1)&gt;MID([.F68];6;1);&quot;&quot;;MAX([.A$7:.A68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f:=IF(VALUE(MID([.F69];6;FIND(&quot;:&quot;;[.F69];1)-FIND(&quot; &quot;;[.F69];1)-1))&gt;VALUE(MID([.F68];6;FIND(&quot;:&quot;;[.F68];1)-FIND(&quot; &quot;;[.F68];1)-1));[.C68];[.C68]+1)" office:value-type="float" office:value="3">
            <text:p>003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when 'Name' field is blank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View' tab</text:p>
          </table:table-cell>
          <table:table-cell table:style-name="ce87" office:value-type="string">
            <text:p>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70];6;1)&gt;MID([.F69];6;1);&quot;&quot;;MAX([.A$7:.A69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f:=IF(VALUE(MID([.F70];6;FIND(&quot;:&quot;;[.F70];1)-FIND(&quot; &quot;;[.F70];1)-1))&gt;VALUE(MID([.F69];6;FIND(&quot;:&quot;;[.F69];1)-FIND(&quot; &quot;;[.F69];1)-1));[.C69];[.C69]+1)" office:value-type="float" office:value="3">
            <text:p>003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when 'Name' field is blank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Do not put data in 'Name' field</text:p>
            <text:p>- Select permission for this view</text:p>
            <text:p>- Click Save button</text:p>
          </table:table-cell>
          <table:table-cell table:style-name="ce87" office:value-type="string">
            <text:p>Show message “ <text:s/>The value of field 'name' <text:s/>is null or empty !“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71];6;1)&gt;MID([.F70];6;1);&quot;&quot;;MAX([.A$7:.A70])+1)" office:value-type="float" office:value="18">
            <text:p>018</text:p>
          </table:table-cell>
          <table:table-cell table:style-name="ce78" office:value-type="string">
            <text:p>FNC_ECMS_ADM_TEM_03</text:p>
          </table:table-cell>
          <table:table-cell table:style-name="ce74" table:formula="of:=IF(VALUE(MID([.F71];6;FIND(&quot;:&quot;;[.F71];1)-FIND(&quot; &quot;;[.F71];1)-1))&gt;VALUE(MID([.F70];6;FIND(&quot;:&quot;;[.F70];1)-FIND(&quot; &quot;;[.F70];1)-1));[.C70];[.C70]+1)" office:value-type="float" office:value="4">
            <text:p>004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Add new view when <text:s/>'Name' field contain special characters %^&amp;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72];6;1)&gt;MID([.F71];6;1);&quot;&quot;;MAX([.A$7:.A71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f:=IF(VALUE(MID([.F72];6;FIND(&quot;:&quot;;[.F72];1)-FIND(&quot; &quot;;[.F72];1)-1))&gt;VALUE(MID([.F71];6;FIND(&quot;:&quot;;[.F71];1)-FIND(&quot; &quot;;[.F71];1)-1));[.C71];[.C71]+1)" office:value-type="float" office:value="4">
            <text:p>004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when <text:s/>'Name' field contain special characters %^&amp;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73];6;1)&gt;MID([.F72];6;1);&quot;&quot;;MAX([.A$7:.A72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f:=IF(VALUE(MID([.F73];6;FIND(&quot;:&quot;;[.F73];1)-FIND(&quot; &quot;;[.F73];1)-1))&gt;VALUE(MID([.F72];6;FIND(&quot;:&quot;;[.F72];1)-FIND(&quot; &quot;;[.F72];1)-1));[.C72];[.C72]+1)" office:value-type="float" office:value="4">
            <text:p>004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when <text:s/>'Name' field contain special characters %^&amp;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View' tab</text:p>
          </table:table-cell>
          <table:table-cell table:style-name="ce87" office:value-type="string">
            <text:p>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74];6;1)&gt;MID([.F73];6;1);&quot;&quot;;MAX([.A$7:.A73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f:=IF(VALUE(MID([.F74];6;FIND(&quot;:&quot;;[.F74];1)-FIND(&quot; &quot;;[.F74];1)-1))&gt;VALUE(MID([.F73];6;FIND(&quot;:&quot;;[.F73];1)-FIND(&quot; &quot;;[.F73];1)-1));[.C73];[.C73]+1)" office:value-type="float" office:value="4">
            <text:p>004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when <text:s/>'Name' field contain special characters %^&amp;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Put some special characters in 'Name' field</text:p>
            <text:p>- Select permission for this view</text:p>
            <text:p>- Click Save button</text:p>
          </table:table-cell>
          <table:table-cell table:style-name="ce87" office:value-type="string">
            <text:p>Show message “Field name can not contain special characters 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75];6;1)&gt;MID([.F74];6;1);&quot;&quot;;MAX([.A$7:.A74])+1)" office:value-type="float" office:value="19">
            <text:p>019</text:p>
          </table:table-cell>
          <table:table-cell table:style-name="ce78" office:value-type="string">
            <text:p>FNC_ECMS_ADM_TEM_03</text:p>
          </table:table-cell>
          <table:table-cell table:style-name="ce74" table:formula="of:=IF(VALUE(MID([.F75];6;FIND(&quot;:&quot;;[.F75];1)-FIND(&quot; &quot;;[.F75];1)-1))&gt;VALUE(MID([.F74];6;FIND(&quot;:&quot;;[.F74];1)-FIND(&quot; &quot;;[.F74];1)-1));[.C74];[.C74]+1)" office:value-type="float" office:value="5">
            <text:p>005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Add new view when <text:s/>name field of view tab is existing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76];6;1)&gt;MID([.F75];6;1);&quot;&quot;;MAX([.A$7:.A75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f:=IF(VALUE(MID([.F76];6;FIND(&quot;:&quot;;[.F76];1)-FIND(&quot; &quot;;[.F76];1)-1))&gt;VALUE(MID([.F75];6;FIND(&quot;:&quot;;[.F75];1)-FIND(&quot; &quot;;[.F75];1)-1));[.C75];[.C75]+1)" office:value-type="float" office:value="5">
            <text:p>005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10" office:value-type="string">
            <text:p>Add new view when <text:s/>name field of view tab is existing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77];6;1)&gt;MID([.F76];6;1);&quot;&quot;;MAX([.A$7:.A76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f:=IF(VALUE(MID([.F77];6;FIND(&quot;:&quot;;[.F77];1)-FIND(&quot; &quot;;[.F77];1)-1))&gt;VALUE(MID([.F76];6;FIND(&quot;:&quot;;[.F76];1)-FIND(&quot; &quot;;[.F76];1)-1));[.C76];[.C76]+1)" office:value-type="float" office:value="5">
            <text:p>005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10" office:value-type="string">
            <text:p>Add new view when <text:s/>name field of view tab is existing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View' tab</text:p>
          </table:table-cell>
          <table:table-cell table:style-name="ce87" office:value-type="string">
            <text:p>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0">
          <table:table-cell table:style-name="ce63" table:formula="of:=IF(MID([.F78];6;1)&gt;MID([.F77];6;1);&quot;&quot;;MAX([.A$7:.A77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f:=IF(VALUE(MID([.F78];6;FIND(&quot;:&quot;;[.F78];1)-FIND(&quot; &quot;;[.F78];1)-1))&gt;VALUE(MID([.F77];6;FIND(&quot;:&quot;;[.F77];1)-FIND(&quot; &quot;;[.F77];1)-1));[.C77];[.C77]+1)" office:value-type="float" office:value="5">
            <text:p>005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10" office:value-type="string">
            <text:p>Add new view when <text:s/>name field of view tab is existing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Put name for new view has the same name with existing view</text:p>
            <text:p>- Select permission for this view</text:p>
            <text:p>- Click Save button</text:p>
          </table:table-cell>
          <table:table-cell table:style-name="ce87" office:value-type="string">
            <text:p>Show message “The [name of dialog] is existing 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79];6;1)&gt;MID([.F78];6;1);&quot;&quot;;MAX([.A$7:.A78])+1)" office:value-type="float" office:value="20">
            <text:p>020</text:p>
          </table:table-cell>
          <table:table-cell table:style-name="ce78" office:value-type="string">
            <text:p>FNC_ECMS_ADM_TEM_03</text:p>
          </table:table-cell>
          <table:table-cell table:style-name="ce74" table:formula="of:=IF(VALUE(MID([.F79];6;FIND(&quot;:&quot;;[.F79];1)-FIND(&quot; &quot;;[.F79];1)-1))&gt;VALUE(MID([.F78];6;FIND(&quot;:&quot;;[.F78];1)-FIND(&quot; &quot;;[.F78];1)-1));[.C78];[.C78]+1)" office:value-type="float" office:value="6">
            <text:p>006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Add new view when <text:s/>do not select permission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80];6;1)&gt;MID([.F79];6;1);&quot;&quot;;MAX([.A$7:.A79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f:=IF(VALUE(MID([.F80];6;FIND(&quot;:&quot;;[.F80];1)-FIND(&quot; &quot;;[.F80];1)-1))&gt;VALUE(MID([.F79];6;FIND(&quot;:&quot;;[.F79];1)-FIND(&quot; &quot;;[.F79];1)-1));[.C79];[.C79]+1)" office:value-type="float" office:value="6">
            <text:p>006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10" office:value-type="string">
            <text:p>Add new view when <text:s/>do not select permission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81];6;1)&gt;MID([.F80];6;1);&quot;&quot;;MAX([.A$7:.A80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f:=IF(VALUE(MID([.F81];6;FIND(&quot;:&quot;;[.F81];1)-FIND(&quot; &quot;;[.F81];1)-1))&gt;VALUE(MID([.F80];6;FIND(&quot;:&quot;;[.F80];1)-FIND(&quot; &quot;;[.F80];1)-1));[.C80];[.C80]+1)" office:value-type="float" office:value="6">
            <text:p>006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10" office:value-type="string">
            <text:p>Add new view when <text:s/>do not select permission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View'' tab</text:p>
          </table:table-cell>
          <table:table-cell table:style-name="ce87" office:value-type="string">
            <text:p>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82];6;1)&gt;MID([.F81];6;1);&quot;&quot;;MAX([.A$7:.A81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f:=IF(VALUE(MID([.F82];6;FIND(&quot;:&quot;;[.F82];1)-FIND(&quot; &quot;;[.F82];1)-1))&gt;VALUE(MID([.F81];6;FIND(&quot;:&quot;;[.F81];1)-FIND(&quot; &quot;;[.F81];1)-1));[.C81];[.C81]+1)" office:value-type="float" office:value="6">
            <text:p>006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10" office:value-type="string">
            <text:p>Add new view when <text:s/>do not select permission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Do not put data in 'Name' field</text:p>
            <text:p>- Do not select permission for this view</text:p>
            <text:p>- Click Save button</text:p>
          </table:table-cell>
          <table:table-cell table:style-name="ce87" office:value-type="string">
            <text:p>Show message “The Permission field can not be empty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83];6;1)&gt;MID([.F82];6;1);&quot;&quot;;MAX([.A$7:.A82])+1)" office:value-type="float" office:value="21">
            <text:p>021</text:p>
          </table:table-cell>
          <table:table-cell table:style-name="ce78" office:value-type="string">
            <text:p>FNC_ECMS_ADM_TEM_03</text:p>
          </table:table-cell>
          <table:table-cell table:style-name="ce74" table:formula="of:=IF(VALUE(MID([.F83];6;FIND(&quot;:&quot;;[.F83];1)-FIND(&quot; &quot;;[.F83];1)-1))&gt;VALUE(MID([.F82];6;FIND(&quot;:&quot;;[.F82];1)-FIND(&quot; &quot;;[.F82];1)-1));[.C82];[.C82]+1)" office:value-type="float" office:value="7">
            <text:p>007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Delete view 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84];6;1)&gt;MID([.F83];6;1);&quot;&quot;;MAX([.A$7:.A83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f:=IF(VALUE(MID([.F84];6;FIND(&quot;:&quot;;[.F84];1)-FIND(&quot; &quot;;[.F84];1)-1))&gt;VALUE(MID([.F83];6;FIND(&quot;:&quot;;[.F83];1)-FIND(&quot; &quot;;[.F83];1)-1));[.C83];[.C83]+1)" office:value-type="float" office:value="7">
            <text:p>007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Delete view 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85];6;1)&gt;MID([.F84];6;1);&quot;&quot;;MAX([.A$7:.A84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f:=IF(VALUE(MID([.F85];6;FIND(&quot;:&quot;;[.F85];1)-FIND(&quot; &quot;;[.F85];1)-1))&gt;VALUE(MID([.F84];6;FIND(&quot;:&quot;;[.F84];1)-FIND(&quot; &quot;;[.F84];1)-1));[.C84];[.C84]+1)" office:value-type="float" office:value="7">
            <text:p>007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Delete view </text:p>
          </table:table-cell>
          <table:table-cell table:style-name="ce87" office:value-type="string">
            <text:p>Step 3: Delete View</text:p>
          </table:table-cell>
          <table:table-cell table:style-name="ce87" office:value-type="string">
            <text:p>- Select 'View' tab</text:p>
            <text:p>- Click 'Delete' icon on a view you want to delete</text:p>
          </table:table-cell>
          <table:table-cell table:style-name="ce87" office:value-type="string">
            <text:p>View is deleted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86];6;1)&gt;MID([.F85];6;1);&quot;&quot;;MAX([.A$7:.A85])+1)" office:value-type="float" office:value="22">
            <text:p>022</text:p>
          </table:table-cell>
          <table:table-cell table:style-name="ce78" office:value-type="string">
            <text:p>FNC_ECMS_ADM_TEM_03</text:p>
          </table:table-cell>
          <table:table-cell table:style-name="ce74" table:formula="of:=IF(VALUE(MID([.F86];6;FIND(&quot;:&quot;;[.F86];1)-FIND(&quot; &quot;;[.F86];1)-1))&gt;VALUE(MID([.F85];6;FIND(&quot;:&quot;;[.F85];1)-FIND(&quot; &quot;;[.F85];1)-1));[.C85];[.C85]+1)" office:value-type="float" office:value="8">
            <text:p>008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Delete default view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87];6;1)&gt;MID([.F86];6;1);&quot;&quot;;MAX([.A$7:.A86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f:=IF(VALUE(MID([.F87];6;FIND(&quot;:&quot;;[.F87];1)-FIND(&quot; &quot;;[.F87];1)-1))&gt;VALUE(MID([.F86];6;FIND(&quot;:&quot;;[.F86];1)-FIND(&quot; &quot;;[.F86];1)-1));[.C86];[.C86]+1)" office:value-type="float" office:value="8">
            <text:p>008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Delete default view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88];6;1)&gt;MID([.F87];6;1);&quot;&quot;;MAX([.A$7:.A87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f:=IF(VALUE(MID([.F88];6;FIND(&quot;:&quot;;[.F88];1)-FIND(&quot; &quot;;[.F88];1)-1))&gt;VALUE(MID([.F87];6;FIND(&quot;:&quot;;[.F87];1)-FIND(&quot; &quot;;[.F87];1)-1));[.C87];[.C87]+1)" office:value-type="float" office:value="8">
            <text:p>008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Delete default view</text:p>
          </table:table-cell>
          <table:table-cell table:style-name="ce87" office:value-type="string">
            <text:p>Step 3: Delete View</text:p>
          </table:table-cell>
          <table:table-cell table:style-name="ce87" office:value-type="string">
            <text:p>- Select 'View' tab</text:p>
            <text:p>- Click 'Delete' icon</text:p>
          </table:table-cell>
          <table:table-cell table:style-name="ce87" office:value-type="string">
            <text:p>Show message “[name of view] <text:s/>can not be deleted,it is the default one. 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89];6;1)&gt;MID([.F88];6;1);&quot;&quot;;MAX([.A$7:.A88])+1)" office:value-type="float" office:value="23">
            <text:p>023</text:p>
          </table:table-cell>
          <table:table-cell table:style-name="ce78" office:value-type="string">
            <text:p>FNC_ECMS_ADM_TEM_03</text:p>
          </table:table-cell>
          <table:table-cell table:style-name="ce74" table:formula="of:=IF(VALUE(MID([.F89];6;FIND(&quot;:&quot;;[.F89];1)-FIND(&quot; &quot;;[.F89];1)-1))&gt;VALUE(MID([.F88];6;FIND(&quot;:&quot;;[.F88];1)-FIND(&quot; &quot;;[.F88];1)-1));[.C88];[.C88]+1)" office:value-type="float" office:value="9">
            <text:p>009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Delete template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90];6;1)&gt;MID([.F89];6;1);&quot;&quot;;MAX([.A$7:.A89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f:=IF(VALUE(MID([.F90];6;FIND(&quot;:&quot;;[.F90];1)-FIND(&quot; &quot;;[.F90];1)-1))&gt;VALUE(MID([.F89];6;FIND(&quot;:&quot;;[.F89];1)-FIND(&quot; &quot;;[.F89];1)-1));[.C89];[.C89]+1)" office:value-type="float" office:value="9">
            <text:p>009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Delete template</text:p>
          </table:table-cell>
          <table:table-cell table:style-name="ce87" office:value-type="string">
            <text:p>Step 2: Delete Template</text:p>
          </table:table-cell>
          <table:table-cell table:style-name="ce87" office:value-type="string">
            <text:p>Click 'Delete' icon on a template you want to delete</text:p>
          </table:table-cell>
          <table:table-cell table:style-name="ce87" office:value-type="string">
            <text:p>The selected template is deleted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3" table:number-rows-repeated="309">
          <table:table-cell table:number-columns-repeated="224"/>
        </table:table-row>
        <table:table-row table:style-name="ro13" table:number-rows-repeated="10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13">
          <table:table-cell table:number-columns-repeated="10"/>
          <table:table-cell table:style-name="ce44" table:number-columns-repeated="10"/>
          <table:table-cell table:number-columns-repeated="204"/>
        </table:table-row>
      </table:table>
      <table:table table:name="Manage_Metadata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23" table:default-cell-style-name="Default"/>
        <table:table-column table:style-name="co24" table:default-cell-style-name="ce69"/>
        <table:table-column table:style-name="co18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10" table:number-columns-repeated="216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738];[.$K1])" office:value-type="float" office:value="0">
            <text:p>0</text:p>
          </table:table-cell>
          <table:table-cell table:style-name="ce85" table:formula="of:=COUNTIF([.M$7:.M$738];[.$K1])" office:value-type="float" office:value="0">
            <text:p>0</text:p>
          </table:table-cell>
          <table:table-cell table:style-name="ce85" table:formula="of:=COUNTIF([.N$7:.N$738];[.$K1])" office:value-type="float" office:value="0">
            <text:p>0</text:p>
          </table:table-cell>
          <table:table-cell table:style-name="ce85" table:formula="of:=COUNTIF([.O$7:.O$738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738];[.$K2])" office:value-type="float" office:value="0">
            <text:p>0</text:p>
          </table:table-cell>
          <table:table-cell table:style-name="ce85" table:formula="of:=COUNTIF([.M$7:.M$738];[.$K2])" office:value-type="float" office:value="0">
            <text:p>0</text:p>
          </table:table-cell>
          <table:table-cell table:style-name="ce85" table:formula="of:=COUNTIF([.N$7:.N$738];[.$K2])" office:value-type="float" office:value="0">
            <text:p>0</text:p>
          </table:table-cell>
          <table:table-cell table:style-name="ce85" table:formula="of:=COUNTIF([.O$7:.O$738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5">
          <table:table-cell/>
          <table:table-cell table:style-name="ce66" office:value-type="string">
            <text:p>Function List</text:p>
          </table:table-cell>
          <table:table-cell table:style-name="ce71" office:value-type="string" table:number-columns-spanned="3" table:number-rows-spanned="1">
            <text:p><text:s/>Manage Metadata</text:p>
          </table:table-cell>
          <table:covered-table-cell table:style-name="ce71"/>
          <table:covered-table-cell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738];[.$K3])" office:value-type="float" office:value="0">
            <text:p>0</text:p>
          </table:table-cell>
          <table:table-cell table:style-name="ce85" table:formula="of:=COUNTIF([.M$7:.M$738];[.$K3])" office:value-type="float" office:value="0">
            <text:p>0</text:p>
          </table:table-cell>
          <table:table-cell table:style-name="ce85" table:formula="of:=COUNTIF([.N$7:.N$738];[.$K3])" office:value-type="float" office:value="0">
            <text:p>0</text:p>
          </table:table-cell>
          <table:table-cell table:style-name="ce85" table:formula="of:=COUNTIF([.O$7:.O$738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6">
          <table:table-cell/>
          <table:table-cell table:style-name="ce66" office:value-type="string">
            <text:p>Total main cases:</text:p>
          </table:table-cell>
          <table:table-cell table:style-name="ce71" table:formula="of:=MAX([.A7:.A724])" office:value-type="float" office:value="3" table:number-columns-spanned="3" table:number-rows-spanned="1">
            <text:p>3</text:p>
          </table:table-cell>
          <table:covered-table-cell table:style-name="ce58"/>
          <table:covered-table-cell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738];[.$K4])" office:value-type="float" office:value="0">
            <text:p>0</text:p>
          </table:table-cell>
          <table:table-cell table:style-name="ce85" table:formula="of:=COUNTIF([.M$7:.M$738];[.$K4])" office:value-type="float" office:value="0">
            <text:p>0</text:p>
          </table:table-cell>
          <table:table-cell table:style-name="ce85" table:formula="of:=COUNTIF([.N$7:.N$738];[.$K4])" office:value-type="float" office:value="0">
            <text:p>0</text:p>
          </table:table-cell>
          <table:table-cell table:style-name="ce85" table:formula="of:=COUNTIF([.O$7:.O$738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44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738];[.$K5])" office:value-type="float" office:value="0">
            <text:p>0</text:p>
          </table:table-cell>
          <table:table-cell table:style-name="ce85" table:formula="of:=COUNTIF([.M$7:.M$738];[.$K5])" office:value-type="float" office:value="0">
            <text:p>0</text:p>
          </table:table-cell>
          <table:table-cell table:style-name="ce85" table:formula="of:=COUNTIF([.N$7:.N$738];[.$K5])" office:value-type="float" office:value="0">
            <text:p>0</text:p>
          </table:table-cell>
          <table:table-cell table:style-name="ce85" table:formula="of:=COUNTIF([.O$7:.O$738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</table:table-row>
        <table:table-row table:style-name="ro18">
          <table:table-cell table:style-name="ce63" office:value-type="float" office:value="1">
            <text:p>001</text:p>
          </table:table-cell>
          <table:table-cell table:style-name="ce43" office:value-type="string">
            <text:p>FNC_ECMS_ADM_MET_01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Content_Presentation\Manage Metadatas\View</text:p>
          </table:table-cell>
          <table:table-cell table:style-name="ce52" office:value-type="string">
            <text:p>View Metadata</text:p>
          </table:table-cell>
          <table:table-cell table:style-name="ce80" office:value-type="string">
            <text:p>Step 1: Open Manage Metadatas form</text:p>
          </table:table-cell>
          <table:table-cell table:style-name="ce80" office:value-type="string">
            <text:p>- Go to Sites Administration</text:p>
            <text:p>- Select Content Presentation</text:p>
            <text:p>- Select Manage Metadatas</text:p>
          </table:table-cell>
          <table:table-cell table:style-name="ce84" office:value-type="string">
            <text:p>' Manage Metadata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8];6;1)&gt;MID([.F7];6;1);&quot;&quot;;MAX([.A$7:.A7])+1)">
            <text:p/>
          </table:table-cell>
          <table:table-cell table:style-name="ce43" office:value-type="string">
            <text:p>FNC_ECMS_ADM_MET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DMS\Admin\Content_Presentation\Manage Metadatas\View</text:p>
          </table:table-cell>
          <table:table-cell table:style-name="ce101" office:value-type="string">
            <text:p>View Metadata</text:p>
          </table:table-cell>
          <table:table-cell table:style-name="ce87" office:value-type="string">
            <text:p>Step 2: <text:s/>View Metadata</text:p>
          </table:table-cell>
          <table:table-cell table:style-name="ce87" office:value-type="string">
            <text:p>Click ' View' icon on Metadata you want to view</text:p>
          </table:table-cell>
          <table:table-cell table:style-name="ce87" office:value-type="string">
            <text:p>'Metadata information' pop-up appears</text:p>
          </table:table-cell>
          <table:table-cell table:style-name="ce84" office:value-type="string">
            <text:p>Low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9];6;1)&gt;MID([.F8];6;1);&quot;&quot;;MAX([.A$7:.A8])+1)" office:value-type="float" office:value="2">
            <text:p>002</text:p>
          </table:table-cell>
          <table:table-cell table:style-name="ce43" office:value-type="string">
            <text:p>FNC_ECMS_ADM_MET_02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Content_Presentation\Manage Metadatas\Edit</text:p>
          </table:table-cell>
          <table:table-cell table:style-name="ce52" office:value-type="string">
            <text:p>Edit Metadata</text:p>
          </table:table-cell>
          <table:table-cell table:style-name="ce80" office:value-type="string">
            <text:p>Step 1: Open Manage Metadatas form</text:p>
          </table:table-cell>
          <table:table-cell table:style-name="ce80" office:value-type="string">
            <text:p>- Go to Sites Administration</text:p>
            <text:p>- Select Content Presentation</text:p>
            <text:p>- Select Manage Metadatas</text:p>
          </table:table-cell>
          <table:table-cell table:style-name="ce84" office:value-type="string">
            <text:p>' Manage Metadata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0];6;1)&gt;MID([.F9];6;1);&quot;&quot;;MAX([.A$7:.A9])+1)">
            <text:p/>
          </table:table-cell>
          <table:table-cell table:style-name="ce43" office:value-type="string">
            <text:p>FNC_ECMS_ADM_MET_02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78" office:value-type="string">
            <text:p>DMS\Admin\Content_Presentation\Manage Metadatas\Edit</text:p>
          </table:table-cell>
          <table:table-cell table:style-name="ce101" office:value-type="string">
            <text:p>Edit Metadata</text:p>
          </table:table-cell>
          <table:table-cell table:style-name="ce87" office:value-type="string">
            <text:p>Step 2: Open 'Edit Metadata's Template' pop-up</text:p>
          </table:table-cell>
          <table:table-cell table:style-name="ce87" office:value-type="string">
            <text:p>Click 'Edit' icon on a metadata you want to edit</text:p>
          </table:table-cell>
          <table:table-cell table:style-name="ce87" office:value-type="string">
            <text:p>' Edit Metadata's Template' pop-up appears</text:p>
          </table:table-cell>
          <table:table-cell table:style-name="ce84" office:value-type="string">
            <text:p>Low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MET_02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8" office:value-type="string">
            <text:p>DMS\Admin\Content_Presentation\Manage Metadatas\Edit</text:p>
          </table:table-cell>
          <table:table-cell table:style-name="ce101" office:value-type="string">
            <text:p>Edit Metadata</text:p>
          </table:table-cell>
          <table:table-cell table:style-name="ce87" office:value-type="string">
            <text:p>Step 3: Edit Metadata</text:p>
          </table:table-cell>
          <table:table-cell table:style-name="ce87" office:value-type="string">
            <text:p>- Edit properties of metadata type: edit permission</text:p>
            <text:p>- Edit dialog templates</text:p>
            <text:p>- Edit view template</text:p>
          </table:table-cell>
          <table:table-cell table:style-name="ce87" office:value-type="string">
            <text:p>Metadata is edited</text:p>
          </table:table-cell>
          <table:table-cell table:style-name="ce84" office:value-type="string">
            <text:p>Low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12];6;1)&gt;MID([.F11];6;1);&quot;&quot;;MAX([.A$7:.A11])+1)" office:value-type="float" office:value="3">
            <text:p>003</text:p>
          </table:table-cell>
          <table:table-cell table:style-name="ce43" office:value-type="string">
            <text:p>FNC_ECMS_ADM_MET_03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Content_Presentation\Manage Metadatas\Delete</text:p>
          </table:table-cell>
          <table:table-cell table:style-name="ce52" office:value-type="string">
            <text:p>Delete metadata</text:p>
          </table:table-cell>
          <table:table-cell table:style-name="ce80" office:value-type="string">
            <text:p>Step 1: Open Manage Metadatas form</text:p>
          </table:table-cell>
          <table:table-cell table:style-name="ce80" office:value-type="string">
            <text:p>- Go to Sites Administration</text:p>
            <text:p>- Select Content Presentation</text:p>
            <text:p>- Select Manage Metadatas</text:p>
          </table:table-cell>
          <table:table-cell table:style-name="ce84" office:value-type="string">
            <text:p>' Manage Metadata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3];6;1)&gt;MID([.F12];6;1);&quot;&quot;;MAX([.A$7:.A12])+1)">
            <text:p/>
          </table:table-cell>
          <table:table-cell table:style-name="ce43" office:value-type="string">
            <text:p>FNC_ECMS_ADM_MET_03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78" office:value-type="string">
            <text:p>DMS\Admin\Content_Presentation\Manage Metadatas\Delete</text:p>
          </table:table-cell>
          <table:table-cell table:style-name="ce101" office:value-type="string">
            <text:p>Delete metadata</text:p>
          </table:table-cell>
          <table:table-cell table:style-name="ce87" office:value-type="string">
            <text:p>Step 2: Delete metadata</text:p>
          </table:table-cell>
          <table:table-cell table:style-name="ce87" office:value-type="string">
            <text:p>- Click 'Delete' icon on a metadata you want to delete</text:p>
            <text:p>- Click OK on confirm message</text:p>
          </table:table-cell>
          <table:table-cell table:style-name="ce87" office:value-type="string">
            <text:p>The 'Delete' icon of metadata is disappeared</text:p>
          </table:table-cell>
          <table:table-cell table:style-name="ce84" office:value-type="string">
            <text:p>Low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 table:number-rows-repeated="278">
          <table:table-cell table:number-columns-repeated="224"/>
        </table:table-row>
        <table:table-row table:style-name="ro17" table:number-rows-repeated="10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17">
          <table:table-cell table:number-columns-repeated="10"/>
          <table:table-cell table:style-name="ce44" table:number-columns-repeated="10"/>
          <table:table-cell table:number-columns-repeated="204"/>
        </table:table-row>
      </table:table>
      <table:table table:name="Manage_Views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23" table:default-cell-style-name="Default"/>
        <table:table-column table:style-name="co24" table:default-cell-style-name="ce69"/>
        <table:table-column table:style-name="co18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10" table:number-columns-repeated="216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869];[.$K1])" office:value-type="float" office:value="0">
            <text:p>0</text:p>
          </table:table-cell>
          <table:table-cell table:style-name="ce85" table:formula="of:=COUNTIF([.M$7:.M$869];[.$K1])" office:value-type="float" office:value="0">
            <text:p>0</text:p>
          </table:table-cell>
          <table:table-cell table:style-name="ce85" table:formula="of:=COUNTIF([.N$7:.N$869];[.$K1])" office:value-type="float" office:value="0">
            <text:p>0</text:p>
          </table:table-cell>
          <table:table-cell table:style-name="ce85" table:formula="of:=COUNTIF([.O$7:.O$869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869];[.$K2])" office:value-type="float" office:value="0">
            <text:p>0</text:p>
          </table:table-cell>
          <table:table-cell table:style-name="ce85" table:formula="of:=COUNTIF([.M$7:.M$869];[.$K2])" office:value-type="float" office:value="0">
            <text:p>0</text:p>
          </table:table-cell>
          <table:table-cell table:style-name="ce85" table:formula="of:=COUNTIF([.N$7:.N$869];[.$K2])" office:value-type="float" office:value="0">
            <text:p>0</text:p>
          </table:table-cell>
          <table:table-cell table:style-name="ce85" table:formula="of:=COUNTIF([.O$7:.O$869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5">
          <table:table-cell/>
          <table:table-cell table:style-name="ce66" office:value-type="string">
            <text:p>Function List</text:p>
          </table:table-cell>
          <table:table-cell table:style-name="ce71" office:value-type="string" table:number-columns-spanned="3" table:number-rows-spanned="1">
            <text:p><text:s/>Manage View</text:p>
          </table:table-cell>
          <table:covered-table-cell table:style-name="ce71"/>
          <table:covered-table-cell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869];[.$K3])" office:value-type="float" office:value="0">
            <text:p>0</text:p>
          </table:table-cell>
          <table:table-cell table:style-name="ce85" table:formula="of:=COUNTIF([.M$7:.M$869];[.$K3])" office:value-type="float" office:value="0">
            <text:p>0</text:p>
          </table:table-cell>
          <table:table-cell table:style-name="ce85" table:formula="of:=COUNTIF([.N$7:.N$869];[.$K3])" office:value-type="float" office:value="0">
            <text:p>0</text:p>
          </table:table-cell>
          <table:table-cell table:style-name="ce85" table:formula="of:=COUNTIF([.O$7:.O$869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6">
          <table:table-cell/>
          <table:table-cell table:style-name="ce66" office:value-type="string">
            <text:p>Total main cases:</text:p>
          </table:table-cell>
          <table:table-cell table:style-name="ce71" table:formula="of:=MAX([.A7:.A855])" office:value-type="float" office:value="34" table:number-columns-spanned="3" table:number-rows-spanned="1">
            <text:p>34</text:p>
          </table:table-cell>
          <table:covered-table-cell table:style-name="ce58"/>
          <table:covered-table-cell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869];[.$K4])" office:value-type="float" office:value="0">
            <text:p>0</text:p>
          </table:table-cell>
          <table:table-cell table:style-name="ce85" table:formula="of:=COUNTIF([.M$7:.M$869];[.$K4])" office:value-type="float" office:value="0">
            <text:p>0</text:p>
          </table:table-cell>
          <table:table-cell table:style-name="ce85" table:formula="of:=COUNTIF([.N$7:.N$869];[.$K4])" office:value-type="float" office:value="0">
            <text:p>0</text:p>
          </table:table-cell>
          <table:table-cell table:style-name="ce85" table:formula="of:=COUNTIF([.O$7:.O$869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44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869];[.$K5])" office:value-type="float" office:value="0">
            <text:p>0</text:p>
          </table:table-cell>
          <table:table-cell table:style-name="ce85" table:formula="of:=COUNTIF([.M$7:.M$869];[.$K5])" office:value-type="float" office:value="0">
            <text:p>0</text:p>
          </table:table-cell>
          <table:table-cell table:style-name="ce85" table:formula="of:=COUNTIF([.N$7:.N$869];[.$K5])" office:value-type="float" office:value="0">
            <text:p>0</text:p>
          </table:table-cell>
          <table:table-cell table:style-name="ce85" table:formula="of:=COUNTIF([.O$7:.O$869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</table:table-row>
        <table:table-row table:style-name="ro17">
          <table:table-cell table:style-name="ce63" office:value-type="float" office:value="1">
            <text:p>001</text:p>
          </table:table-cell>
          <table:table-cell table:style-name="ce43" office:value-type="string">
            <text:p>FNC_ECMS_ADM_VIE_01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Content_Presentation\Manage Views\Views</text:p>
          </table:table-cell>
          <table:table-cell table:style-name="ce52" office:value-type="string">
            <text:p>Add new view when put <text:s/>valid data in all required field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8];6;1)&gt;MID([.F7];6;1);&quot;&quot;;MAX([.A$7:.A7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put <text:s/>valid data in all required field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put <text:s/>valid data in all required field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</table:table-cell>
          <table:table-cell table:style-name="ce87" office:value-type="string">
            <text:p>Fields in 'View' form are inputted data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0];6;1)&gt;MID([.F9];6;1);&quot;&quot;;MAX([.A$7:.A9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put <text:s/>valid data in all required field</text:p>
          </table:table-cell>
          <table:table-cell table:style-name="ce87" office:value-type="string">
            <text:p>Step 4: Put data in 'Tab 'Form </text:p>
          </table:table-cell>
          <table:table-cell table:style-name="ce87" office:value-type="string">
            <text:p>- Put name for tab</text:p>
            <text:p>- Select properties for this tab</text:p>
            <text:p>- Click Save button</text:p>
          </table:table-cell>
          <table:table-cell table:style-name="ce87" office:value-type="string">
            <text:p>New tab is created successfully. Tab is displayed in 'Tab' of 'View Form'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put <text:s/>valid data in all required field</text:p>
          </table:table-cell>
          <table:table-cell table:style-name="ce87" office:value-type="string">
            <text:p>Step 5: Complete add new view</text:p>
          </table:table-cell>
          <table:table-cell table:style-name="ce87" office:value-type="string">
            <text:p>- Select 'View Form' again</text:p>
            <text:p>- Click Save button</text:p>
          </table:table-cell>
          <table:table-cell table:style-name="ce87" office:value-type="string">
            <text:p>New view is created successfully 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2];6;1)&gt;MID([.F11];6;1);&quot;&quot;;MAX([.A$7:.A11])+1)" office:value-type="float" office:value="2">
            <text:p>002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view when 'Name' field of 'View Form' tab is blank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<text:s/>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3];6;1)&gt;MID([.F12];6;1);&quot;&quot;;MAX([.A$7:.A12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'Name' field of 'View Form' tab is blank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'Name' field of 'View Form' tab is blank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Do not put name for new view</text:p>
            <text:p>- Click Save button</text:p>
          </table:table-cell>
          <table:table-cell table:style-name="ce87" office:value-type="string">
            <text:p>Show message “You must enter name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5];6;1)&gt;MID([.F14];6;1);&quot;&quot;;MAX([.A$7:.A14])+1)" office:value-type="float" office:value="3">
            <text:p>003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view when 'Name' field of 'View form' tab contain some special characters: %$^&amp;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6];6;1)&gt;MID([.F15];6;1);&quot;&quot;;MAX([.A$7:.A15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'Name' field of 'View form' tab contain some special characters: %$^&amp;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'Name' field of 'View form' tab contain some special characters: %$^&amp;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some special characters in 'Name' field</text:p>
            <text:p>- Click Save button</text:p>
          </table:table-cell>
          <table:table-cell table:style-name="ce87" office:value-type="string">
            <text:p>Show message “ There are some invalid characters in name!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8];6;1)&gt;MID([.F17];6;1);&quot;&quot;;MAX([.A$7:.A17])+1)" office:value-type="float" office:value="4">
            <text:p>004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view when 'Name' field has the same name with existing view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9];6;1)&gt;MID([.F18];6;1);&quot;&quot;;MAX([.A$7:.A18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'Name' field has the same name with existing view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'Name' field has the same name with existing view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 has the same name with existing view</text:p>
            <text:p>- Click Save button</text:p>
          </table:table-cell>
          <table:table-cell table:style-name="ce87" office:value-type="string">
            <text:p>Show message “View name is existing.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21];6;1)&gt;MID([.F20];6;1);&quot;&quot;;MAX([.A$7:.A20])+1)" office:value-type="float" office:value="5">
            <text:p>005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view when do not select permission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2];6;1)&gt;MID([.F21];6;1);&quot;&quot;;MAX([.A$7:.A21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do not select permission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do not select permission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Do not select permission for new view</text:p>
            <text:p>- Click Save button</text:p>
          </table:table-cell>
          <table:table-cell table:style-name="ce87" office:value-type="string">
            <text:p>Show message “You must select permission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24];6;1)&gt;MID([.F23];6;1);&quot;&quot;;MAX([.A$7:.A23])+1)" office:value-type="float" office:value="6">
            <text:p>006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view when do not add tab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5];6;1)&gt;MID([.F24];6;1);&quot;&quot;;MAX([.A$7:.A24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do not add tab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26];6;1)&gt;MID([.F25];6;1);&quot;&quot;;MAX([.A$7:.A25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do not add tab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>- Click Save button</text:p>
          </table:table-cell>
          <table:table-cell table:style-name="ce87" office:value-type="string">
            <text:p>Show message “You must add tab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27];6;1)&gt;MID([.F26];6;1);&quot;&quot;;MAX([.A$7:.A26])+1)" office:value-type="float" office:value="7">
            <text:p>007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view when do not put data in 'Name' <text:s/>of ' Tab Form' 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8];6;1)&gt;MID([.F27];6;1);&quot;&quot;;MAX([.A$7:.A27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do not put data in 'Name' <text:s/>of ' Tab Form' 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do not put data in 'Name' <text:s/>of ' Tab Form' 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87" office:value-type="string">
            <text:p>Fields in 'View' form are inputted data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30];6;1)&gt;MID([.F29];6;1);&quot;&quot;;MAX([.A$7:.A29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do not put data in 'Name' <text:s/>of ' Tab Form' </text:p>
          </table:table-cell>
          <table:table-cell table:style-name="ce87" office:value-type="string">
            <text:p>Step 4: Put value in ' Tab Form' <text:s/></text:p>
          </table:table-cell>
          <table:table-cell table:style-name="ce87" office:value-type="string">
            <text:p>- <text:s/>Do not input data into 'Name ' field - Click ''Save'' button</text:p>
          </table:table-cell>
          <table:table-cell table:style-name="ce87" office:value-type="string">
            <text:p>Show message “ You must enter tab name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31];6;1)&gt;MID([.F30];6;1);&quot;&quot;;MAX([.A$7:.A30])+1)" office:value-type="float" office:value="8">
            <text:p>008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8">
            <text:p>008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view when put some special characters in 'Name' field of 'Tab Form'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32];6;1)&gt;MID([.F31];6;1);&quot;&quot;;MAX([.A$7:.A31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put some special characters in 'Name' field of 'Tab Form'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33];6;1)&gt;MID([.F32];6;1);&quot;&quot;;MAX([.A$7:.A32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put some special characters in 'Name' field of 'Tab Form'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87" office:value-type="string">
            <text:p>Fields in 'View' form are inputted data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34];6;1)&gt;MID([.F33];6;1);&quot;&quot;;MAX([.A$7:.A33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put some special characters in 'Name' field of 'Tab Form'</text:p>
          </table:table-cell>
          <table:table-cell table:style-name="ce87" office:value-type="string">
            <text:p>Step 4: Put value in ' Tab Form' <text:s/></text:p>
          </table:table-cell>
          <table:table-cell table:style-name="ce87" office:value-type="string">
            <text:p>- <text:s/>Put some special characters into 'Name ' field</text:p>
            <text:p><text:s/>- Click ''Save'' button</text:p>
          </table:table-cell>
          <table:table-cell table:style-name="ce87" office:value-type="string">
            <text:p>Show message “There are some invalid characters in name!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35];6;1)&gt;MID([.F34];6;1);&quot;&quot;;MAX([.A$7:.A34])+1)" office:value-type="float" office:value="9">
            <text:p>009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9">
            <text:p>009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tab when the name of this tab has the same name with existing tab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36];6;1)&gt;MID([.F35];6;1);&quot;&quot;;MAX([.A$7:.A35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tab when the name of this tab has the same name with existing tab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37];6;1)&gt;MID([.F36];6;1);&quot;&quot;;MAX([.A$7:.A36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tab when the name of this tab has the same name with existing tab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87" office:value-type="string">
            <text:p>Fields in 'View' form are inputted data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38];6;1)&gt;MID([.F37];6;1);&quot;&quot;;MAX([.A$7:.A37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tab when the name of this tab has the same name with existing tab</text:p>
          </table:table-cell>
          <table:table-cell table:style-name="ce87" office:value-type="string">
            <text:p>Step 4: Put data in 'Tab 'Form </text:p>
          </table:table-cell>
          <table:table-cell table:style-name="ce87" office:value-type="string">
            <text:p>- Put name for tab has the same name with existing tab</text:p>
            <text:p>- Select properties for this tab</text:p>
            <text:p>- Click Save button</text:p>
          </table:table-cell>
          <table:table-cell table:style-name="ce87" office:value-type="string">
            <text:p>New tab is instead old tab.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39];6;1)&gt;MID([.F38];6;1);&quot;&quot;;MAX([.A$7:.A38])+1)" office:value-type="float" office:value="10">
            <text:p>010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10">
            <text:p>010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Tab when do not select any property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0];6;1)&gt;MID([.F39];6;1);&quot;&quot;;MAX([.A$7:.A39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10">
            <text:p>010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Tab when do not select any property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41];6;1)&gt;MID([.F40];6;1);&quot;&quot;;MAX([.A$7:.A40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10">
            <text:p>010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Tab when do not select any property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87" office:value-type="string">
            <text:p>Fields in 'View' form are inputted data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42];6;1)&gt;MID([.F41];6;1);&quot;&quot;;MAX([.A$7:.A41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Tab when do not select any property</text:p>
          </table:table-cell>
          <table:table-cell table:style-name="ce87" office:value-type="string">
            <text:p>Step 4: Put data in 'Tab 'Form </text:p>
          </table:table-cell>
          <table:table-cell table:style-name="ce87" office:value-type="string">
            <text:p>- Put name for tab </text:p>
            <text:p>- Do not select properties for this tab</text:p>
            <text:p>- Click Save button</text:p>
          </table:table-cell>
          <table:table-cell table:style-name="ce87" office:value-type="string">
            <text:p>Show message “ you must checked at least one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43];6;1)&gt;MID([.F42];6;1);&quot;&quot;;MAX([.A$7:.A42])+1)" office:value-type="float" office:value="11">
            <text:p>011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43];6;FIND(&quot;:&quot;;[.F43];1)-FIND(&quot; &quot;;[.F43];1)-1))&gt;VALUE(MID([.F42];6;FIND(&quot;:&quot;;[.F42];1)-FIND(&quot; &quot;;[.F42];1)-1));[.C42];[.C42]+1)" office:value-type="float" office:value="11">
            <text:p>011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Check the displaying of view after apply for driv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4];6;1)&gt;MID([.F43];6;1);&quot;&quot;;MAX([.A$7:.A43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44];6;FIND(&quot;:&quot;;[.F44];1)-FIND(&quot; &quot;;[.F44];1)-1))&gt;VALUE(MID([.F43];6;FIND(&quot;:&quot;;[.F43];1)-FIND(&quot; &quot;;[.F43];1)-1));[.C43];[.C43]+1)" office:value-type="float" office:value="11">
            <text:p>011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Check the displaying of view after apply for drive</text:p>
          </table:table-cell>
          <table:table-cell table:style-name="ce87" office:value-type="string">
            <text:p>Step 2: Add new view</text:p>
          </table:table-cell>
          <table:table-cell table:style-name="ce87" office:value-type="string">
            <text:p>Add new view</text:p>
          </table:table-cell>
          <table:table-cell table:style-name="ce87" office:value-type="string">
            <text:p>New view is created successfully 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5];6;1)&gt;MID([.F44];6;1);&quot;&quot;;MAX([.A$7:.A44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Check the displaying of view after apply for drive</text:p>
          </table:table-cell>
          <table:table-cell table:style-name="ce87" office:value-type="string">
            <text:p>Step 3: Apply view for drive</text:p>
          </table:table-cell>
          <table:table-cell table:style-name="ce87" office:value-type="string">
            <text:p>- Select 1 drive</text:p>
            <text:p>- Apply new view for this drive</text:p>
          </table:table-cell>
          <table:table-cell table:style-name="ce87" office:value-type="string">
            <text:p>New view is applied for drive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6];6;1)&gt;MID([.F45];6;1);&quot;&quot;;MAX([.A$7:.A45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Check the displaying of view after apply for drive</text:p>
          </table:table-cell>
          <table:table-cell table:style-name="ce87" office:value-type="string">
            <text:p>Step 4: Check the displaying of view</text:p>
          </table:table-cell>
          <table:table-cell table:style-name="ce87" office:value-type="string">
            <text:p>- Go to Sites Explorer</text:p>
            <text:p>- Select drive that applied new view</text:p>
          </table:table-cell>
          <table:table-cell table:style-name="ce87" office:value-type="string">
            <text:p>In 'Select view', you can see the new view that applied for this drive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47];6;1)&gt;MID([.F46];6;1);&quot;&quot;;MAX([.A$7:.A46])+1)" office:value-type="float" office:value="12">
            <text:p>012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47];6;FIND(&quot;:&quot;;[.F47];1)-FIND(&quot; &quot;;[.F47];1)-1))&gt;VALUE(MID([.F46];6;FIND(&quot;:&quot;;[.F46];1)-FIND(&quot; &quot;;[.F46];1)-1));[.C46];[.C46]+1)" office:value-type="float" office:value="12">
            <text:p>012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Check the displaying of view after apply for drive when user does not have permission with this driv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48];6;1)&gt;MID([.F47];6;1);&quot;&quot;;MAX([.A$7:.A47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Check the displaying of view after apply for drive when user does not have permission with this drive</text:p>
          </table:table-cell>
          <table:table-cell table:style-name="ce87" office:value-type="string">
            <text:p>Step 2: Add new view</text:p>
          </table:table-cell>
          <table:table-cell table:style-name="ce87" office:value-type="string">
            <text:p>Add new view</text:p>
          </table:table-cell>
          <table:table-cell table:style-name="ce87" office:value-type="string">
            <text:p>New view is created successfully 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49];6;1)&gt;MID([.F48];6;1);&quot;&quot;;MAX([.A$7:.A48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Check the displaying of view after apply for drive when user does not have permission with this drive</text:p>
          </table:table-cell>
          <table:table-cell table:style-name="ce87" office:value-type="string">
            <text:p>Step 3: Apply view for drive</text:p>
          </table:table-cell>
          <table:table-cell table:style-name="ce87" office:value-type="string">
            <text:p>- Select 1 drive</text:p>
            <text:p>- Apply new view for this drive</text:p>
          </table:table-cell>
          <table:table-cell table:style-name="ce87" office:value-type="string">
            <text:p>New view is applied for drive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50];6;1)&gt;MID([.F49];6;1);&quot;&quot;;MAX([.A$7:.A49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Check the displaying of view after apply for drive when user does not have permission with this drive</text:p>
          </table:table-cell>
          <table:table-cell table:style-name="ce87" office:value-type="string">
            <text:p>Step 4: Check the displaying of view</text:p>
          </table:table-cell>
          <table:table-cell table:style-name="ce87" office:value-type="string">
            <text:p>-Login by user that does not have permission with new view</text:p>
            <text:p>- Go to Sites Explorer</text:p>
            <text:p>- Select drive that applied new view</text:p>
          </table:table-cell>
          <table:table-cell table:style-name="ce87" office:value-type="string">
            <text:p>In 'Select view', you can not see the new view that applied for this drive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51];6;1)&gt;MID([.F50];6;1);&quot;&quot;;MAX([.A$7:.A50])+1)" office:value-type="float" office:value="13">
            <text:p>013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Preview a view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52];6;1)&gt;MID([.F51];6;1);&quot;&quot;;MAX([.A$7:.A51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Preview a view</text:p>
          </table:table-cell>
          <table:table-cell table:style-name="ce87" office:value-type="string">
            <text:p>Step 2: Preview a view</text:p>
          </table:table-cell>
          <table:table-cell table:style-name="ce87" office:value-type="string">
            <text:p>Click 'View' icon on a view you want</text:p>
          </table:table-cell>
          <table:table-cell table:style-name="ce87" office:value-type="string">
            <text:p><text:s/>'View' pop-up appears. You can see properties of this view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53];6;1)&gt;MID([.F52];6;1);&quot;&quot;;MAX([.A$7:.A52])+1)" office:value-type="float" office:value="14">
            <text:p>014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53];6;FIND(&quot;:&quot;;[.F53];1)-FIND(&quot; &quot;;[.F53];1)-1))&gt;VALUE(MID([.F52];6;FIND(&quot;:&quot;;[.F52];1)-FIND(&quot; &quot;;[.F52];1)-1));[.C52];[.C52]+1)" office:value-type="float" office:value="14">
            <text:p>014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Edit a View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54];6;1)&gt;MID([.F53];6;1);&quot;&quot;;MAX([.A$7:.A53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54];6;FIND(&quot;:&quot;;[.F54];1)-FIND(&quot; &quot;;[.F54];1)-1))&gt;VALUE(MID([.F53];6;FIND(&quot;:&quot;;[.F53];1)-FIND(&quot; &quot;;[.F53];1)-1));[.C53];[.C53]+1)" office:value-type="float" office:value="14">
            <text:p>014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Edit a View</text:p>
          </table:table-cell>
          <table:table-cell table:style-name="ce87" office:value-type="string">
            <text:p>Step 2: <text:s/>Open 'Edit View'</text:p>
          </table:table-cell>
          <table:table-cell table:style-name="ce87" office:value-type="string">
            <text:p>Click 'Edit' icon on a view you want to edit</text:p>
          </table:table-cell>
          <table:table-cell table:style-name="ce87" office:value-type="string">
            <text:p><text:s/>'Edit View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55];6;1)&gt;MID([.F54];6;1);&quot;&quot;;MAX([.A$7:.A54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55];6;FIND(&quot;:&quot;;[.F55];1)-FIND(&quot; &quot;;[.F55];1)-1))&gt;VALUE(MID([.F54];6;FIND(&quot;:&quot;;[.F54];1)-FIND(&quot; &quot;;[.F54];1)-1));[.C54];[.C54]+1)" office:value-type="float" office:value="14">
            <text:p>014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Edit a View</text:p>
          </table:table-cell>
          <table:table-cell table:style-name="ce87" office:value-type="string">
            <text:p>Step 3: Edit view</text:p>
          </table:table-cell>
          <table:table-cell table:style-name="ce87" office:value-type="string">
            <text:p>Edit the properties of view </text:p>
          </table:table-cell>
          <table:table-cell table:style-name="ce87" office:value-type="string">
            <text:p>View is changed successfully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56];6;1)&gt;MID([.F55];6;1);&quot;&quot;;MAX([.A$7:.A55])+1)" office:value-type="float" office:value="15">
            <text:p>015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56];6;FIND(&quot;:&quot;;[.F56];1)-FIND(&quot; &quot;;[.F56];1)-1))&gt;VALUE(MID([.F55];6;FIND(&quot;:&quot;;[.F55];1)-FIND(&quot; &quot;;[.F55];1)-1));[.C55];[.C55]+1)" office:value-type="float" office:value="15">
            <text:p>015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Delete a view when it has not been using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57];6;1)&gt;MID([.F56];6;1);&quot;&quot;;MAX([.A$7:.A56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57];6;FIND(&quot;:&quot;;[.F57];1)-FIND(&quot; &quot;;[.F57];1)-1))&gt;VALUE(MID([.F56];6;FIND(&quot;:&quot;;[.F56];1)-FIND(&quot; &quot;;[.F56];1)-1));[.C56];[.C56]+1)" office:value-type="float" office:value="15">
            <text:p>015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Delete a view when it has not been using</text:p>
          </table:table-cell>
          <table:table-cell table:style-name="ce94" office:value-type="string">
            <text:p>Step 2: Delete a view</text:p>
          </table:table-cell>
          <table:table-cell table:style-name="ce94" office:value-type="string">
            <text:p>- Click 'Edit' icon on a view you want to delete</text:p>
            <text:p>- Click OK on confirm message</text:p>
          </table:table-cell>
          <table:table-cell table:style-name="ce94" office:value-type="string">
            <text:p>View is deleted</text:p>
          </table:table-cell>
          <table:table-cell table:style-name="ce84" office:value-type="string">
            <text:p>High</text:p>
          </table:table-cell>
          <table:table-cell table:style-name="ce94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58];6;1)&gt;MID([.F57];6;1);&quot;&quot;;MAX([.A$7:.A57])+1)" office:value-type="float" office:value="16">
            <text:p>016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58];6;FIND(&quot;:&quot;;[.F58];1)-FIND(&quot; &quot;;[.F58];1)-1))&gt;VALUE(MID([.F57];6;FIND(&quot;:&quot;;[.F57];1)-FIND(&quot; &quot;;[.F57];1)-1));[.C57];[.C57]+1)" office:value-type="float" office:value="16">
            <text:p>016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Delete an using view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59];6;1)&gt;MID([.F58];6;1);&quot;&quot;;MAX([.A$7:.A58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59];6;FIND(&quot;:&quot;;[.F59];1)-FIND(&quot; &quot;;[.F59];1)-1))&gt;VALUE(MID([.F58];6;FIND(&quot;:&quot;;[.F58];1)-FIND(&quot; &quot;;[.F58];1)-1));[.C58];[.C58]+1)" office:value-type="float" office:value="16">
            <text:p>016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Delete an using view</text:p>
          </table:table-cell>
          <table:table-cell table:style-name="ce94" office:value-type="string">
            <text:p>Step 2: Delete a view</text:p>
          </table:table-cell>
          <table:table-cell table:style-name="ce94" office:value-type="string">
            <text:p>- Click 'Edit' icon on a view you want to delete</text:p>
            <text:p>- Click OK on confirm message</text:p>
          </table:table-cell>
          <table:table-cell table:style-name="ce94" office:value-type="string">
            <text:p>Show message “Cannot delete [name of view] : View currently in use “</text:p>
          </table:table-cell>
          <table:table-cell table:style-name="ce84" office:value-type="string">
            <text:p>High</text:p>
          </table:table-cell>
          <table:table-cell table:style-name="ce94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60];6;1)&gt;MID([.F59];6;1);&quot;&quot;;MAX([.A$7:.A59])+1)" office:value-type="float" office:value="17">
            <text:p>017</text:p>
          </table:table-cell>
          <table:table-cell table:style-name="ce42" office:value-type="string">
            <text:p>FNC_ECMS_ADM_VIE_02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Add ECM template when put valid data into all required fields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61];6;1)&gt;MID([.F60];6;1);&quot;&quot;;MAX([.A$7:.A60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put valid data into all required fields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62];6;1)&gt;MID([.F61];6;1);&quot;&quot;;MAX([.A$7:.A61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put valid data into all required fields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Put content for new template</text:p>
            <text:p>- Put name for new template</text:p>
            <text:p>- Select template type</text:p>
            <text:p>- Click Save button</text:p>
          </table:table-cell>
          <table:table-cell table:style-name="ce87" office:value-type="string">
            <text:p>New ECM template is created successfully. 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63];6;1)&gt;MID([.F62];6;1);&quot;&quot;;MAX([.A$7:.A62])+1)" office:value-type="float" office:value="18">
            <text:p>018</text:p>
          </table:table-cell>
          <table:table-cell table:style-name="ce43" office:value-type="string">
            <text:p>FNC_ECMS_ADM_VIE_02</text:p>
          </table:table-cell>
          <table:table-cell table:style-name="ce74"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Add ECM template when content field is blank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64];6;1)&gt;MID([.F63];6;1);&quot;&quot;;MAX([.A$7:.A63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content field is blank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65];6;1)&gt;MID([.F64];6;1);&quot;&quot;;MAX([.A$7:.A64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content field is blank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Do not put content for new template</text:p>
            <text:p>- Put name for new template</text:p>
            <text:p>- Select template type</text:p>
            <text:p>- Click Save button</text:p>
          </table:table-cell>
          <table:table-cell table:style-name="ce87" office:value-type="string">
            <text:p>Show message “The field 'Content' is required. Please enter your value.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66];6;1)&gt;MID([.F65];6;1);&quot;&quot;;MAX([.A$7:.A65])+1)" office:value-type="float" office:value="19">
            <text:p>019</text:p>
          </table:table-cell>
          <table:table-cell table:style-name="ce43" office:value-type="string">
            <text:p>FNC_ECMS_ADM_VIE_02</text:p>
          </table:table-cell>
          <table:table-cell table:style-name="ce74" table:formula="of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Add ECM template when name field is blank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67];6;1)&gt;MID([.F66];6;1);&quot;&quot;;MAX([.A$7:.A66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name field is blank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68];6;1)&gt;MID([.F67];6;1);&quot;&quot;;MAX([.A$7:.A67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name field is blank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Put content for new template</text:p>
            <text:p>- Do not put name for new template</text:p>
            <text:p>- Select template type</text:p>
            <text:p>- Click Save button</text:p>
          </table:table-cell>
          <table:table-cell table:style-name="ce87" office:value-type="string">
            <text:p>Show message “The value of field 'name' is null or empty! “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69];6;1)&gt;MID([.F68];6;1);&quot;&quot;;MAX([.A$7:.A68])+1)" office:value-type="float" office:value="20">
            <text:p>020</text:p>
          </table:table-cell>
          <table:table-cell table:style-name="ce43" office:value-type="string">
            <text:p>FNC_ECMS_ADM_VIE_02</text:p>
          </table:table-cell>
          <table:table-cell table:style-name="ce74" table:formula="of:=IF(VALUE(MID([.F69];6;FIND(&quot;:&quot;;[.F69];1)-FIND(&quot; &quot;;[.F69];1)-1))&gt;VALUE(MID([.F68];6;FIND(&quot;:&quot;;[.F68];1)-FIND(&quot; &quot;;[.F68];1)-1));[.C68];[.C68]+1)" office:value-type="float" office:value="4">
            <text:p>004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Add ECM template when name field contain some special characters : $%^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70];6;1)&gt;MID([.F69];6;1);&quot;&quot;;MAX([.A$7:.A69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70];6;FIND(&quot;:&quot;;[.F70];1)-FIND(&quot; &quot;;[.F70];1)-1))&gt;VALUE(MID([.F69];6;FIND(&quot;:&quot;;[.F69];1)-FIND(&quot; &quot;;[.F69];1)-1));[.C69];[.C69]+1)" office:value-type="float" office:value="4">
            <text:p>004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name field contain some special characters : $%^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71];6;1)&gt;MID([.F70];6;1);&quot;&quot;;MAX([.A$7:.A70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71];6;FIND(&quot;:&quot;;[.F71];1)-FIND(&quot; &quot;;[.F71];1)-1))&gt;VALUE(MID([.F70];6;FIND(&quot;:&quot;;[.F70];1)-FIND(&quot; &quot;;[.F70];1)-1));[.C70];[.C70]+1)" office:value-type="float" office:value="4">
            <text:p>004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name field contain some special characters : $%^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Put content for new template</text:p>
            <text:p>- Put some special characters in 'Name' field</text:p>
            <text:p>- Select template type</text:p>
            <text:p>- Click Save button</text:p>
          </table:table-cell>
          <table:table-cell table:style-name="ce87" office:value-type="string">
            <text:p>Show message “ There are some invalid characters in field 'name'. Type another value, please!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72];6;1)&gt;MID([.F71];6;1);&quot;&quot;;MAX([.A$7:.A71])+1)" office:value-type="float" office:value="21">
            <text:p>021</text:p>
          </table:table-cell>
          <table:table-cell table:style-name="ce43" office:value-type="string">
            <text:p>FNC_ECMS_ADM_VIE_02</text:p>
          </table:table-cell>
          <table:table-cell table:style-name="ce74" table:formula="of:=IF(VALUE(MID([.F72];6;FIND(&quot;:&quot;;[.F72];1)-FIND(&quot; &quot;;[.F72];1)-1))&gt;VALUE(MID([.F71];6;FIND(&quot;:&quot;;[.F71];1)-FIND(&quot; &quot;;[.F71];1)-1));[.C71];[.C71]+1)" office:value-type="float" office:value="5">
            <text:p>005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Add ECM template has the same name with existing</text:p>
            <text:p><text:s/>ECM templat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73];6;1)&gt;MID([.F72];6;1);&quot;&quot;;MAX([.A$7:.A72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73];6;FIND(&quot;:&quot;;[.F73];1)-FIND(&quot; &quot;;[.F73];1)-1))&gt;VALUE(MID([.F72];6;FIND(&quot;:&quot;;[.F72];1)-FIND(&quot; &quot;;[.F72];1)-1));[.C72];[.C72]+1)" office:value-type="float" office:value="5">
            <text:p>005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has the same name with existing</text:p>
            <text:p><text:s/>ECM template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0">
          <table:table-cell table:style-name="ce63" table:formula="of:=IF(MID([.F74];6;1)&gt;MID([.F73];6;1);&quot;&quot;;MAX([.A$7:.A73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74];6;FIND(&quot;:&quot;;[.F74];1)-FIND(&quot; &quot;;[.F74];1)-1))&gt;VALUE(MID([.F73];6;FIND(&quot;:&quot;;[.F73];1)-FIND(&quot; &quot;;[.F73];1)-1));[.C73];[.C73]+1)" office:value-type="float" office:value="5">
            <text:p>005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has the same name with existing</text:p>
            <text:p><text:s/>ECM template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Put content for new template</text:p>
            <text:p>- Put the name for new template has the same name with existing template</text:p>
            <text:p>- Select template type</text:p>
            <text:p>- Click Save button</text:p>
          </table:table-cell>
          <table:table-cell table:style-name="ce87" office:value-type="string">
            <text:p>Show message “The template name [the name of new ECM Template] is existing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75];6;1)&gt;MID([.F74];6;1);&quot;&quot;;MAX([.A$7:.A74])+1)" office:value-type="float" office:value="22">
            <text:p>022</text:p>
          </table:table-cell>
          <table:table-cell table:style-name="ce43" office:value-type="string">
            <text:p>FNC_ECMS_ADM_VIE_02</text:p>
          </table:table-cell>
          <table:table-cell table:style-name="ce74" table:formula="of:=IF(VALUE(MID([.F75];6;FIND(&quot;:&quot;;[.F75];1)-FIND(&quot; &quot;;[.F75];1)-1))&gt;VALUE(MID([.F74];6;FIND(&quot;:&quot;;[.F74];1)-FIND(&quot; &quot;;[.F74];1)-1));[.C74];[.C74]+1)" office:value-type="float" office:value="6">
            <text:p>006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Check the displaying of ECM template 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76];6;1)&gt;MID([.F75];6;1);&quot;&quot;;MAX([.A$7:.A75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76];6;FIND(&quot;:&quot;;[.F76];1)-FIND(&quot; &quot;;[.F76];1)-1))&gt;VALUE(MID([.F75];6;FIND(&quot;:&quot;;[.F75];1)-FIND(&quot; &quot;;[.F75];1)-1));[.C75];[.C75]+1)" office:value-type="float" office:value="6">
            <text:p>006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Check the displaying of ECM template </text:p>
          </table:table-cell>
          <table:table-cell table:style-name="ce87" office:value-type="string">
            <text:p>Step 2: Add new ECM template</text:p>
          </table:table-cell>
          <table:table-cell table:style-name="ce87" office:value-type="string">
            <text:p>Add new ECM template</text:p>
          </table:table-cell>
          <table:table-cell table:style-name="ce87" office:value-type="string">
            <text:p>New ECM template is created successfully. 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77];6;1)&gt;MID([.F76];6;1);&quot;&quot;;MAX([.A$7:.A76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77];6;FIND(&quot;:&quot;;[.F77];1)-FIND(&quot; &quot;;[.F77];1)-1))&gt;VALUE(MID([.F76];6;FIND(&quot;:&quot;;[.F76];1)-FIND(&quot; &quot;;[.F76];1)-1));[.C76];[.C76]+1)" office:value-type="float" office:value="6">
            <text:p>006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Check the displaying of ECM template </text:p>
          </table:table-cell>
          <table:table-cell table:style-name="ce87" office:value-type="string">
            <text:p>Step 3: Apply new template for <text:s/>a view</text:p>
          </table:table-cell>
          <table:table-cell table:style-name="ce87" office:value-type="string">
            <text:p>Apply new template for <text:s/>a view</text:p>
          </table:table-cell>
          <table:table-cell table:style-name="ce87" office:value-type="string">
            <text:p>New template is applied for view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78];6;1)&gt;MID([.F77];6;1);&quot;&quot;;MAX([.A$7:.A77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78];6;FIND(&quot;:&quot;;[.F78];1)-FIND(&quot; &quot;;[.F78];1)-1))&gt;VALUE(MID([.F77];6;FIND(&quot;:&quot;;[.F77];1)-FIND(&quot; &quot;;[.F77];1)-1));[.C77];[.C77]+1)" office:value-type="float" office:value="6">
            <text:p>006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Check the displaying of ECM template </text:p>
          </table:table-cell>
          <table:table-cell table:style-name="ce87" office:value-type="string">
            <text:p>Step 4: Check the displaying of new template</text:p>
          </table:table-cell>
          <table:table-cell table:style-name="ce87" office:value-type="string">
            <text:p>- Go to Sites Explorer</text:p>
            <text:p>- Select drive has view that applied new template</text:p>
          </table:table-cell>
          <table:table-cell table:style-name="ce87" office:value-type="string">
            <text:p>You can see new template at the top-left of Sites Explorer portlet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79];6;1)&gt;MID([.F78];6;1);&quot;&quot;;MAX([.A$7:.A78])+1)" office:value-type="float" office:value="23">
            <text:p>023</text:p>
          </table:table-cell>
          <table:table-cell table:style-name="ce43" office:value-type="string">
            <text:p>FNC_ECMS_ADM_VIE_02</text:p>
          </table:table-cell>
          <table:table-cell table:style-name="ce74" table:formula="of:=IF(VALUE(MID([.F79];6;FIND(&quot;:&quot;;[.F79];1)-FIND(&quot; &quot;;[.F79];1)-1))&gt;VALUE(MID([.F78];6;FIND(&quot;:&quot;;[.F78];1)-FIND(&quot; &quot;;[.F78];1)-1));[.C78];[.C78]+1)" office:value-type="float" office:value="7">
            <text:p>007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Check version for ECM templat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80];6;1)&gt;MID([.F79];6;1);&quot;&quot;;MAX([.A$7:.A79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80];6;FIND(&quot;:&quot;;[.F80];1)-FIND(&quot; &quot;;[.F80];1)-1))&gt;VALUE(MID([.F79];6;FIND(&quot;:&quot;;[.F79];1)-FIND(&quot; &quot;;[.F79];1)-1));[.C79];[.C79]+1)" office:value-type="float" office:value="7">
            <text:p>007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Check version for ECM template</text:p>
          </table:table-cell>
          <table:table-cell table:style-name="ce87" office:value-type="string">
            <text:p>Step 2: Open 'Edit ECM template' pop-up</text:p>
          </table:table-cell>
          <table:table-cell table:style-name="ce87" office:value-type="string">
            <text:p>Click 'Edit' icon on a template you want to edit</text:p>
          </table:table-cell>
          <table:table-cell table:style-name="ce87" office:value-type="string">
            <text:p><text:s/>'Edit ECM template' pop-up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81];6;1)&gt;MID([.F80];6;1);&quot;&quot;;MAX([.A$7:.A80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81];6;FIND(&quot;:&quot;;[.F81];1)-FIND(&quot; &quot;;[.F81];1)-1))&gt;VALUE(MID([.F80];6;FIND(&quot;:&quot;;[.F80];1)-FIND(&quot; &quot;;[.F80];1)-1));[.C80];[.C80]+1)" office:value-type="float" office:value="7">
            <text:p>007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Check version for ECM template</text:p>
          </table:table-cell>
          <table:table-cell table:style-name="ce87" office:value-type="string">
            <text:p>Step 3: Edit template</text:p>
          </table:table-cell>
          <table:table-cell table:style-name="ce87" office:value-type="string">
            <text:p>- Edit the content of template</text:p>
            <text:p>- Check on 'Enable version'</text:p>
          </table:table-cell>
          <table:table-cell table:style-name="ce87" office:value-type="string">
            <text:p>The number version is displaying in 'Base version' column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82];6;1)&gt;MID([.F81];6;1);&quot;&quot;;MAX([.A$7:.A81])+1)" office:value-type="float" office:value="24">
            <text:p>024</text:p>
          </table:table-cell>
          <table:table-cell table:style-name="ce43" office:value-type="string">
            <text:p>FNC_ECMS_ADM_VIE_02</text:p>
          </table:table-cell>
          <table:table-cell table:style-name="ce74" table:formula="of:=IF(VALUE(MID([.F82];6;FIND(&quot;:&quot;;[.F82];1)-FIND(&quot; &quot;;[.F82];1)-1))&gt;VALUE(MID([.F81];6;FIND(&quot;:&quot;;[.F81];1)-FIND(&quot; &quot;;[.F81];1)-1));[.C81];[.C81]+1)" office:value-type="float" office:value="8">
            <text:p>008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Test Restore Version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83];6;1)&gt;MID([.F82];6;1);&quot;&quot;;MAX([.A$7:.A82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83];6;FIND(&quot;:&quot;;[.F83];1)-FIND(&quot; &quot;;[.F83];1)-1))&gt;VALUE(MID([.F82];6;FIND(&quot;:&quot;;[.F82];1)-FIND(&quot; &quot;;[.F82];1)-1));[.C82];[.C82]+1)" office:value-type="float" office:value="8">
            <text:p>008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Test Restore Version</text:p>
          </table:table-cell>
          <table:table-cell table:style-name="ce87" office:value-type="string">
            <text:p>Step 2: Edit template</text:p>
          </table:table-cell>
          <table:table-cell table:style-name="ce87" office:value-type="string">
            <text:p>- Click 'Edit' icon on a template you want to edit</text:p>
            <text:p>- Create at least 2 versions for this template</text:p>
          </table:table-cell>
          <table:table-cell table:style-name="ce87" office:value-type="string">
            <text:p>The number version is displaying in 'Base version' column 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84];6;1)&gt;MID([.F83];6;1);&quot;&quot;;MAX([.A$7:.A83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84];6;FIND(&quot;:&quot;;[.F84];1)-FIND(&quot; &quot;;[.F84];1)-1))&gt;VALUE(MID([.F83];6;FIND(&quot;:&quot;;[.F83];1)-FIND(&quot; &quot;;[.F83];1)-1));[.C83];[.C83]+1)" office:value-type="float" office:value="8">
            <text:p>008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Test Restore Version</text:p>
          </table:table-cell>
          <table:table-cell table:style-name="ce87" office:value-type="string">
            <text:p>Step 3: Restore version</text:p>
          </table:table-cell>
          <table:table-cell table:style-name="ce87" office:value-type="string">
            <text:p>- Select version of template you want to restore in ' Edit ECM Template' pop-up</text:p>
            <text:p>- Click 'Restore' version</text:p>
          </table:table-cell>
          <table:table-cell table:style-name="ce87" office:value-type="string">
            <text:p>The number of restore version is displaying in 'Base version' column 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85];6;1)&gt;MID([.F84];6;1);&quot;&quot;;MAX([.A$7:.A84])+1)" office:value-type="float" office:value="25">
            <text:p>025</text:p>
          </table:table-cell>
          <table:table-cell table:style-name="ce43" office:value-type="string">
            <text:p>FNC_ECMS_ADM_VIE_02</text:p>
          </table:table-cell>
          <table:table-cell table:style-name="ce74" table:formula="of:=IF(VALUE(MID([.F85];6;FIND(&quot;:&quot;;[.F85];1)-FIND(&quot; &quot;;[.F85];1)-1))&gt;VALUE(MID([.F84];6;FIND(&quot;:&quot;;[.F84];1)-FIND(&quot; &quot;;[.F84];1)-1));[.C84];[.C84]+1)" office:value-type="float" office:value="9">
            <text:p>009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Delete ECM Templat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86];6;1)&gt;MID([.F85];6;1);&quot;&quot;;MAX([.A$7:.A85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86];6;FIND(&quot;:&quot;;[.F86];1)-FIND(&quot; &quot;;[.F86];1)-1))&gt;VALUE(MID([.F85];6;FIND(&quot;:&quot;;[.F85];1)-FIND(&quot; &quot;;[.F85];1)-1));[.C85];[.C85]+1)" office:value-type="float" office:value="9">
            <text:p>009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Delete ECM Template</text:p>
          </table:table-cell>
          <table:table-cell table:style-name="ce87" office:value-type="string">
            <text:p>Step 2: Delete Template</text:p>
          </table:table-cell>
          <table:table-cell table:style-name="ce87" office:value-type="string">
            <text:p>- Select 'ECM Template' tab</text:p>
            <text:p><text:s/>- Click 'Delete' icon on a template you want</text:p>
            <text:p>- Click OK on a confirm message</text:p>
          </table:table-cell>
          <table:table-cell table:style-name="ce87" office:value-type="string">
            <text:p>Template is deleted successfully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87];6;1)&gt;MID([.F86];6;1);&quot;&quot;;MAX([.A$7:.A86])+1)" office:value-type="float" office:value="26">
            <text:p>026</text:p>
          </table:table-cell>
          <table:table-cell table:style-name="ce42" office:value-type="string">
            <text:p>FNC_ECMS_ADM_VIE_03</text:p>
          </table:table-cell>
          <table:table-cell table:style-name="ce74" office:value-type="float" office:value="1">
            <text:p>001</text:p>
          </table:table-cell>
          <table:table-cell table:style-name="ce108" office:value-type="string">
            <text:p>DMS\Admin\Content_Presentation\Manage Views\BC Template</text:p>
          </table:table-cell>
          <table:table-cell table:style-name="ce52" office:value-type="string">
            <text:p>Add BC Template when put valid <text:s/>data into all required fields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88];6;1)&gt;MID([.F87];6;1);&quot;&quot;;MAX([.A$7:.A87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88];6;FIND(&quot;:&quot;;[.F88];1)-FIND(&quot; &quot;;[.F88];1)-1))&gt;VALUE(MID([.F87];6;FIND(&quot;:&quot;;[.F87];1)-FIND(&quot; &quot;;[.F87];1)-1));[.C87];[.C87]+1)" office:value-type="float" office:value="1">
            <text:p>001</text:p>
          </table:table-cell>
          <table:table-cell table:style-name="ce79" office:value-type="string">
            <text:p>DMS\Admin\Content_Presentation\Manage Views\BC Template</text:p>
          </table:table-cell>
          <table:table-cell table:style-name="ce101" office:value-type="string">
            <text:p>Add BC Template when put valid <text:s/>data into all required fields</text:p>
          </table:table-cell>
          <table:table-cell table:style-name="ce87" office:value-type="string">
            <text:p>Step 2: Open 'Add BC Template' pop-up</text:p>
          </table:table-cell>
          <table:table-cell table:style-name="ce87" office:value-type="string">
            <text:p>- Select 'BC Template' tab</text:p>
            <text:p>- Click 'Add ' button</text:p>
          </table:table-cell>
          <table:table-cell table:style-name="ce87" office:value-type="string">
            <text:p><text:s/>'Add BC Template' pop-up appears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89];6;1)&gt;MID([.F88];6;1);&quot;&quot;;MAX([.A$7:.A88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89];6;FIND(&quot;:&quot;;[.F89];1)-FIND(&quot; &quot;;[.F89];1)-1))&gt;VALUE(MID([.F88];6;FIND(&quot;:&quot;;[.F88];1)-FIND(&quot; &quot;;[.F88];1)-1));[.C88];[.C88]+1)" office:value-type="float" office:value="1">
            <text:p>001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Add BC Template when put valid <text:s/>data into all required fields</text:p>
          </table:table-cell>
          <table:table-cell table:style-name="ce87" office:value-type="string">
            <text:p>Step 3: Add BC template</text:p>
          </table:table-cell>
          <table:table-cell table:style-name="ce87" office:value-type="string">
            <text:p>- Put content for new template</text:p>
            <text:p>- Put name for new template</text:p>
            <text:p>- Select template type</text:p>
            <text:p>- Click Save button</text:p>
          </table:table-cell>
          <table:table-cell table:style-name="ce87" office:value-type="string">
            <text:p>New BC template is created successfully. 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90];6;1)&gt;MID([.F89];6;1);&quot;&quot;;MAX([.A$7:.A89])+1)" office:value-type="float" office:value="27">
            <text:p>027</text:p>
          </table:table-cell>
          <table:table-cell table:style-name="ce43" office:value-type="string">
            <text:p>FNC_ECMS_ADM_VIE_03</text:p>
          </table:table-cell>
          <table:table-cell table:style-name="ce74"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Add BC Template when Content field is blank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91];6;1)&gt;MID([.F90];6;1);&quot;&quot;;MAX([.A$7:.A90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91];6;FIND(&quot;:&quot;;[.F91];1)-FIND(&quot; &quot;;[.F91];1)-1))&gt;VALUE(MID([.F90];6;FIND(&quot;:&quot;;[.F90];1)-FIND(&quot; &quot;;[.F90];1)-1));[.C90];[.C90]+1)" office:value-type="float" office:value="2">
            <text:p>002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10" office:value-type="string">
            <text:p>Add BC Template when Content field is blank</text:p>
          </table:table-cell>
          <table:table-cell table:style-name="ce87" office:value-type="string">
            <text:p>Step 2: Open 'Add BC Template' pop-up</text:p>
          </table:table-cell>
          <table:table-cell table:style-name="ce87" office:value-type="string">
            <text:p>- Select 'BC Template' tab</text:p>
            <text:p>- Click 'Add ' button</text:p>
          </table:table-cell>
          <table:table-cell table:style-name="ce87" office:value-type="string">
            <text:p><text:s/>'Add BC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92];6;1)&gt;MID([.F91];6;1);&quot;&quot;;MAX([.A$7:.A91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92];6;FIND(&quot;:&quot;;[.F92];1)-FIND(&quot; &quot;;[.F92];1)-1))&gt;VALUE(MID([.F91];6;FIND(&quot;:&quot;;[.F91];1)-FIND(&quot; &quot;;[.F91];1)-1));[.C91];[.C91]+1)" office:value-type="float" office:value="2">
            <text:p>002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10" office:value-type="string">
            <text:p>Add BC Template when Content field is blank</text:p>
          </table:table-cell>
          <table:table-cell table:style-name="ce87" office:value-type="string">
            <text:p>Step 3: Add BC template</text:p>
          </table:table-cell>
          <table:table-cell table:style-name="ce87" office:value-type="string">
            <text:p>- Do not put content for new template</text:p>
            <text:p>- Put name for new template</text:p>
            <text:p>- Select template type</text:p>
            <text:p>- Click Save button</text:p>
          </table:table-cell>
          <table:table-cell table:style-name="ce87" office:value-type="string">
            <text:p>Show message “The field 'Content' is required. Please enter your value.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93];6;1)&gt;MID([.F92];6;1);&quot;&quot;;MAX([.A$7:.A92])+1)" office:value-type="float" office:value="28">
            <text:p>028</text:p>
          </table:table-cell>
          <table:table-cell table:style-name="ce43" office:value-type="string">
            <text:p>FNC_ECMS_ADM_VIE_03</text:p>
          </table:table-cell>
          <table:table-cell table:style-name="ce74" table:formula="of:=IF(VALUE(MID([.F93];6;FIND(&quot;:&quot;;[.F93];1)-FIND(&quot; &quot;;[.F93];1)-1))&gt;VALUE(MID([.F92];6;FIND(&quot;:&quot;;[.F92];1)-FIND(&quot; &quot;;[.F92];1)-1));[.C92];[.C92]+1)" office:value-type="float" office:value="3">
            <text:p>003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Add BC Template when name field is blank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94];6;1)&gt;MID([.F93];6;1);&quot;&quot;;MAX([.A$7:.A93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94];6;FIND(&quot;:&quot;;[.F94];1)-FIND(&quot; &quot;;[.F94];1)-1))&gt;VALUE(MID([.F93];6;FIND(&quot;:&quot;;[.F93];1)-FIND(&quot; &quot;;[.F93];1)-1));[.C93];[.C93]+1)" office:value-type="float" office:value="3">
            <text:p>003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Add BC Template when name field is blank</text:p>
          </table:table-cell>
          <table:table-cell table:style-name="ce87" office:value-type="string">
            <text:p>Step 2: Open 'Add BC Template' pop-up</text:p>
          </table:table-cell>
          <table:table-cell table:style-name="ce87" office:value-type="string">
            <text:p>- Select 'BC Template' tab</text:p>
            <text:p>- Click 'Add ' button</text:p>
          </table:table-cell>
          <table:table-cell table:style-name="ce87" office:value-type="string">
            <text:p><text:s/>'Add BC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95];6;1)&gt;MID([.F94];6;1);&quot;&quot;;MAX([.A$7:.A94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95];6;FIND(&quot;:&quot;;[.F95];1)-FIND(&quot; &quot;;[.F95];1)-1))&gt;VALUE(MID([.F94];6;FIND(&quot;:&quot;;[.F94];1)-FIND(&quot; &quot;;[.F94];1)-1));[.C94];[.C94]+1)" office:value-type="float" office:value="3">
            <text:p>003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Add BC Template when name field is blank</text:p>
          </table:table-cell>
          <table:table-cell table:style-name="ce87" office:value-type="string">
            <text:p>Step 3: Add BC template</text:p>
          </table:table-cell>
          <table:table-cell table:style-name="ce87" office:value-type="string">
            <text:p>- Put content for new template</text:p>
            <text:p>- Do not put name for new template</text:p>
            <text:p>- Select template type</text:p>
            <text:p>- Click Save button</text:p>
          </table:table-cell>
          <table:table-cell table:style-name="ce87" office:value-type="string">
            <text:p>Show message “The value of field 'name' is null or empty! “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96];6;1)&gt;MID([.F95];6;1);&quot;&quot;;MAX([.A$7:.A95])+1)" office:value-type="float" office:value="29">
            <text:p>029</text:p>
          </table:table-cell>
          <table:table-cell table:style-name="ce43" office:value-type="string">
            <text:p>FNC_ECMS_ADM_VIE_03</text:p>
          </table:table-cell>
          <table:table-cell table:style-name="ce74" table:formula="of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Add <text:s/>BC Template when name field contain some special characters : $%%^&amp;..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97];6;1)&gt;MID([.F96];6;1);&quot;&quot;;MAX([.A$7:.A96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97];6;FIND(&quot;:&quot;;[.F97];1)-FIND(&quot; &quot;;[.F97];1)-1))&gt;VALUE(MID([.F96];6;FIND(&quot;:&quot;;[.F96];1)-FIND(&quot; &quot;;[.F96];1)-1));[.C96];[.C96]+1)" office:value-type="float" office:value="4">
            <text:p>004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Add <text:s/>BC Template when name field contain some special characters : $%%^&amp;..</text:p>
          </table:table-cell>
          <table:table-cell table:style-name="ce87" office:value-type="string">
            <text:p>Step 2: Open 'Add BC Template' pop-up</text:p>
          </table:table-cell>
          <table:table-cell table:style-name="ce87" office:value-type="string">
            <text:p>- Select 'BC Template' tab</text:p>
            <text:p>- Click 'Add ' button</text:p>
          </table:table-cell>
          <table:table-cell table:style-name="ce87" office:value-type="string">
            <text:p><text:s/>'Add BC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98];6;1)&gt;MID([.F97];6;1);&quot;&quot;;MAX([.A$7:.A97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98];6;FIND(&quot;:&quot;;[.F98];1)-FIND(&quot; &quot;;[.F98];1)-1))&gt;VALUE(MID([.F97];6;FIND(&quot;:&quot;;[.F97];1)-FIND(&quot; &quot;;[.F97];1)-1));[.C97];[.C97]+1)" office:value-type="float" office:value="4">
            <text:p>004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Add <text:s/>BC Template when name field contain some special characters : $%%^&amp;..</text:p>
          </table:table-cell>
          <table:table-cell table:style-name="ce87" office:value-type="string">
            <text:p>Step 3: Add BC template</text:p>
          </table:table-cell>
          <table:table-cell table:style-name="ce87" office:value-type="string">
            <text:p>- Put content for new template</text:p>
            <text:p>- Put some special characters in 'Name' field</text:p>
            <text:p>- Select template type</text:p>
            <text:p>- Click Save button</text:p>
          </table:table-cell>
          <table:table-cell table:style-name="ce87" office:value-type="string">
            <text:p>Show message “ There are some invalid characters in field 'name'. Type another value, please!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99];6;1)&gt;MID([.F98];6;1);&quot;&quot;;MAX([.A$7:.A98])+1)" office:value-type="float" office:value="30">
            <text:p>030</text:p>
          </table:table-cell>
          <table:table-cell table:style-name="ce43" office:value-type="string">
            <text:p>FNC_ECMS_ADM_VIE_03</text:p>
          </table:table-cell>
          <table:table-cell table:style-name="ce74" table:formula="of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Add BC template has the same name with existing <text:s/>BC templat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00];6;1)&gt;MID([.F99];6;1);&quot;&quot;;MAX([.A$7:.A99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100];6;FIND(&quot;:&quot;;[.F100];1)-FIND(&quot; &quot;;[.F100];1)-1))&gt;VALUE(MID([.F99];6;FIND(&quot;:&quot;;[.F99];1)-FIND(&quot; &quot;;[.F99];1)-1));[.C99];[.C99]+1)" office:value-type="float" office:value="5">
            <text:p>005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10" office:value-type="string">
            <text:p>Add BC template has the same name with existing <text:s/>BC template</text:p>
          </table:table-cell>
          <table:table-cell table:style-name="ce87" office:value-type="string">
            <text:p>Step 2: Open 'Add BC Template' pop-up</text:p>
          </table:table-cell>
          <table:table-cell table:style-name="ce87" office:value-type="string">
            <text:p>- Select 'BC Template' tab</text:p>
            <text:p>- Click 'Add ' button</text:p>
          </table:table-cell>
          <table:table-cell table:style-name="ce87" office:value-type="string">
            <text:p><text:s/>'Add BC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0">
          <table:table-cell table:style-name="ce63" table:formula="of:=IF(MID([.F101];6;1)&gt;MID([.F100];6;1);&quot;&quot;;MAX([.A$7:.A100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101];6;FIND(&quot;:&quot;;[.F101];1)-FIND(&quot; &quot;;[.F101];1)-1))&gt;VALUE(MID([.F100];6;FIND(&quot;:&quot;;[.F100];1)-FIND(&quot; &quot;;[.F100];1)-1));[.C100];[.C100]+1)" office:value-type="float" office:value="5">
            <text:p>005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10" office:value-type="string">
            <text:p>Add BC template has the same name with existing <text:s/>BC template</text:p>
          </table:table-cell>
          <table:table-cell table:style-name="ce87" office:value-type="string">
            <text:p>Step 3: Add BC template</text:p>
          </table:table-cell>
          <table:table-cell table:style-name="ce87" office:value-type="string">
            <text:p>- Put content for new template</text:p>
            <text:p>- Put the name for new template has the same name with existing template</text:p>
            <text:p>- Select template type</text:p>
            <text:p>- Click Save button</text:p>
          </table:table-cell>
          <table:table-cell table:style-name="ce87" office:value-type="string">
            <text:p>Show message “The template name [the name of new BC Template] is existing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02];6;1)&gt;MID([.F101];6;1);&quot;&quot;;MAX([.A$7:.A101])+1)" office:value-type="float" office:value="31">
            <text:p>031</text:p>
          </table:table-cell>
          <table:table-cell table:style-name="ce43" office:value-type="string">
            <text:p>FNC_ECMS_ADM_VIE_03</text:p>
          </table:table-cell>
          <table:table-cell table:style-name="ce74" table:formula="of:=IF(VALUE(MID([.F102];6;FIND(&quot;:&quot;;[.F102];1)-FIND(&quot; &quot;;[.F102];1)-1))&gt;VALUE(MID([.F101];6;FIND(&quot;:&quot;;[.F101];1)-FIND(&quot; &quot;;[.F101];1)-1));[.C101];[.C101]+1)" office:value-type="float" office:value="6">
            <text:p>006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Check the displaying of BC template 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03];6;1)&gt;MID([.F102];6;1);&quot;&quot;;MAX([.A$7:.A102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103];6;FIND(&quot;:&quot;;[.F103];1)-FIND(&quot; &quot;;[.F103];1)-1))&gt;VALUE(MID([.F102];6;FIND(&quot;:&quot;;[.F102];1)-FIND(&quot; &quot;;[.F102];1)-1));[.C102];[.C102]+1)" office:value-type="float" office:value="6">
            <text:p>006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Check the displaying of BC template </text:p>
          </table:table-cell>
          <table:table-cell table:style-name="ce87" office:value-type="string">
            <text:p>Step 2: Add new BC template</text:p>
          </table:table-cell>
          <table:table-cell table:style-name="ce87" office:value-type="string">
            <text:p>Add new BC template</text:p>
          </table:table-cell>
          <table:table-cell table:style-name="ce87" office:value-type="string">
            <text:p>New BC template is created successfully. 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04];6;1)&gt;MID([.F103];6;1);&quot;&quot;;MAX([.A$7:.A103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104];6;FIND(&quot;:&quot;;[.F104];1)-FIND(&quot; &quot;;[.F104];1)-1))&gt;VALUE(MID([.F103];6;FIND(&quot;:&quot;;[.F103];1)-FIND(&quot; &quot;;[.F103];1)-1));[.C103];[.C103]+1)" office:value-type="float" office:value="6">
            <text:p>006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Check the displaying of BC template </text:p>
          </table:table-cell>
          <table:table-cell table:style-name="ce87" office:value-type="string">
            <text:p>Step 3: Check the displaying of new template</text:p>
          </table:table-cell>
          <table:table-cell table:style-name="ce87" office:value-type="string">
            <text:p>- Go to Content Browser</text:p>
            <text:p>- Select drive has view that applied new template</text:p>
          </table:table-cell>
          <table:table-cell table:style-name="ce87" office:value-type="string">
            <text:p>You can see new template in where you choose the type of template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05];6;1)&gt;MID([.F104];6;1);&quot;&quot;;MAX([.A$7:.A104])+1)" office:value-type="float" office:value="32">
            <text:p>032</text:p>
          </table:table-cell>
          <table:table-cell table:style-name="ce43" office:value-type="string">
            <text:p>FNC_ECMS_ADM_VIE_03</text:p>
          </table:table-cell>
          <table:table-cell table:style-name="ce74" table:formula="of:=IF(VALUE(MID([.F105];6;FIND(&quot;:&quot;;[.F105];1)-FIND(&quot; &quot;;[.F105];1)-1))&gt;VALUE(MID([.F104];6;FIND(&quot;:&quot;;[.F104];1)-FIND(&quot; &quot;;[.F104];1)-1));[.C104];[.C104]+1)" office:value-type="float" office:value="7">
            <text:p>007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Check version for BC templat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06];6;1)&gt;MID([.F105];6;1);&quot;&quot;;MAX([.A$7:.A105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106];6;FIND(&quot;:&quot;;[.F106];1)-FIND(&quot; &quot;;[.F106];1)-1))&gt;VALUE(MID([.F105];6;FIND(&quot;:&quot;;[.F105];1)-FIND(&quot; &quot;;[.F105];1)-1));[.C105];[.C105]+1)" office:value-type="float" office:value="7">
            <text:p>007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Check version for BC template</text:p>
          </table:table-cell>
          <table:table-cell table:style-name="ce87" office:value-type="string">
            <text:p>Step 2: Open 'Edit BC template' pop-up</text:p>
          </table:table-cell>
          <table:table-cell table:style-name="ce87" office:value-type="string">
            <text:p>Click 'Edit' icon on a template you want to edit</text:p>
          </table:table-cell>
          <table:table-cell table:style-name="ce87" office:value-type="string">
            <text:p><text:s/>'Edit BC template' pop-up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07];6;1)&gt;MID([.F106];6;1);&quot;&quot;;MAX([.A$7:.A106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107];6;FIND(&quot;:&quot;;[.F107];1)-FIND(&quot; &quot;;[.F107];1)-1))&gt;VALUE(MID([.F106];6;FIND(&quot;:&quot;;[.F106];1)-FIND(&quot; &quot;;[.F106];1)-1));[.C106];[.C106]+1)" office:value-type="float" office:value="7">
            <text:p>007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Check version for BC template</text:p>
          </table:table-cell>
          <table:table-cell table:style-name="ce87" office:value-type="string">
            <text:p>Step 3: Edit template</text:p>
          </table:table-cell>
          <table:table-cell table:style-name="ce87" office:value-type="string">
            <text:p>- Edit the content of template</text:p>
            <text:p>- Check on 'Enable version'</text:p>
          </table:table-cell>
          <table:table-cell table:style-name="ce87" office:value-type="string">
            <text:p>The number version is displaying in 'Base version' column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08];6;1)&gt;MID([.F107];6;1);&quot;&quot;;MAX([.A$7:.A107])+1)" office:value-type="float" office:value="33">
            <text:p>033</text:p>
          </table:table-cell>
          <table:table-cell table:style-name="ce43" office:value-type="string">
            <text:p>FNC_ECMS_ADM_VIE_03</text:p>
          </table:table-cell>
          <table:table-cell table:style-name="ce74" table:formula="of:=IF(VALUE(MID([.F108];6;FIND(&quot;:&quot;;[.F108];1)-FIND(&quot; &quot;;[.F108];1)-1))&gt;VALUE(MID([.F107];6;FIND(&quot;:&quot;;[.F107];1)-FIND(&quot; &quot;;[.F107];1)-1));[.C107];[.C107]+1)" office:value-type="float" office:value="8">
            <text:p>008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Test Restore Version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09];6;1)&gt;MID([.F108];6;1);&quot;&quot;;MAX([.A$7:.A108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109];6;FIND(&quot;:&quot;;[.F109];1)-FIND(&quot; &quot;;[.F109];1)-1))&gt;VALUE(MID([.F108];6;FIND(&quot;:&quot;;[.F108];1)-FIND(&quot; &quot;;[.F108];1)-1));[.C108];[.C108]+1)" office:value-type="float" office:value="8">
            <text:p>008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Test Restore Version</text:p>
          </table:table-cell>
          <table:table-cell table:style-name="ce87" office:value-type="string">
            <text:p>Step 2: Edit template</text:p>
          </table:table-cell>
          <table:table-cell table:style-name="ce87" office:value-type="string">
            <text:p>- Click 'Edit' icon on a template you want to edit</text:p>
            <text:p>- Create at least 2 versions for this template</text:p>
          </table:table-cell>
          <table:table-cell table:style-name="ce87" office:value-type="string">
            <text:p>The number version is displaying in 'Base version' column 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10];6;1)&gt;MID([.F109];6;1);&quot;&quot;;MAX([.A$7:.A109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110];6;FIND(&quot;:&quot;;[.F110];1)-FIND(&quot; &quot;;[.F110];1)-1))&gt;VALUE(MID([.F109];6;FIND(&quot;:&quot;;[.F109];1)-FIND(&quot; &quot;;[.F109];1)-1));[.C109];[.C109]+1)" office:value-type="float" office:value="8">
            <text:p>008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Test Restore Version</text:p>
          </table:table-cell>
          <table:table-cell table:style-name="ce87" office:value-type="string">
            <text:p>Step 3: Restore version</text:p>
          </table:table-cell>
          <table:table-cell table:style-name="ce87" office:value-type="string">
            <text:p>- Select version of template you want to restore in ' Edit BC Template' pop-up</text:p>
            <text:p>- Click 'Restore' version</text:p>
          </table:table-cell>
          <table:table-cell table:style-name="ce87" office:value-type="string">
            <text:p>The number of restore version is displaying in 'Base version' column 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11];6;1)&gt;MID([.F110];6;1);&quot;&quot;;MAX([.A$7:.A110])+1)" office:value-type="float" office:value="34">
            <text:p>034</text:p>
          </table:table-cell>
          <table:table-cell table:style-name="ce43" office:value-type="string">
            <text:p>FNC_ECMS_ADM_VIE_03</text:p>
          </table:table-cell>
          <table:table-cell table:style-name="ce74" table:formula="of:=IF(VALUE(MID([.F111];6;FIND(&quot;:&quot;;[.F111];1)-FIND(&quot; &quot;;[.F111];1)-1))&gt;VALUE(MID([.F110];6;FIND(&quot;:&quot;;[.F110];1)-FIND(&quot; &quot;;[.F110];1)-1));[.C110];[.C110]+1)" office:value-type="float" office:value="9">
            <text:p>009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Delete BC Templat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112];6;1)&gt;MID([.F111];6;1);&quot;&quot;;MAX([.A$7:.A111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112];6;FIND(&quot;:&quot;;[.F112];1)-FIND(&quot; &quot;;[.F112];1)-1))&gt;VALUE(MID([.F111];6;FIND(&quot;:&quot;;[.F111];1)-FIND(&quot; &quot;;[.F111];1)-1));[.C111];[.C111]+1)" office:value-type="float" office:value="9">
            <text:p>009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Delete BC Template</text:p>
          </table:table-cell>
          <table:table-cell table:style-name="ce87" office:value-type="string">
            <text:p>Step 2: Delete Template</text:p>
          </table:table-cell>
          <table:table-cell table:style-name="ce87" office:value-type="string">
            <text:p>- Select 'BC Template' tab</text:p>
            <text:p><text:s/>- Click 'Delete' icon on a template you want</text:p>
            <text:p>- Click OK on a confirm message</text:p>
          </table:table-cell>
          <table:table-cell table:style-name="ce87" office:value-type="string">
            <text:p>Template is deleted successfully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 table:number-rows-repeated="310">
          <table:table-cell table:number-columns-repeated="224"/>
        </table:table-row>
        <table:table-row table:style-name="ro18" table:number-rows-repeated="10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4" table:number-columns-repeated="10"/>
          <table:table-cell table:number-columns-repeated="204"/>
        </table:table-row>
      </table:table>
      <table:table table:name="Manage_Drive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23" table:default-cell-style-name="Default"/>
        <table:table-column table:style-name="co24" table:default-cell-style-name="ce69"/>
        <table:table-column table:style-name="co18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10" table:number-columns-repeated="216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811];[.$K1])" office:value-type="float" office:value="0">
            <text:p>0</text:p>
          </table:table-cell>
          <table:table-cell table:style-name="ce85" table:formula="of:=COUNTIF([.M$7:.M$811];[.$K1])" office:value-type="float" office:value="0">
            <text:p>0</text:p>
          </table:table-cell>
          <table:table-cell table:style-name="ce85" table:formula="of:=COUNTIF([.N$7:.N$811];[.$K1])" office:value-type="float" office:value="0">
            <text:p>0</text:p>
          </table:table-cell>
          <table:table-cell table:style-name="ce85" table:formula="of:=COUNTIF([.O$7:.O$811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811];[.$K2])" office:value-type="float" office:value="0">
            <text:p>0</text:p>
          </table:table-cell>
          <table:table-cell table:style-name="ce85" table:formula="of:=COUNTIF([.M$7:.M$811];[.$K2])" office:value-type="float" office:value="0">
            <text:p>0</text:p>
          </table:table-cell>
          <table:table-cell table:style-name="ce85" table:formula="of:=COUNTIF([.N$7:.N$811];[.$K2])" office:value-type="float" office:value="0">
            <text:p>0</text:p>
          </table:table-cell>
          <table:table-cell table:style-name="ce85" table:formula="of:=COUNTIF([.O$7:.O$811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5">
          <table:table-cell/>
          <table:table-cell table:style-name="ce66" office:value-type="string">
            <text:p>Function List</text:p>
          </table:table-cell>
          <table:table-cell table:style-name="ce71" office:value-type="string" table:number-columns-spanned="3" table:number-rows-spanned="1">
            <text:p><text:s/>Manage Drive</text:p>
          </table:table-cell>
          <table:covered-table-cell table:style-name="ce71"/>
          <table:covered-table-cell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811];[.$K3])" office:value-type="float" office:value="0">
            <text:p>0</text:p>
          </table:table-cell>
          <table:table-cell table:style-name="ce85" table:formula="of:=COUNTIF([.M$7:.M$811];[.$K3])" office:value-type="float" office:value="0">
            <text:p>0</text:p>
          </table:table-cell>
          <table:table-cell table:style-name="ce85" table:formula="of:=COUNTIF([.N$7:.N$811];[.$K3])" office:value-type="float" office:value="0">
            <text:p>0</text:p>
          </table:table-cell>
          <table:table-cell table:style-name="ce85" table:formula="of:=COUNTIF([.O$7:.O$811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6">
          <table:table-cell/>
          <table:table-cell table:style-name="ce66" office:value-type="string">
            <text:p>Total main cases:</text:p>
          </table:table-cell>
          <table:table-cell table:style-name="ce71" table:formula="of:=MAX([.A7:.A797])" office:value-type="float" office:value="12" table:number-columns-spanned="3" table:number-rows-spanned="1">
            <text:p>12</text:p>
          </table:table-cell>
          <table:covered-table-cell table:style-name="ce58"/>
          <table:covered-table-cell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811];[.$K4])" office:value-type="float" office:value="0">
            <text:p>0</text:p>
          </table:table-cell>
          <table:table-cell table:style-name="ce85" table:formula="of:=COUNTIF([.M$7:.M$811];[.$K4])" office:value-type="float" office:value="0">
            <text:p>0</text:p>
          </table:table-cell>
          <table:table-cell table:style-name="ce85" table:formula="of:=COUNTIF([.N$7:.N$811];[.$K4])" office:value-type="float" office:value="0">
            <text:p>0</text:p>
          </table:table-cell>
          <table:table-cell table:style-name="ce85" table:formula="of:=COUNTIF([.O$7:.O$811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44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811];[.$K5])" office:value-type="float" office:value="0">
            <text:p>0</text:p>
          </table:table-cell>
          <table:table-cell table:style-name="ce85" table:formula="of:=COUNTIF([.M$7:.M$811];[.$K5])" office:value-type="float" office:value="0">
            <text:p>0</text:p>
          </table:table-cell>
          <table:table-cell table:style-name="ce85" table:formula="of:=COUNTIF([.N$7:.N$811];[.$K5])" office:value-type="float" office:value="0">
            <text:p>0</text:p>
          </table:table-cell>
          <table:table-cell table:style-name="ce85" table:formula="of:=COUNTIF([.O$7:.O$811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</table:table-row>
        <table:table-row table:style-name="ro17">
          <table:table-cell table:style-name="ce63" office:value-type="float" office:value="1">
            <text:p>001</text:p>
          </table:table-cell>
          <table:table-cell table:style-name="ce43" office:value-type="string">
            <text:p>FNC_ECMS_ADM_DRI_01</text:p>
          </table:table-cell>
          <table:table-cell table:style-name="ce74" office:value-type="float" office:value="1">
            <text:p>001</text:p>
          </table:table-cell>
          <table:table-cell table:style-name="ce113" office:value-type="string">
            <text:p>DMS\Admin\Content_Presentation\\Manage Drive\Action</text:p>
          </table:table-cell>
          <table:table-cell table:style-name="ce53" office:value-type="string">
            <text:p>Add drive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, list all existing drives</text:p>
          </table:table-cell>
          <table:table-cell table:style-name="ce84" office:value-type="string">
            <text:p>High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8];6;1)&gt;MID([.F7];6;1);&quot;&quot;;MAX([.A$7:.A7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[Add Drive]</text:p>
          </table:table-cell>
          <table:table-cell table:style-name="ce118" office:value-type="string">
            <text:p><text:s/>'Add Drive' form appears. There're 2 tabs: Drive and <text:s/>Apply View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3: Select workspace for new drive</text:p>
          </table:table-cell>
          <table:table-cell table:style-name="ce118" office:value-type="string">
            <text:p>- Select one workspace from existing workplaces list</text:p>
          </table:table-cell>
          <table:table-cell table:style-name="ce118" office:value-type="string">
            <text:p>Workspace is selected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0];6;1)&gt;MID([.F9];6;1);&quot;&quot;;MAX([.A$7:.A9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4: Show form to select path for new drive</text:p>
          </table:table-cell>
          <table:table-cell table:style-name="ce118" office:value-type="string">
            <text:p>Click 'Add Path' icon </text:p>
          </table:table-cell>
          <table:table-cell table:style-name="ce118" office:value-type="string">
            <text:p>Select path form appears, list all existing nodes in selected workspace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5: Select path to be root path of new drive</text:p>
          </table:table-cell>
          <table:table-cell table:style-name="ce118" office:value-type="string">
            <text:p>- Select a node from list above</text:p>
          </table:table-cell>
          <table:table-cell table:style-name="ce118" office:value-type="string">
            <text:p>- Path of selected node will be displayed in 'Home path'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6: Set permission on new drive</text:p>
          </table:table-cell>
          <table:table-cell table:style-name="ce118" office:value-type="string">
            <text:p>- Click 'Add Permission' icon then select group with a specific membership type</text:p>
          </table:table-cell>
          <table:table-cell table:style-name="ce118" office:value-type="string">
            <text:p>- Selected group &amp; membership type will be displayed in Permissions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3];6;1)&gt;MID([.F12];6;1);&quot;&quot;;MAX([.A$7:.A12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7: Choose applied view</text:p>
          </table:table-cell>
          <table:table-cell table:style-name="ce118" office:value-type="string">
            <text:p>- Select 'Apply view' tab</text:p>
            <text:p>- Check View(s) you want to use in this drive</text:p>
          </table:table-cell>
          <table:table-cell table:style-name="ce118" office:value-type="string">
            <text:p>View option(s) is checked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8: Complete add new drive</text:p>
          </table:table-cell>
          <table:table-cell table:style-name="ce118" office:value-type="string">
            <text:p>- Input drive Name</text:p>
            <text:p>- Choose others properties</text:p>
            <text:p>- Click [Save]</text:p>
          </table:table-cell>
          <table:table-cell table:style-name="ce118" office:value-type="string">
            <text:p>- New drive is added and list in existing drives list in Manage drive form</text:p>
            <text:p>- New drive will be displayed in Sites Explorer if logged user has access right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5];6;1)&gt;MID([.F14];6;1);&quot;&quot;;MAX([.A$7:.A14])+1)" office:value-type="float" office:value="2">
            <text:p>002</text:p>
          </table:table-cell>
          <table:table-cell table:style-name="ce43" office:value-type="string">
            <text:p>FNC_ECMS_ADM_DRI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53" office:value-type="string">
            <text:p>Add drive when 'Name' field is blank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6];6;1)&gt;MID([.F15];6;1);&quot;&quot;;MAX([.A$7:.A15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when 'Name' field is blank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when 'Name' field is blank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Do not put name for new drive</text:p>
            <text:p>- Click Save button</text:p>
            <text:p/>
          </table:table-cell>
          <table:table-cell table:style-name="ce118" office:value-type="string">
            <text:p>Show message “The field 'Name' is required. Please enter your value.”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8];6;1)&gt;MID([.F17];6;1);&quot;&quot;;MAX([.A$7:.A17])+1)" office:value-type="float" office:value="3">
            <text:p>003</text:p>
          </table:table-cell>
          <table:table-cell table:style-name="ce43" office:value-type="string">
            <text:p>FNC_ECMS_ADM_DRI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53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9];6;1)&gt;MID([.F18];6;1);&quot;&quot;;MAX([.A$7:.A18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Put some special characters in 'Name' field</text:p>
            <text:p>- Click Save button</text:p>
            <text:p/>
          </table:table-cell>
          <table:table-cell table:style-name="ce118" office:value-type="string">
            <text:p>Show message “Drive name have some invalid characters.”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21];6;1)&gt;MID([.F20];6;1);&quot;&quot;;MAX([.A$7:.A20])+1)" office:value-type="float" office:value="4">
            <text:p>004</text:p>
          </table:table-cell>
          <table:table-cell table:style-name="ce43" office:value-type="string">
            <text:p>FNC_ECMS_ADM_DRI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53" office:value-type="string">
            <text:p>Add new drive has the same name with existing Drive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2];6;1)&gt;MID([.F21];6;1);&quot;&quot;;MAX([.A$7:.A21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new drive has the same name with existing Drive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new drive has the same name with existing Drive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Add new drive has the same name with existing drive</text:p>
            <text:p>- Set permission for this drive</text:p>
            <text:p>- Select other properties </text:p>
          </table:table-cell>
          <table:table-cell table:style-name="ce118" office:value-type="string">
            <text:p>Fields in 'Drive' form are inputted data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4];6;1)&gt;MID([.F23];6;1);&quot;&quot;;MAX([.A$7:.A23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new drive has the same name with existing Drive</text:p>
          </table:table-cell>
          <table:table-cell table:style-name="ce118" office:value-type="string">
            <text:p>Step 4: Put data in 'Apply Views' form</text:p>
          </table:table-cell>
          <table:table-cell table:style-name="ce118" office:value-type="string">
            <text:p>- Select views you want to apply for new drive</text:p>
            <text:p>- Click Save button</text:p>
          </table:table-cell>
          <table:table-cell table:style-name="ce118" office:value-type="string">
            <text:p>Show message “Drive is existing”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25];6;1)&gt;MID([.F24];6;1);&quot;&quot;;MAX([.A$7:.A24])+1)" office:value-type="float" office:value="5">
            <text:p>005</text:p>
          </table:table-cell>
          <table:table-cell table:style-name="ce43" office:value-type="string">
            <text:p>FNC_ECMS_ADM_DRI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53" office:value-type="string">
            <text:p>Add drive <text:s/>when do not select any apply view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6];6;1)&gt;MID([.F25];6;1);&quot;&quot;;MAX([.A$7:.A25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<text:s/>when do not select any apply view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27];6;1)&gt;MID([.F26];6;1);&quot;&quot;;MAX([.A$7:.A26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<text:s/>when do not select any apply view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Put name for new drive</text:p>
            <text:p>- Set permission for this drive</text:p>
            <text:p>- Select other properties</text:p>
            <text:p>- Click Save button</text:p>
            <text:p/>
          </table:table-cell>
          <table:table-cell table:style-name="ce118" office:value-type="string">
            <text:p>Show message “You must select one apply view ! ”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28];6;1)&gt;MID([.F27];6;1);&quot;&quot;;MAX([.A$7:.A27])+1)" office:value-type="float" office:value="6">
            <text:p>006</text:p>
          </table:table-cell>
          <table:table-cell table:style-name="ce43" office:value-type="string">
            <text:p>FNC_ECMS_ADM_DRI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53" office:value-type="string">
            <text:p>Add drive when don't select permission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when don't select permission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30];6;1)&gt;MID([.F29];6;1);&quot;&quot;;MAX([.A$7:.A29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when don't select permission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Put name for new drive</text:p>
            <text:p>- Do not set permission for this drive</text:p>
            <text:p>- Select other properties</text:p>
            <text:p/>
          </table:table-cell>
          <table:table-cell table:style-name="ce118" office:value-type="string">
            <text:p>Fields in 'Drive' form are inputted data except permission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31];6;1)&gt;MID([.F30];6;1);&quot;&quot;;MAX([.A$7:.A30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when don't select permission</text:p>
          </table:table-cell>
          <table:table-cell table:style-name="ce118" office:value-type="string">
            <text:p>Step 4: Put data in 'Apply Views' form</text:p>
          </table:table-cell>
          <table:table-cell table:style-name="ce118" office:value-type="string">
            <text:p>- Select views you want to apply for new drive</text:p>
            <text:p>- Click Save button</text:p>
          </table:table-cell>
          <table:table-cell table:style-name="ce118" office:value-type="string">
            <text:p>Show message “You must choose permission for this drive“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32];6;1)&gt;MID([.F31];6;1);&quot;&quot;;MAX([.A$7:.A31])+1)" office:value-type="float" office:value="7">
            <text:p>007</text:p>
          </table:table-cell>
          <table:table-cell table:style-name="ce43" office:value-type="string">
            <text:p>FNC_ECMS_ADM_DRI_01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53" office:value-type="string">
            <text:p>Edit drive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84" office:value-type="string">
            <text:p>High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33];6;1)&gt;MID([.F32];6;1);&quot;&quot;;MAX([.A$7:.A32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Edit drive</text:p>
          </table:table-cell>
          <table:table-cell table:style-name="ce118" office:value-type="string">
            <text:p>Step 2: <text:s/>Open 'Edit Drive'</text:p>
          </table:table-cell>
          <table:table-cell table:style-name="ce118" office:value-type="string">
            <text:p>Click ' Edit' icon on a drive you want to edit</text:p>
          </table:table-cell>
          <table:table-cell table:style-name="ce118" office:value-type="string">
            <text:p><text:s/>'Edit Drive' form appears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34];6;1)&gt;MID([.F33];6;1);&quot;&quot;;MAX([.A$7:.A33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Edit drive</text:p>
          </table:table-cell>
          <table:table-cell table:style-name="ce118" office:value-type="string">
            <text:p>Step 3: Edit drive</text:p>
          </table:table-cell>
          <table:table-cell table:style-name="ce118" office:value-type="string">
            <text:p>Edit the properties of drive you want <text:s/>except name of drive</text:p>
          </table:table-cell>
          <table:table-cell table:style-name="ce118" office:value-type="string">
            <text:p>Drive is edited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35];6;1)&gt;MID([.F34];6;1);&quot;&quot;;MAX([.A$7:.A34])+1)" office:value-type="float" office:value="8">
            <text:p>008</text:p>
          </table:table-cell>
          <table:table-cell table:style-name="ce43" office:value-type="string">
            <text:p>FNC_ECMS_ADM_DRI_01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53" office:value-type="string">
            <text:p>Delete drive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84" office:value-type="string">
            <text:p>High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36];6;1)&gt;MID([.F35];6;1);&quot;&quot;;MAX([.A$7:.A35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Delete drive</text:p>
          </table:table-cell>
          <table:table-cell table:style-name="ce118" office:value-type="string">
            <text:p>Step 2: Delete drive</text:p>
          </table:table-cell>
          <table:table-cell table:style-name="ce118" office:value-type="string">
            <text:p>- Click 'Delete' icon on a drive you want to delete</text:p>
            <text:p>- Click OK on confirm message form</text:p>
          </table:table-cell>
          <table:table-cell table:style-name="ce118" office:value-type="string">
            <text:p>Drive is deleted from drives list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37];6;1)&gt;MID([.F36];6;1);&quot;&quot;;MAX([.A$7:.A36])+1)" office:value-type="float" office:value="9">
            <text:p>009</text:p>
          </table:table-cell>
          <table:table-cell table:style-name="ce42" office:value-type="string">
            <text:p>FNC_ECMS_ADM_DRI_02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Content_Presentation\Manage Drive\Display</text:p>
          </table:table-cell>
          <table:table-cell table:style-name="ce52" office:value-type="string">
            <text:p>Check the displaying of drive after create <text:s/>by user has access right </text:p>
          </table:table-cell>
          <table:table-cell table:style-name="ce80" office:value-type="string">
            <text:p>Step 1: Open Manage Drive form</text:p>
          </table:table-cell>
          <table:table-cell table:style-name="ce80" office:value-type="string">
            <text:p>- Go to Sites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84" office:value-type="string">
            <text:p><text:s/>Manage Drive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38];6;1)&gt;MID([.F37];6;1);&quot;&quot;;MAX([.A$7:.A37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<text:s/>by user has access right </text:p>
          </table:table-cell>
          <table:table-cell table:style-name="ce87" office:value-type="string">
            <text:p>Step 2: Open 'Add drive' pop-up</text:p>
          </table:table-cell>
          <table:table-cell table:style-name="ce87" office:value-type="string">
            <text:p>Click 'Add Drive' button</text:p>
          </table:table-cell>
          <table:table-cell table:style-name="ce87" office:value-type="string">
            <text:p><text:s/>'Add Drive' pop-up appears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39];6;1)&gt;MID([.F38];6;1);&quot;&quot;;MAX([.A$7:.A38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<text:s/>by user has access right </text:p>
          </table:table-cell>
          <table:table-cell table:style-name="ce87" office:value-type="string">
            <text:p>Step 3: Put data in 'Drive' form</text:p>
          </table:table-cell>
          <table:table-cell table:style-name="ce87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87" office:value-type="string">
            <text:p>Fields in 'Drive' form are inputted data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0];6;1)&gt;MID([.F39];6;1);&quot;&quot;;MAX([.A$7:.A39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<text:s/>by user has access right </text:p>
          </table:table-cell>
          <table:table-cell table:style-name="ce87" office:value-type="string">
            <text:p>Step 4: Put data in 'Apply Views' form</text:p>
          </table:table-cell>
          <table:table-cell table:style-name="ce87" office:value-type="string">
            <text:p>- Select views you want to apply for new drive</text:p>
            <text:p>- Click Save button</text:p>
          </table:table-cell>
          <table:table-cell table:style-name="ce87" office:value-type="string">
            <text:p>New drive is created successfully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41];6;1)&gt;MID([.F40];6;1);&quot;&quot;;MAX([.A$7:.A40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<text:s/>by user has access right </text:p>
          </table:table-cell>
          <table:table-cell table:style-name="ce87" office:value-type="string">
            <text:p>Step 5: Select new drive</text:p>
          </table:table-cell>
          <table:table-cell table:style-name="ce87" office:value-type="string">
            <text:p>- Go to Sites Explorer</text:p>
            <text:p>- Select repository which you has select at step 1</text:p>
            <text:p>- Select drive that created</text:p>
          </table:table-cell>
          <table:table-cell table:style-name="ce87" office:value-type="string">
            <text:p>All function of this drive are listed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42];6;1)&gt;MID([.F41];6;1);&quot;&quot;;MAX([.A$7:.A41])+1)" office:value-type="float" office:value="10">
            <text:p>010</text:p>
          </table:table-cell>
          <table:table-cell table:style-name="ce43" office:value-type="string">
            <text:p>FNC_ECMS_ADM_DRI_02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78" office:value-type="string">
            <text:p>DMS\Admin\Content_Presentation\Manage Drive\Display</text:p>
          </table:table-cell>
          <table:table-cell table:style-name="ce52" office:value-type="string">
            <text:p>Check the displaying of drive after create by user does not have access right with this drive</text:p>
          </table:table-cell>
          <table:table-cell table:style-name="ce80" office:value-type="string">
            <text:p>Step 1: Open Manage Drive form</text:p>
          </table:table-cell>
          <table:table-cell table:style-name="ce80" office:value-type="string">
            <text:p>- Go to Sites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84" office:value-type="string">
            <text:p><text:s/>Manage Drive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43];6;1)&gt;MID([.F42];6;1);&quot;&quot;;MAX([.A$7:.A42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by user does not have access right with this drive</text:p>
          </table:table-cell>
          <table:table-cell table:style-name="ce87" office:value-type="string">
            <text:p>Step 2: Open 'Add drive' pop-up</text:p>
          </table:table-cell>
          <table:table-cell table:style-name="ce87" office:value-type="string">
            <text:p>Click 'Add Drive' button</text:p>
          </table:table-cell>
          <table:table-cell table:style-name="ce87" office:value-type="string">
            <text:p><text:s/>'Add Drive' pop-up appears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44];6;1)&gt;MID([.F43];6;1);&quot;&quot;;MAX([.A$7:.A43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by user does not have access right with this drive</text:p>
          </table:table-cell>
          <table:table-cell table:style-name="ce87" office:value-type="string">
            <text:p>Step 3: Put data in 'Drive' form</text:p>
          </table:table-cell>
          <table:table-cell table:style-name="ce87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87" office:value-type="string">
            <text:p>Fields in 'Drive' form are inputted data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45];6;1)&gt;MID([.F44];6;1);&quot;&quot;;MAX([.A$7:.A44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by user does not have access right with this drive</text:p>
          </table:table-cell>
          <table:table-cell table:style-name="ce87" office:value-type="string">
            <text:p>Step 4: Put data in 'Apply Views' form</text:p>
          </table:table-cell>
          <table:table-cell table:style-name="ce87" office:value-type="string">
            <text:p>- Select views you want to apply for new drive</text:p>
            <text:p>- Click Save button</text:p>
          </table:table-cell>
          <table:table-cell table:style-name="ce87" office:value-type="string">
            <text:p>New drive is created successfully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46];6;1)&gt;MID([.F45];6;1);&quot;&quot;;MAX([.A$7:.A45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by user does not have access right with this drive</text:p>
          </table:table-cell>
          <table:table-cell table:style-name="ce87" office:value-type="string">
            <text:p>Step 5: Select new drive</text:p>
          </table:table-cell>
          <table:table-cell table:style-name="ce87" office:value-type="string">
            <text:p>- Login by user does not have access right with drive has just created</text:p>
            <text:p>- Go to Sites Explorer</text:p>
            <text:p>- Select repository which you has select at step 1</text:p>
          </table:table-cell>
          <table:table-cell table:style-name="ce87" office:value-type="string">
            <text:p>User can not see this drive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47];6;1)&gt;MID([.F46];6;1);&quot;&quot;;MAX([.A$7:.A46])+1)" office:value-type="float" office:value="11">
            <text:p>011</text:p>
          </table:table-cell>
          <table:table-cell table:style-name="ce43" office:value-type="string">
            <text:p>FNC_ECMS_ADM_DRI_02</text:p>
          </table:table-cell>
          <table:table-cell table:style-name="ce74"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78" office:value-type="string">
            <text:p>DMS\Admin\Content_Presentation\Manage Drive\Display</text:p>
          </table:table-cell>
          <table:table-cell table:style-name="ce52" office:value-type="string">
            <text:p>Check the existing of drive after delete it's workspace</text:p>
          </table:table-cell>
          <table:table-cell table:style-name="ce80" office:value-type="string">
            <text:p>Step 1: Open Manage Drive form</text:p>
          </table:table-cell>
          <table:table-cell table:style-name="ce80" office:value-type="string">
            <text:p>- Go to Sites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84" office:value-type="string">
            <text:p><text:s/>Manage Drives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8];6;1)&gt;MID([.F47];6;1);&quot;&quot;;MAX([.A$7:.A47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existing of drive after delete it's workspace</text:p>
          </table:table-cell>
          <table:table-cell table:style-name="ce87" office:value-type="string">
            <text:p>Step 2: Open 'Add drive' pop-up</text:p>
          </table:table-cell>
          <table:table-cell table:style-name="ce87" office:value-type="string">
            <text:p>Click 'Add Drive' button</text:p>
          </table:table-cell>
          <table:table-cell table:style-name="ce87" office:value-type="string">
            <text:p><text:s/>'Add Drive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49];6;1)&gt;MID([.F48];6;1);&quot;&quot;;MAX([.A$7:.A48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existing of drive after delete it's workspace</text:p>
          </table:table-cell>
          <table:table-cell table:style-name="ce87" office:value-type="string">
            <text:p>Step 3: Put data in 'Drive' form</text:p>
          </table:table-cell>
          <table:table-cell table:style-name="ce87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87" office:value-type="string">
            <text:p>Fields in 'Drive' form are inputted data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50];6;1)&gt;MID([.F49];6;1);&quot;&quot;;MAX([.A$7:.A49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existing of drive after delete it's workspace</text:p>
          </table:table-cell>
          <table:table-cell table:style-name="ce87" office:value-type="string">
            <text:p>Step 4: Put data in 'Apply Views' form</text:p>
          </table:table-cell>
          <table:table-cell table:style-name="ce87" office:value-type="string">
            <text:p>- Select views you want to apply for new drive</text:p>
            <text:p>- Click Save button</text:p>
          </table:table-cell>
          <table:table-cell table:style-name="ce87" office:value-type="string">
            <text:p>New drive is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51];6;1)&gt;MID([.F50];6;1);&quot;&quot;;MAX([.A$7:.A50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51];6;FIND(&quot;:&quot;;[.F51];1)-FIND(&quot; &quot;;[.F51];1)-1))&gt;VALUE(MID([.F50];6;FIND(&quot;:&quot;;[.F50];1)-FIND(&quot; &quot;;[.F50];1)-1));[.C50];[.C50]+1)" office:value-type="float" office:value="3">
            <text:p>003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existing of drive after delete it's workspace</text:p>
          </table:table-cell>
          <table:table-cell table:style-name="ce87" office:value-type="string">
            <text:p>Step 5: Delete workspace which content drive that created</text:p>
          </table:table-cell>
          <table:table-cell table:style-name="ce87" office:value-type="string">
            <text:p>- Click on icon edit repository</text:p>
            <text:p>- Delete workspace which content drive that created</text:p>
          </table:table-cell>
          <table:table-cell table:style-name="ce87" office:value-type="string">
            <text:p>All drive of this workspace will be deleted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52];6;1)&gt;MID([.F51];6;1);&quot;&quot;;MAX([.A$7:.A51])+1)" office:value-type="float" office:value="12">
            <text:p>012</text:p>
          </table:table-cell>
          <table:table-cell table:style-name="ce43" office:value-type="string">
            <text:p>FNC_ECMS_ADM_DRI_02</text:p>
          </table:table-cell>
          <table:table-cell table:style-name="ce74" table:formula="of:=IF(VALUE(MID([.F52];6;FIND(&quot;:&quot;;[.F52];1)-FIND(&quot; &quot;;[.F52];1)-1))&gt;VALUE(MID([.F51];6;FIND(&quot;:&quot;;[.F51];1)-FIND(&quot; &quot;;[.F51];1)-1));[.C51];[.C51]+1)" office:value-type="float" office:value="4">
            <text:p>004</text:p>
          </table:table-cell>
          <table:table-cell table:style-name="ce78" office:value-type="string">
            <text:p>DMS\Admin\Content_Presentation\Manage Drive\Display</text:p>
          </table:table-cell>
          <table:table-cell table:style-name="ce54" office:value-type="string">
            <text:p>Check the displaying of drive after being deleted it </text:p>
          </table:table-cell>
          <table:table-cell table:style-name="ce98" office:value-type="string">
            <text:p>Step 1: Open Manage Drive form</text:p>
          </table:table-cell>
          <table:table-cell table:style-name="ce98" office:value-type="string">
            <text:p>- Go to Sites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84" office:value-type="string">
            <text:p><text:s/>Manage Drive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53];6;1)&gt;MID([.F52];6;1);&quot;&quot;;MAX([.A$7:.A52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53];6;FIND(&quot;:&quot;;[.F53];1)-FIND(&quot; &quot;;[.F53];1)-1))&gt;VALUE(MID([.F52];6;FIND(&quot;:&quot;;[.F52];1)-FIND(&quot; &quot;;[.F52];1)-1));[.C52];[.C52]+1)" office:value-type="float" office:value="4">
            <text:p>004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16" office:value-type="string">
            <text:p>Check the displaying of drive after being deleted it </text:p>
          </table:table-cell>
          <table:table-cell table:style-name="ce119" office:value-type="string">
            <text:p>Step 2: Delete drive</text:p>
          </table:table-cell>
          <table:table-cell table:style-name="ce119" office:value-type="string">
            <text:p>- Click 'Delete' icon on a drive you want to delete</text:p>
            <text:p>- Click OK on confirm message form</text:p>
          </table:table-cell>
          <table:table-cell table:style-name="ce119" office:value-type="string">
            <text:p>Drive is deleted</text:p>
          </table:table-cell>
          <table:table-cell table:style-name="ce84" office:value-type="string">
            <text:p>High</text:p>
          </table:table-cell>
          <table:table-cell table:style-name="ce119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54];6;1)&gt;MID([.F53];6;1);&quot;&quot;;MAX([.A$7:.A53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54];6;FIND(&quot;:&quot;;[.F54];1)-FIND(&quot; &quot;;[.F54];1)-1))&gt;VALUE(MID([.F53];6;FIND(&quot;:&quot;;[.F53];1)-FIND(&quot; &quot;;[.F53];1)-1));[.C53];[.C53]+1)" office:value-type="float" office:value="4">
            <text:p>004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16" office:value-type="string">
            <text:p>Check the displaying of drive after being deleted it </text:p>
          </table:table-cell>
          <table:table-cell table:style-name="ce89" office:value-type="string">
            <text:p>Step 3: view drive on Sites Explorer</text:p>
          </table:table-cell>
          <table:table-cell table:style-name="ce89" office:value-type="string">
            <text:p>- Go to Sites Explorer</text:p>
            <text:p>- Select repository which you has selected at step 1</text:p>
          </table:table-cell>
          <table:table-cell table:style-name="ce89" office:value-type="string">
            <text:p>User can not see the drive which you deleted at step 2</text:p>
          </table:table-cell>
          <table:table-cell table:style-name="ce84" office:value-type="string">
            <text:p>High</text:p>
          </table:table-cell>
          <table:table-cell table:style-name="ce89"/>
          <table:table-cell table:number-columns-repeated="10"/>
          <table:table-cell table:style-name="ce44" table:number-columns-repeated="204"/>
        </table:table-row>
        <table:table-row table:style-name="ro8" table:number-rows-repeated="310">
          <table:table-cell table:number-columns-repeated="224"/>
        </table:table-row>
        <table:table-row table:style-name="ro8" table:number-rows-repeated="10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04"/>
        </table:table-row>
      </table:table>
      <table:table table:name="Namespace_Registry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0" table:number-columns-repeated="226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879];[.$K1])" office:value-type="float" office:value="0">
            <text:p>0</text:p>
          </table:table-cell>
          <table:table-cell table:style-name="ce85" table:formula="of:=COUNTIF([.M$7:.M$879];[.$K1])" office:value-type="float" office:value="0">
            <text:p>0</text:p>
          </table:table-cell>
          <table:table-cell table:style-name="ce85" table:formula="of:=COUNTIF([.N$7:.N$879];[.$K1])" office:value-type="float" office:value="0">
            <text:p>0</text:p>
          </table:table-cell>
          <table:table-cell table:style-name="ce85" table:formula="of:=COUNTIF([.O$7:.O$879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7"/>
          <table:table-cell table:number-columns-repeated="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879];[.$K2])" office:value-type="float" office:value="0">
            <text:p>0</text:p>
          </table:table-cell>
          <table:table-cell table:style-name="ce85" table:formula="of:=COUNTIF([.M$7:.M$879];[.$K2])" office:value-type="float" office:value="0">
            <text:p>0</text:p>
          </table:table-cell>
          <table:table-cell table:style-name="ce85" table:formula="of:=COUNTIF([.N$7:.N$879];[.$K2])" office:value-type="float" office:value="0">
            <text:p>0</text:p>
          </table:table-cell>
          <table:table-cell table:style-name="ce85" table:formula="of:=COUNTIF([.O$7:.O$879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7"/>
          <table:table-cell table:number-columns-repeated="17"/>
        </table:table-row>
        <table:table-row table:style-name="ro15">
          <table:table-cell/>
          <table:table-cell table:style-name="ce66" office:value-type="string">
            <text:p>Function List</text:p>
          </table:table-cell>
          <table:table-cell table:style-name="ce71" office:value-type="string" table:number-columns-spanned="3" table:number-rows-spanned="1">
            <text:p>Namespace Registry</text:p>
          </table:table-cell>
          <table:covered-table-cell table:style-name="ce71"/>
          <table:covered-table-cell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879];[.$K3])" office:value-type="float" office:value="0">
            <text:p>0</text:p>
          </table:table-cell>
          <table:table-cell table:style-name="ce85" table:formula="of:=COUNTIF([.M$7:.M$879];[.$K3])" office:value-type="float" office:value="0">
            <text:p>0</text:p>
          </table:table-cell>
          <table:table-cell table:style-name="ce85" table:formula="of:=COUNTIF([.N$7:.N$879];[.$K3])" office:value-type="float" office:value="0">
            <text:p>0</text:p>
          </table:table-cell>
          <table:table-cell table:style-name="ce85" table:formula="of:=COUNTIF([.O$7:.O$879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7"/>
          <table:table-cell table:number-columns-repeated="17"/>
        </table:table-row>
        <table:table-row table:style-name="ro16">
          <table:table-cell/>
          <table:table-cell table:style-name="ce66" office:value-type="string">
            <text:p>Total main cases:</text:p>
          </table:table-cell>
          <table:table-cell table:style-name="ce71" table:formula="of:=MAX([.A7:.A865])" office:value-type="float" office:value="7" table:number-columns-spanned="3" table:number-rows-spanned="1">
            <text:p>7</text:p>
          </table:table-cell>
          <table:covered-table-cell table:style-name="ce58"/>
          <table:covered-table-cell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879];[.$K4])" office:value-type="float" office:value="0">
            <text:p>0</text:p>
          </table:table-cell>
          <table:table-cell table:style-name="ce85" table:formula="of:=COUNTIF([.M$7:.M$879];[.$K4])" office:value-type="float" office:value="0">
            <text:p>0</text:p>
          </table:table-cell>
          <table:table-cell table:style-name="ce85" table:formula="of:=COUNTIF([.N$7:.N$879];[.$K4])" office:value-type="float" office:value="0">
            <text:p>0</text:p>
          </table:table-cell>
          <table:table-cell table:style-name="ce85" table:formula="of:=COUNTIF([.O$7:.O$879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7"/>
          <table:table-cell table:number-columns-repeated="17"/>
        </table:table-row>
        <table:table-row table:style-name="ro14">
          <table:table-cell/>
          <table:table-cell table:style-name="ce44"/>
          <table:table-cell table:style-name="ce72"/>
          <table:table-cell table:style-name="ce76" table:number-columns-repeated="6"/>
          <table:table-cell table:style-name="ce86"/>
          <table:table-cell office:value-type="string">
            <text:p>N/A</text:p>
          </table:table-cell>
          <table:table-cell table:style-name="ce85" table:formula="of:=COUNTIF([.L$7:.L$879];[.$K5])" office:value-type="float" office:value="0">
            <text:p>0</text:p>
          </table:table-cell>
          <table:table-cell table:style-name="ce85" table:formula="of:=COUNTIF([.M$7:.M$879];[.$K5])" office:value-type="float" office:value="0">
            <text:p>0</text:p>
          </table:table-cell>
          <table:table-cell table:style-name="ce85" table:formula="of:=COUNTIF([.N$7:.N$879];[.$K5])" office:value-type="float" office:value="0">
            <text:p>0</text:p>
          </table:table-cell>
          <table:table-cell table:style-name="ce85" table:formula="of:=COUNTIF([.O$7:.O$879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7"/>
          <table:table-cell table:number-columns-repeated="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10"/>
        </table:table-row>
        <table:table-row table:style-name="ro17">
          <table:table-cell table:style-name="ce62" office:value-type="float" office:value="1">
            <text:p>001</text:p>
          </table:table-cell>
          <table:table-cell table:style-name="ce43" office:value-type="string">
            <text:p>FNC_ECMS_ADM_NAM_01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Type_of_Content\Namespace Registry</text:p>
          </table:table-cell>
          <table:table-cell table:style-name="ce52" office:value-type="string">
            <text:p>Add new a namespace</text:p>
          </table:table-cell>
          <table:table-cell table:style-name="ce80" office:value-type="string">
            <text:p>Step 1: Open Namespace Registry form</text:p>
          </table:table-cell>
          <table:table-cell table:style-name="ce80" office:value-type="string">
            <text:p>- Go to Sites Administration</text:p>
            <text:p>- Select Type of Content</text:p>
            <text:p>- Select Namespace Registry</text:p>
          </table:table-cell>
          <table:table-cell table:style-name="ce84" office:value-type="string">
            <text:p><text:s/>'Namespace Registry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DMS\Admin\Type_of_Content\Namespace Registry</text:p>
          </table:table-cell>
          <table:table-cell table:style-name="ce110" office:value-type="string">
            <text:p>Add new a namespace</text:p>
          </table:table-cell>
          <table:table-cell table:style-name="ce80" office:value-type="string">
            <text:p>Step 2: Open 'Registry new Namespace'</text:p>
          </table:table-cell>
          <table:table-cell table:style-name="ce80" office:value-type="string">
            <text:p>Click Register button</text:p>
          </table:table-cell>
          <table:table-cell table:style-name="ce84" office:value-type="string">
            <text:p><text:s/>'Registry new Namespace' pop-up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8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8" office:value-type="string">
            <text:p>DMS\Admin\Type_of_Content\Namespace Registry</text:p>
          </table:table-cell>
          <table:table-cell table:style-name="ce110" office:value-type="string">
            <text:p>Add new a namespace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value in ' Namespace Prefix' field</text:p>
            <text:p>- Put value in 'Uri' field</text:p>
            <text:p>- Click Save button</text:p>
          </table:table-cell>
          <table:table-cell table:style-name="ce87" office:value-type="string">
            <text:p>New namespace is registered successfully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17">
          <table:table-cell table:style-name="ce63" table:formula="of:=IF(MID([.F10];6;1)&gt;MID([.F9];6;1);&quot;&quot;;MAX([.A$7:.A9])+1)" office:value-type="float" office:value="2">
            <text:p>002</text:p>
          </table:table-cell>
          <table:table-cell table:style-name="ce43" office:value-type="string">
            <text:p>FNC_ECMS_ADM_NAM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78" office:value-type="string">
            <text:p>DMS\Admin\Type_of_Content\Namespace Registry</text:p>
          </table:table-cell>
          <table:table-cell table:style-name="ce52" office:value-type="string">
            <text:p>Add a namespace when 'Namespace Prefix' field is blank</text:p>
          </table:table-cell>
          <table:table-cell table:style-name="ce80" office:value-type="string">
            <text:p>Step 1: Open Namespace Registry form</text:p>
          </table:table-cell>
          <table:table-cell table:style-name="ce80" office:value-type="string">
            <text:p>- Go to Sites Administration</text:p>
            <text:p>- Select Type of Content</text:p>
            <text:p>- Select Namespace Registry</text:p>
          </table:table-cell>
          <table:table-cell table:style-name="ce84" office:value-type="string">
            <text:p><text:s/>'Namespace Registry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a namespace when 'Namespace Prefix' field is blank</text:p>
          </table:table-cell>
          <table:table-cell table:style-name="ce80" office:value-type="string">
            <text:p>Step 2: Open 'Registry new Namespace'</text:p>
          </table:table-cell>
          <table:table-cell table:style-name="ce80" office:value-type="string">
            <text:p>Click Register button</text:p>
          </table:table-cell>
          <table:table-cell table:style-name="ce84" office:value-type="string">
            <text:p><text:s/>'Registry new Namespace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8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a namespace when 'Namespace Prefix' field is blank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Do not put value in ' Namespace Prefix' field</text:p>
            <text:p>- Put value in 'Uri' field</text:p>
            <text:p>- Click Save button</text:p>
          </table:table-cell>
          <table:table-cell table:style-name="ce87" office:value-type="string">
            <text:p>Show message “The value of field 'namespace' is null or empty!”</text:p>
          </table:table-cell>
          <table:table-cell table:style-name="ce84" office:value-type="string">
            <text:p>Low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18">
          <table:table-cell table:style-name="ce63" table:formula="of:=IF(MID([.F13];6;1)&gt;MID([.F12];6;1);&quot;&quot;;MAX([.A$7:.A12])+1)" office:value-type="float" office:value="3">
            <text:p>003</text:p>
          </table:table-cell>
          <table:table-cell table:style-name="ce43" office:value-type="string">
            <text:p>FNC_ECMS_ADM_NAM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78" office:value-type="string">
            <text:p>DMS\Admin\Type_of_Content\Namespace Registry</text:p>
          </table:table-cell>
          <table:table-cell table:style-name="ce52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80" office:value-type="string">
            <text:p>Step 1: Open Namespace Registry form</text:p>
          </table:table-cell>
          <table:table-cell table:style-name="ce80" office:value-type="string">
            <text:p>- Go to Sites Administration</text:p>
            <text:p>- Select Type of Content</text:p>
            <text:p>- Select Namespace Registry</text:p>
          </table:table-cell>
          <table:table-cell table:style-name="ce84" office:value-type="string">
            <text:p><text:s/>'Namespace Registry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80" office:value-type="string">
            <text:p>Step 2: Open 'Registry new Namespace'</text:p>
          </table:table-cell>
          <table:table-cell table:style-name="ce80" office:value-type="string">
            <text:p>Click Register button</text:p>
          </table:table-cell>
          <table:table-cell table:style-name="ce84" office:value-type="string">
            <text:p><text:s/>'Registry new Namespace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some special characters <text:s/>in ' Namespace Prefix' field</text:p>
            <text:p>- Put value in 'Uri' field</text:p>
            <text:p>- Click Save button</text:p>
          </table:table-cell>
          <table:table-cell table:style-name="ce87" office:value-type="string">
            <text:p>Show message “There are some invalid characters in field 'namespace'. Type another value, please! ”</text:p>
          </table:table-cell>
          <table:table-cell table:style-name="ce84" office:value-type="string">
            <text:p>Low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17">
          <table:table-cell table:style-name="ce63" table:formula="of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FNC_ECMS_ADM_NAM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78" office:value-type="string">
            <text:p>DMS\Admin\Type_of_Content\Namespace Registry</text:p>
          </table:table-cell>
          <table:table-cell table:style-name="ce52" office:value-type="string">
            <text:p>Add new namespace has the same name with existing namespace</text:p>
          </table:table-cell>
          <table:table-cell table:style-name="ce80" office:value-type="string">
            <text:p>Step 1: Open Namespace Registry form</text:p>
          </table:table-cell>
          <table:table-cell table:style-name="ce80" office:value-type="string">
            <text:p>- Go to Sites Administration</text:p>
            <text:p>- Select Type of Content</text:p>
            <text:p>- Select Namespace Registry</text:p>
          </table:table-cell>
          <table:table-cell table:style-name="ce84" office:value-type="string">
            <text:p><text:s/>'Namespace Registry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8" table:number-columns-repeated="10"/>
          <table:table-cell table:style-name="ce44" table:number-columns-repeated="214"/>
        </table:table-row>
        <table:table-row table:style-name="ro13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new namespace has the same name with existing namespace</text:p>
          </table:table-cell>
          <table:table-cell table:style-name="ce80" office:value-type="string">
            <text:p>Step 2: Open 'Registry new Namespace'</text:p>
          </table:table-cell>
          <table:table-cell table:style-name="ce80" office:value-type="string">
            <text:p>Click Register button</text:p>
          </table:table-cell>
          <table:table-cell table:style-name="ce84" office:value-type="string">
            <text:p><text:s/>'Registry new Namespace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9" table:number-columns-repeated="10"/>
          <table:table-cell table:style-name="ce44" table:number-columns-repeated="214"/>
        </table:table-row>
        <table:table-row table:style-name="ro18">
          <table:table-cell table:style-name="ce63" table:formula="of:=IF(MID([.F18];6;1)&gt;MID([.F17];6;1);&quot;&quot;;MAX([.A$7:.A17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new namespace has the same name with existing namespace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name for new namespace has the same name with existing namespace</text:p>
            <text:p>- Put value in 'Uri' field</text:p>
            <text:p>- Click Save button</text:p>
          </table:table-cell>
          <table:table-cell table:style-name="ce87" office:value-type="string">
            <text:p>Show message “ Namspace or uri already exists!”</text:p>
          </table:table-cell>
          <table:table-cell table:style-name="ce84" office:value-type="string">
            <text:p>Low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17">
          <table:table-cell table:style-name="ce63" table:formula="of:=IF(MID([.F19];6;1)&gt;MID([.F18];6;1);&quot;&quot;;MAX([.A$7:.A18])+1)" office:value-type="float" office:value="5">
            <text:p>005</text:p>
          </table:table-cell>
          <table:table-cell table:style-name="ce43" office:value-type="string">
            <text:p>FNC_ECMS_ADM_NAM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78" office:value-type="string">
            <text:p>DMS\Admin\Type_of_Content\Namespace Registry</text:p>
          </table:table-cell>
          <table:table-cell table:style-name="ce52" office:value-type="string">
            <text:p>Add a new namespace when 'Uri' field is blank</text:p>
          </table:table-cell>
          <table:table-cell table:style-name="ce80" office:value-type="string">
            <text:p>Step 1: Open Namespace Registry form</text:p>
          </table:table-cell>
          <table:table-cell table:style-name="ce80" office:value-type="string">
            <text:p>- Go to Sites Administration</text:p>
            <text:p>- Select Type of Content</text:p>
            <text:p>- Select Namespace Registry</text:p>
          </table:table-cell>
          <table:table-cell table:style-name="ce84" office:value-type="string">
            <text:p><text:s/>'Namespace Registry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a new namespace when 'Uri' field is blank</text:p>
          </table:table-cell>
          <table:table-cell table:style-name="ce80" office:value-type="string">
            <text:p>Step 2: Open 'Registry new Namespace'</text:p>
          </table:table-cell>
          <table:table-cell table:style-name="ce80" office:value-type="string">
            <text:p>Click Register button</text:p>
          </table:table-cell>
          <table:table-cell table:style-name="ce84" office:value-type="string">
            <text:p><text:s/>'Registry new Namespace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a new namespace when 'Uri' field is blank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name for new namespace </text:p>
            <text:p>- Do not put value in 'Uri' field</text:p>
            <text:p>- Click Save button</text:p>
          </table:table-cell>
          <table:table-cell table:style-name="ce87" office:value-type="string">
            <text:p>Show message “ <text:s/>the field ''uri'' is required”</text:p>
          </table:table-cell>
          <table:table-cell table:style-name="ce84" office:value-type="string">
            <text:p>Low</text:p>
          </table:table-cell>
          <table:table-cell table:style-name="ce87"/>
          <table:table-cell table:style-name="ce89" table:number-columns-repeated="10"/>
          <table:table-cell table:style-name="ce44" table:number-columns-repeated="214"/>
        </table:table-row>
        <table:table-row table:style-name="ro17">
          <table:table-cell table:style-name="ce63" table:formula="of:=IF(MID([.F22];6;1)&gt;MID([.F21];6;1);&quot;&quot;;MAX([.A$7:.A21])+1)" office:value-type="float" office:value="6">
            <text:p>006</text:p>
          </table:table-cell>
          <table:table-cell table:style-name="ce43" office:value-type="string">
            <text:p>FNC_ECMS_ADM_NAM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78" office:value-type="string">
            <text:p>DMS\Admin\Type_of_Content\Namespace Registry</text:p>
          </table:table-cell>
          <table:table-cell table:style-name="ce52" office:value-type="string">
            <text:p>Add new namespace has the same uri with existing namespace</text:p>
          </table:table-cell>
          <table:table-cell table:style-name="ce80" office:value-type="string">
            <text:p>Step 1: Open Namespace Registry form</text:p>
          </table:table-cell>
          <table:table-cell table:style-name="ce80" office:value-type="string">
            <text:p>- Go to Sites Administration</text:p>
            <text:p>- Select Type of Content</text:p>
            <text:p>- Select Namespace Registry</text:p>
          </table:table-cell>
          <table:table-cell table:style-name="ce84" office:value-type="string">
            <text:p><text:s/>'Namespace Registry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new namespace has the same uri with existing namespace</text:p>
          </table:table-cell>
          <table:table-cell table:style-name="ce80" office:value-type="string">
            <text:p>Step 2: Open 'Registry new Namespace'</text:p>
          </table:table-cell>
          <table:table-cell table:style-name="ce80" office:value-type="string">
            <text:p>Click Register button</text:p>
          </table:table-cell>
          <table:table-cell table:style-name="ce84" office:value-type="string">
            <text:p><text:s/>'Registry new Namespace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18">
          <table:table-cell table:style-name="ce63" table:formula="of:=IF(MID([.F24];6;1)&gt;MID([.F23];6;1);&quot;&quot;;MAX([.A$7:.A23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new namespace has the same uri with existing namespace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name for new namespace </text:p>
            <text:p>- Put value in 'Uri' field has the same value with existing namespace</text:p>
            <text:p>- Click Save button</text:p>
          </table:table-cell>
          <table:table-cell table:style-name="ce87" office:value-type="string">
            <text:p>Show message “ <text:s text:c="2"/>namspace or uri already exists!”</text:p>
          </table:table-cell>
          <table:table-cell table:style-name="ce84" office:value-type="string">
            <text:p>Low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24">
          <table:table-cell table:style-name="ce63" table:formula="of:=IF(MID([.F25];6;1)&gt;MID([.F24];6;1);&quot;&quot;;MAX([.A$7:.A24])+1)" office:value-type="float" office:value="7">
            <text:p>007</text:p>
          </table:table-cell>
          <table:table-cell table:style-name="ce43" office:value-type="string">
            <text:p>FNC_ECMS_ADM_NAM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78" office:value-type="string">
            <text:p>DMS\Admin\Type_of_Content\Namespace Registry</text:p>
          </table:table-cell>
          <table:table-cell table:style-name="ce48" office:value-type="string">
            <text:p>Check the using of namespace</text:p>
          </table:table-cell>
          <table:table-cell table:style-name="ce58" office:value-type="string">
            <text:p>Step 1: Create 1 namespace</text:p>
          </table:table-cell>
          <table:table-cell table:style-name="ce121" office:value-type="string">
            <text:p>- Go to Sites Administration</text:p>
            <text:p>- Select Type of Content</text:p>
            <text:p>- Select Namespace Registry</text:p>
            <text:p>- Click Register button</text:p>
            <text:p>- Put name for new namespace </text:p>
            <text:p>- Put value in 'Uri' field has the same value with existing namespace</text:p>
            <text:p>- Click Save button</text:p>
          </table:table-cell>
          <table:table-cell table:style-name="ce58" office:value-type="string">
            <text:p>Namespace is registered</text:p>
          </table:table-cell>
          <table:table-cell table:style-name="ce84" office:value-type="string">
            <text:p>Medium</text:p>
          </table:table-cell>
          <table:table-cell table:style-name="ce58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 table:formula="of:=IF(MID([.F26];6;1)&gt;MID([.F25];6;1);&quot;&quot;;MAX([.A$7:.A25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78" office:value-type="string">
            <text:p>DMS\Admin\Type_of_Content\Namespace Registry</text:p>
          </table:table-cell>
          <table:table-cell table:style-name="ce95" office:value-type="string">
            <text:p>Check the using of namespace</text:p>
          </table:table-cell>
          <table:table-cell table:style-name="ce58" office:value-type="string">
            <text:p>Step 2: Check the using of namespace</text:p>
          </table:table-cell>
          <table:table-cell table:style-name="ce58" office:value-type="string">
            <text:p>- Select Manage Node Type</text:p>
          </table:table-cell>
          <table:table-cell table:style-name="ce58" office:value-type="string">
            <text:p>You can see the namespace when add new node</text:p>
          </table:table-cell>
          <table:table-cell table:style-name="ce84" office:value-type="string">
            <text:p>Medium</text:p>
          </table:table-cell>
          <table:table-cell table:style-name="ce58"/>
          <table:table-cell table:style-name="ce87" table:number-columns-repeated="10"/>
          <table:table-cell table:style-name="ce44" table:number-columns-repeated="214"/>
        </table:table-row>
        <table:table-row table:style-name="ro13" table:number-rows-repeated="406">
          <table:table-cell table:number-columns-repeated="234"/>
        </table:table-row>
        <table:table-row table:style-name="ro13" table:number-rows-repeated="10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3">
          <table:table-cell table:number-columns-repeated="10"/>
          <table:table-cell table:style-name="ce44" table:number-columns-repeated="10"/>
          <table:table-cell table:number-columns-repeated="214"/>
        </table:table-row>
      </table:table>
      <table:table table:name="Manage_Node_Type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0" table:number-columns-repeated="226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988];[.$K1])" office:value-type="float" office:value="0">
            <text:p>0</text:p>
          </table:table-cell>
          <table:table-cell table:style-name="ce85" table:formula="of:=COUNTIF([.M$7:.M$988];[.$K1])" office:value-type="float" office:value="0">
            <text:p>0</text:p>
          </table:table-cell>
          <table:table-cell table:style-name="ce85" table:formula="of:=COUNTIF([.N$7:.N$988];[.$K1])" office:value-type="float" office:value="0">
            <text:p>0</text:p>
          </table:table-cell>
          <table:table-cell table:style-name="ce85" table:formula="of:=COUNTIF([.O$7:.O$988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7"/>
          <table:table-cell table:number-columns-repeated="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988];[.$K2])" office:value-type="float" office:value="0">
            <text:p>0</text:p>
          </table:table-cell>
          <table:table-cell table:style-name="ce85" table:formula="of:=COUNTIF([.M$7:.M$988];[.$K2])" office:value-type="float" office:value="0">
            <text:p>0</text:p>
          </table:table-cell>
          <table:table-cell table:style-name="ce85" table:formula="of:=COUNTIF([.N$7:.N$988];[.$K2])" office:value-type="float" office:value="0">
            <text:p>0</text:p>
          </table:table-cell>
          <table:table-cell table:style-name="ce85" table:formula="of:=COUNTIF([.O$7:.O$988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7"/>
          <table:table-cell table:number-columns-repeated="17"/>
        </table:table-row>
        <table:table-row table:style-name="ro15">
          <table:table-cell/>
          <table:table-cell table:style-name="ce66" office:value-type="string">
            <text:p>Function List</text:p>
          </table:table-cell>
          <table:table-cell table:style-name="ce71" office:value-type="string" table:number-columns-spanned="3" table:number-rows-spanned="1">
            <text:p><text:s/>Manage Node Type</text:p>
          </table:table-cell>
          <table:covered-table-cell table:style-name="ce71"/>
          <table:covered-table-cell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988];[.$K3])" office:value-type="float" office:value="0">
            <text:p>0</text:p>
          </table:table-cell>
          <table:table-cell table:style-name="ce85" table:formula="of:=COUNTIF([.M$7:.M$988];[.$K3])" office:value-type="float" office:value="0">
            <text:p>0</text:p>
          </table:table-cell>
          <table:table-cell table:style-name="ce85" table:formula="of:=COUNTIF([.N$7:.N$988];[.$K3])" office:value-type="float" office:value="0">
            <text:p>0</text:p>
          </table:table-cell>
          <table:table-cell table:style-name="ce85" table:formula="of:=COUNTIF([.O$7:.O$988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7"/>
          <table:table-cell table:number-columns-repeated="17"/>
        </table:table-row>
        <table:table-row table:style-name="ro16">
          <table:table-cell/>
          <table:table-cell table:style-name="ce66" office:value-type="string">
            <text:p>Total main cases:</text:p>
          </table:table-cell>
          <table:table-cell table:style-name="ce71" table:formula="of:=MAX([.A7:.A974])" office:value-type="float" office:value="34" table:number-columns-spanned="3" table:number-rows-spanned="1">
            <text:p>34</text:p>
          </table:table-cell>
          <table:covered-table-cell table:style-name="ce58"/>
          <table:covered-table-cell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988];[.$K4])" office:value-type="float" office:value="0">
            <text:p>0</text:p>
          </table:table-cell>
          <table:table-cell table:style-name="ce85" table:formula="of:=COUNTIF([.M$7:.M$988];[.$K4])" office:value-type="float" office:value="0">
            <text:p>0</text:p>
          </table:table-cell>
          <table:table-cell table:style-name="ce85" table:formula="of:=COUNTIF([.N$7:.N$988];[.$K4])" office:value-type="float" office:value="0">
            <text:p>0</text:p>
          </table:table-cell>
          <table:table-cell table:style-name="ce85" table:formula="of:=COUNTIF([.O$7:.O$988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7"/>
          <table:table-cell table:number-columns-repeated="17"/>
        </table:table-row>
        <table:table-row table:style-name="ro14">
          <table:table-cell/>
          <table:table-cell table:style-name="ce44"/>
          <table:table-cell table:style-name="ce72"/>
          <table:table-cell table:style-name="ce76" table:number-columns-repeated="6"/>
          <table:table-cell table:style-name="ce86"/>
          <table:table-cell office:value-type="string">
            <text:p>N/A</text:p>
          </table:table-cell>
          <table:table-cell table:style-name="ce85" table:formula="of:=COUNTIF([.L$7:.L$988];[.$K5])" office:value-type="float" office:value="0">
            <text:p>0</text:p>
          </table:table-cell>
          <table:table-cell table:style-name="ce85" table:formula="of:=COUNTIF([.M$7:.M$988];[.$K5])" office:value-type="float" office:value="0">
            <text:p>0</text:p>
          </table:table-cell>
          <table:table-cell table:style-name="ce85" table:formula="of:=COUNTIF([.N$7:.N$988];[.$K5])" office:value-type="float" office:value="0">
            <text:p>0</text:p>
          </table:table-cell>
          <table:table-cell table:style-name="ce85" table:formula="of:=COUNTIF([.O$7:.O$988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7"/>
          <table:table-cell table:number-columns-repeated="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10"/>
        </table:table-row>
        <table:table-row table:style-name="ro17">
          <table:table-cell table:style-name="ce63" office:value-type="float" office:value="1">
            <text:p>001</text:p>
          </table:table-cell>
          <table:table-cell table:style-name="ce43" office:value-type="string">
            <text:p>FNC_ECMS_ADM_NOD_01</text:p>
          </table:table-cell>
          <table:table-cell table:style-name="ce74" office:value-type="float" office:value="1">
            <text:p>001</text:p>
          </table:table-cell>
          <table:table-cell table:style-name="ce122" office:value-type="string">
            <text:p>DMS\Admin\Type_of_Content\Manage Node Type\Add</text:p>
          </table:table-cell>
          <table:table-cell table:style-name="ce48" office:value-type="string">
            <text:p>View node typ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2" office:value-type="string">
            <text:p>DMS\Admin\Type_of_Content\Manage Node Type\Add</text:p>
          </table:table-cell>
          <table:table-cell table:style-name="ce95" office:value-type="string">
            <text:p>View node type</text:p>
          </table:table-cell>
          <table:table-cell table:style-name="ce58" office:value-type="string">
            <text:p>Step 2: <text:s/>View node type</text:p>
          </table:table-cell>
          <table:table-cell table:style-name="ce58" office:value-type="string">
            <text:p>Click on 'View' icon on Action column </text:p>
          </table:table-cell>
          <table:table-cell table:style-name="ce58" office:value-type="string">
            <text:p><text:s/>'Node Type Information' pop-up appear</text:p>
          </table:table-cell>
          <table:table-cell table:style-name="ce120" office:value-type="string">
            <text:p>Low</text:p>
          </table:table-cell>
          <table:table-cell table:style-name="ce58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">
            <text:p>002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ew Node type when put valid data in all required fields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Medium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ew Node type when put valid data in all required fields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Medium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ew Node type when put valid data in all required fields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18" office:value-type="string">
            <text:p>New node type is created successfully. You can not edit or delete it</text:p>
          </table:table-cell>
          <table:table-cell table:style-name="ce120" office:value-type="string">
            <text:p>Medium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3">
            <text:p>003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ew draft node typ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22" office:value-type="string">
            <text:p>DMS\Admin\Type_of_Content\Manage Node Type\Add</text:p>
          </table:table-cell>
          <table:table-cell table:style-name="ce123" office:value-type="string">
            <text:p>Add new draft node type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22" office:value-type="string">
            <text:p>DMS\Admin\Type_of_Content\Manage Node Type\Add</text:p>
          </table:table-cell>
          <table:table-cell table:style-name="ce123" office:value-type="string">
            <text:p>Add new draft node type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value in 'Node type name' field</text:p>
            <text:p>- Put value in 'Super types' field</text:p>
            <text:p>- Select other properties</text:p>
            <text:p>- Click Save draft button</text:p>
          </table:table-cell>
          <table:table-cell table:style-name="ce118" office:value-type="string">
            <text:p>New node type is created successfully. You can edit or delete it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4">
            <text:p>004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ode type when 'Node name' field </text:p>
            <text:p>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ode type when 'Node name' field </text:p>
            <text:p>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ode type when 'Node name' field </text:p>
            <text:p>is blank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Do not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18" office:value-type="string">
            <text:p>Show message “Node type name is required”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5">
            <text:p>005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some special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18" office:value-type="string">
            <text:p>Show message “There are some invalid characters in name.”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6">
            <text:p>006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ew node type when put * in the 'Node Type Name' field with namespace field is empty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ew node type when put * in the 'Node Type Name' field with namespace field is empty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9" table:number-columns-repeated="10"/>
          <table:table-cell table:style-name="ce44" table:number-columns-repeated="214"/>
        </table:table-row>
        <table:table-row table:style-name="ro20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ew node type when put * in the 'Node Type Name' field with namespace field is empty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Select name space is blank </text:p>
            <text:p>- Put * character in 'Node type name' field</text:p>
            <text:p>- Put value in 'Super types' field</text:p>
            <text:p>- Select other properties</text:p>
            <text:p>- Click <text:span text:style-name="T9">Save</text:span> button</text:p>
          </table:table-cell>
          <table:table-cell table:style-name="ce118" office:value-type="string">
            <text:p>Node is created successfully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9" table:number-columns-repeated="10"/>
          <table:table-cell table:style-name="ce44" table:number-columns-repeated="214"/>
        </table:table-row>
        <table:table-row table:style-name="ro18">
          <table:table-cell table:style-name="ce63" office:value-type="float" office:value="7">
            <text:p>007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ew node type when put * and other special characters in the 'Node Type Name' field with namespace field is empty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ew node type when put * and other special characters in the 'Node Type Name' field with namespace field is empty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21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ew node type when put * and other special characters in the 'Node Type Name' field with namespace field is empty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Select name space is blank </text:p>
            <text:p>- Put * character and other special characters in 'Node type name' field</text:p>
            <text:p>- Put value in 'Super types' field</text:p>
            <text:p>- Select other properties</text:p>
            <text:p>- Click <text:span text:style-name="T9">Save</text:span> button</text:p>
          </table:table-cell>
          <table:table-cell table:style-name="ce118" office:value-type="string">
            <text:p>Show message “There are some invalid characters in name.”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8">
            <text:p>008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ode type has the same name and namespace with existing node types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ode type has the same name and namespace with existing node types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20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ode type has the same name and namespace with existing node types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name for new node type has the same name and namespace with existing node types</text:p>
            <text:p>- Put value in 'Super types' field</text:p>
            <text:p>- Select other properties</text:p>
            <text:p>- Click Save button</text:p>
          </table:table-cell>
          <table:table-cell table:style-name="ce118" office:value-type="string">
            <text:p>Show message “Node type registration is unsuccessfully.</text:p>
            <text:p><text:s/>It is existing or supper type is invalid”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9">
            <text:p>009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30];6;FIND(&quot;:&quot;;[.F30];1)-FIND(&quot; &quot;;[.F30];1)-1))&gt;VALUE(MID([.F29];6;FIND(&quot;:&quot;;[.F29];1)-FIND(&quot; &quot;;[.F29];1)-1));[.C29];[.C29]+1)" office:value-type="float" office:value="9">
            <text:p>009</text:p>
          </table:table-cell>
          <table:table-cell table:style-name="ce122" office:value-type="string">
            <text:p>DMS\Admin\Type_of_Content\Manage Node Type\Add</text:p>
          </table:table-cell>
          <table:table-cell table:style-name="ce55" office:value-type="string">
            <text:p>Add new Node type when do not put value in 'Supper types' field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122" office:value-type="string">
            <text:p>DMS\Admin\Type_of_Content\Manage Node Type\Add</text:p>
          </table:table-cell>
          <table:table-cell table:style-name="ce124" office:value-type="string">
            <text:p>Add new Node type when do not put value in 'Supper types' field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122" office:value-type="string">
            <text:p>DMS\Admin\Type_of_Content\Manage Node Type\Add</text:p>
          </table:table-cell>
          <table:table-cell table:style-name="ce124" office:value-type="string">
            <text:p>Add new Node type when do not put value in 'Supper types' field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value in 'Node type name' field</text:p>
            <text:p>- Do not put value in 'Super types' field</text:p>
            <text:p>- Select other properties</text:p>
            <text:p>- Click Save button</text:p>
          </table:table-cell>
          <table:table-cell table:style-name="ce118" office:value-type="string">
            <text:p>Show message <text:s/>to inform that must to input data for this field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10">
            <text:p>01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10">
            <text:p>010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properties for node with valid data.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ith valid data.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10">
            <text:p>01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ith valid data.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Go to Property tab</text:p>
            <text:p>- Input valid data into all required fields</text:p>
            <text:p>- Click 'Add property' button</text:p>
            <text:p/>
          </table:table-cell>
          <table:table-cell table:style-name="ce118" office:value-type="string">
            <text:p><text:s/>Definition name of Property</text:p>
            <text:p><text:s/>is showed in 'property definitions ' in 'Node type' tab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11">
            <text:p>011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11">
            <text:p>011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Properties for node when 'Definition name' field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11">
            <text:p>011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11">
            <text:p>011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is blank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Go to Property tab</text:p>
            <text:p>- Don't input data into 'Definition name' field</text:p>
            <text:p>- Click 'Add property' button</text:p>
            <text:p/>
          </table:table-cell>
          <table:table-cell table:style-name="ce118" office:value-type="string">
            <text:p>Show message “ Property name is required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12">
            <text:p>012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12">
            <text:p>012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12">
            <text:p>012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12">
            <text:p>012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Go to Property tab</text:p>
            <text:p>- Put some special characters in 'Definition name' field</text:p>
            <text:p>- Click 'Add property' button</text:p>
            <text:p/>
          </table:table-cell>
          <table:table-cell table:style-name="ce118" office:value-type="string">
            <text:p>Show message “There are some invalid characters in name!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13">
            <text:p>013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13">
            <text:p>013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properties for node when <text:s/>'Definition name' field is existed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43];6;FIND(&quot;:&quot;;[.F43];1)-FIND(&quot; &quot;;[.F43];1)-1))&gt;VALUE(MID([.F42];6;FIND(&quot;:&quot;;[.F42];1)-FIND(&quot; &quot;;[.F42];1)-1));[.C42];[.C42]+1)" office:value-type="float" office:value="13">
            <text:p>013</text:p>
          </table:table-cell>
          <table:table-cell table:style-name="ce122" office:value-type="string">
            <text:p>DMS\Admin\Type_of_Content\Manage Node Type\Add</text:p>
          </table:table-cell>
          <table:table-cell table:style-name="ce123" office:value-type="string">
            <text:p>Add properties for node when <text:s/>'Definition name' field is existed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44];6;FIND(&quot;:&quot;;[.F44];1)-FIND(&quot; &quot;;[.F44];1)-1))&gt;VALUE(MID([.F43];6;FIND(&quot;:&quot;;[.F43];1)-FIND(&quot; &quot;;[.F43];1)-1));[.C43];[.C43]+1)" office:value-type="float" office:value="13">
            <text:p>013</text:p>
          </table:table-cell>
          <table:table-cell table:style-name="ce122" office:value-type="string">
            <text:p>DMS\Admin\Type_of_Content\Manage Node Type\Add</text:p>
          </table:table-cell>
          <table:table-cell table:style-name="ce123" office:value-type="string">
            <text:p>Add properties for node when <text:s/>'Definition name' field is existed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Go to Property tab</text:p>
            <text:p>- Put name for property has the same name with existing properties</text:p>
            <text:p>- Click 'Add property' button</text:p>
            <text:p/>
          </table:table-cell>
          <table:table-cell table:style-name="ce118" office:value-type="string">
            <text:p>Properties of node is created. And Definition name of Property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14">
            <text:p>014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45];6;FIND(&quot;:&quot;;[.F45];1)-FIND(&quot; &quot;;[.F45];1)-1))&gt;VALUE(MID([.F44];6;FIND(&quot;:&quot;;[.F44];1)-FIND(&quot; &quot;;[.F44];1)-1));[.C44];[.C44]+1)" office:value-type="float" office:value="14">
            <text:p>014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Properties for node when 'Definition name' field contain <text:s/>* <text:s/>character while namespace is blank 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46];6;FIND(&quot;:&quot;;[.F46];1)-FIND(&quot; &quot;;[.F46];1)-1))&gt;VALUE(MID([.F45];6;FIND(&quot;:&quot;;[.F45];1)-FIND(&quot; &quot;;[.F45];1)-1));[.C45];[.C45]+1)" office:value-type="float" office:value="14">
            <text:p>014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contain <text:s/>* <text:s/>character while namespace is blank 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20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47];6;FIND(&quot;:&quot;;[.F47];1)-FIND(&quot; &quot;;[.F47];1)-1))&gt;VALUE(MID([.F46];6;FIND(&quot;:&quot;;[.F46];1)-FIND(&quot; &quot;;[.F46];1)-1));[.C46];[.C46]+1)" office:value-type="float" office:value="14">
            <text:p>014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contain <text:s/>* <text:s/>character while namespace is blank 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Select namespace is blank</text:p>
            <text:p>- Go to Property tab</text:p>
            <text:p>- Put * character in 'Definition name' field</text:p>
            <text:p>- Click 'Add property' button</text:p>
            <text:p/>
          </table:table-cell>
          <table:table-cell table:style-name="ce118" office:value-type="string">
            <text:p><text:s/>Definition name of Property</text:p>
            <text:p><text:s/>is showed in 'property definitions ' in 'Node type' tab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 office:value-type="float" office:value="15">
            <text:p>015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Properties for node when 'Definition name' field contain <text:s/>* <text:s/>character and other characters while namespace is blank 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49];6;FIND(&quot;:&quot;;[.F49];1)-FIND(&quot; &quot;;[.F49];1)-1))&gt;VALUE(MID([.F48];6;FIND(&quot;:&quot;;[.F48];1)-FIND(&quot; &quot;;[.F48];1)-1));[.C48];[.C48]+1)" office:value-type="float" office:value="15">
            <text:p>015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contain <text:s/>* <text:s/>character and other characters while namespace is blank 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21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50];6;FIND(&quot;:&quot;;[.F50];1)-FIND(&quot; &quot;;[.F50];1)-1))&gt;VALUE(MID([.F49];6;FIND(&quot;:&quot;;[.F49];1)-FIND(&quot; &quot;;[.F49];1)-1));[.C49];[.C49]+1)" office:value-type="float" office:value="15">
            <text:p>015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contain <text:s/>* <text:s/>character and other characters while namespace is blank 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Select namespace is blank</text:p>
            <text:p>- Go to Property tab</text:p>
            <text:p>- Put * character and other characters in 'Definition name' field</text:p>
            <text:p>- Click 'Add property' button</text:p>
            <text:p/>
          </table:table-cell>
          <table:table-cell table:style-name="ce118" office:value-type="string">
            <text:p>Show message “Property definition's name were invalid !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16">
            <text:p>016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51];6;FIND(&quot;:&quot;;[.F51];1)-FIND(&quot; &quot;;[.F51];1)-1))&gt;VALUE(MID([.F50];6;FIND(&quot;:&quot;;[.F50];1)-FIND(&quot; &quot;;[.F50];1)-1));[.C50];[.C50]+1)" office:value-type="float" office:value="16">
            <text:p>016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Delete Property Definition 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52];6;FIND(&quot;:&quot;;[.F52];1)-FIND(&quot; &quot;;[.F52];1)-1))&gt;VALUE(MID([.F51];6;FIND(&quot;:&quot;;[.F51];1)-FIND(&quot; &quot;;[.F51];1)-1));[.C51];[.C51]+1)" office:value-type="float" office:value="16">
            <text:p>016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Delete Property Definition </text:p>
          </table:table-cell>
          <table:table-cell table:style-name="ce118" office:value-type="string">
            <text:p>Step 2: Add properties for node type</text:p>
          </table:table-cell>
          <table:table-cell table:style-name="ce118" office:value-type="string">
            <text:p>Add properties for node type</text:p>
          </table:table-cell>
          <table:table-cell table:style-name="ce118" office:value-type="string">
            <text:p>Node type is added propertie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53];6;FIND(&quot;:&quot;;[.F53];1)-FIND(&quot; &quot;;[.F53];1)-1))&gt;VALUE(MID([.F52];6;FIND(&quot;:&quot;;[.F52];1)-FIND(&quot; &quot;;[.F52];1)-1));[.C52];[.C52]+1)" office:value-type="float" office:value="16">
            <text:p>016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Delete Property Definition </text:p>
          </table:table-cell>
          <table:table-cell table:style-name="ce118" office:value-type="string">
            <text:p>Step 3:; Delete properties</text:p>
          </table:table-cell>
          <table:table-cell table:style-name="ce118" office:value-type="string">
            <text:p>In 'Node type' tab, click 'Delete' icon on a property you want to delete</text:p>
          </table:table-cell>
          <table:table-cell table:style-name="ce118" office:value-type="string">
            <text:p>Property is deleted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17">
            <text:p>017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54];6;FIND(&quot;:&quot;;[.F54];1)-FIND(&quot; &quot;;[.F54];1)-1))&gt;VALUE(MID([.F53];6;FIND(&quot;:&quot;;[.F53];1)-FIND(&quot; &quot;;[.F53];1)-1));[.C53];[.C53]+1)" office:value-type="float" office:value="17">
            <text:p>017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<text:s/>with valid data.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55];6;FIND(&quot;:&quot;;[.F55];1)-FIND(&quot; &quot;;[.F55];1)-1))&gt;VALUE(MID([.F54];6;FIND(&quot;:&quot;;[.F54];1)-FIND(&quot; &quot;;[.F54];1)-1));[.C54];[.C54]+1)" office:value-type="float" office:value="17">
            <text:p>017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<text:s/>with valid data.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56];6;FIND(&quot;:&quot;;[.F56];1)-FIND(&quot; &quot;;[.F56];1)-1))&gt;VALUE(MID([.F55];6;FIND(&quot;:&quot;;[.F55];1)-FIND(&quot; &quot;;[.F55];1)-1));[.C55];[.C55]+1)" office:value-type="float" office:value="17">
            <text:p>017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<text:s/>with valid data.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<text:s/>Go to Child node tab</text:p>
            <text:p>- Input valid data into all required fields</text:p>
            <text:p>- Click 'Add Child' button</text:p>
          </table:table-cell>
          <table:table-cell table:style-name="ce118" office:value-type="string">
            <text:p>A child node is created. And Definition name of child node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18">
            <text:p>018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57];6;FIND(&quot;:&quot;;[.F57];1)-FIND(&quot; &quot;;[.F57];1)-1))&gt;VALUE(MID([.F56];6;FIND(&quot;:&quot;;[.F56];1)-FIND(&quot; &quot;;[.F56];1)-1));[.C56];[.C56]+1)" office:value-type="float" office:value="18">
            <text:p>018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<text:s/>when 'Definition name' field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58];6;FIND(&quot;:&quot;;[.F58];1)-FIND(&quot; &quot;;[.F58];1)-1))&gt;VALUE(MID([.F57];6;FIND(&quot;:&quot;;[.F57];1)-FIND(&quot; &quot;;[.F57];1)-1));[.C57];[.C57]+1)" office:value-type="float" office:value="18">
            <text:p>018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<text:s/>when 'Definition name' field 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59];6;FIND(&quot;:&quot;;[.F59];1)-FIND(&quot; &quot;;[.F59];1)-1))&gt;VALUE(MID([.F58];6;FIND(&quot;:&quot;;[.F58];1)-FIND(&quot; &quot;;[.F58];1)-1));[.C58];[.C58]+1)" office:value-type="float" office:value="18">
            <text:p>018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<text:s/>when 'Definition name' field 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Do not put value in <text:s/>'Definition name' field</text:p>
            <text:p>- Click 'Add Child' button</text:p>
          </table:table-cell>
          <table:table-cell table:style-name="ce118" office:value-type="string">
            <text:p>Show message “Definition name is required!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19">
            <text:p>019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60];6;FIND(&quot;:&quot;;[.F60];1)-FIND(&quot; &quot;;[.F60];1)-1))&gt;VALUE(MID([.F59];6;FIND(&quot;:&quot;;[.F59];1)-FIND(&quot; &quot;;[.F59];1)-1));[.C59];[.C59]+1)" office:value-type="float" office:value="19">
            <text:p>019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61];6;FIND(&quot;:&quot;;[.F61];1)-FIND(&quot; &quot;;[.F61];1)-1))&gt;VALUE(MID([.F60];6;FIND(&quot;:&quot;;[.F60];1)-FIND(&quot; &quot;;[.F60];1)-1));[.C60];[.C60]+1)" office:value-type="float" office:value="19">
            <text:p>019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62];6;FIND(&quot;:&quot;;[.F62];1)-FIND(&quot; &quot;;[.F62];1)-1))&gt;VALUE(MID([.F61];6;FIND(&quot;:&quot;;[.F61];1)-FIND(&quot; &quot;;[.F61];1)-1));[.C61];[.C61]+1)" office:value-type="float" office:value="19">
            <text:p>019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Put some special characters in <text:s/>'Definition name' field</text:p>
            <text:p>- Click 'Add Child' button</text:p>
          </table:table-cell>
          <table:table-cell table:style-name="ce118" office:value-type="string">
            <text:p>Show message “There are some invalid characters in name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0">
            <text:p>02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63];6;FIND(&quot;:&quot;;[.F63];1)-FIND(&quot; &quot;;[.F63];1)-1))&gt;VALUE(MID([.F62];6;FIND(&quot;:&quot;;[.F62];1)-FIND(&quot; &quot;;[.F62];1)-1));[.C62];[.C62]+1)" office:value-type="float" office:value="20">
            <text:p>020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when </text:p>
            <text:p>'Definition name' field contain * character while namespace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64];6;FIND(&quot;:&quot;;[.F64];1)-FIND(&quot; &quot;;[.F64];1)-1))&gt;VALUE(MID([.F63];6;FIND(&quot;:&quot;;[.F63];1)-FIND(&quot; &quot;;[.F63];1)-1));[.C63];[.C63]+1)" office:value-type="float" office:value="20">
            <text:p>02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/text:p>
            <text:p>'Definition name' field contain * character while namespace 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65];6;FIND(&quot;:&quot;;[.F65];1)-FIND(&quot; &quot;;[.F65];1)-1))&gt;VALUE(MID([.F64];6;FIND(&quot;:&quot;;[.F64];1)-FIND(&quot; &quot;;[.F64];1)-1));[.C64];[.C64]+1)" office:value-type="float" office:value="20">
            <text:p>02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/text:p>
            <text:p>'Definition name' field contain * character while namespace 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Put * character in <text:s/>'Definition name' field</text:p>
            <text:p>- Click 'Add Child' button</text:p>
          </table:table-cell>
          <table:table-cell table:style-name="ce118" office:value-type="string">
            <text:p>A child node is created. And Definition name of child node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1">
            <text:p>021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66];6;FIND(&quot;:&quot;;[.F66];1)-FIND(&quot; &quot;;[.F66];1)-1))&gt;VALUE(MID([.F65];6;FIND(&quot;:&quot;;[.F65];1)-FIND(&quot; &quot;;[.F65];1)-1));[.C65];[.C65]+1)" office:value-type="float" office:value="21">
            <text:p>021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67];6;FIND(&quot;:&quot;;[.F67];1)-FIND(&quot; &quot;;[.F67];1)-1))&gt;VALUE(MID([.F66];6;FIND(&quot;:&quot;;[.F66];1)-FIND(&quot; &quot;;[.F66];1)-1));[.C66];[.C66]+1)" office:value-type="float" office:value="21">
            <text:p>021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68];6;FIND(&quot;:&quot;;[.F68];1)-FIND(&quot; &quot;;[.F68];1)-1))&gt;VALUE(MID([.F67];6;FIND(&quot;:&quot;;[.F67];1)-FIND(&quot; &quot;;[.F67];1)-1));[.C67];[.C67]+1)" office:value-type="float" office:value="21">
            <text:p>021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Put * character and other characters in <text:s/>'Definition name' field</text:p>
            <text:p>- Click 'Add Child' button</text:p>
          </table:table-cell>
          <table:table-cell table:style-name="ce118" office:value-type="string">
            <text:p>Show message “There are some invalid characters in name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2">
            <text:p>022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69];6;FIND(&quot;:&quot;;[.F69];1)-FIND(&quot; &quot;;[.F69];1)-1))&gt;VALUE(MID([.F68];6;FIND(&quot;:&quot;;[.F68];1)-FIND(&quot; &quot;;[.F68];1)-1));[.C68];[.C68]+1)" office:value-type="float" office:value="22">
            <text:p>022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when <text:s/>'Definition name' field is existed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70];6;FIND(&quot;:&quot;;[.F70];1)-FIND(&quot; &quot;;[.F70];1)-1))&gt;VALUE(MID([.F69];6;FIND(&quot;:&quot;;[.F69];1)-FIND(&quot; &quot;;[.F69];1)-1));[.C69];[.C69]+1)" office:value-type="float" office:value="22">
            <text:p>022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text:s/>'Definition name' field is existed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71];6;FIND(&quot;:&quot;;[.F71];1)-FIND(&quot; &quot;;[.F71];1)-1))&gt;VALUE(MID([.F70];6;FIND(&quot;:&quot;;[.F70];1)-FIND(&quot; &quot;;[.F70];1)-1));[.C70];[.C70]+1)" office:value-type="float" office:value="22">
            <text:p>022</text:p>
          </table:table-cell>
          <table:table-cell table:style-name="ce122" office:value-type="string">
            <text:p>DMS\Admin\Type_of_Content\Manage Node Type\Add</text:p>
          </table:table-cell>
          <table:table-cell table:style-name="ce123" office:value-type="string">
            <text:p>Add child node when <text:s/>'Definition name' field is existed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Put name for new child node has the same name with existing child nodes</text:p>
            <text:p>- Click 'Add Child' button</text:p>
          </table:table-cell>
          <table:table-cell table:style-name="ce118" office:value-type="string">
            <text:p>Child node is created. And Definition name of Property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3">
            <text:p>023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72];6;FIND(&quot;:&quot;;[.F72];1)-FIND(&quot; &quot;;[.F72];1)-1))&gt;VALUE(MID([.F71];6;FIND(&quot;:&quot;;[.F71];1)-FIND(&quot; &quot;;[.F71];1)-1));[.C71];[.C71]+1)" office:value-type="float" office:value="23">
            <text:p>023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when 'Default primary type' <text:s/>field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73];6;FIND(&quot;:&quot;;[.F73];1)-FIND(&quot; &quot;;[.F73];1)-1))&gt;VALUE(MID([.F72];6;FIND(&quot;:&quot;;[.F72];1)-FIND(&quot; &quot;;[.F72];1)-1));[.C72];[.C72]+1)" office:value-type="float" office:value="23">
            <text:p>023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'Default primary type'</text:p>
            <text:p><text:s/>field 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74];6;FIND(&quot;:&quot;;[.F74];1)-FIND(&quot; &quot;;[.F74];1)-1))&gt;VALUE(MID([.F73];6;FIND(&quot;:&quot;;[.F73];1)-FIND(&quot; &quot;;[.F73];1)-1));[.C73];[.C73]+1)" office:value-type="float" office:value="23">
            <text:p>023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'Default primary type'</text:p>
            <text:p><text:s/>field 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<text:s/>Go to Child node tab</text:p>
            <text:p>- Do not input data into 'Default primary type' field</text:p>
            <text:p>- Click 'Add Child' button</text:p>
          </table:table-cell>
          <table:table-cell table:style-name="ce118" office:value-type="string">
            <text:p>Show message “Default Primary Type is required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4">
            <text:p>024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75];6;FIND(&quot;:&quot;;[.F75];1)-FIND(&quot; &quot;;[.F75];1)-1))&gt;VALUE(MID([.F74];6;FIND(&quot;:&quot;;[.F74];1)-FIND(&quot; &quot;;[.F74];1)-1));[.C74];[.C74]+1)" office:value-type="float" office:value="24">
            <text:p>024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when 'Required primary type'</text:p>
            <text:p><text:s/>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76];6;FIND(&quot;:&quot;;[.F76];1)-FIND(&quot; &quot;;[.F76];1)-1))&gt;VALUE(MID([.F75];6;FIND(&quot;:&quot;;[.F75];1)-FIND(&quot; &quot;;[.F75];1)-1));[.C75];[.C75]+1)" office:value-type="float" office:value="24">
            <text:p>024</text:p>
          </table:table-cell>
          <table:table-cell table:style-name="ce122" office:value-type="string">
            <text:p>DMS\Admin\Type_of_Content\Manage Node Type\Add</text:p>
          </table:table-cell>
          <table:table-cell table:style-name="ce118" office:value-type="string">
            <text:p>Add child node when 'Required primary type'</text:p>
            <text:p><text:s/>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77];6;FIND(&quot;:&quot;;[.F77];1)-FIND(&quot; &quot;;[.F77];1)-1))&gt;VALUE(MID([.F76];6;FIND(&quot;:&quot;;[.F76];1)-FIND(&quot; &quot;;[.F76];1)-1));[.C76];[.C76]+1)" office:value-type="float" office:value="24">
            <text:p>024</text:p>
          </table:table-cell>
          <table:table-cell table:style-name="ce122" office:value-type="string">
            <text:p>DMS\Admin\Type_of_Content\Manage Node Type\Add</text:p>
          </table:table-cell>
          <table:table-cell table:style-name="ce118" office:value-type="string">
            <text:p>Add child node when 'Required primary type'</text:p>
            <text:p><text:s/>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<text:s/>Go to Child node tab</text:p>
            <text:p>- Do not select any node type</text:p>
            <text:p>- Click 'Add Child' button</text:p>
          </table:table-cell>
          <table:table-cell table:style-name="ce118" office:value-type="string">
            <text:p>Show message “Required Primary Type is required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5">
            <text:p>025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78];6;FIND(&quot;:&quot;;[.F78];1)-FIND(&quot; &quot;;[.F78];1)-1))&gt;VALUE(MID([.F77];6;FIND(&quot;:&quot;;[.F77];1)-FIND(&quot; &quot;;[.F77];1)-1));[.C77];[.C77]+1)" office:value-type="float" office:value="25">
            <text:p>025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Delete Child node Definition 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79];6;FIND(&quot;:&quot;;[.F79];1)-FIND(&quot; &quot;;[.F79];1)-1))&gt;VALUE(MID([.F78];6;FIND(&quot;:&quot;;[.F78];1)-FIND(&quot; &quot;;[.F78];1)-1));[.C78];[.C78]+1)" office:value-type="float" office:value="25">
            <text:p>025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Delete Child node Definition </text:p>
          </table:table-cell>
          <table:table-cell table:style-name="ce118" office:value-type="string">
            <text:p>Step 2: Add child node for node type</text:p>
          </table:table-cell>
          <table:table-cell table:style-name="ce118" office:value-type="string">
            <text:p>Add child node for node type</text:p>
          </table:table-cell>
          <table:table-cell table:style-name="ce118" office:value-type="string">
            <text:p>Node type is added child node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80];6;FIND(&quot;:&quot;;[.F80];1)-FIND(&quot; &quot;;[.F80];1)-1))&gt;VALUE(MID([.F79];6;FIND(&quot;:&quot;;[.F79];1)-FIND(&quot; &quot;;[.F79];1)-1));[.C79];[.C79]+1)" office:value-type="float" office:value="25">
            <text:p>025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Delete Child node Definition </text:p>
          </table:table-cell>
          <table:table-cell table:style-name="ce118" office:value-type="string">
            <text:p>Step 3: Delete node type</text:p>
          </table:table-cell>
          <table:table-cell table:style-name="ce118" office:value-type="string">
            <text:p>In 'Node type' tab,click 'Delete' icon on a child node you want to delete</text:p>
          </table:table-cell>
          <table:table-cell table:style-name="ce118" office:value-type="string">
            <text:p>Child node is deleted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6">
            <text:p>026</text:p>
          </table:table-cell>
          <table:table-cell table:style-name="ce42" office:value-type="string">
            <text:p>FNC_ECMS_ADM_NOD_02</text:p>
          </table:table-cell>
          <table:table-cell table:style-name="ce74" office:value-type="float" office:value="1">
            <text:p>001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53" office:value-type="string">
            <text:p>Export nod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NC_ECMS_ADM_NOD_02</text:p>
          </table:table-cell>
          <table:table-cell table:style-name="ce74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115" office:value-type="string">
            <text:p>Export node</text:p>
          </table:table-cell>
          <table:table-cell table:style-name="ce118" office:value-type="string">
            <text:p>Step 2: Export node</text:p>
          </table:table-cell>
          <table:table-cell table:style-name="ce118" office:value-type="string">
            <text:p>- Click 'Export' button</text:p>
            <text:p>- Select node to export</text:p>
            <text:p>- Click 'Export' button in 'Export Node Types' form</text:p>
          </table:table-cell>
          <table:table-cell table:style-name="ce118" office:value-type="string">
            <text:p>Node is exported successfully</text:p>
          </table:table-cell>
          <table:table-cell table:style-name="ce120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7">
            <text:p>027</text:p>
          </table:table-cell>
          <table:table-cell table:style-name="ce43" office:value-type="string">
            <text:p>FNC_ECMS_ADM_NOD_02</text:p>
          </table:table-cell>
          <table:table-cell table:style-name="ce74" table:formula="of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53" office:value-type="string">
            <text:p>Export node when do not select any node to export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2</text:p>
          </table:table-cell>
          <table:table-cell table:style-name="ce74" table:formula="of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115" office:value-type="string">
            <text:p>Export node when do not select any node to export</text:p>
          </table:table-cell>
          <table:table-cell table:style-name="ce118" office:value-type="string">
            <text:p>Step 2: Export node</text:p>
          </table:table-cell>
          <table:table-cell table:style-name="ce118" office:value-type="string">
            <text:p>- Click 'Export' button</text:p>
            <text:p>- Do not select node to export</text:p>
            <text:p>- Click 'Export' button in 'Export Node Types' form</text:p>
          </table:table-cell>
          <table:table-cell table:style-name="ce118" office:value-type="string">
            <text:p>Show message <text:s/>“You must check at least one node to export” 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8">
            <text:p>028</text:p>
          </table:table-cell>
          <table:table-cell table:style-name="ce43" office:value-type="string">
            <text:p>FNC_ECMS_ADM_NOD_02</text:p>
          </table:table-cell>
          <table:table-cell table:style-name="ce74" table:formula="of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53" office:value-type="string">
            <text:p>Import nod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NC_ECMS_ADM_NOD_02</text:p>
          </table:table-cell>
          <table:table-cell table:style-name="ce74" table:formula="of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115" office:value-type="string">
            <text:p>Import node</text:p>
          </table:table-cell>
          <table:table-cell table:style-name="ce118" office:value-type="string">
            <text:p>Step 2: Upload node</text:p>
          </table:table-cell>
          <table:table-cell table:style-name="ce118" office:value-type="string">
            <text:p>- Click 'Import' icon</text:p>
            <text:p>- Import an xml file</text:p>
            <text:p>- Click Upload button</text:p>
          </table:table-cell>
          <table:table-cell table:style-name="ce118" office:value-type="string">
            <text:p>File is uploaded successfully</text:p>
          </table:table-cell>
          <table:table-cell table:style-name="ce120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NC_ECMS_ADM_NOD_02</text:p>
          </table:table-cell>
          <table:table-cell table:style-name="ce74" table:formula="of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115" office:value-type="string">
            <text:p>Import node</text:p>
          </table:table-cell>
          <table:table-cell table:style-name="ce118" office:value-type="string">
            <text:p>Step 3: Import node</text:p>
          </table:table-cell>
          <table:table-cell table:style-name="ce118" office:value-type="string">
            <text:p>- Check on node you want to import</text:p>
            <text:p>- Click 'Import' button</text:p>
          </table:table-cell>
          <table:table-cell table:style-name="ce118" office:value-type="string">
            <text:p>New node is registered successfully</text:p>
          </table:table-cell>
          <table:table-cell table:style-name="ce120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9">
            <text:p>029</text:p>
          </table:table-cell>
          <table:table-cell table:style-name="ce43" office:value-type="string">
            <text:p>FNC_ECMS_ADM_NOD_02</text:p>
          </table:table-cell>
          <table:table-cell table:style-name="ce74" table:formula="of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53" office:value-type="string">
            <text:p>Import node but uploaded node is not xml fil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2</text:p>
          </table:table-cell>
          <table:table-cell table:style-name="ce74" table:formula="of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115" office:value-type="string">
            <text:p>Import node but uploaded node is not xml file</text:p>
          </table:table-cell>
          <table:table-cell table:style-name="ce118" office:value-type="string">
            <text:p>Step 2: Upload node</text:p>
          </table:table-cell>
          <table:table-cell table:style-name="ce118" office:value-type="string">
            <text:p>- Click 'Import' icon</text:p>
            <text:p>- Import a file is not xml file</text:p>
            <text:p>- Click Upload button</text:p>
          </table:table-cell>
          <table:table-cell table:style-name="ce118" office:value-type="string">
            <text:p>Show message “Only xml file or zip file are supported to import.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 office:value-type="float" office:value="30">
            <text:p>030</text:p>
          </table:table-cell>
          <table:table-cell table:style-name="ce42" office:value-type="string">
            <text:p>FNC_ECMS_ADM_NOD_03</text:p>
          </table:table-cell>
          <table:table-cell table:style-name="ce74" office:value-type="float" office:value="1">
            <text:p>001</text:p>
          </table:table-cell>
          <table:table-cell table:style-name="ce122" office:value-type="string">
            <text:p>DMS\Admin\Type_of_Content\Manage Node Type\Search</text:p>
          </table:table-cell>
          <table:table-cell table:style-name="ce56" office:value-type="string">
            <text:p>Search Node Type when don't input keyword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Sites Administration/Type of Content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13">
          <table:table-cell table:style-name="ce63"/>
          <table:table-cell table:style-name="ce43" office:value-type="string">
            <text:p>FNC_ECMS_ADM_NOD_03</text:p>
          </table:table-cell>
          <table:table-cell table:style-name="ce74" table:formula="of:=IF(VALUE(MID([.F91];6;FIND(&quot;:&quot;;[.F91];1)-FIND(&quot; &quot;;[.F91];1)-1))&gt;VALUE(MID([.F90];6;FIND(&quot;:&quot;;[.F90];1)-FIND(&quot; &quot;;[.F90];1)-1));[.C90];[.C90]+1)" office:value-type="float" office:value="1">
            <text:p>001</text:p>
          </table:table-cell>
          <table:table-cell table:style-name="ce122" office:value-type="string">
            <text:p>DMS\Admin\Type_of_Content\Manage Node Type\Search</text:p>
          </table:table-cell>
          <table:table-cell table:style-name="ce115" office:value-type="string">
            <text:p>Search Node Type when don't input keyword</text:p>
          </table:table-cell>
          <table:table-cell table:style-name="ce115" office:value-type="string">
            <text:p>Step 2: search</text:p>
          </table:table-cell>
          <table:table-cell table:style-name="ce115" office:value-type="string">
            <text:p>- Don't input keyword </text:p>
            <text:p>- Click Search button</text:p>
          </table:table-cell>
          <table:table-cell table:style-name="ce115" office:value-type="string">
            <text:p>Show alert message to report that have to input keyword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 office:value-type="float" office:value="31">
            <text:p>031</text:p>
          </table:table-cell>
          <table:table-cell table:style-name="ce43" office:value-type="string">
            <text:p>FNC_ECMS_ADM_NOD_03</text:p>
          </table:table-cell>
          <table:table-cell table:style-name="ce74" table:formula="of:=IF(VALUE(MID([.F92];6;FIND(&quot;:&quot;;[.F92];1)-FIND(&quot; &quot;;[.F92];1)-1))&gt;VALUE(MID([.F91];6;FIND(&quot;:&quot;;[.F91];1)-FIND(&quot; &quot;;[.F91];1)-1));[.C91];[.C91]+1)" office:value-type="float" office:value="2">
            <text:p>002</text:p>
          </table:table-cell>
          <table:table-cell table:style-name="ce122" office:value-type="string">
            <text:p>DMS\Admin\Type_of_Content\Manage Node Type\Search</text:p>
          </table:table-cell>
          <table:table-cell table:style-name="ce56" office:value-type="string">
            <text:p>Search Node Type when keyword includes some special characters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Sites Administration/Type of Content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17">
          <table:table-cell table:style-name="ce63"/>
          <table:table-cell table:style-name="ce43" office:value-type="string">
            <text:p>FNC_ECMS_ADM_NOD_03</text:p>
          </table:table-cell>
          <table:table-cell table:style-name="ce74" table:formula="of:=IF(VALUE(MID([.F93];6;FIND(&quot;:&quot;;[.F93];1)-FIND(&quot; &quot;;[.F93];1)-1))&gt;VALUE(MID([.F92];6;FIND(&quot;:&quot;;[.F92];1)-FIND(&quot; &quot;;[.F92];1)-1));[.C92];[.C92]+1)" office:value-type="float" office:value="2">
            <text:p>002</text:p>
          </table:table-cell>
          <table:table-cell table:style-name="ce122" office:value-type="string">
            <text:p>DMS\Admin\Type_of_Content\Manage Node Type\Search</text:p>
          </table:table-cell>
          <table:table-cell table:style-name="ce115" office:value-type="string">
            <text:p>Search Node Type when keyword includes some special characters</text:p>
          </table:table-cell>
          <table:table-cell table:style-name="ce115" office:value-type="string">
            <text:p>Step 2: search</text:p>
          </table:table-cell>
          <table:table-cell table:style-name="ce115" office:value-type="string">
            <text:p>- Input keyword which includes some characters !@#$%^&amp;()_{}[]|\"/?&gt;&lt;,~`</text:p>
            <text:p>- Click Search icon</text:p>
          </table:table-cell>
          <table:table-cell table:style-name="ce115" office:value-type="string">
            <text:p>Show alert message to report that invalid data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 office:value-type="float" office:value="32">
            <text:p>032</text:p>
          </table:table-cell>
          <table:table-cell table:style-name="ce43" office:value-type="string">
            <text:p>FNC_ECMS_ADM_NOD_03</text:p>
          </table:table-cell>
          <table:table-cell table:style-name="ce74" table:formula="of:=IF(VALUE(MID([.F94];6;FIND(&quot;:&quot;;[.F94];1)-FIND(&quot; &quot;;[.F94];1)-1))&gt;VALUE(MID([.F93];6;FIND(&quot;:&quot;;[.F93];1)-FIND(&quot; &quot;;[.F93];1)-1));[.C93];[.C93]+1)" office:value-type="float" office:value="3">
            <text:p>003</text:p>
          </table:table-cell>
          <table:table-cell table:style-name="ce122" office:value-type="string">
            <text:p>DMS\Admin\Type_of_Content\Manage Node Type\Search</text:p>
          </table:table-cell>
          <table:table-cell table:style-name="ce56" office:value-type="string">
            <text:p>Search Node Type when no Node type match with keyword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Sites Administration/Type of Content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/>
          <table:table-cell table:style-name="ce43" office:value-type="string">
            <text:p>FNC_ECMS_ADM_NOD_03</text:p>
          </table:table-cell>
          <table:table-cell table:style-name="ce74" table:formula="of:=IF(VALUE(MID([.F95];6;FIND(&quot;:&quot;;[.F95];1)-FIND(&quot; &quot;;[.F95];1)-1))&gt;VALUE(MID([.F94];6;FIND(&quot;:&quot;;[.F94];1)-FIND(&quot; &quot;;[.F94];1)-1));[.C94];[.C94]+1)" office:value-type="float" office:value="3">
            <text:p>003</text:p>
          </table:table-cell>
          <table:table-cell table:style-name="ce122" office:value-type="string">
            <text:p>DMS\Admin\Type_of_Content\Manage Node Type\Search</text:p>
          </table:table-cell>
          <table:table-cell table:style-name="ce115" office:value-type="string">
            <text:p>Search Node Type when no Node type match with keyword</text:p>
          </table:table-cell>
          <table:table-cell table:style-name="ce115" office:value-type="string">
            <text:p>Step 2: search</text:p>
          </table:table-cell>
          <table:table-cell table:style-name="ce115" office:value-type="string">
            <text:p>- Input keyword which don't match any node type </text:p>
            <text:p>- Click Search</text:p>
          </table:table-cell>
          <table:table-cell table:style-name="ce115" office:value-type="string">
            <text:p>Return empty list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 office:value-type="float" office:value="33">
            <text:p>033</text:p>
          </table:table-cell>
          <table:table-cell table:style-name="ce43" office:value-type="string">
            <text:p>FNC_ECMS_ADM_NOD_03</text:p>
          </table:table-cell>
          <table:table-cell table:style-name="ce74" table:formula="of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table:style-name="ce122" office:value-type="string">
            <text:p>DMS\Admin\Type_of_Content\Manage Node Type\Search</text:p>
          </table:table-cell>
          <table:table-cell table:style-name="ce56" office:value-type="string">
            <text:p>Search Node type when there are corresponding node types with keyword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Sites Administration/Type of Content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/>
          <table:table-cell table:style-name="ce43" office:value-type="string">
            <text:p>FNC_ECMS_ADM_NOD_03</text:p>
          </table:table-cell>
          <table:table-cell table:style-name="ce74" table:formula="of:=IF(VALUE(MID([.F97];6;FIND(&quot;:&quot;;[.F97];1)-FIND(&quot; &quot;;[.F97];1)-1))&gt;VALUE(MID([.F96];6;FIND(&quot;:&quot;;[.F96];1)-FIND(&quot; &quot;;[.F96];1)-1));[.C96];[.C96]+1)" office:value-type="float" office:value="4">
            <text:p>004</text:p>
          </table:table-cell>
          <table:table-cell table:style-name="ce122" office:value-type="string">
            <text:p>DMS\Admin\Type_of_Content\Manage Node Type\Search</text:p>
          </table:table-cell>
          <table:table-cell table:style-name="ce115" office:value-type="string">
            <text:p>Search Node type when there are corresponding node types with keyword</text:p>
          </table:table-cell>
          <table:table-cell table:style-name="ce115" office:value-type="string">
            <text:p>Step 2: search </text:p>
          </table:table-cell>
          <table:table-cell table:style-name="ce115" office:value-type="string">
            <text:p>- Input keyword</text:p>
            <text:p>- Click search button</text:p>
          </table:table-cell>
          <table:table-cell table:style-name="ce115" office:value-type="string">
            <text:p>If existing node has name which include keyword, will be shown in search result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 office:value-type="float" office:value="34">
            <text:p>034</text:p>
          </table:table-cell>
          <table:table-cell table:style-name="ce43" office:value-type="string">
            <text:p>FNC_ECMS_ADM_NOD_03</text:p>
          </table:table-cell>
          <table:table-cell table:style-name="ce74"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table:style-name="ce122" office:value-type="string">
            <text:p>DMS\Admin\Type_of_Content\Manage Node Type\Search</text:p>
          </table:table-cell>
          <table:table-cell table:style-name="ce56" office:value-type="string">
            <text:p>Search <text:s/>all Node Type with keyword ' * '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Sites Administration/Type of Content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13">
          <table:table-cell table:style-name="ce63"/>
          <table:table-cell table:style-name="ce43" office:value-type="string">
            <text:p>FNC_ECMS_ADM_NOD_03</text:p>
          </table:table-cell>
          <table:table-cell table:style-name="ce74" table:formula="of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table:style-name="ce122" office:value-type="string">
            <text:p>DMS\Admin\Type_of_Content\Manage Node Type\Search</text:p>
          </table:table-cell>
          <table:table-cell table:style-name="ce115" office:value-type="string">
            <text:p>Search <text:s/>all Node Type with keyword ' * '</text:p>
          </table:table-cell>
          <table:table-cell table:style-name="ce115" office:value-type="string">
            <text:p>Step 2: search</text:p>
          </table:table-cell>
          <table:table-cell table:style-name="ce115" office:value-type="string">
            <text:p>- Input keyword *</text:p>
            <text:p>- Click Search</text:p>
          </table:table-cell>
          <table:table-cell table:style-name="ce115" office:value-type="string">
            <text:p>Return all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11" table:number-rows-repeated="5">
          <table:table-cell table:number-columns-repeated="4"/>
          <table:table-cell table:style-name="ce115" table:number-columns-repeated="3"/>
          <table:table-cell table:number-columns-repeated="227"/>
        </table:table-row>
        <table:table-row table:style-name="ro11" table:number-rows-repeated="437">
          <table:table-cell table:number-columns-repeated="234"/>
        </table:table-row>
        <table:table-row table:style-name="ro11" table:number-rows-repeated="10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1">
          <table:table-cell table:number-columns-repeated="10"/>
          <table:table-cell table:style-name="ce44" table:number-columns-repeated="10"/>
          <table:table-cell table:number-columns-repeated="214"/>
        </table:table-row>
      </table:table>
      <table:table table:name="Manage_Query" table:style-name="ta1" table:print="false">
        <office:forms form:automatic-focus="false" form:apply-design-mode="false"/>
        <table:table-column table:style-name="co30" table:default-cell-style-name="Default"/>
        <table:table-column table:style-name="co10" table:default-cell-style-name="Default"/>
        <table:table-column table:style-name="co31" table:default-cell-style-name="Default"/>
        <table:table-column table:style-name="co24" table:default-cell-style-name="ce69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number-columns-repeated="222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894];[.$K1])" office:value-type="float" office:value="0">
            <text:p>0</text:p>
          </table:table-cell>
          <table:table-cell table:style-name="ce85" table:formula="of:=COUNTIF([.M$7:.M$894];[.$K1])" office:value-type="float" office:value="0">
            <text:p>0</text:p>
          </table:table-cell>
          <table:table-cell table:style-name="ce85" table:formula="of:=COUNTIF([.N$7:.N$894];[.$K1])" office:value-type="float" office:value="0">
            <text:p>0</text:p>
          </table:table-cell>
          <table:table-cell table:style-name="ce85" table:formula="of:=COUNTIF([.O$7:.O$894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894];[.$K2])" office:value-type="float" office:value="0">
            <text:p>0</text:p>
          </table:table-cell>
          <table:table-cell table:style-name="ce85" table:formula="of:=COUNTIF([.M$7:.M$894];[.$K2])" office:value-type="float" office:value="0">
            <text:p>0</text:p>
          </table:table-cell>
          <table:table-cell table:style-name="ce85" table:formula="of:=COUNTIF([.N$7:.N$894];[.$K2])" office:value-type="float" office:value="0">
            <text:p>0</text:p>
          </table:table-cell>
          <table:table-cell table:style-name="ce85" table:formula="of:=COUNTIF([.O$7:.O$894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5">
          <table:table-cell/>
          <table:table-cell table:style-name="ce125" office:value-type="string">
            <text:p>Function List</text:p>
          </table:table-cell>
          <table:table-cell table:style-name="ce126" office:value-type="string" table:number-columns-spanned="3" table:number-rows-spanned="1">
            <text:p>Manage Query</text:p>
          </table:table-cell>
          <table:covered-table-cell table:style-name="ce127"/>
          <table:covered-table-cell table:style-name="ce126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894];[.$K3])" office:value-type="float" office:value="0">
            <text:p>0</text:p>
          </table:table-cell>
          <table:table-cell table:style-name="ce85" table:formula="of:=COUNTIF([.M$7:.M$894];[.$K3])" office:value-type="float" office:value="0">
            <text:p>0</text:p>
          </table:table-cell>
          <table:table-cell table:style-name="ce85" table:formula="of:=COUNTIF([.N$7:.N$894];[.$K3])" office:value-type="float" office:value="0">
            <text:p>0</text:p>
          </table:table-cell>
          <table:table-cell table:style-name="ce85" table:formula="of:=COUNTIF([.O$7:.O$894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6">
          <table:table-cell/>
          <table:table-cell table:style-name="ce125" office:value-type="string">
            <text:p>Total main cases:</text:p>
          </table:table-cell>
          <table:table-cell table:style-name="ce126" table:formula="of:=MAX([.A7:.A880])" office:value-type="float" office:value="14" table:number-columns-spanned="3" table:number-rows-spanned="1">
            <text:p>14</text:p>
          </table:table-cell>
          <table:covered-table-cell table:style-name="ce44"/>
          <table:covered-table-cell table:style-name="ce44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894];[.$K4])" office:value-type="float" office:value="0">
            <text:p>0</text:p>
          </table:table-cell>
          <table:table-cell table:style-name="ce85" table:formula="of:=COUNTIF([.M$7:.M$894];[.$K4])" office:value-type="float" office:value="0">
            <text:p>0</text:p>
          </table:table-cell>
          <table:table-cell table:style-name="ce85" table:formula="of:=COUNTIF([.N$7:.N$894];[.$K4])" office:value-type="float" office:value="0">
            <text:p>0</text:p>
          </table:table-cell>
          <table:table-cell table:style-name="ce85" table:formula="of:=COUNTIF([.O$7:.O$894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4">
          <table:table-cell/>
          <table:table-cell table:style-name="ce44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894];[.$K5])" office:value-type="float" office:value="0">
            <text:p>0</text:p>
          </table:table-cell>
          <table:table-cell table:style-name="ce85" table:formula="of:=COUNTIF([.M$7:.M$894];[.$K5])" office:value-type="float" office:value="0">
            <text:p>0</text:p>
          </table:table-cell>
          <table:table-cell table:style-name="ce85" table:formula="of:=COUNTIF([.N$7:.N$894];[.$K5])" office:value-type="float" office:value="0">
            <text:p>0</text:p>
          </table:table-cell>
          <table:table-cell table:style-name="ce85" table:formula="of:=COUNTIF([.O$7:.O$894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3"/>
          <table:table-cell table:number-columns-repeated="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6"/>
        </table:table-row>
        <table:table-row table:style-name="ro17">
          <table:table-cell table:style-name="ce62" office:value-type="float" office:value="1">
            <text:p>001</text:p>
          </table:table-cell>
          <table:table-cell table:style-name="ce42" office:value-type="string">
            <text:p>FNC_ECMS_ADM_QUE_01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queries When input valid data into all required fields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120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ies When input valid data into all required fields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120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ies When input valid data into all required fields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name for new query</text:p>
            <text:p>- Select type of query</text:p>
            <text:p>- Put the statement</text:p>
            <text:p>- Select the permission</text:p>
            <text:p>- Click Save button</text:p>
          </table:table-cell>
          <table:table-cell table:style-name="ce84" office:value-type="string">
            <text:p>New query is created successfully</text:p>
          </table:table-cell>
          <table:table-cell table:style-name="ce120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0];6;1)&gt;MID([.F9];6;1);&quot;&quot;;MAX([.A$7:.A9])+1)" office:value-type="float" office:value="2">
            <text:p>002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Create SQL query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reate SQL query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reate SQL query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name for new query</text:p>
            <text:p>- Select type of query: SQL</text:p>
            <text:p>- Put the statement</text:p>
            <text:p>- Select the permission</text:p>
            <text:p>- Click Save button</text:p>
          </table:table-cell>
          <table:table-cell table:style-name="ce84" office:value-type="string">
            <text:p>New SQL query is created successfully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3];6;1)&gt;MID([.F12];6;1);&quot;&quot;;MAX([.A$7:.A12])+1)" office:value-type="float" office:value="3">
            <text:p>003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Create XPATH query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reate XPATH query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reate XPATH query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name for new query</text:p>
            <text:p>- Select type of query: Xpath</text:p>
            <text:p>- Put the statement</text:p>
            <text:p>- Select the permission</text:p>
            <text:p>- Click Save button</text:p>
          </table:table-cell>
          <table:table-cell table:style-name="ce84" office:value-type="string">
            <text:p>New Xpath query is created successfully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query when 'Query name' field <text:s/>is blank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8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'Query name' field <text:s/>is blank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9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18];6;1)&gt;MID([.F17];6;1);&quot;&quot;;MAX([.A$7:.A17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'Query name' field <text:s/>is blank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Do not put name for new query</text:p>
            <text:p>- Click Save button</text:p>
          </table:table-cell>
          <table:table-cell table:style-name="ce84" office:value-type="string">
            <text:p>Show message “The field 'Query name' is required. Please enter your value.”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9];6;1)&gt;MID([.F18];6;1);&quot;&quot;;MAX([.A$7:.A18])+1)" office:value-type="float" office:value="5">
            <text:p>005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query when 'Query name' field <text:s/>contain some special characters: #$%..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10" office:value-type="string">
            <text:p>Add query when 'Query name' field <text:s/>contain some special characters: #$%..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8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10" office:value-type="string">
            <text:p>Add query when 'Query name' field <text:s/>contain some special characters: #$%..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some special characters in 'Query name' field</text:p>
            <text:p>- Click Save button</text:p>
          </table:table-cell>
          <table:table-cell table:style-name="ce84" office:value-type="string">
            <text:p>Show message “There are some invalid characters in field 'name'. Type another value, please!”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9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2];6;1)&gt;MID([.F21];6;1);&quot;&quot;;MAX([.A$7:.A21])+1)" office:value-type="float" office:value="6">
            <text:p>006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new query has the same name with existing query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new query has the same name with existing query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8">
          <table:table-cell table:style-name="ce63" table:formula="of:=IF(MID([.F24];6;1)&gt;MID([.F23];6;1);&quot;&quot;;MAX([.A$7:.A23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new query has the same name with existing query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the name for new query has the same name with existing queries</text:p>
            <text:p>- Click Save button</text:p>
          </table:table-cell>
          <table:table-cell table:style-name="ce84" office:value-type="string">
            <text:p>Show message “This query name is existing. Choose another name, please!!”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5];6;1)&gt;MID([.F24];6;1);&quot;&quot;;MAX([.A$7:.A24])+1)" office:value-type="float" office:value="7">
            <text:p>007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query when 'statement' field is invalid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26];6;1)&gt;MID([.F25];6;1);&quot;&quot;;MAX([.A$7:.A25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'statement' field is invalid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7];6;1)&gt;MID([.F26];6;1);&quot;&quot;;MAX([.A$7:.A26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'statement' field is invalid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name for new query</text:p>
            <text:p>- Select type of query</text:p>
            <text:p>- Put the invalid statement</text:p>
            <text:p>- Select the permission</text:p>
            <text:p>- Click Save button</text:p>
          </table:table-cell>
          <table:table-cell table:style-name="ce84" office:value-type="string">
            <text:p>Show message “Invalid query. Check your query statement, please!. <text:s/>”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8];6;1)&gt;MID([.F27];6;1);&quot;&quot;;MAX([.A$7:.A27])+1)" office:value-type="float" office:value="8">
            <text:p>008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query when 'statement' field is empty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'statement' field is empty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0];6;1)&gt;MID([.F29];6;1);&quot;&quot;;MAX([.A$7:.A29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'statement' field is empty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name for new query</text:p>
            <text:p>- Select type of query</text:p>
            <text:p>- Do not put the statement</text:p>
            <text:p>- Select the permission</text:p>
            <text:p>- Click Save button</text:p>
          </table:table-cell>
          <table:table-cell table:style-name="ce84" office:value-type="string">
            <text:p>Show message “The field 'Statement' is required. Please enter your value. <text:s/>”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1];6;1)&gt;MID([.F30];6;1);&quot;&quot;;MAX([.A$7:.A30])+1)" office:value-type="float" office:value="9">
            <text:p>009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query when don't select permission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32];6;1)&gt;MID([.F31];6;1);&quot;&quot;;MAX([.A$7:.A31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don't select permission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33];6;1)&gt;MID([.F32];6;1);&quot;&quot;;MAX([.A$7:.A32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9">
            <text:p>009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don't select permission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name for new query</text:p>
            <text:p>- Select type of query</text:p>
            <text:p>- Put the statement</text:p>
            <text:p>- Do not select the permission</text:p>
            <text:p>- Click Save button</text:p>
          </table:table-cell>
          <table:table-cell table:style-name="ce84" office:value-type="string">
            <text:p>Show message “You must select permissions”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4];6;1)&gt;MID([.F33];6;1);&quot;&quot;;MAX([.A$7:.A33])+1)" office:value-type="float" office:value="10">
            <text:p>010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Check the displaying of query in Sites Explorer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35];6;1)&gt;MID([.F34];6;1);&quot;&quot;;MAX([.A$7:.A34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10">
            <text:p>010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heck the displaying of query in Sites Explorer</text:p>
          </table:table-cell>
          <table:table-cell table:style-name="ce87" office:value-type="string">
            <text:p>Step 2: Add new query</text:p>
          </table:table-cell>
          <table:table-cell table:style-name="ce80" office:value-type="string">
            <text:p>Add new query</text:p>
          </table:table-cell>
          <table:table-cell table:style-name="ce84" office:value-type="string">
            <text:p>New query is created successfully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36];6;1)&gt;MID([.F35];6;1);&quot;&quot;;MAX([.A$7:.A35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10">
            <text:p>010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heck the displaying of query in Sites Explorer</text:p>
          </table:table-cell>
          <table:table-cell table:style-name="ce87" office:value-type="string">
            <text:p>Step 3: Check the displaying of new query</text:p>
          </table:table-cell>
          <table:table-cell table:style-name="ce80" office:value-type="string">
            <text:p>- Go to Sites Explorer</text:p>
            <text:p>- Click Saved Searches icon on Side bar.</text:p>
          </table:table-cell>
          <table:table-cell table:style-name="ce84" office:value-type="string">
            <text:p>All queries that created in Manage Queries are shown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7];6;1)&gt;MID([.F36];6;1);&quot;&quot;;MAX([.A$7:.A36])+1)" office:value-type="float" office:value="11">
            <text:p>011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11">
            <text:p>011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Check the displaying of query in Content Browser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38];6;1)&gt;MID([.F37];6;1);&quot;&quot;;MAX([.A$7:.A37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11">
            <text:p>011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heck the displaying of query in Content Browser</text:p>
          </table:table-cell>
          <table:table-cell table:style-name="ce87" office:value-type="string">
            <text:p>Step 2: Add new query</text:p>
          </table:table-cell>
          <table:table-cell table:style-name="ce80" office:value-type="string">
            <text:p>Add new query</text:p>
          </table:table-cell>
          <table:table-cell table:style-name="ce84" office:value-type="string">
            <text:p>New query is created successfully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9">
          <table:table-cell table:style-name="ce63" table:formula="of:=IF(MID([.F39];6;1)&gt;MID([.F38];6;1);&quot;&quot;;MAX([.A$7:.A38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11">
            <text:p>011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heck the displaying of query in Content Browser</text:p>
          </table:table-cell>
          <table:table-cell table:style-name="ce87" office:value-type="string">
            <text:p>Step 3: Check the displaying of new query</text:p>
          </table:table-cell>
          <table:table-cell table:style-name="ce80" office:value-type="string">
            <text:p>- Go to Content Browser</text:p>
            <text:p>- Create new config for CB using query</text:p>
            <text:p>- Select query status: Existing query</text:p>
            <text:p>- Select query type: Shared query </text:p>
          </table:table-cell>
          <table:table-cell table:style-name="ce84" office:value-type="string">
            <text:p>Depend on type of query, you'll see the query that created in Manage Querie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40];6;1)&gt;MID([.F39];6;1);&quot;&quot;;MAX([.A$7:.A39])+1)" office:value-type="float" office:value="12">
            <text:p>012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12">
            <text:p>012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new query when check in ' Enable cache results ' checked-box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41];6;1)&gt;MID([.F40];6;1);&quot;&quot;;MAX([.A$7:.A40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12">
            <text:p>012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new query when check in ' Enable cache results ' checked-box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21">
          <table:table-cell table:style-name="ce63" table:formula="of:=IF(MID([.F42];6;1)&gt;MID([.F41];6;1);&quot;&quot;;MAX([.A$7:.A41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12">
            <text:p>012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new query when check in ' Enable cache results ' checked-box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name for new query</text:p>
            <text:p>- Select type of query</text:p>
            <text:p>- Put the statement</text:p>
            <text:p>- Check on 'Enable cache result'</text:p>
            <text:p>- Select the permission</text:p>
            <text:p>- Click Save button</text:p>
          </table:table-cell>
          <table:table-cell table:style-name="ce84" office:value-type="string">
            <text:p>New query is created successfully. A<text:span text:style-name="T10">t the first time you use this query to search, the result will be cached. At the second time you search using this query, it will show cached result. After </text:span><text:span text:style-name="T11">45 minutes,</text:span><text:span text:style-name="T12"> </text:span><text:span text:style-name="T13">the cache will be removed. </text:span>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9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43];6;1)&gt;MID([.F42];6;1);&quot;&quot;;MAX([.A$7:.A42])+1)" office:value-type="float" office:value="13">
            <text:p>013</text:p>
          </table:table-cell>
          <table:table-cell table:style-name="ce42" office:value-type="string">
            <text:p>FNC_ECMS_ADM_QUE_02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Advanced_Configuration\Manage Queries\Edit</text:p>
          </table:table-cell>
          <table:table-cell table:style-name="ce52" office:value-type="string">
            <text:p>Edit Query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9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44];6;1)&gt;MID([.F43];6;1);&quot;&quot;;MAX([.A$7:.A43])+1)">
            <text:p/>
          </table:table-cell>
          <table:table-cell table:style-name="ce43" office:value-type="string">
            <text:p>FNC_ECMS_ADM_QUE_02</text:p>
          </table:table-cell>
          <table:table-cell table:style-name="ce74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78" office:value-type="string">
            <text:p>DMS\Admin\Advanced_Configuration\Manage Queries\Edit</text:p>
          </table:table-cell>
          <table:table-cell table:style-name="ce101" office:value-type="string">
            <text:p>Edit Query</text:p>
          </table:table-cell>
          <table:table-cell table:style-name="ce87" office:value-type="string">
            <text:p>Step 2: Open 'Edit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45];6;1)&gt;MID([.F44];6;1);&quot;&quot;;MAX([.A$7:.A44])+1)">
            <text:p/>
          </table:table-cell>
          <table:table-cell table:style-name="ce43" office:value-type="string">
            <text:p>FNC_ECMS_ADM_QUE_02</text:p>
          </table:table-cell>
          <table:table-cell table:style-name="ce74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78" office:value-type="string">
            <text:p>DMS\Admin\Advanced_Configuration\Manage Queries\Edit</text:p>
          </table:table-cell>
          <table:table-cell table:style-name="ce101" office:value-type="string">
            <text:p>Edit Query</text:p>
          </table:table-cell>
          <table:table-cell table:style-name="ce87" office:value-type="string">
            <text:p>Step 3: Edit query</text:p>
          </table:table-cell>
          <table:table-cell table:style-name="ce87" office:value-type="string">
            <text:p>Edit the properties of query you want <text:s/>except name of drive</text:p>
          </table:table-cell>
          <table:table-cell table:style-name="ce87" office:value-type="string">
            <text:p>Query is edited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10"/>
        </table:table-row>
        <table:table-row table:style-name="ro17">
          <table:table-cell table:style-name="ce63" table:formula="of:=IF(MID([.F46];6;1)&gt;MID([.F45];6;1);&quot;&quot;;MAX([.A$7:.A45])+1)" office:value-type="float" office:value="14">
            <text:p>014</text:p>
          </table:table-cell>
          <table:table-cell table:style-name="ce42" office:value-type="string">
            <text:p>FNC_ECMS_ADM_QUE_03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Advanced_Configuration\Manage Queries\Delete</text:p>
          </table:table-cell>
          <table:table-cell table:style-name="ce52" office:value-type="string">
            <text:p>Delete query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8">
          <table:table-cell table:style-name="ce63" table:formula="of:=IF(MID([.F47];6;1)&gt;MID([.F46];6;1);&quot;&quot;;MAX([.A$7:.A46])+1)">
            <text:p/>
          </table:table-cell>
          <table:table-cell table:style-name="ce43" office:value-type="string">
            <text:p>FNC_ECMS_ADM_QUE_03</text:p>
          </table:table-cell>
          <table:table-cell table:style-name="ce74" table:formula="of:=IF(VALUE(MID([.F47];6;FIND(&quot;:&quot;;[.F47];1)-FIND(&quot; &quot;;[.F47];1)-1))&gt;VALUE(MID([.F46];6;FIND(&quot;:&quot;;[.F46];1)-FIND(&quot; &quot;;[.F46];1)-1));[.C46];[.C46]+1)" office:value-type="float" office:value="1">
            <text:p>001</text:p>
          </table:table-cell>
          <table:table-cell table:style-name="ce78" office:value-type="string">
            <text:p>DMS\Admin\Advanced_Configuration\Manage Queries\Delete</text:p>
          </table:table-cell>
          <table:table-cell table:style-name="ce101" office:value-type="string">
            <text:p>Delete query</text:p>
          </table:table-cell>
          <table:table-cell table:style-name="ce87" office:value-type="string">
            <text:p>Step 2: Delete query</text:p>
          </table:table-cell>
          <table:table-cell table:style-name="ce87" office:value-type="string">
            <text:p>Click 'Delete' icon on a query you want to delete</text:p>
            <text:p>- Click OK on confirm message </text:p>
          </table:table-cell>
          <table:table-cell table:style-name="ce87" office:value-type="string">
            <text:p>Query is deleted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10"/>
        </table:table-row>
        <table:table-row table:style-name="ro8" table:number-rows-repeated="400">
          <table:table-cell table:number-columns-repeated="230"/>
        </table:table-row>
        <table:table-row table:style-name="ro8" table:number-rows-repeated="10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</table:table>
      <table:table table:name="Manage_Script" table:style-name="ta1" table:print="false">
        <office:forms form:automatic-focus="false" form:apply-design-mode="false"/>
        <table:table-column table:style-name="co30" table:default-cell-style-name="Default"/>
        <table:table-column table:style-name="co10" table:default-cell-style-name="Default"/>
        <table:table-column table:style-name="co31" table:default-cell-style-name="Default"/>
        <table:table-column table:style-name="co24" table:default-cell-style-name="ce69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number-columns-repeated="222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924];[.$K1])" office:value-type="float" office:value="0">
            <text:p>0</text:p>
          </table:table-cell>
          <table:table-cell table:style-name="ce85" table:formula="of:=COUNTIF([.M$7:.M$924];[.$K1])" office:value-type="float" office:value="0">
            <text:p>0</text:p>
          </table:table-cell>
          <table:table-cell table:style-name="ce85" table:formula="of:=COUNTIF([.N$7:.N$924];[.$K1])" office:value-type="float" office:value="0">
            <text:p>0</text:p>
          </table:table-cell>
          <table:table-cell table:style-name="ce85" table:formula="of:=COUNTIF([.O$7:.O$924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924];[.$K2])" office:value-type="float" office:value="0">
            <text:p>0</text:p>
          </table:table-cell>
          <table:table-cell table:style-name="ce85" table:formula="of:=COUNTIF([.M$7:.M$924];[.$K2])" office:value-type="float" office:value="0">
            <text:p>0</text:p>
          </table:table-cell>
          <table:table-cell table:style-name="ce85" table:formula="of:=COUNTIF([.N$7:.N$924];[.$K2])" office:value-type="float" office:value="0">
            <text:p>0</text:p>
          </table:table-cell>
          <table:table-cell table:style-name="ce85" table:formula="of:=COUNTIF([.O$7:.O$924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5">
          <table:table-cell/>
          <table:table-cell table:style-name="ce125" office:value-type="string">
            <text:p>Function List</text:p>
          </table:table-cell>
          <table:table-cell table:style-name="ce126" office:value-type="string" table:number-columns-spanned="3" table:number-rows-spanned="1">
            <text:p>Manage Script</text:p>
          </table:table-cell>
          <table:covered-table-cell table:style-name="ce127"/>
          <table:covered-table-cell table:style-name="ce126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924];[.$K3])" office:value-type="float" office:value="0">
            <text:p>0</text:p>
          </table:table-cell>
          <table:table-cell table:style-name="ce85" table:formula="of:=COUNTIF([.M$7:.M$924];[.$K3])" office:value-type="float" office:value="0">
            <text:p>0</text:p>
          </table:table-cell>
          <table:table-cell table:style-name="ce85" table:formula="of:=COUNTIF([.N$7:.N$924];[.$K3])" office:value-type="float" office:value="0">
            <text:p>0</text:p>
          </table:table-cell>
          <table:table-cell table:style-name="ce85" table:formula="of:=COUNTIF([.O$7:.O$924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6">
          <table:table-cell/>
          <table:table-cell table:style-name="ce125" office:value-type="string">
            <text:p>Total main cases:</text:p>
          </table:table-cell>
          <table:table-cell table:style-name="ce126" table:formula="of:=MAX([.A7:.A910])" office:value-type="float" office:value="16" table:number-columns-spanned="3" table:number-rows-spanned="1">
            <text:p>16</text:p>
          </table:table-cell>
          <table:covered-table-cell table:style-name="ce44"/>
          <table:covered-table-cell table:style-name="ce44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924];[.$K4])" office:value-type="float" office:value="0">
            <text:p>0</text:p>
          </table:table-cell>
          <table:table-cell table:style-name="ce85" table:formula="of:=COUNTIF([.M$7:.M$924];[.$K4])" office:value-type="float" office:value="0">
            <text:p>0</text:p>
          </table:table-cell>
          <table:table-cell table:style-name="ce85" table:formula="of:=COUNTIF([.N$7:.N$924];[.$K4])" office:value-type="float" office:value="0">
            <text:p>0</text:p>
          </table:table-cell>
          <table:table-cell table:style-name="ce85" table:formula="of:=COUNTIF([.O$7:.O$924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4">
          <table:table-cell/>
          <table:table-cell table:style-name="ce44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924];[.$K5])" office:value-type="float" office:value="0">
            <text:p>0</text:p>
          </table:table-cell>
          <table:table-cell table:style-name="ce85" table:formula="of:=COUNTIF([.M$7:.M$924];[.$K5])" office:value-type="float" office:value="0">
            <text:p>0</text:p>
          </table:table-cell>
          <table:table-cell table:style-name="ce85" table:formula="of:=COUNTIF([.N$7:.N$924];[.$K5])" office:value-type="float" office:value="0">
            <text:p>0</text:p>
          </table:table-cell>
          <table:table-cell table:style-name="ce85" table:formula="of:=COUNTIF([.O$7:.O$924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3"/>
          <table:table-cell table:number-columns-repeated="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6"/>
        </table:table-row>
        <table:table-row table:style-name="ro17">
          <table:table-cell table:style-name="ce63" office:value-type="float" office:value="1">
            <text:p>001</text:p>
          </table:table-cell>
          <table:table-cell table:style-name="ce42" office:value-type="string">
            <text:p>FNC_ECMS_ADM_SCR_01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3" office:value-type="string">
            <text:p>Add ECM script when input valid data in required fields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8];6;1)&gt;MID([.F7];6;1);&quot;&quot;;MAX([.A$7:.A7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ECM script when input valid data in required fields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ECM script when input valid data in required fields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0" office:value-type="string">
            <text:p>New scripts is created successfully. Name of script is automatically added suffix .groovy</text:p>
          </table:table-cell>
          <table:table-cell table:style-name="ce84" office:value-type="string">
            <text:p>Medium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0];6;1)&gt;MID([.F9];6;1);&quot;&quot;;MAX([.A$7:.A9])+1)" office:value-type="float" office:value="2">
            <text:p>002</text:p>
          </table:table-cell>
          <table:table-cell table:style-name="ce43" office:value-type="string">
            <text:p>FNC_ECMS_ADM_SCR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3" office:value-type="string">
            <text:p>Add ECM script when 'script name ' field</text:p>
            <text:p><text:s/>is blank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ECM script when 'script name ' field</text:p>
            <text:p><text:s/>is blank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, select <text:span text:style-name="T14">Select category </text:span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ECM script when 'script name ' field</text:p>
            <text:p><text:s/>is blank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0" office:value-type="string">
            <text:p>Show message “The field 'Script Name' is required. Please enter your value.”</text:p>
          </table:table-cell>
          <table:table-cell table:style-name="ce84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3];6;1)&gt;MID([.F12];6;1);&quot;&quot;;MAX([.A$7:.A12])+1)" office:value-type="float" office:value="3">
            <text:p>003</text:p>
          </table:table-cell>
          <table:table-cell table:style-name="ce43" office:value-type="string">
            <text:p>FNC_ECMS_ADM_SCR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3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, select <text:span text:style-name="T14">Select category </text:span><text:s/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some special characters in 'Scripts Name' field</text:p>
            <text:p>- Click Save button</text:p>
          </table:table-cell>
          <table:table-cell table:style-name="ce120" office:value-type="string">
            <text:p>Show message “Script name have some invalid characters..”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FNC_ECMS_ADM_SCR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3" office:value-type="string">
            <text:p>Add new ECM script has the same name with existing scripts 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new ECM script has the same name with existing scripts 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, select <text:span text:style-name="T14">Select category </text:span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18];6;1)&gt;MID([.F17];6;1);&quot;&quot;;MAX([.A$7:.A17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new ECM script has the same name with existing scripts 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name for new script has the same name with existing scripts</text:p>
            <text:p>- Click Save button</text:p>
          </table:table-cell>
          <table:table-cell table:style-name="ce120" office:value-type="string">
            <text:p>Show message “The script name [the name of scrip] is existing.”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9];6;1)&gt;MID([.F18];6;1);&quot;&quot;;MAX([.A$7:.A18])+1)" office:value-type="float" office:value="5">
            <text:p>005</text:p>
          </table:table-cell>
          <table:table-cell table:style-name="ce43" office:value-type="string">
            <text:p>FNC_ECMS_ADM_SCR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3" office:value-type="string">
            <text:p>Add script when 'script content' field is empty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script when 'script content' field is empty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, select <text:span text:style-name="T14">Select category </text:span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script when 'script content' field is empty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0" office:value-type="string">
            <text:p>Show message “The field 'Script contents' is required. Please enter your value.”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2];6;1)&gt;MID([.F21];6;1);&quot;&quot;;MAX([.A$7:.A21])+1)" office:value-type="float" office:value="6">
            <text:p>006</text:p>
          </table:table-cell>
          <table:table-cell table:style-name="ce43" office:value-type="string">
            <text:p>FNC_ECMS_ADM_SCR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4" office:value-type="string">
            <text:p>Using ECM script</text:p>
          </table:table-cell>
          <table:table-cell table:style-name="ce119" office:value-type="string">
            <text:p>Step 1: Open 'Manage Scripts' form</text:p>
          </table:table-cell>
          <table:table-cell table:style-name="ce128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8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6" office:value-type="string">
            <text:p>Using ECM script</text:p>
          </table:table-cell>
          <table:table-cell table:style-name="ce119" office:value-type="string">
            <text:p>Step 2: Open “Add/Edit script” form</text:p>
          </table:table-cell>
          <table:table-cell table:style-name="ce128" office:value-type="string">
            <text:p>- Select ECM Script tab or <text:span text:style-name="T15"><text:s/></text:span><text:span text:style-name="T16">BC Scripts, select Select category: action</text:span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4];6;1)&gt;MID([.F23];6;1);&quot;&quot;;MAX([.A$7:.A23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6" office:value-type="string">
            <text:p>Using ECM script</text:p>
          </table:table-cell>
          <table:table-cell table:style-name="ce119" office:value-type="string">
            <text:p>Step 3: Add new script</text:p>
          </table:table-cell>
          <table:table-cell table:style-name="ce128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0" office:value-type="string">
            <text:p>New scripts is created successfully. Name of script is automatically added suffix .groovy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25];6;1)&gt;MID([.F24];6;1);&quot;&quot;;MAX([.A$7:.A24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6" office:value-type="string">
            <text:p>Using ECM script</text:p>
          </table:table-cell>
          <table:table-cell table:style-name="ce89" office:value-type="string">
            <text:p>Step 4: reference a action to ECM script</text:p>
          </table:table-cell>
          <table:table-cell table:style-name="ce128" office:value-type="string">
            <text:p>- Select create an action type on left panel</text:p>
            <text:p>- Click on button [Add] to create new action</text:p>
            <text:p>- On 'action type form': </text:p>
            <text:p>+ select <text:span text:style-name="T17">Extends Action Type: exo:scriptaction , </text:span></text:p>
            <text:p><text:span text:style-name="T18"/></text:p>
          </table:table-cell>
          <table:table-cell table:style-name="ce89" office:value-type="string">
            <text:p>- New action has created</text:p>
            <text:p>- This action references to the ECM script has just created</text:p>
          </table:table-cell>
          <table:table-cell table:style-name="ce84" office:value-type="string">
            <text:p>Low</text:p>
          </table:table-cell>
          <table:table-cell table:style-name="ce89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6];6;1)&gt;MID([.F25];6;1);&quot;&quot;;MAX([.A$7:.A25])+1)" office:value-type="float" office:value="7">
            <text:p>007</text:p>
          </table:table-cell>
          <table:table-cell table:style-name="ce43" office:value-type="string">
            <text:p>FNC_ECMS_ADM_SCR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3" office:value-type="string">
            <text:p>Edit Script when check 'is enable version' field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20">
          <table:table-cell table:style-name="ce63" table:formula="of:=IF(MID([.F27];6;1)&gt;MID([.F26];6;1);&quot;&quot;;MAX([.A$7:.A26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Edit Script when check 'is enable version' field</text:p>
          </table:table-cell>
          <table:table-cell table:style-name="ce118" office:value-type="string">
            <text:p>Step 2: Edit script</text:p>
          </table:table-cell>
          <table:table-cell table:style-name="ce118" office:value-type="string">
            <text:p>- Select <text:span text:style-name="T14">Select category </text:span></text:p>
            <text:p>- Click 'Edit' icon on a script you want to edit</text:p>
            <text:p>- Edit the properties you want</text:p>
            <text:p>- Check in 'is enable' version' field</text:p>
            <text:p>- Click Save button</text:p>
          </table:table-cell>
          <table:table-cell table:style-name="ce118" office:value-type="string">
            <text:p>The script is edited. The number script is displayed in 'Base version' column</text:p>
          </table:table-cell>
          <table:table-cell table:style-name="ce84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8];6;1)&gt;MID([.F27];6;1);&quot;&quot;;MAX([.A$7:.A27])+1)" office:value-type="float" office:value="8">
            <text:p>008</text:p>
          </table:table-cell>
          <table:table-cell table:style-name="ce43" office:value-type="string">
            <text:p>FNC_ECMS_ADM_SCR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5" office:value-type="string">
            <text:p>Delete ECM script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24" office:value-type="string">
            <text:p>Delete ECM script</text:p>
          </table:table-cell>
          <table:table-cell table:style-name="ce118" office:value-type="string">
            <text:p>Step 2: Delete script</text:p>
          </table:table-cell>
          <table:table-cell table:style-name="ce118" office:value-type="string">
            <text:p>- Select <text:span text:style-name="T14">Select category </text:span></text:p>
            <text:p>- Click 'Delete' icon on a script you want to delete</text:p>
            <text:p>- Click OK on confirm message</text:p>
          </table:table-cell>
          <table:table-cell table:style-name="ce118" office:value-type="string">
            <text:p>The script is deleted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0];6;1)&gt;MID([.F29];6;1);&quot;&quot;;MAX([.A$7:.A29])+1)" office:value-type="float" office:value="9">
            <text:p>009</text:p>
          </table:table-cell>
          <table:table-cell table:style-name="ce42" office:value-type="string">
            <text:p>FNC_ECMS_ADM_SCR_02</text:p>
          </table:table-cell>
          <table:table-cell table:style-name="ce74" office:value-type="float" office:value="1">
            <text:p>001</text:p>
          </table:table-cell>
          <table:table-cell table:style-name="ce108" office:value-type="string">
            <text:p>DMS\Admin\Advanced_Configuration\Manage Script\BC Script</text:p>
          </table:table-cell>
          <table:table-cell table:style-name="ce53" office:value-type="string">
            <text:p>Add BC script when input valid data </text:p>
            <text:p>in required fields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31];6;1)&gt;MID([.F30];6;1);&quot;&quot;;MAX([.A$7:.A30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BC script when input valid data </text:p>
            <text:p>in required fields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BC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2];6;1)&gt;MID([.F31];6;1);&quot;&quot;;MAX([.A$7:.A31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BC script when input valid data </text:p>
            <text:p>in required fields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0" office:value-type="string">
            <text:p>New scripts is created successfully. Name of script is automatically added suffix .groovy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3];6;1)&gt;MID([.F32];6;1);&quot;&quot;;MAX([.A$7:.A32])+1)" office:value-type="float" office:value="10">
            <text:p>010</text:p>
          </table:table-cell>
          <table:table-cell table:style-name="ce43" office:value-type="string">
            <text:p>FNC_ECMS_ADM_SCR_02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53" office:value-type="string">
            <text:p>Add BC script when 'script name ' field</text:p>
            <text:p><text:s/>is blank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34];6;1)&gt;MID([.F33];6;1);&quot;&quot;;MAX([.A$7:.A33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2">
            <text:p>002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BC script when 'script name ' field</text:p>
            <text:p><text:s/>is blank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BC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5];6;1)&gt;MID([.F34];6;1);&quot;&quot;;MAX([.A$7:.A34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2">
            <text:p>002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BC script when 'script name ' field</text:p>
            <text:p><text:s/>is blank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0" office:value-type="string">
            <text:p>Show message “The field 'Script Name' is required. Please enter your value.”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6];6;1)&gt;MID([.F35];6;1);&quot;&quot;;MAX([.A$7:.A35])+1)" office:value-type="float" office:value="11">
            <text:p>011</text:p>
          </table:table-cell>
          <table:table-cell table:style-name="ce43" office:value-type="string">
            <text:p>FNC_ECMS_ADM_SCR_02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3">
            <text:p>003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53" office:value-type="string">
            <text:p>Add BC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7];6;1)&gt;MID([.F36];6;1);&quot;&quot;;MAX([.A$7:.A36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3">
            <text:p>003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BC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BC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38];6;1)&gt;MID([.F37];6;1);&quot;&quot;;MAX([.A$7:.A37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3">
            <text:p>003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BC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some special characters in 'Scripts Name' field</text:p>
            <text:p>- Click Save button</text:p>
          </table:table-cell>
          <table:table-cell table:style-name="ce120" office:value-type="string">
            <text:p>Show message “Script name have some invalid characters..”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9];6;1)&gt;MID([.F38];6;1);&quot;&quot;;MAX([.A$7:.A38])+1)" office:value-type="float" office:value="12">
            <text:p>012</text:p>
          </table:table-cell>
          <table:table-cell table:style-name="ce43" office:value-type="string">
            <text:p>FNC_ECMS_ADM_SCR_02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4">
            <text:p>004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53" office:value-type="string">
            <text:p>Add new BC script has the same name with existing scripts 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40];6;1)&gt;MID([.F39];6;1);&quot;&quot;;MAX([.A$7:.A39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4">
            <text:p>004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new BC script has the same name with existing scripts 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BC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41];6;1)&gt;MID([.F40];6;1);&quot;&quot;;MAX([.A$7:.A40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4">
            <text:p>004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new BC script has the same name with existing scripts 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name for new script has the same name with existing scripts</text:p>
            <text:p>- Click Save button</text:p>
          </table:table-cell>
          <table:table-cell table:style-name="ce120" office:value-type="string">
            <text:p>Show message “The script name [the name of scrip] is existing.”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42];6;1)&gt;MID([.F41];6;1);&quot;&quot;;MAX([.A$7:.A41])+1)" office:value-type="float" office:value="13">
            <text:p>013</text:p>
          </table:table-cell>
          <table:table-cell table:style-name="ce43" office:value-type="string">
            <text:p>FNC_ECMS_ADM_SCR_02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5">
            <text:p>005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53" office:value-type="string">
            <text:p>Add script when 'script content' field is empty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43];6;1)&gt;MID([.F42];6;1);&quot;&quot;;MAX([.A$7:.A42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43];6;FIND(&quot;:&quot;;[.F43];1)-FIND(&quot; &quot;;[.F43];1)-1))&gt;VALUE(MID([.F42];6;FIND(&quot;:&quot;;[.F42];1)-FIND(&quot; &quot;;[.F42];1)-1));[.C42];[.C42]+1)" office:value-type="float" office:value="5">
            <text:p>005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script when 'script content' field is empty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BC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44];6;1)&gt;MID([.F43];6;1);&quot;&quot;;MAX([.A$7:.A43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44];6;FIND(&quot;:&quot;;[.F44];1)-FIND(&quot; &quot;;[.F44];1)-1))&gt;VALUE(MID([.F43];6;FIND(&quot;:&quot;;[.F43];1)-FIND(&quot; &quot;;[.F43];1)-1));[.C43];[.C43]+1)" office:value-type="float" office:value="5">
            <text:p>005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script when 'script content' field is empty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0" office:value-type="string">
            <text:p>Show message “The field 'Script contents' is required. Please enter your value.”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45];6;1)&gt;MID([.F44];6;1);&quot;&quot;;MAX([.A$7:.A44])+1)" office:value-type="float" office:value="14">
            <text:p>014</text:p>
          </table:table-cell>
          <table:table-cell table:style-name="ce43" office:value-type="string">
            <text:p>FNC_ECMS_ADM_SCR_02</text:p>
          </table:table-cell>
          <table:table-cell table:style-name="ce74" table:formula="of:=IF(VALUE(MID([.F45];6;FIND(&quot;:&quot;;[.F45];1)-FIND(&quot; &quot;;[.F45];1)-1))&gt;VALUE(MID([.F44];6;FIND(&quot;:&quot;;[.F44];1)-FIND(&quot; &quot;;[.F44];1)-1));[.C44];[.C44]+1)" office:value-type="float" office:value="6">
            <text:p>006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54" office:value-type="string">
            <text:p>Using BC script</text:p>
          </table:table-cell>
          <table:table-cell table:style-name="ce119" office:value-type="string">
            <text:p>Step 1: Open 'Manage Scripts' form</text:p>
          </table:table-cell>
          <table:table-cell table:style-name="ce128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46];6;1)&gt;MID([.F45];6;1);&quot;&quot;;MAX([.A$7:.A45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46];6;FIND(&quot;:&quot;;[.F46];1)-FIND(&quot; &quot;;[.F46];1)-1))&gt;VALUE(MID([.F45];6;FIND(&quot;:&quot;;[.F45];1)-FIND(&quot; &quot;;[.F45];1)-1));[.C45];[.C45]+1)" office:value-type="float" office:value="6">
            <text:p>006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6" office:value-type="string">
            <text:p>Using BC script</text:p>
          </table:table-cell>
          <table:table-cell table:style-name="ce119" office:value-type="string">
            <text:p>Step 2: Open “Add/Edit script” form</text:p>
          </table:table-cell>
          <table:table-cell table:style-name="ce128" office:value-type="string">
            <text:p>- Select<text:span text:style-name="T15"> </text:span><text:span text:style-name="T16">BC Scripts</text:span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47];6;1)&gt;MID([.F46];6;1);&quot;&quot;;MAX([.A$7:.A46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47];6;FIND(&quot;:&quot;;[.F47];1)-FIND(&quot; &quot;;[.F47];1)-1))&gt;VALUE(MID([.F46];6;FIND(&quot;:&quot;;[.F46];1)-FIND(&quot; &quot;;[.F46];1)-1));[.C46];[.C46]+1)" office:value-type="float" office:value="6">
            <text:p>006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6" office:value-type="string">
            <text:p>Using BC script</text:p>
          </table:table-cell>
          <table:table-cell table:style-name="ce119" office:value-type="string">
            <text:p>Step 3: Add new script</text:p>
          </table:table-cell>
          <table:table-cell table:style-name="ce128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0" office:value-type="string">
            <text:p>New scripts is created successfully. Name of script is automatically added suffix .groovy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9">
          <table:table-cell table:style-name="ce63" table:formula="of:=IF(MID([.F48];6;1)&gt;MID([.F47];6;1);&quot;&quot;;MAX([.A$7:.A47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6" office:value-type="string">
            <text:p>Using BC script</text:p>
          </table:table-cell>
          <table:table-cell table:style-name="ce89" office:value-type="string">
            <text:p>Step 4: using BC script</text:p>
          </table:table-cell>
          <table:table-cell table:style-name="ce89" office:value-type="string">
            <text:p>- Go to content management, select content browser</text:p>
            <text:p>- Select edit mode</text:p>
            <text:p>- Click on button [new config]</text:p>
            <text:p/>
          </table:table-cell>
          <table:table-cell table:style-name="ce89" office:value-type="string">
            <text:p>Form to create new config appear</text:p>
          </table:table-cell>
          <table:table-cell table:style-name="ce84" office:value-type="string">
            <text:p>Low</text:p>
          </table:table-cell>
          <table:table-cell table:style-name="ce89"/>
          <table:table-cell table:number-columns-repeated="10"/>
          <table:table-cell table:style-name="ce44" table:number-columns-repeated="210"/>
        </table:table-row>
        <table:table-row table:style-name="ro26">
          <table:table-cell table:style-name="ce63" table:formula="of:=IF(MID([.F49];6;1)&gt;MID([.F48];6;1);&quot;&quot;;MAX([.A$7:.A48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6" office:value-type="string">
            <text:p>Using BC script</text:p>
          </table:table-cell>
          <table:table-cell table:style-name="ce89" office:value-type="string">
            <text:p>Step 5: using BC script</text:p>
          </table:table-cell>
          <table:table-cell table:style-name="ce89" office:value-type="string">
            <text:p><text:span text:style-name="T19">- form new config: Select repository, select workspace, select </text:span><text:span text:style-name="T14">Browse Content is: “using a script”. Click on button [next]</text:span></text:p>
            <text:p><text:span text:style-name="T14">- form script config: select Script name which you created at step 3. Execute other selection and click on button save</text:span></text:p>
            <text:p><text:span text:style-name="T14">- select view mode of this portlet </text:span></text:p>
          </table:table-cell>
          <table:table-cell table:style-name="ce89" office:value-type="string">
            <text:p>- CB portlet has new config</text:p>
            <text:p>- Switch in View mode to View all documents which available in new config</text:p>
          </table:table-cell>
          <table:table-cell table:style-name="ce84" office:value-type="string">
            <text:p>Low</text:p>
          </table:table-cell>
          <table:table-cell table:style-name="ce89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50];6;1)&gt;MID([.F49];6;1);&quot;&quot;;MAX([.A$7:.A49])+1)" office:value-type="float" office:value="15">
            <text:p>015</text:p>
          </table:table-cell>
          <table:table-cell table:style-name="ce43" office:value-type="string">
            <text:p>FNC_ECMS_ADM_SCR_02</text:p>
          </table:table-cell>
          <table:table-cell table:style-name="ce74" office:value-type="float" office:value="7">
            <text:p>007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53" office:value-type="string">
            <text:p>Edit Script when check 'is enable version' field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9">
          <table:table-cell table:style-name="ce63" table:formula="of:=IF(MID([.F51];6;1)&gt;MID([.F50];6;1);&quot;&quot;;MAX([.A$7:.A50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51];6;FIND(&quot;:&quot;;[.F51];1)-FIND(&quot; &quot;;[.F51];1)-1))&gt;VALUE(MID([.F50];6;FIND(&quot;:&quot;;[.F50];1)-FIND(&quot; &quot;;[.F50];1)-1));[.C50];[.C50]+1)" office:value-type="float" office:value="7">
            <text:p>007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Edit Script when check 'is enable version' field</text:p>
          </table:table-cell>
          <table:table-cell table:style-name="ce118" office:value-type="string">
            <text:p>Step 2: Edit script</text:p>
          </table:table-cell>
          <table:table-cell table:style-name="ce118" office:value-type="string">
            <text:p>- Click 'Edit' icon on a script you want to edit</text:p>
            <text:p>- Edit the properties you want</text:p>
            <text:p>- Check in 'is enable' version' field</text:p>
            <text:p>- Click Save button</text:p>
          </table:table-cell>
          <table:table-cell table:style-name="ce118" office:value-type="string">
            <text:p>The script is edited. The number script is displayed in 'Base version' column</text:p>
          </table:table-cell>
          <table:table-cell table:style-name="ce84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52];6;1)&gt;MID([.F51];6;1);&quot;&quot;;MAX([.A$7:.A51])+1)" office:value-type="float" office:value="16">
            <text:p>016</text:p>
          </table:table-cell>
          <table:table-cell table:style-name="ce43" office:value-type="string">
            <text:p>FNC_ECMS_ADM_SCR_02</text:p>
          </table:table-cell>
          <table:table-cell table:style-name="ce74" office:value-type="float" office:value="8">
            <text:p>008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55" office:value-type="string">
            <text:p>Delete BC script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8">
          <table:table-cell table:style-name="ce63" table:formula="of:=IF(MID([.F53];6;1)&gt;MID([.F52];6;1);&quot;&quot;;MAX([.A$7:.A52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53];6;FIND(&quot;:&quot;;[.F53];1)-FIND(&quot; &quot;;[.F53];1)-1))&gt;VALUE(MID([.F52];6;FIND(&quot;:&quot;;[.F52];1)-FIND(&quot; &quot;;[.F52];1)-1));[.C52];[.C52]+1)" office:value-type="float" office:value="8">
            <text:p>008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24" office:value-type="string">
            <text:p>Delete BC script</text:p>
          </table:table-cell>
          <table:table-cell table:style-name="ce118" office:value-type="string">
            <text:p>Step 2: Delete script</text:p>
          </table:table-cell>
          <table:table-cell table:style-name="ce118" office:value-type="string">
            <text:p>-Click 'Delete' icon on a script you want to delete</text:p>
            <text:p>- Click OK on confirm message</text:p>
          </table:table-cell>
          <table:table-cell table:style-name="ce118" office:value-type="string">
            <text:p>The script is deleted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0"/>
        </table:table-row>
        <table:table-row table:style-name="ro8" table:number-rows-repeated="424">
          <table:table-cell table:number-columns-repeated="230"/>
        </table:table-row>
        <table:table-row table:style-name="ro8" table:number-rows-repeated="10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</table:table>
      <table:table table:name="Manage_Action" table:style-name="ta1" table:print="false">
        <office:forms form:automatic-focus="false" form:apply-design-mode="false"/>
        <table:table-column table:style-name="co30" table:default-cell-style-name="Default"/>
        <table:table-column table:style-name="co10" table:default-cell-style-name="Default"/>
        <table:table-column table:style-name="co31" table:default-cell-style-name="Default"/>
        <table:table-column table:style-name="co24" table:default-cell-style-name="ce69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number-columns-repeated="222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920];[.$K1])" office:value-type="float" office:value="0">
            <text:p>0</text:p>
          </table:table-cell>
          <table:table-cell table:style-name="ce85" table:formula="of:=COUNTIF([.M$7:.M$920];[.$K1])" office:value-type="float" office:value="0">
            <text:p>0</text:p>
          </table:table-cell>
          <table:table-cell table:style-name="ce85" table:formula="of:=COUNTIF([.N$7:.N$920];[.$K1])" office:value-type="float" office:value="0">
            <text:p>0</text:p>
          </table:table-cell>
          <table:table-cell table:style-name="ce85" table:formula="of:=COUNTIF([.O$7:.O$920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920];[.$K2])" office:value-type="float" office:value="0">
            <text:p>0</text:p>
          </table:table-cell>
          <table:table-cell table:style-name="ce85" table:formula="of:=COUNTIF([.M$7:.M$920];[.$K2])" office:value-type="float" office:value="0">
            <text:p>0</text:p>
          </table:table-cell>
          <table:table-cell table:style-name="ce85" table:formula="of:=COUNTIF([.N$7:.N$920];[.$K2])" office:value-type="float" office:value="0">
            <text:p>0</text:p>
          </table:table-cell>
          <table:table-cell table:style-name="ce85" table:formula="of:=COUNTIF([.O$7:.O$920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5">
          <table:table-cell/>
          <table:table-cell table:style-name="ce125" office:value-type="string">
            <text:p>Function List</text:p>
          </table:table-cell>
          <table:table-cell table:style-name="ce126" office:value-type="string" table:number-columns-spanned="3" table:number-rows-spanned="1">
            <text:p>Manage Query, Manage Script, Create an action type</text:p>
          </table:table-cell>
          <table:covered-table-cell table:style-name="ce127"/>
          <table:covered-table-cell table:style-name="ce126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920];[.$K3])" office:value-type="float" office:value="0">
            <text:p>0</text:p>
          </table:table-cell>
          <table:table-cell table:style-name="ce85" table:formula="of:=COUNTIF([.M$7:.M$920];[.$K3])" office:value-type="float" office:value="0">
            <text:p>0</text:p>
          </table:table-cell>
          <table:table-cell table:style-name="ce85" table:formula="of:=COUNTIF([.N$7:.N$920];[.$K3])" office:value-type="float" office:value="0">
            <text:p>0</text:p>
          </table:table-cell>
          <table:table-cell table:style-name="ce85" table:formula="of:=COUNTIF([.O$7:.O$920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6">
          <table:table-cell/>
          <table:table-cell table:style-name="ce125" office:value-type="string">
            <text:p>Total main cases:</text:p>
          </table:table-cell>
          <table:table-cell table:style-name="ce126" table:formula="of:=MAX([.A7:.A906])" office:value-type="float" office:value="6" table:number-columns-spanned="3" table:number-rows-spanned="1">
            <text:p>6</text:p>
          </table:table-cell>
          <table:covered-table-cell table:style-name="ce44"/>
          <table:covered-table-cell table:style-name="ce44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920];[.$K4])" office:value-type="float" office:value="0">
            <text:p>0</text:p>
          </table:table-cell>
          <table:table-cell table:style-name="ce85" table:formula="of:=COUNTIF([.M$7:.M$920];[.$K4])" office:value-type="float" office:value="0">
            <text:p>0</text:p>
          </table:table-cell>
          <table:table-cell table:style-name="ce85" table:formula="of:=COUNTIF([.N$7:.N$920];[.$K4])" office:value-type="float" office:value="0">
            <text:p>0</text:p>
          </table:table-cell>
          <table:table-cell table:style-name="ce85" table:formula="of:=COUNTIF([.O$7:.O$920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4">
          <table:table-cell/>
          <table:table-cell table:style-name="ce44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920];[.$K5])" office:value-type="float" office:value="0">
            <text:p>0</text:p>
          </table:table-cell>
          <table:table-cell table:style-name="ce85" table:formula="of:=COUNTIF([.M$7:.M$920];[.$K5])" office:value-type="float" office:value="0">
            <text:p>0</text:p>
          </table:table-cell>
          <table:table-cell table:style-name="ce85" table:formula="of:=COUNTIF([.N$7:.N$920];[.$K5])" office:value-type="float" office:value="0">
            <text:p>0</text:p>
          </table:table-cell>
          <table:table-cell table:style-name="ce85" table:formula="of:=COUNTIF([.O$7:.O$920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3"/>
          <table:table-cell table:number-columns-repeated="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6"/>
        </table:table-row>
        <table:table-row table:style-name="ro18">
          <table:table-cell table:style-name="ce63" office:value-type="float" office:value="1">
            <text:p>001</text:p>
          </table:table-cell>
          <table:table-cell table:style-name="ce43" office:value-type="string">
            <text:p>FNC_ECMS_ADM_ACT_01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52" office:value-type="string">
            <text:p>Add an action type with valid data</text:p>
          </table:table-cell>
          <table:table-cell table:style-name="ce87" office:value-type="string">
            <text:p>Step 1: Open 'Create an Action Type' form</text:p>
          </table:table-cell>
          <table:table-cell table:style-name="ce80" office:value-type="string">
            <text:p>- Go to Sites Administration</text:p>
            <text:p>- Select Advanced Configuration</text:p>
            <text:p>- Select Create an Action Type</text:p>
          </table:table-cell>
          <table:table-cell table:style-name="ce84" office:value-type="string">
            <text:p><text:s/>'Create an Action Type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8];6;1)&gt;MID([.F7];6;1);&quot;&quot;;MAX([.A$7:.A7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n action type with valid data</text:p>
          </table:table-cell>
          <table:table-cell table:style-name="ce87" office:value-type="string">
            <text:p>Step 2: Open 'Action Type Form'</text:p>
          </table:table-cell>
          <table:table-cell table:style-name="ce80" office:value-type="string">
            <text:p>Click Add button</text:p>
          </table:table-cell>
          <table:table-cell table:style-name="ce84" office:value-type="string">
            <text:p>Action Type Form'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n action type with valid data</text:p>
          </table:table-cell>
          <table:table-cell table:style-name="ce87" office:value-type="string">
            <text:p>Step 3: Add action</text:p>
          </table:table-cell>
          <table:table-cell table:style-name="ce80" office:value-type="string">
            <text:p>- Put name for new action</text:p>
            <text:p>- Select properties</text:p>
            <text:p>- Click Save button</text:p>
          </table:table-cell>
          <table:table-cell table:style-name="ce84" office:value-type="string">
            <text:p>New action is created successfully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10];6;1)&gt;MID([.F9];6;1);&quot;&quot;;MAX([.A$7:.A9])+1)" office:value-type="float" office:value="2">
            <text:p>002</text:p>
          </table:table-cell>
          <table:table-cell table:style-name="ce43" office:value-type="string">
            <text:p>FNC_ECMS_ADM_ACT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52" office:value-type="string">
            <text:p>Add Action type when Name field is blank</text:p>
          </table:table-cell>
          <table:table-cell table:style-name="ce87" office:value-type="string">
            <text:p>Step 1: Open 'Create an Action Type' form</text:p>
          </table:table-cell>
          <table:table-cell table:style-name="ce80" office:value-type="string">
            <text:p>- Go to Sites Administration</text:p>
            <text:p>- Select Advanced Configuration</text:p>
            <text:p>- Select Create an Action Type</text:p>
          </table:table-cell>
          <table:table-cell table:style-name="ce84" office:value-type="string">
            <text:p><text:s/>'Create an Action Type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ction type when Name field is blank</text:p>
          </table:table-cell>
          <table:table-cell table:style-name="ce87" office:value-type="string">
            <text:p>Step 2: Open 'Action Type Form'</text:p>
          </table:table-cell>
          <table:table-cell table:style-name="ce80" office:value-type="string">
            <text:p>Click Add button</text:p>
          </table:table-cell>
          <table:table-cell table:style-name="ce84" office:value-type="string">
            <text:p>Action Type Form'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8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ction type when Name field is blank</text:p>
          </table:table-cell>
          <table:table-cell table:style-name="ce87" office:value-type="string">
            <text:p>Step 3: Add action</text:p>
          </table:table-cell>
          <table:table-cell table:style-name="ce80" office:value-type="string">
            <text:p>- Do not put name for new action</text:p>
            <text:p>- Select properties</text:p>
            <text:p>- Click Save button</text:p>
          </table:table-cell>
          <table:table-cell table:style-name="ce84" office:value-type="string">
            <text:p>Show message “The field 'Name (start with ''exo:'')' is required”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13];6;1)&gt;MID([.F12];6;1);&quot;&quot;;MAX([.A$7:.A12])+1)" office:value-type="float" office:value="3">
            <text:p>003</text:p>
          </table:table-cell>
          <table:table-cell table:style-name="ce43" office:value-type="string">
            <text:p>FNC_ECMS_ADM_ACT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52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87" office:value-type="string">
            <text:p>Step 1: Open 'Create an Action Type' form</text:p>
          </table:table-cell>
          <table:table-cell table:style-name="ce80" office:value-type="string">
            <text:p>- Go to Sites Administration</text:p>
            <text:p>- Select Advanced Configuration</text:p>
            <text:p>- Select Create an Action Type</text:p>
          </table:table-cell>
          <table:table-cell table:style-name="ce84" office:value-type="string">
            <text:p><text:s/>'Create an Action Type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87" office:value-type="string">
            <text:p>Step 2: Open 'Action Type Form'</text:p>
          </table:table-cell>
          <table:table-cell table:style-name="ce80" office:value-type="string">
            <text:p>Click Add button</text:p>
          </table:table-cell>
          <table:table-cell table:style-name="ce84" office:value-type="string">
            <text:p>Action Type Form'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87" office:value-type="string">
            <text:p>Step 3: Add action</text:p>
          </table:table-cell>
          <table:table-cell table:style-name="ce80" office:value-type="string">
            <text:p>- Put some special characters in 'Name' field</text:p>
            <text:p>- Select properties</text:p>
            <text:p>- Click Save button</text:p>
          </table:table-cell>
          <table:table-cell table:style-name="ce84" office:value-type="string">
            <text:p>Show message “Have some invalid characters in action name”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FNC_ECMS_ADM_ACT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52" office:value-type="string">
            <text:p>Add action when name field does not start with ''exo:''</text:p>
          </table:table-cell>
          <table:table-cell table:style-name="ce87" office:value-type="string">
            <text:p>Step 1: Open 'Create an Action Type' form</text:p>
          </table:table-cell>
          <table:table-cell table:style-name="ce80" office:value-type="string">
            <text:p>- Go to Sites Administration</text:p>
            <text:p>- Select Advanced Configuration</text:p>
            <text:p>- Select Create an Action Type</text:p>
          </table:table-cell>
          <table:table-cell table:style-name="ce84" office:value-type="string">
            <text:p><text:s/>'Create an Action Type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ction when name field does not start with ''exo:''</text:p>
          </table:table-cell>
          <table:table-cell table:style-name="ce87" office:value-type="string">
            <text:p>Step 2: Open 'Action Type Form'</text:p>
          </table:table-cell>
          <table:table-cell table:style-name="ce80" office:value-type="string">
            <text:p>Click Add button</text:p>
          </table:table-cell>
          <table:table-cell table:style-name="ce84" office:value-type="string">
            <text:p>Action Type Form'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8];6;1)&gt;MID([.F17];6;1);&quot;&quot;;MAX([.A$7:.A17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ction when name field does not start with ''exo:''</text:p>
          </table:table-cell>
          <table:table-cell table:style-name="ce87" office:value-type="string">
            <text:p>Step 3: Add action</text:p>
          </table:table-cell>
          <table:table-cell table:style-name="ce80" office:value-type="string">
            <text:p>- Put name for new action but does not start with ''exo:</text:p>
            <text:p>- Select properties</text:p>
            <text:p>- Click Save button</text:p>
          </table:table-cell>
          <table:table-cell table:style-name="ce84" office:value-type="string">
            <text:p>Show message “[name of action] invalid! The name must begin with 'exo:'”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19];6;1)&gt;MID([.F18];6;1);&quot;&quot;;MAX([.A$7:.A18])+1)" office:value-type="float" office:value="5">
            <text:p>005</text:p>
          </table:table-cell>
          <table:table-cell table:style-name="ce43" office:value-type="string">
            <text:p>FNC_ECMS_ADM_ACT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52" office:value-type="string">
            <text:p>Add An action type when name of action is existed</text:p>
          </table:table-cell>
          <table:table-cell table:style-name="ce101" office:value-type="string">
            <text:p>Step 1: Open 'Create an Action Type' form</text:p>
          </table:table-cell>
          <table:table-cell table:style-name="ce80" office:value-type="string">
            <text:p>- Go to Sites Administration</text:p>
            <text:p>- Select Advanced Configuration</text:p>
            <text:p>- Select Create an Action Type</text:p>
          </table:table-cell>
          <table:table-cell table:style-name="ce84" office:value-type="string">
            <text:p><text:s/>'Create an Action Type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10" office:value-type="string">
            <text:p>Add An action type when name of action is existed</text:p>
          </table:table-cell>
          <table:table-cell table:style-name="ce101" office:value-type="string">
            <text:p>Step 2: Open 'Action Type Form'</text:p>
          </table:table-cell>
          <table:table-cell table:style-name="ce80" office:value-type="string">
            <text:p>Click Add button</text:p>
          </table:table-cell>
          <table:table-cell table:style-name="ce84" office:value-type="string">
            <text:p>Action Type Form'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n action type when name of action <text:s/>is existed</text:p>
          </table:table-cell>
          <table:table-cell table:style-name="ce101" office:value-type="string">
            <text:p>Step 3: Add action</text:p>
          </table:table-cell>
          <table:table-cell table:style-name="ce80" office:value-type="string">
            <text:p>- Put name for new action has the same name with existing actions</text:p>
            <text:p>- Select properties</text:p>
            <text:p>- Click Save button</text:p>
          </table:table-cell>
          <table:table-cell table:style-name="ce84" office:value-type="string">
            <text:p>Show message “This action existed in the ECM system'”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22];6;1)&gt;MID([.F21];6;1);&quot;&quot;;MAX([.A$7:.A21])+1)" office:value-type="float" office:value="6">
            <text:p>006</text:p>
          </table:table-cell>
          <table:table-cell table:style-name="ce43" office:value-type="string">
            <text:p>FNC_ECMS_ADM_ACT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48" office:value-type="string">
            <text:p>Check the using of action after created</text:p>
          </table:table-cell>
          <table:table-cell table:style-name="ce58" office:value-type="string">
            <text:p>Step 1: Create an action</text:p>
          </table:table-cell>
          <table:table-cell table:style-name="ce58" office:value-type="string">
            <text:p>Create an action </text:p>
          </table:table-cell>
          <table:table-cell table:style-name="ce58" office:value-type="string">
            <text:p>Action is created successfully</text:p>
          </table:table-cell>
          <table:table-cell table:style-name="ce84" office:value-type="string">
            <text:p>Low</text:p>
          </table:table-cell>
          <table:table-cell table:style-name="ce58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95" office:value-type="string">
            <text:p>Check the using of action after created</text:p>
          </table:table-cell>
          <table:table-cell table:style-name="ce58" office:value-type="string">
            <text:p>Step 2: Check the displaying of action after created</text:p>
          </table:table-cell>
          <table:table-cell table:style-name="ce58" office:value-type="string">
            <text:p>- Go to Sites Explorer</text:p>
            <text:p>- Select Private drive</text:p>
            <text:p>- Select 1 node</text:p>
            <text:p>- Open 'Manage Action' pop-up</text:p>
          </table:table-cell>
          <table:table-cell table:style-name="ce58" office:value-type="string">
            <text:p>You'll see the action that created in ECM admin in list 'Create an Action of Type'</text:p>
          </table:table-cell>
          <table:table-cell table:style-name="ce84" office:value-type="string">
            <text:p>Low</text:p>
          </table:table-cell>
          <table:table-cell table:style-name="ce58"/>
          <table:table-cell table:number-columns-repeated="10"/>
          <table:table-cell table:style-name="ce44" table:number-columns-repeated="210"/>
        </table:table-row>
        <table:table-row table:style-name="ro17" table:number-rows-repeated="450">
          <table:table-cell table:number-columns-repeated="230"/>
        </table:table-row>
        <table:table-row table:style-name="ro17" table:number-rows-repeated="10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17">
          <table:table-cell table:number-columns-repeated="10"/>
          <table:table-cell table:style-name="ce44" table:number-columns-repeated="10"/>
          <table:table-cell table:number-columns-repeated="210"/>
        </table:table-row>
      </table:table>
      <table:table table:name="Manage_Unlock" table:style-name="ta1" table:print="false">
        <office:forms form:automatic-focus="false" form:apply-design-mode="false"/>
        <table:table-column table:style-name="co10" table:default-cell-style-name="ce63"/>
        <table:table-column table:style-name="co10" table:default-cell-style-name="ce43"/>
        <table:table-column table:style-name="co10" table:default-cell-style-name="ce74"/>
        <table:table-column table:style-name="co36" table:default-cell-style-name="ce78"/>
        <table:table-column table:style-name="co34" table:default-cell-style-name="ce67"/>
        <table:table-column table:style-name="co37" table:default-cell-style-name="ce44"/>
        <table:table-column table:style-name="co38" table:default-cell-style-name="ce44"/>
        <table:table-column table:style-name="co39" table:default-cell-style-name="ce44"/>
        <table:table-column table:style-name="co10" table:number-columns-repeated="248" table:default-cell-style-name="ce44"/>
        <table:table-row table:style-name="ro14">
          <table:table-cell table:style-name="ce57"/>
          <table:table-cell table:style-name="ce130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1008];[.$K1])" office:value-type="float" office:value="0">
            <text:p>0</text:p>
          </table:table-cell>
          <table:table-cell table:style-name="ce85" table:formula="of:=COUNTIF([.M$7:.M$1008];[.$K1])" office:value-type="float" office:value="0">
            <text:p>0</text:p>
          </table:table-cell>
          <table:table-cell table:style-name="ce85" table:formula="of:=COUNTIF([.N$7:.N$1008];[.$K1])" office:value-type="float" office:value="0">
            <text:p>0</text:p>
          </table:table-cell>
          <table:table-cell table:style-name="ce85" table:formula="of:=COUNTIF([.O$7:.O$1008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4">
          <table:table-cell table:style-name="ce57"/>
          <table:table-cell table:style-name="ce131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1008];[.$K2])" office:value-type="float" office:value="0">
            <text:p>0</text:p>
          </table:table-cell>
          <table:table-cell table:style-name="ce85" table:formula="of:=COUNTIF([.M$7:.M$1008];[.$K2])" office:value-type="float" office:value="0">
            <text:p>0</text:p>
          </table:table-cell>
          <table:table-cell table:style-name="ce85" table:formula="of:=COUNTIF([.N$7:.N$1008];[.$K2])" office:value-type="float" office:value="0">
            <text:p>0</text:p>
          </table:table-cell>
          <table:table-cell table:style-name="ce85" table:formula="of:=COUNTIF([.O$7:.O$1008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5">
          <table:table-cell table:style-name="ce57"/>
          <table:table-cell table:style-name="ce132" office:value-type="string">
            <text:p>Function List</text:p>
          </table:table-cell>
          <table:table-cell table:style-name="ce126" office:value-type="string" table:number-columns-spanned="3" table:number-rows-spanned="1">
            <text:p>Manage Query, Manage Script, Create an action type</text:p>
          </table:table-cell>
          <table:covered-table-cell table:style-name="ce127"/>
          <table:covered-table-cell table:style-name="ce126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1008];[.$K3])" office:value-type="float" office:value="0">
            <text:p>0</text:p>
          </table:table-cell>
          <table:table-cell table:style-name="ce85" table:formula="of:=COUNTIF([.M$7:.M$1008];[.$K3])" office:value-type="float" office:value="0">
            <text:p>0</text:p>
          </table:table-cell>
          <table:table-cell table:style-name="ce85" table:formula="of:=COUNTIF([.N$7:.N$1008];[.$K3])" office:value-type="float" office:value="0">
            <text:p>0</text:p>
          </table:table-cell>
          <table:table-cell table:style-name="ce85" table:formula="of:=COUNTIF([.O$7:.O$1008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6">
          <table:table-cell table:style-name="ce57"/>
          <table:table-cell table:style-name="ce132" office:value-type="string">
            <text:p>Total main cases:</text:p>
          </table:table-cell>
          <table:table-cell table:style-name="ce126" table:formula="of:=MAX([.A7:.A1006])" office:value-type="float" office:value="9" table:number-columns-spanned="3" table:number-rows-spanned="1">
            <text:p>9</text:p>
          </table:table-cell>
          <table:covered-table-cell table:style-name="ce135"/>
          <table:covered-table-cell table:style-name="ce135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1008];[.$K4])" office:value-type="float" office:value="0">
            <text:p>0</text:p>
          </table:table-cell>
          <table:table-cell table:style-name="ce85" table:formula="of:=COUNTIF([.M$7:.M$1008];[.$K4])" office:value-type="float" office:value="0">
            <text:p>0</text:p>
          </table:table-cell>
          <table:table-cell table:style-name="ce85" table:formula="of:=COUNTIF([.N$7:.N$1008];[.$K4])" office:value-type="float" office:value="0">
            <text:p>0</text:p>
          </table:table-cell>
          <table:table-cell table:style-name="ce85" table:formula="of:=COUNTIF([.O$7:.O$1008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4">
          <table:table-cell table:style-name="ce57" table:number-columns-repeated="2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table:style-name="Default" office:value-type="string">
            <text:p>N/A</text:p>
          </table:table-cell>
          <table:table-cell table:style-name="ce85" table:formula="of:=COUNTIF([.L$7:.L$1008];[.$K5])" office:value-type="float" office:value="0">
            <text:p>0</text:p>
          </table:table-cell>
          <table:table-cell table:style-name="ce85" table:formula="of:=COUNTIF([.M$7:.M$1008];[.$K5])" office:value-type="float" office:value="0">
            <text:p>0</text:p>
          </table:table-cell>
          <table:table-cell table:style-name="ce85" table:formula="of:=COUNTIF([.N$7:.N$1008];[.$K5])" office:value-type="float" office:value="0">
            <text:p>0</text:p>
          </table:table-cell>
          <table:table-cell table:style-name="ce85" table:formula="of:=COUNTIF([.O$7:.O$1008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2">
          <table:table-cell table:style-name="ce129" office:value-type="string">
            <text:p>Case No</text:p>
          </table:table-cell>
          <table:table-cell table:style-name="ce133" office:value-type="string">
            <text:p>Related Function</text:p>
          </table:table-cell>
          <table:table-cell table:style-name="ce134" office:value-type="string">
            <text:p>Case No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6" table:number-columns-repeated="10"/>
          <table:table-cell table:style-name="ce137" table:number-columns-repeated="198"/>
          <table:table-cell table:style-name="ce138" table:number-columns-repeated="6"/>
          <table:table-cell table:style-name="ce57" table:number-columns-repeated="32"/>
        </table:table-row>
        <table:table-row table:style-name="ro13">
          <table:table-cell table:style-name="ce62" office:value-type="float" office:value="1">
            <text:p>001</text:p>
          </table:table-cell>
          <table:table-cell table:style-name="ce42" office:value-type="string">
            <text:p>FNC_ECMS_ADM_UCL_01</text:p>
          </table:table-cell>
          <table:table-cell office:value-type="float" office:value="1">
            <text:p>001</text:p>
          </table:table-cell>
          <table:table-cell table:style-name="ce50" office:value-type="string">
            <text:p>DMS\Admin\Manage_Unlock\Check</text:p>
          </table:table-cell>
          <table:table-cell table:style-name="ce47" office:value-type="string">
            <text:p>Unlock node when admin has permission to view node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ADM_UCL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DMS\Admin\Manage_Unlock\Check</text:p>
          </table:table-cell>
          <table:table-cell office:value-type="string">
            <text:p>Unlock node when admin has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Go to ECM Admin</text:p>
            <text:p>- Select Manage Unlock function</text:p>
            <text:p>- Select “Locked Node” tab</text:p>
            <text:p/>
          </table:table-cell>
          <table:table-cell office:value-type="string">
            <text:p>Locked nodes is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9];6;1)&gt;MID([.F8];6;1);&quot;&quot;;MAX([.A$7:.A8])+1)">
            <text:p/>
          </table:table-cell>
          <table:table-cell office:value-type="string">
            <text:p>FNC_ECMS_ADM_UCL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DMS\Admin\Manage_Unlock\Check</text:p>
          </table:table-cell>
          <table:table-cell office:value-type="string">
            <text:p>Unlock node when admin has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 to unlock in action column 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MID([.F10];6;1)&gt;MID([.F9];6;1);&quot;&quot;;MAX([.A$7:.A9])+1)" office:value-type="float" office:value="2">
            <text:p>002</text:p>
          </table:table-cell>
          <table:table-cell office:value-type="string">
            <text:p>FNC_ECMS_ADM_UCL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DMS\Admin\Manage_Unlock\Check</text:p>
          </table:table-cell>
          <table:table-cell table:style-name="ce47" office:value-type="string">
            <text:p>Unlock node when admin does not have permission to view node</text:p>
          </table:table-cell>
          <table:table-cell office:value-type="string">
            <text:p>Step 1: Lock node</text:p>
          </table:table-cell>
          <table:table-cell office:value-type="string">
            <text:p>- Login </text:p>
            <text:p>- Go to File Explorer, select Private drive</text:p>
            <text:p>-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MID([.F11];6;1)&gt;MID([.F10];6;1);&quot;&quot;;MAX([.A$7:.A10])+1)">
            <text:p/>
          </table:table-cell>
          <table:table-cell office:value-type="string">
            <text:p>FNC_ECMS_ADM_UCL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DMS\Admin\Manage_Unlock\Check</text:p>
          </table:table-cell>
          <table:table-cell office:value-type="string">
            <text:p>Unlock node when admin does not have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Login by administrator</text:p>
            <text:p>- Go to ECM Admin</text:p>
            <text:p>- Select Manage Unlock function</text:p>
            <text:p>- Select “Locked Node” tab</text:p>
            <text:p/>
          </table:table-cell>
          <table:table-cell office:value-type="string">
            <text:p>Locked nodes is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12];6;1)&gt;MID([.F11];6;1);&quot;&quot;;MAX([.A$7:.A11])+1)">
            <text:p/>
          </table:table-cell>
          <table:table-cell office:value-type="string">
            <text:p>FNC_ECMS_ADM_UCL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DMS\Admin\Manage_Unlock\Check</text:p>
          </table:table-cell>
          <table:table-cell office:value-type="string">
            <text:p>Unlock node when admin does not have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 to unlock in action column </text:p>
          </table:table-cell>
          <table:table-cell office:value-type="string">
            <text:p>Show message alert that you don't have permission to access this nod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13];6;1)&gt;MID([.F12];6;1);&quot;&quot;;MAX([.A$7:.A12])+1)" office:value-type="float" office:value="3">
            <text:p>003</text:p>
          </table:table-cell>
          <table:table-cell office:value-type="string">
            <text:p>FNC_ECMS_ADM_UCL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DMS\Admin\Manage_Unlock\Check</text:p>
          </table:table-cell>
          <table:table-cell table:style-name="ce47" office:value-type="string">
            <text:p>Show list locked node when node is renamed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4];6;1)&gt;MID([.F13];6;1);&quot;&quot;;MAX([.A$7:.A13])+1)">
            <text:p/>
          </table:table-cell>
          <table:table-cell office:value-type="string">
            <text:p>FNC_ECMS_ADM_UCL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2: Open form to unlock node</text:p>
          </table:table-cell>
          <table:table-cell office:value-type="string">
            <text:p>- Go to ECM Admin</text:p>
            <text:p>- Select Manage Unlock function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15];6;1)&gt;MID([.F14];6;1);&quot;&quot;;MAX([.A$7:.A14])+1)">
            <text:p/>
          </table:table-cell>
          <table:table-cell office:value-type="string">
            <text:p>FNC_ECMS_ADM_UCL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3: Rename node</text:p>
          </table:table-cell>
          <table:table-cell office:value-type="string">
            <text:p>- Go to File Explorer, right click on locked node and select “Rename”</text:p>
            <text:p>- Put new name for locked node</text:p>
          </table:table-cell>
          <table:table-cell office:value-type="string">
            <text:p>Locked node is renam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6];6;1)&gt;MID([.F15];6;1);&quot;&quot;;MAX([.A$7:.A15])+1)">
            <text:p/>
          </table:table-cell>
          <table:table-cell office:value-type="string">
            <text:p>FNC_ECMS_ADM_UCL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4: Check list locked node after renaming</text:p>
          </table:table-cell>
          <table:table-cell office:value-type="string">
            <text:p>- Go to ECM Admin</text:p>
            <text:p>- Select Manage Unlock function</text:p>
            <text:p>- Select “Locked Node” tab</text:p>
            <text:p/>
          </table:table-cell>
          <table:table-cell office:value-type="string">
            <text:p>Locked node is shown. It is renam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17];6;1)&gt;MID([.F16];6;1);&quot;&quot;;MAX([.A$7:.A16])+1)" office:value-type="float" office:value="4">
            <text:p>004</text:p>
          </table:table-cell>
          <table:table-cell office:value-type="string">
            <text:p>FNC_ECMS_ADM_UCL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DMS\Admin\Manage_Unlock\Check</text:p>
          </table:table-cell>
          <table:table-cell table:style-name="ce47" office:value-type="string">
            <text:p>Show list locked node when node is copy to other path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8];6;1)&gt;MID([.F17];6;1);&quot;&quot;;MAX([.A$7:.A17])+1)">
            <text:p/>
          </table:table-cell>
          <table:table-cell office:value-type="string">
            <text:p>FNC_ECMS_ADM_UCL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2: Open form to unlock node</text:p>
          </table:table-cell>
          <table:table-cell office:value-type="string">
            <text:p>- Go to ECM Admin</text:p>
            <text:p>- Select Manage Unlock function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9];6;1)&gt;MID([.F18];6;1);&quot;&quot;;MAX([.A$7:.A18])+1)">
            <text:p/>
          </table:table-cell>
          <table:table-cell office:value-type="string">
            <text:p>FNC_ECMS_ADM_UCL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3: Copy and paste node other path</text:p>
          </table:table-cell>
          <table:table-cell office:value-type="string">
            <text:p>- Go to File Explorer, right click on locked node and select “Copy”</text:p>
            <text:p>- Right click on destination path and select “Paste”</text:p>
          </table:table-cell>
          <table:table-cell office:value-type="string">
            <text:p>Locked node is pasted into destination nod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0];6;1)&gt;MID([.F19];6;1);&quot;&quot;;MAX([.A$7:.A19])+1)">
            <text:p/>
          </table:table-cell>
          <table:table-cell office:value-type="string">
            <text:p>FNC_ECMS_ADM_UCL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ECM Admin</text:p>
            <text:p>- Select Manage Unlock function</text:p>
            <text:p>- Select “Locked Node” tab</text:p>
            <text:p/>
          </table:table-cell>
          <table:table-cell/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21];6;1)&gt;MID([.F20];6;1);&quot;&quot;;MAX([.A$7:.A20])+1)" office:value-type="float" office:value="5">
            <text:p>005</text:p>
          </table:table-cell>
          <table:table-cell office:value-type="string">
            <text:p>FNC_ECMS_ADM_UCL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DMS\Admin\Manage_Unlock\Check</text:p>
          </table:table-cell>
          <table:table-cell table:style-name="ce47" office:value-type="string">
            <text:p>Show list locked node when node is deleted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2];6;1)&gt;MID([.F21];6;1);&quot;&quot;;MAX([.A$7:.A21])+1)">
            <text:p/>
          </table:table-cell>
          <table:table-cell office:value-type="string">
            <text:p>FNC_ECMS_ADM_UCL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2: Open form to unlock node</text:p>
          </table:table-cell>
          <table:table-cell office:value-type="string">
            <text:p>- Go to ECM Admin</text:p>
            <text:p>- Select Manage Unlock function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23];6;1)&gt;MID([.F22];6;1);&quot;&quot;;MAX([.A$7:.A22])+1)">
            <text:p/>
          </table:table-cell>
          <table:table-cell office:value-type="string">
            <text:p>FNC_ECMS_ADM_UCL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3: Delete locked node</text:p>
          </table:table-cell>
          <table:table-cell office:value-type="string">
            <text:p>- Go to File Explorer, right click on locked node and select “Delete”</text:p>
            <text:p>- Click OK on confirm message </text:p>
          </table:table-cell>
          <table:table-cell office:value-type="string">
            <text:p>Locked node is dele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4];6;1)&gt;MID([.F23];6;1);&quot;&quot;;MAX([.A$7:.A23])+1)">
            <text:p/>
          </table:table-cell>
          <table:table-cell office:value-type="string">
            <text:p>FNC_ECMS_ADM_UCL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ECM Admin</text:p>
            <text:p>- Select Manage Unlock function</text:p>
            <text:p>- Select “Locked Node” tab</text:p>
            <text:p/>
          </table:table-cell>
          <table:table-cell/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25];6;1)&gt;MID([.F24];6;1);&quot;&quot;;MAX([.A$7:.A24])+1)" office:value-type="float" office:value="6">
            <text:p>006</text:p>
          </table:table-cell>
          <table:table-cell table:style-name="ce42" office:value-type="string">
            <text:p>FNC_ECMS_ADM_UCL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108" office:value-type="string">
            <text:p>DMS\Admin\Manage_Unlock\Permission</text:p>
          </table:table-cell>
          <table:table-cell table:style-name="ce47" office:value-type="string">
            <text:p>Add permission for user to unlock node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6];6;1)&gt;MID([.F25];6;1);&quot;&quot;;MAX([.A$7:.A25])+1)">
            <text:p/>
          </table:table-cell>
          <table:table-cell office:value-type="string">
            <text:p>FNC_ECMS_ADM_UCL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DMS\Admin\Manage_Unlock\Permission</text:p>
          </table:table-cell>
          <table:table-cell office:value-type="string">
            <text:p>Add permission for user to unlock node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ECM Admin</text:p>
            <text:p>- Select Manage Unlock function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27];6;1)&gt;MID([.F26];6;1);&quot;&quot;;MAX([.A$7:.A26])+1)">
            <text:p/>
          </table:table-cell>
          <table:table-cell office:value-type="string">
            <text:p>FNC_ECMS_ADM_UCL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DMS\Admin\Manage_Unlock\Permission</text:p>
          </table:table-cell>
          <table:table-cell office:value-type="string">
            <text:p>Add permission for user to unlock node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28];6;1)&gt;MID([.F27];6;1);&quot;&quot;;MAX([.A$7:.A27])+1)" office:value-type="float" office:value="7">
            <text:p>007</text:p>
          </table:table-cell>
          <table:table-cell office:value-type="string">
            <text:p>FNC_ECMS_ADM_UCL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DMS\Admin\Manage_Unlock\Permission</text:p>
          </table:table-cell>
          <table:table-cell table:style-name="ce47" office:value-type="string">
            <text:p>Delete permission of group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9];6;1)&gt;MID([.F28];6;1);&quot;&quot;;MAX([.A$7:.A28])+1)">
            <text:p/>
          </table:table-cell>
          <table:table-cell office:value-type="string">
            <text:p>FNC_ECMS_ADM_UCL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office:value-type="string">
            <text:p>DMS\Admin\Manage_Unlock\Permission</text:p>
          </table:table-cell>
          <table:table-cell office:value-type="string">
            <text:p>Delete permission of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ECM Admin</text:p>
            <text:p>- Select Manage Unlock function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30];6;1)&gt;MID([.F29];6;1);&quot;&quot;;MAX([.A$7:.A29])+1)">
            <text:p/>
          </table:table-cell>
          <table:table-cell office:value-type="string">
            <text:p>FNC_ECMS_ADM_UCL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DMS\Admin\Manage_Unlock\Permission</text:p>
          </table:table-cell>
          <table:table-cell office:value-type="string">
            <text:p>Delete permission of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31];6;1)&gt;MID([.F30];6;1);&quot;&quot;;MAX([.A$7:.A30])+1)">
            <text:p/>
          </table:table-cell>
          <table:table-cell office:value-type="string">
            <text:p>FNC_ECMS_ADM_UCL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office:value-type="string">
            <text:p>DMS\Admin\Manage_Unlock\Permission</text:p>
          </table:table-cell>
          <table:table-cell office:value-type="string">
            <text:p>Delete permission of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group admin want to delete</text:p>
          </table:table-cell>
          <table:table-cell office:value-type="string">
            <text:p>Group is dele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32];6;1)&gt;MID([.F31];6;1);&quot;&quot;;MAX([.A$7:.A31])+1)" office:value-type="float" office:value="8">
            <text:p>008</text:p>
          </table:table-cell>
          <table:table-cell office:value-type="string">
            <text:p>FNC_ECMS_ADM_UCL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office:value-type="string">
            <text:p>DMS\Admin\Manage_Unlock\Permission</text:p>
          </table:table-cell>
          <table:table-cell table:style-name="ce47" office:value-type="string">
            <text:p>Delete permission of *:/platform/administrators group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3];6;1)&gt;MID([.F32];6;1);&quot;&quot;;MAX([.A$7:.A32])+1)">
            <text:p/>
          </table:table-cell>
          <table:table-cell office:value-type="string">
            <text:p>FNC_ECMS_ADM_UCL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office:value-type="string">
            <text:p>DMS\Admin\Manage_Unlock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ECM Admin</text:p>
            <text:p>- Select Manage Unlock function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34];6;1)&gt;MID([.F33];6;1);&quot;&quot;;MAX([.A$7:.A33])+1)">
            <text:p/>
          </table:table-cell>
          <table:table-cell office:value-type="string">
            <text:p>FNC_ECMS_ADM_UCL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DMS\Admin\Manage_Unlock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35];6;1)&gt;MID([.F34];6;1);&quot;&quot;;MAX([.A$7:.A34])+1)">
            <text:p/>
          </table:table-cell>
          <table:table-cell office:value-type="string">
            <text:p>FNC_ECMS_ADM_UCL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office:value-type="string">
            <text:p>DMS\Admin\Manage_Unlock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*:/platform/administrators group </text:p>
          </table:table-cell>
          <table:table-cell office:value-type="string">
            <text:p>Show message alert that don't allow to delete this group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36];6;1)&gt;MID([.F35];6;1);&quot;&quot;;MAX([.A$7:.A35])+1)" office:value-type="float" office:value="9">
            <text:p>009</text:p>
          </table:table-cell>
          <table:table-cell office:value-type="string">
            <text:p>FNC_ECMS_ADM_UCL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office:value-type="string">
            <text:p>DMS\Admin\Manage_Unlock\Permission</text:p>
          </table:table-cell>
          <table:table-cell table:style-name="ce47" office:value-type="string">
            <text:p>Check unlock permission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7];6;1)&gt;MID([.F36];6;1);&quot;&quot;;MAX([.A$7:.A36])+1)">
            <text:p/>
          </table:table-cell>
          <table:table-cell office:value-type="string">
            <text:p>FNC_ECMS_ADM_UCL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office:value-type="string">
            <text:p>DMS\Admin\Manage_Unlock\Permission</text:p>
          </table:table-cell>
          <table:table-cell office:value-type="string">
            <text:p>Check unlock permission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ECM Admin</text:p>
            <text:p>- Select Manage Unlock function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38];6;1)&gt;MID([.F37];6;1);&quot;&quot;;MAX([.A$7:.A37])+1)">
            <text:p/>
          </table:table-cell>
          <table:table-cell office:value-type="string">
            <text:p>FNC_ECMS_ADM_UCL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DMS\Admin\Manage_Unlock\Permission</text:p>
          </table:table-cell>
          <table:table-cell office:value-type="string">
            <text:p>Check unlock permission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39];6;1)&gt;MID([.F38];6;1);&quot;&quot;;MAX([.A$7:.A38])+1)">
            <text:p/>
          </table:table-cell>
          <table:table-cell office:value-type="string">
            <text:p>FNC_ECMS_ADM_UCL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office:value-type="string">
            <text:p>DMS\Admin\Manage_Unlock\Permission</text:p>
          </table:table-cell>
          <table:table-cell office:value-type="string">
            <text:p>Check unlock permission</text:p>
          </table:table-cell>
          <table:table-cell office:value-type="string">
            <text:p>Step 4: Check unlock permission</text:p>
          </table:table-cell>
          <table:table-cell office:value-type="string">
            <text:p>- Login by use in group at step 3</text:p>
            <text:p>- Right click on locked node at step 1 and select “Unlock”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 table:number-rows-repeated="10">
          <table:table-cell table:style-name="ce57" table:number-columns-repeated="3"/>
          <table:table-cell table:style-name="ce44" table:number-columns-repeated="2"/>
          <table:table-cell table:number-columns-repeated="251"/>
        </table:table-row>
        <table:table-row table:style-name="ro13">
          <table:table-cell table:style-name="ce57" table:number-columns-repeated="3"/>
          <table:table-cell table:style-name="ce44" table:number-columns-repeated="2"/>
          <table:table-cell table:number-columns-repeated="251"/>
        </table:table-row>
      </table:table>
      <table:table table:name="Summary_Report" table:style-name="ta1" table:print="false">
        <office:forms form:automatic-focus="false" form:apply-design-mode="false"/>
        <table:table-column table:style-name="co40" table:default-cell-style-name="ce142"/>
        <table:table-column table:style-name="co41" table:default-cell-style-name="ce145"/>
        <table:table-column table:style-name="co42" table:default-cell-style-name="ce149"/>
        <table:table-column table:style-name="co43" table:default-cell-style-name="ce149"/>
        <table:table-column table:style-name="co10" table:default-cell-style-name="ce153"/>
        <table:table-column table:style-name="co10" table:number-columns-repeated="246" table:default-cell-style-name="ce90"/>
        <table:table-row table:style-name="ro27">
          <table:table-cell table:style-name="ce139" office:value-type="string" table:number-columns-spanned="4" table:number-rows-spanned="2">
            <text:p>DMS_Admin Functionalities List</text:p>
            <text:p><text:span text:style-name="T20">Based on document version: <text:s/></text:span></text:p>
            <text:p><text:span text:style-name="T20">Product version:</text:span>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151" office:value-type="string" table:number-columns-spanned="1" table:number-rows-spanned="3">
            <text:p>Total cases</text:p>
          </table:table-cell>
          <table:table-cell table:style-name="ce141"/>
          <table:table-cell table:style-name="ce57" table:number-columns-repeated="245"/>
        </table:table-row>
        <table:table-row table:style-name="ro28">
          <table:covered-table-cell table:style-name="ce140"/>
          <table:covered-table-cell table:style-name="ce144"/>
          <table:covered-table-cell table:style-name="ce144"/>
          <table:covered-table-cell table:style-name="ce144"/>
          <table:covered-table-cell table:style-name="ce152"/>
          <table:table-cell table:style-name="ce141"/>
          <table:table-cell table:style-name="ce44" table:number-columns-repeated="245"/>
        </table:table-row>
        <table:table-row table:style-name="ro29">
          <table:table-cell table:style-name="ce141" office:value-type="string">
            <text:p>Id</text:p>
          </table:table-cell>
          <table:table-cell table:style-name="ce141" office:value-type="string">
            <text:p>Functional Group</text:p>
          </table:table-cell>
          <table:table-cell table:style-name="ce141" office:value-type="string">
            <text:p>Functionality</text:p>
          </table:table-cell>
          <table:table-cell table:style-name="ce141" office:value-type="string">
            <text:p>Functionality summary</text:p>
          </table:table-cell>
          <table:covered-table-cell table:style-name="ce152"/>
          <table:table-cell table:style-name="ce77" office:value-type="string">
            <text:p>Affect</text:p>
          </table:table-cell>
          <table:table-cell table:style-name="ce57" table:number-columns-repeated="245"/>
        </table:table-row>
        <table:table-row table:style-name="ro12">
          <table:table-cell office:value-type="string">
            <text:p>FNC_ECMS_ADM_FOL_01</text:p>
          </table:table-cell>
          <table:table-cell office:value-type="string">
            <text:p>Ontologies\Folksonomy</text:p>
          </table:table-cell>
          <table:table-cell office:value-type="string">
            <text:p>Edit</text:p>
          </table:table-cell>
          <table:table-cell office:value-type="string">
            <text:p>Edit current folksonomy</text:p>
          </table:table-cell>
          <table:table-cell table:formula="of:=SUMPRODUCT(([Manage_Folksonomy.B$4:Manage_Folksonomy.B$836]=[.$A4])*([Manage_Folksonomy.A$4:Manage_Folksonomy.A$836]&lt;&gt;&quot;&quot;))" office:value-type="float" office:value="8">
            <text:p>8</text:p>
          </table:table-cell>
          <table:table-cell table:number-columns-repeated="246"/>
        </table:table-row>
        <table:table-row table:style-name="ro12">
          <table:table-cell office:value-type="string">
            <text:p>FNC_ECMS_ADM_FOL_02</text:p>
          </table:table-cell>
          <table:table-cell table:style-name="ce146" office:value-type="string">
            <text:p>Ontologies\Folksonomy</text:p>
          </table:table-cell>
          <table:table-cell office:value-type="string">
            <text:p>Management</text:p>
          </table:table-cell>
          <table:table-cell office:value-type="string">
            <text:p>Manage permission to edit tag</text:p>
          </table:table-cell>
          <table:table-cell table:formula="of:=SUMPRODUCT(([Manage_Folksonomy.B$4:Manage_Folksonomy.B$836]=[.$A5])*([Manage_Folksonomy.A$4:Manage_Folksonomy.A$836]&lt;&gt;&quot;&quot;))" office:value-type="float" office:value="6">
            <text:p>6</text:p>
          </table:table-cell>
          <table:table-cell table:number-columns-repeated="246"/>
        </table:table-row>
        <table:table-row table:style-name="ro12">
          <table:table-cell office:value-type="string">
            <text:p>FNC_ECMS_ADM_TAX_01</text:p>
          </table:table-cell>
          <table:table-cell table:style-name="ce147" office:value-type="string">
            <text:p>Ontologies\Manage <text:s/>Taxonomy Tree</text:p>
          </table:table-cell>
          <table:table-cell office:value-type="string">
            <text:p>Create</text:p>
          </table:table-cell>
          <table:table-cell office:value-type="string">
            <text:p>Create taxonomy in taxonomy tree</text:p>
          </table:table-cell>
          <table:table-cell table:formula="of:=SUMPRODUCT(([Manage_Taxonomy.B$4:Manage_Taxonomy.B$836]=[.$A6])*([Manage_Taxonomy.A$4:Manage_Taxonomy.A$836]&lt;&gt;&quot;&quot;))" office:value-type="float" office:value="12">
            <text:p>12</text:p>
          </table:table-cell>
          <table:table-cell table:number-columns-repeated="246"/>
        </table:table-row>
        <table:table-row table:style-name="ro12">
          <table:table-cell office:value-type="string">
            <text:p>FNC_ECMS_ADM_TAX_02</text:p>
          </table:table-cell>
          <table:table-cell table:style-name="ce148" office:value-type="string">
            <text:p>Ontologies\Manage <text:s/>Taxonomy Tree</text:p>
          </table:table-cell>
          <table:table-cell office:value-type="string">
            <text:p>Display</text:p>
          </table:table-cell>
          <table:table-cell office:value-type="string">
            <text:p>Add permission for taxonomies</text:p>
          </table:table-cell>
          <table:table-cell table:formula="of:=SUMPRODUCT(([Manage_Taxonomy.B$4:Manage_Taxonomy.B$836]=[.$A7])*([Manage_Taxonomy.A$4:Manage_Taxonomy.A$836]&lt;&gt;&quot;&quot;))" office:value-type="float" office:value="12">
            <text:p>12</text:p>
          </table:table-cell>
          <table:table-cell table:number-columns-repeated="246"/>
        </table:table-row>
        <table:table-row table:style-name="ro12">
          <table:table-cell office:value-type="string">
            <text:p>FNC_ECMS_ADM_TAX_03</text:p>
          </table:table-cell>
          <table:table-cell table:style-name="ce148" office:value-type="string">
            <text:p>Ontologies\Manage <text:s/>Taxonomy Tree</text:p>
          </table:table-cell>
          <table:table-cell office:value-type="string">
            <text:p>Taxonomy\Create</text:p>
          </table:table-cell>
          <table:table-cell office:value-type="string">
            <text:p>Edit permission of taxonomies</text:p>
          </table:table-cell>
          <table:table-cell table:formula="of:=SUMPRODUCT(([Manage_Taxonomy.B$4:Manage_Taxonomy.B$836]=[.$A8])*([Manage_Taxonomy.A$4:Manage_Taxonomy.A$836]&lt;&gt;&quot;&quot;))" office:value-type="float" office:value="23">
            <text:p>23</text:p>
          </table:table-cell>
          <table:table-cell table:number-columns-repeated="246"/>
        </table:table-row>
        <table:table-row table:style-name="ro12">
          <table:table-cell office:value-type="string">
            <text:p>FNC_ECMS_ADM_TAX_04</text:p>
          </table:table-cell>
          <table:table-cell table:style-name="ce148" office:value-type="string">
            <text:p>Ontologies\Manage <text:s/>Taxonomy Tree</text:p>
          </table:table-cell>
          <table:table-cell office:value-type="string">
            <text:p>Taxonomy\Action</text:p>
          </table:table-cell>
          <table:table-cell office:value-type="string">
            <text:p>Delete permission of taxonomies</text:p>
          </table:table-cell>
          <table:table-cell table:formula="of:=SUMPRODUCT(([Manage_Taxonomy.B$4:Manage_Taxonomy.B$836]=[.$A9])*([Manage_Taxonomy.A$4:Manage_Taxonomy.A$836]&lt;&gt;&quot;&quot;))" office:value-type="float" office:value="10">
            <text:p>10</text:p>
          </table:table-cell>
          <table:table-cell table:number-columns-repeated="246"/>
        </table:table-row>
        <table:table-row table:style-name="ro12">
          <table:table-cell office:value-type="string">
            <text:p>FNC_ECMS_ADM_TEM_01</text:p>
          </table:table-cell>
          <table:table-cell office:value-type="string">
            <text:p>Content Presentation\Manage templates</text:p>
          </table:table-cell>
          <table:table-cell office:value-type="string">
            <text:p>Add </text:p>
          </table:table-cell>
          <table:table-cell office:value-type="string">
            <text:p>Create a new template</text:p>
          </table:table-cell>
          <table:table-cell table:formula="of:=SUMPRODUCT(([Manage_Template.B$4:Manage_Template.B$807]=[.$A10])*([Manage_Template.A$4:Manage_Template.A$807]&lt;&gt;&quot;&quot;))" office:value-type="float" office:value="7">
            <text:p>7</text:p>
          </table:table-cell>
          <table:table-cell table:number-columns-repeated="246"/>
        </table:table-row>
        <table:table-row table:style-name="ro12">
          <table:table-cell office:value-type="string">
            <text:p>FNC_ECMS_ADM_TEM_02</text:p>
          </table:table-cell>
          <table:table-cell table:style-name="ce149" office:value-type="string">
            <text:p>Content Presentation\Manage templates</text:p>
          </table:table-cell>
          <table:table-cell office:value-type="string">
            <text:p>Edit\Dialog </text:p>
          </table:table-cell>
          <table:table-cell office:value-type="string">
            <text:p>Edit lable/permission of template</text:p>
          </table:table-cell>
          <table:table-cell table:formula="of:=SUMPRODUCT(([Manage_Template.B$4:Manage_Template.B$807]=[.$A11])*([Manage_Template.A$4:Manage_Template.A$807]&lt;&gt;&quot;&quot;))" office:value-type="float" office:value="7">
            <text:p>7</text:p>
          </table:table-cell>
          <table:table-cell table:number-columns-repeated="246"/>
        </table:table-row>
        <table:table-row table:style-name="ro12">
          <table:table-cell office:value-type="string">
            <text:p>FNC_ECMS_ADM_TEM_03</text:p>
          </table:table-cell>
          <table:table-cell table:style-name="ce149" office:value-type="string">
            <text:p>Content Presentation\Manage templates</text:p>
          </table:table-cell>
          <table:table-cell office:value-type="string">
            <text:p>Edit\View </text:p>
          </table:table-cell>
          <table:table-cell office:value-type="string">
            <text:p>Edit existing dialog of template</text:p>
          </table:table-cell>
          <table:table-cell table:formula="of:=SUMPRODUCT(([Manage_Template.B$4:Manage_Template.B$807]=[.$A12])*([Manage_Template.A$4:Manage_Template.A$807]&lt;&gt;&quot;&quot;))" office:value-type="float" office:value="9">
            <text:p>9</text:p>
          </table:table-cell>
          <table:table-cell table:number-columns-repeated="246"/>
        </table:table-row>
        <table:table-row table:style-name="ro12">
          <table:table-cell office:value-type="string">
            <text:p>FNC_ECMS_ADM_MET_01</text:p>
          </table:table-cell>
          <table:table-cell office:value-type="string">
            <text:p>Content Presentation\Manage Metadata</text:p>
          </table:table-cell>
          <table:table-cell office:value-type="string">
            <text:p>View</text:p>
          </table:table-cell>
          <table:table-cell office:value-type="string">
            <text:p>Preview a metadata </text:p>
          </table:table-cell>
          <table:table-cell table:formula="of:=SUMPRODUCT(([Manage_Metadata.B$4:Manage_Metadata.B$807]=[.$A13])*([Manage_Metadata.A$4:Manage_Metadata.A$807]&lt;&gt;&quot;&quot;))" office:value-type="float" office:value="1">
            <text:p>1</text:p>
          </table:table-cell>
          <table:table-cell table:number-columns-repeated="246"/>
        </table:table-row>
        <table:table-row table:style-name="ro12">
          <table:table-cell office:value-type="string">
            <text:p>FNC_ECMS_ADM_MET_02</text:p>
          </table:table-cell>
          <table:table-cell table:style-name="ce146" office:value-type="string">
            <text:p>Content Presentation\Manage Metadata</text:p>
          </table:table-cell>
          <table:table-cell office:value-type="string">
            <text:p>Edit</text:p>
          </table:table-cell>
          <table:table-cell office:value-type="string">
            <text:p>Edit a metadata</text:p>
          </table:table-cell>
          <table:table-cell table:formula="of:=SUMPRODUCT(([Manage_Metadata.B$4:Manage_Metadata.B$807]=[.$A14])*([Manage_Metadata.A$4:Manage_Metadata.A$807]&lt;&gt;&quot;&quot;))" office:value-type="float" office:value="1">
            <text:p>1</text:p>
          </table:table-cell>
          <table:table-cell table:number-columns-repeated="246"/>
        </table:table-row>
        <table:table-row table:style-name="ro12">
          <table:table-cell office:value-type="string">
            <text:p>FNC_ECMS_ADM_MET_03</text:p>
          </table:table-cell>
          <table:table-cell table:style-name="ce146" office:value-type="string">
            <text:p>Content Presentation\Manage Metadata</text:p>
          </table:table-cell>
          <table:table-cell office:value-type="string">
            <text:p>Delete</text:p>
          </table:table-cell>
          <table:table-cell office:value-type="string">
            <text:p>Delete a metadata</text:p>
          </table:table-cell>
          <table:table-cell table:formula="of:=SUMPRODUCT(([Manage_Metadata.B$4:Manage_Metadata.B$807]=[.$A15])*([Manage_Metadata.A$4:Manage_Metadata.A$807]&lt;&gt;&quot;&quot;))" office:value-type="float" office:value="1">
            <text:p>1</text:p>
          </table:table-cell>
          <table:table-cell table:number-columns-repeated="246"/>
        </table:table-row>
        <table:table-row table:style-name="ro12">
          <table:table-cell office:value-type="string">
            <text:p>FNC_ECMS_ADM_VIE_01</text:p>
          </table:table-cell>
          <table:table-cell office:value-type="string">
            <text:p>Content Presentation\Manage View</text:p>
          </table:table-cell>
          <table:table-cell office:value-type="string">
            <text:p>View</text:p>
          </table:table-cell>
          <table:table-cell office:value-type="string">
            <text:p>Create, edit, delete a view</text:p>
          </table:table-cell>
          <table:table-cell table:formula="of:=SUMPRODUCT(([Manage_Views.B$4:Manage_Views.B$807]=[.$A16])*([Manage_Views.A$4:Manage_Views.A$807]&lt;&gt;&quot;&quot;))" office:value-type="float" office:value="16">
            <text:p>16</text:p>
          </table:table-cell>
          <table:table-cell table:number-columns-repeated="246"/>
        </table:table-row>
        <table:table-row table:style-name="ro12">
          <table:table-cell office:value-type="string">
            <text:p>FNC_ECMS_ADM_VIE_02</text:p>
          </table:table-cell>
          <table:table-cell table:style-name="ce149" office:value-type="string">
            <text:p>Content Presentation\Manage View</text:p>
          </table:table-cell>
          <table:table-cell office:value-type="string">
            <text:p>ECM Template </text:p>
          </table:table-cell>
          <table:table-cell office:value-type="string">
            <text:p>Manage ECM template</text:p>
          </table:table-cell>
          <table:table-cell table:formula="of:=SUMPRODUCT(([Manage_Views.B$4:Manage_Views.B$807]=[.$A17])*([Manage_Views.A$4:Manage_Views.A$807]&lt;&gt;&quot;&quot;))" office:value-type="float" office:value="9">
            <text:p>9</text:p>
          </table:table-cell>
          <table:table-cell table:number-columns-repeated="246"/>
        </table:table-row>
        <table:table-row table:style-name="ro12">
          <table:table-cell office:value-type="string">
            <text:p>FNC_ECMS_ADM_VIE_03</text:p>
          </table:table-cell>
          <table:table-cell table:style-name="ce149" office:value-type="string">
            <text:p>Content Presentation\Manage View</text:p>
          </table:table-cell>
          <table:table-cell office:value-type="string">
            <text:p>BC Template </text:p>
          </table:table-cell>
          <table:table-cell office:value-type="string">
            <text:p>Manage BC template</text:p>
          </table:table-cell>
          <table:table-cell table:formula="of:=SUMPRODUCT(([Manage_Views.B$4:Manage_Views.B$807]=[.$A18])*([Manage_Views.A$4:Manage_Views.A$807]&lt;&gt;&quot;&quot;))" office:value-type="float" office:value="9">
            <text:p>9</text:p>
          </table:table-cell>
          <table:table-cell table:number-columns-repeated="246"/>
        </table:table-row>
        <table:table-row table:style-name="ro12">
          <table:table-cell office:value-type="string">
            <text:p>FNC_ECMS_ADM_DRI_01</text:p>
          </table:table-cell>
          <table:table-cell office:value-type="string">
            <text:p>Content Presentation\Manage Drive</text:p>
          </table:table-cell>
          <table:table-cell office:value-type="string">
            <text:p>Action</text:p>
          </table:table-cell>
          <table:table-cell office:value-type="string">
            <text:p>Create, Edit, Delete new drive</text:p>
          </table:table-cell>
          <table:table-cell table:formula="of:=SUMPRODUCT(([Manage_Drive.B$4:Manage_Drive.B$807]=[.$A19])*([Manage_Drive.A$4:Manage_Drive.A$807]&lt;&gt;&quot;&quot;))" office:value-type="float" office:value="8">
            <text:p>8</text:p>
          </table:table-cell>
          <table:table-cell table:number-columns-repeated="246"/>
        </table:table-row>
        <table:table-row table:style-name="ro12">
          <table:table-cell office:value-type="string">
            <text:p>FNC_ECMS_ADM_DRI_02</text:p>
          </table:table-cell>
          <table:table-cell table:style-name="ce149" office:value-type="string">
            <text:p>Content Presentation\Manage Drive</text:p>
          </table:table-cell>
          <table:table-cell office:value-type="string">
            <text:p>Check</text:p>
          </table:table-cell>
          <table:table-cell office:value-type="string">
            <text:p>Check the displaying of drive</text:p>
          </table:table-cell>
          <table:table-cell table:formula="of:=SUMPRODUCT(([Manage_Drive.B$4:Manage_Drive.B$807]=[.$A20])*([Manage_Drive.A$4:Manage_Drive.A$807]&lt;&gt;&quot;&quot;))" office:value-type="float" office:value="4">
            <text:p>4</text:p>
          </table:table-cell>
          <table:table-cell table:number-columns-repeated="246"/>
        </table:table-row>
        <table:table-row table:style-name="ro12">
          <table:table-cell office:value-type="string">
            <text:p>FNC_ECMS_ADM_NAM_01</text:p>
          </table:table-cell>
          <table:table-cell office:value-type="string">
            <text:p>Type of Content\Namespace Registry</text:p>
          </table:table-cell>
          <table:table-cell office:value-type="string">
            <text:p>Register</text:p>
          </table:table-cell>
          <table:table-cell office:value-type="string">
            <text:p>Register a new name space</text:p>
          </table:table-cell>
          <table:table-cell table:formula="of:=SUMPRODUCT(([Namespace_Registry.B$4:Namespace_Registry.B$1004]=[.$A21])*([Namespace_Registry.A$4:Namespace_Registry.A$1004]&lt;&gt;&quot;&quot;))" office:value-type="float" office:value="7">
            <text:p>7</text:p>
          </table:table-cell>
          <table:table-cell table:number-columns-repeated="246"/>
        </table:table-row>
        <table:table-row table:style-name="ro12">
          <table:table-cell office:value-type="string">
            <text:p>FNC_ECMS_ADM_NOD_01</text:p>
          </table:table-cell>
          <table:table-cell office:value-type="string">
            <text:p>Type of Content\Manage Node type</text:p>
          </table:table-cell>
          <table:table-cell office:value-type="string">
            <text:p>Add </text:p>
          </table:table-cell>
          <table:table-cell office:value-type="string">
            <text:p>Preview and add a node type</text:p>
          </table:table-cell>
          <table:table-cell table:formula="of:=SUMPRODUCT(([Manage_Node_Type.B$4:Manage_Node_Type.B$984]=[.$A22])*([Manage_Node_Type.A$4:Manage_Node_Type.A$984]&lt;&gt;&quot;&quot;))" office:value-type="float" office:value="25">
            <text:p>25</text:p>
          </table:table-cell>
          <table:table-cell table:number-columns-repeated="246"/>
        </table:table-row>
        <table:table-row table:style-name="ro12">
          <table:table-cell office:value-type="string">
            <text:p>FNC_ECMS_ADM_NOD_02</text:p>
          </table:table-cell>
          <table:table-cell table:style-name="ce149" office:value-type="string">
            <text:p>Type of Content\Manage Node type</text:p>
          </table:table-cell>
          <table:table-cell office:value-type="string">
            <text:p>Export_Import</text:p>
          </table:table-cell>
          <table:table-cell office:value-type="string">
            <text:p>Export and Import node types</text:p>
          </table:table-cell>
          <table:table-cell table:formula="of:=SUMPRODUCT(([Manage_Node_Type.B$4:Manage_Node_Type.B$984]=[.$A23])*([Manage_Node_Type.A$4:Manage_Node_Type.A$984]&lt;&gt;&quot;&quot;))" office:value-type="float" office:value="4">
            <text:p>4</text:p>
          </table:table-cell>
          <table:table-cell table:number-columns-repeated="246"/>
        </table:table-row>
        <table:table-row table:style-name="ro12">
          <table:table-cell office:value-type="string">
            <text:p>FNC_ECMS_ADM_NOD_03</text:p>
          </table:table-cell>
          <table:table-cell table:style-name="ce149" office:value-type="string">
            <text:p>Type of Content\Manage Node type</text:p>
          </table:table-cell>
          <table:table-cell office:value-type="string">
            <text:p>Search</text:p>
          </table:table-cell>
          <table:table-cell office:value-type="string">
            <text:p>Search node type</text:p>
          </table:table-cell>
          <table:table-cell table:formula="of:=SUMPRODUCT(([Manage_Node_Type.B$4:Manage_Node_Type.B$984]=[.$A24])*([Manage_Node_Type.A$4:Manage_Node_Type.A$984]&lt;&gt;&quot;&quot;))" office:value-type="float" office:value="5">
            <text:p>5</text:p>
          </table:table-cell>
          <table:table-cell table:number-columns-repeated="246"/>
        </table:table-row>
        <table:table-row table:style-name="ro12">
          <table:table-cell office:value-type="string">
            <text:p>FNC_ECMS_ADM_QUE_01</text:p>
          </table:table-cell>
          <table:table-cell office:value-type="string">
            <text:p>Advanced Configuration\Manage Queries</text:p>
          </table:table-cell>
          <table:table-cell office:value-type="string">
            <text:p>Add </text:p>
          </table:table-cell>
          <table:table-cell office:value-type="string">
            <text:p>Create new query</text:p>
          </table:table-cell>
          <table:table-cell table:formula="of:=SUMPRODUCT(([Manage_Query.B$4:Manage_Query.B$1004]=[.$A25])*([Manage_Query.A$4:Manage_Query.A$1004]&lt;&gt;&quot;&quot;))" office:value-type="float" office:value="12">
            <text:p>12</text:p>
          </table:table-cell>
          <table:table-cell table:number-columns-repeated="246"/>
        </table:table-row>
        <table:table-row table:style-name="ro12">
          <table:table-cell office:value-type="string">
            <text:p>FNC_ECMS_ADM_QUE_02</text:p>
          </table:table-cell>
          <table:table-cell table:style-name="ce149" office:value-type="string">
            <text:p>Advanced Configuration\Manage Queries</text:p>
          </table:table-cell>
          <table:table-cell office:value-type="string">
            <text:p>Edit</text:p>
          </table:table-cell>
          <table:table-cell office:value-type="string">
            <text:p>Edit existing query</text:p>
          </table:table-cell>
          <table:table-cell table:formula="of:=SUMPRODUCT(([Manage_Query.B$4:Manage_Query.B$1004]=[.$A26])*([Manage_Query.A$4:Manage_Query.A$1004]&lt;&gt;&quot;&quot;))" office:value-type="float" office:value="1">
            <text:p>1</text:p>
          </table:table-cell>
          <table:table-cell table:number-columns-repeated="246"/>
        </table:table-row>
        <table:table-row table:style-name="ro12">
          <table:table-cell office:value-type="string">
            <text:p>FNC_ECMS_ADM_QUE_03</text:p>
          </table:table-cell>
          <table:table-cell table:style-name="ce149" office:value-type="string">
            <text:p>Advanced Configuration\Manage Queries</text:p>
          </table:table-cell>
          <table:table-cell office:value-type="string">
            <text:p>Delete</text:p>
          </table:table-cell>
          <table:table-cell office:value-type="string">
            <text:p>Remove query</text:p>
          </table:table-cell>
          <table:table-cell table:formula="of:=SUMPRODUCT(([Manage_Query.B$4:Manage_Query.B$1004]=[.$A27])*([Manage_Query.A$4:Manage_Query.A$1004]&lt;&gt;&quot;&quot;))" office:value-type="float" office:value="1">
            <text:p>1</text:p>
          </table:table-cell>
          <table:table-cell table:number-columns-repeated="246"/>
        </table:table-row>
        <table:table-row table:style-name="ro12">
          <table:table-cell office:value-type="string">
            <text:p>FNC_ECMS_ADM_SCR_01</text:p>
          </table:table-cell>
          <table:table-cell office:value-type="string">
            <text:p>Advanced Configuration\Manage Scripts</text:p>
          </table:table-cell>
          <table:table-cell office:value-type="string">
            <text:p>ECM script</text:p>
          </table:table-cell>
          <table:table-cell office:value-type="string">
            <text:p>Manage ECM script</text:p>
          </table:table-cell>
          <table:table-cell table:formula="of:=SUMPRODUCT(([Manage_Script.B$4:Manage_Script.B$1004]=[.$A28])*([Manage_Script.A$4:Manage_Script.A$1004]&lt;&gt;&quot;&quot;))" office:value-type="float" office:value="8">
            <text:p>8</text:p>
          </table:table-cell>
          <table:table-cell table:number-columns-repeated="246"/>
        </table:table-row>
        <table:table-row table:style-name="ro12">
          <table:table-cell office:value-type="string">
            <text:p>FNC_ECMS_ADM_SCR_02</text:p>
          </table:table-cell>
          <table:table-cell table:style-name="ce149" office:value-type="string">
            <text:p>Advanced Configuration\Manage Scripts</text:p>
          </table:table-cell>
          <table:table-cell office:value-type="string">
            <text:p><text:span text:style-name="T8">BC</text:span> script</text:p>
          </table:table-cell>
          <table:table-cell office:value-type="string">
            <text:p>Manage BC script</text:p>
          </table:table-cell>
          <table:table-cell table:formula="of:=SUMPRODUCT(([Manage_Script.B$4:Manage_Script.B$1004]=[.$A29])*([Manage_Script.A$4:Manage_Script.A$1004]&lt;&gt;&quot;&quot;))" office:value-type="float" office:value="8">
            <text:p>8</text:p>
          </table:table-cell>
          <table:table-cell table:number-columns-repeated="246"/>
        </table:table-row>
        <table:table-row table:style-name="ro30">
          <table:table-cell office:value-type="string">
            <text:p>FNC_ECMS_ADM_ACT_01</text:p>
          </table:table-cell>
          <table:table-cell office:value-type="string">
            <text:p>Advanced Configuration\Action Type</text:p>
          </table:table-cell>
          <table:table-cell office:value-type="string">
            <text:p>Add </text:p>
          </table:table-cell>
          <table:table-cell office:value-type="string">
            <text:p>Create an new action type</text:p>
          </table:table-cell>
          <table:table-cell table:formula="of:=SUMPRODUCT(([Manage_Action.B$4:Manage_Action.B$916]=[.$A30])*([Manage_Action.A$4:Manage_Action.A$916]&lt;&gt;&quot;&quot;))" office:value-type="float" office:value="6">
            <text:p>6</text:p>
          </table:table-cell>
          <table:table-cell table:number-columns-repeated="246"/>
        </table:table-row>
        <table:table-row table:style-name="ro31">
          <table:table-cell office:value-type="string">
            <text:p>FNC_ECMS_ADM_UCL_01</text:p>
          </table:table-cell>
          <table:table-cell office:value-type="string">
            <text:p>Manage_Unlock</text:p>
          </table:table-cell>
          <table:table-cell office:value-type="string">
            <text:p>Check</text:p>
          </table:table-cell>
          <table:table-cell office:value-type="string">
            <text:p>Unlock node</text:p>
          </table:table-cell>
          <table:table-cell table:formula="of:=SUMPRODUCT(([Manage_Unlock.B$4:Manage_Unlock.B$1004]=[.$A31])*([Manage_Unlock.A$4:Manage_Unlock.A$1004]&lt;&gt;&quot;&quot;))" office:value-type="float" office:value="5">
            <text:p>5</text:p>
          </table:table-cell>
          <table:table-cell table:number-columns-repeated="246"/>
        </table:table-row>
        <table:table-row table:style-name="ro31">
          <table:table-cell office:value-type="string">
            <text:p>FNC_ECMS_ADM_UCL_02</text:p>
          </table:table-cell>
          <table:table-cell table:style-name="ce146" office:value-type="string">
            <text:p>Manage_Unlock</text:p>
          </table:table-cell>
          <table:table-cell office:value-type="string">
            <text:p>Permission</text:p>
          </table:table-cell>
          <table:table-cell office:value-type="string">
            <text:p>Add/Edit/Delete permission</text:p>
          </table:table-cell>
          <table:table-cell table:formula="of:=SUMPRODUCT(([Manage_Unlock.B$4:Manage_Unlock.B$1004]=[.$A32])*([Manage_Unlock.A$4:Manage_Unlock.A$1004]&lt;&gt;&quot;&quot;))" office:value-type="float" office:value="4">
            <text:p>4</text:p>
          </table:table-cell>
          <table:table-cell table:number-columns-repeated="246"/>
        </table:table-row>
        <table:table-row table:style-name="ro32">
          <table:table-cell table:style-name="ce143" office:value-type="string" table:number-columns-spanned="4" table:number-rows-spanned="1">
            <text:p>Total</text:p>
          </table:table-cell>
          <table:covered-table-cell table:style-name="ce150"/>
          <table:covered-table-cell table:style-name="ce150"/>
          <table:covered-table-cell table:style-name="ce150"/>
          <table:table-cell table:style-name="ce150" table:formula="of:=SUM([.E4:.E32])" office:value-type="float" office:value="229">
            <text:p>229</text:p>
          </table:table-cell>
          <table:table-cell table:number-columns-repeated="246"/>
        </table:table-row>
        <table:table-row table:style-name="ro32" table:number-rows-repeated="4">
          <table:table-cell table:style-name="ce44"/>
          <table:table-cell table:style-name="Default" table:number-columns-repeated="250"/>
        </table:table-row>
        <table:table-row table:style-name="ro32">
          <table:table-cell table:style-name="ce44"/>
          <table:table-cell table:style-name="Default" table:number-columns-repeated="250"/>
        </table:table-row>
      </table:table>
      <table:named-expressions>
        <table:named-range table:name="ADM_04" table:base-cell-address="$Manage_Taxonomy.$H$36" table:cell-range-address="$Manage_Folksonomy.$D$7:.$H$30"/>
        <table:named-expression table:name="ADM_05" table:base-cell-address="$Manage_Folksonomy.$G$51" table:expression="$ontologies.$b$#ref!:$h$#ref!"/>
        <table:named-expression table:name="ADM_06" table:base-cell-address="$Manage_Folksonomy.$G$64" table:expression="$ontologies.$b$#ref!:$h$#ref!"/>
        <table:named-expression table:name="ADM_07" table:base-cell-address="$Manage_Folksonomy.$G$77" table:expression="$ontologies.$b$#ref!:$h$#ref!"/>
        <table:named-expression table:name="ADM_08" table:base-cell-address="$Manage_Folksonomy.$G$82" table:expression="$ontologies.$b$#ref!:$h$#ref!"/>
        <table:named-expression table:name="ADM_09" table:base-cell-address="$Manage_Taxonomy.$A$88" table:expression="$ontologies.$b$#ref!:$h$#ref!"/>
        <table:named-range table:name="ADM_29" table:base-cell-address="$Manage_Template.$G$240" table:cell-range-address="$Manage_Drive.$B$37:.$H$54"/>
        <table:named-range table:name="ADM_28" table:base-cell-address="$Manage_Template.$G$238" table:cell-range-address="$Manage_Drive.$B$35:.$H$36"/>
        <table:named-range table:name="ADM_27" table:base-cell-address="$Manage_Template.$G$235" table:cell-range-address="$Manage_Drive.$B$32:.$H$34"/>
        <table:named-range table:name="ADM_26" table:base-cell-address="$Manage_Template.$G$210" table:cell-range-address="$Manage_Drive.$B$7:.$H$31"/>
        <table:named-expression table:name="ADM_25" table:base-cell-address="$Manage_Template.$G$208" table:expression="$drive.$b$#ref!:$h$#ref!"/>
        <table:named-expression table:name="ADM_24" table:base-cell-address="$Manage_Template.$G$202" table:expression="$drive.$b$#ref!:$h$#ref!"/>
        <table:named-expression table:name="ADM_23" table:base-cell-address="$Manage_Template.$G$182" table:expression="$drive.$b$#ref!:$h$#ref!"/>
        <table:named-expression table:name="ADM_21" table:base-cell-address="$Manage_Template.$G$176" table:expression="$drive.$b$#ref!:$h$#ref!"/>
        <table:named-expression table:name="ADM_20" table:base-cell-address="$Manage_Template.$G$157" table:expression="$drive.$b$#ref!:$h$#ref!"/>
        <table:named-expression table:name="ADM_19" table:base-cell-address="$Manage_Template.$G$153" table:expression="$drive.$b$#ref!:$h$#ref!"/>
        <table:named-expression table:name="ADM_18" table:base-cell-address="$Manage_Template.$G$150" table:expression="$drive.$b$#ref!:$h$#ref!"/>
        <table:named-expression table:name="ADM_17" table:base-cell-address="$Manage_Template.$G$148" table:expression="$drive.$b$#ref!:$h$#ref!"/>
        <table:named-expression table:name="ADM_16" table:base-cell-address="$Manage_Template.$G$104" table:expression="$drive.$b$#ref!:$h$#ref!"/>
        <table:named-expression table:name="ADM_15" table:base-cell-address="$Manage_Template.$G$102" table:expression="$drive.$b$#ref!:$h$#ref!"/>
        <table:named-expression table:name="ADM_14" table:base-cell-address="$Manage_Views.$H$117" table:expression="$drive.$b$#ref!:$h$#ref!"/>
        <table:named-expression table:name="ADM_13" table:base-cell-address="$Manage_Template.$G$97" table:expression="$drive.$b$#ref!:$h$#ref!"/>
        <table:named-expression table:name="ADM_12" table:base-cell-address="$Manage_Template.$G$95" table:expression="$drive.$b$#ref!:$h$#ref!"/>
        <table:named-expression table:name="ADM_11" table:base-cell-address="$Manage_Template.$G$34" table:expression="$drive.$b$#ref!:$h$#ref!"/>
        <table:named-expression table:name="ADM_10" table:base-cell-address="$Manage_Metadata.$H$32" table:expression="$drive.$b$#ref!:$h$#ref!"/>
        <table:named-expression table:name="ADM_22" table:base-cell-address="$Manage_Template.$G$183" table:expression="$drive.$b$#ref!:$h$#ref!"/>
        <table:named-expression table:name="ADM_30" table:base-cell-address="$Manage_Metadata.$G$13" table:expression="$manage_node_type.$b$#ref!:$h$#ref!"/>
        <table:named-range table:name="ADM_34" table:base-cell-address="$Manage_Metadata.$G$93" table:cell-range-address="$Manage_Node_Type.$B$85:.$H$89"/>
        <table:named-range table:name="ADM_33" table:base-cell-address="$Manage_Metadata.$G$89" table:cell-range-address="$Manage_Node_Type.$B$81:.$H$84"/>
        <table:named-range table:name="ADM_32" table:base-cell-address="$Manage_Metadata.$G$35" table:cell-range-address="$Manage_Node_Type.$B$9:.$H$80"/>
        <table:named-range table:name="ADM_31" table:base-cell-address="$Manage_Metadata.$G$33" table:cell-range-address="$Manage_Node_Type.$B$7:.$H$8"/>
        <table:named-range table:name="ADM_44" table:base-cell-address="$Manage_Views.$G$101" table:cell-range-address="$Manage_Action.$B$7:.$H$23"/>
        <table:named-expression table:name="ADM_43" table:base-cell-address="$Manage_Views.$G$99" table:expression="$manage_action.$b$#ref!:$h$#ref!"/>
        <table:named-expression table:name="ADM_42" table:base-cell-address="$Manage_Views.$G$97" table:expression="$manage_action.$b$#ref!:$h$#ref!"/>
        <table:named-expression table:name="ADM_41" table:base-cell-address="$Manage_Views.$G$77" table:expression="$manage_action.$b$#ref!:$h$#ref!"/>
        <table:named-expression table:name="ADM_40" table:base-cell-address="$Manage_Views.$G$75" table:expression="$manage_action.$b$#ref!:$h$#ref!"/>
        <table:named-expression table:name="ADM_39" table:base-cell-address="$Manage_Views.$G$73" table:expression="$manage_action.$b$#ref!:$h$#ref!"/>
        <table:named-expression table:name="ADM_38" table:base-cell-address="$Manage_Views.$G$54" table:expression="$manage_action.$b$#ref!:$h$#ref!"/>
        <table:named-expression table:name="ADM_37" table:base-cell-address="$Manage_Views.$G$52" table:expression="$manage_action.$b$#ref!:$h$#ref!"/>
        <table:named-expression table:name="ADM_36" table:base-cell-address="$Manage_Views.$G$49" table:expression="$manage_action.$b$#ref!:$h$#ref!"/>
        <table:named-expression table:name="ADM_35" table:base-cell-address="$Manage_Views.$G$13" table:expression="$manage_action.$b$#ref!:$h$#ref!"/>
        <table:named-expression table:name="ADM_01" table:base-cell-address="$Manage_Folksonomy.$H$32" table:expression="$#REF!.$B$7:$H$26"/>
        <table:named-expression table:name="ADM_02" table:base-cell-address="$Manage_Folksonomy.$G$49" table:expression="$#REF!.$B$27:$H$30"/>
        <table:named-expression table:name="ADM_03" table:base-cell-address="$Manage_Folksonomy.$H$59" table:expression="$#REF!.$D$#REF!:$H$#REF!"/>
        <table:named-expression table:name="ADM_02_01" table:base-cell-address="$Manage_Folksonomy.$H$33" table:expression="$#REF!.$D$27:$H$27"/>
        <table:named-expression table:name="ADM_02_02" table:base-cell-address="$Manage_Folksonomy.$H$47" table:expression="$#REF!.$D$28:$H$30"/>
        <table:named-expression table:name="ADM_02_03" table:base-cell-address="$Manage_Folksonomy.$H$49" table:expression="$#REF!.$D$#REF!:$H$#REF!"/>
        <table:named-expression table:name="ADM_02_04" table:base-cell-address="$Manage_Folksonomy.$H$55" table:expression="$#REF!.$D$#REF!:$H$#REF!"/>
        <table:named-expression table:name="ADM_05_01" table:base-cell-address="$Manage_Taxonomy.$H$56" table:expression="$ontologies.$d$#ref!:$h$#ref!"/>
        <table:named-expression table:name="ADM_05_02" table:base-cell-address="$Manage_Taxonomy.$H$69" table:expression="$ontologies.$d$#ref!:$h$#ref!"/>
        <table:named-expression table:name="ADM_05_03" table:base-cell-address="$Manage_Taxonomy.$H$82" table:expression="$ontologies.$d$#ref!:$h$#ref!"/>
        <table:named-expression table:name="ADM_05_04" table:base-cell-address="$Manage_Taxonomy.$H$87" table:expression="$ontologies.$d$#ref!:$h$#ref!"/>
        <table:named-expression table:name="ADM_05_05" table:base-cell-address="$Manage_Taxonomy.$H$111" table:expression="$ontologies.$d$#ref!:$h$#ref!"/>
        <table:named-expression table:name="ADM_06_01" table:base-cell-address="$Manage_Template.$H$33" table:expression="$drive.$d$#ref!:$h$#ref!"/>
        <table:named-expression table:name="ADM_06_02_01" table:base-cell-address="$Manage_Template.$H$36" table:expression="$drive.$d$#ref!:$h$#ref!"/>
        <table:named-expression table:name="ADM_06_02_02" table:base-cell-address="$Manage_Template.$H$59" table:expression="$drive.$d$#ref!:$h$#ref!"/>
        <table:named-expression table:name="ADM_06_02_03" table:base-cell-address="$Manage_Template.$H$65" table:expression="$drive.$d$#ref!:$h$#ref!"/>
        <table:named-expression table:name="ADM_06_02_03_01" table:base-cell-address="$Manage_Template.$H$68" table:expression="$drive.$d$#ref!:$h$#ref!"/>
        <table:named-expression table:name="ADM_06_02_03_02" table:base-cell-address="$Manage_Template.$H$88" table:expression="$drive.$d$#ref!:$h$#ref!"/>
        <table:named-expression table:name="ADM_06_02_03_03" table:base-cell-address="$Manage_Template.$H$94" table:expression="$drive.$d$#ref!:$h$#ref!"/>
        <table:named-expression table:name="ADM_06_03" table:base-cell-address="$Manage_Template.$H$96" table:expression="$drive.$d$#ref!:$h$#ref!"/>
        <table:named-expression table:name="ADM_07_01" table:base-cell-address="$Manage_Template.$H$98" table:expression="$drive.$d$#ref!:$h$#ref!"/>
        <table:named-expression table:name="ADM_07_02" table:base-cell-address="$Manage_Template.$H$101" table:expression="$drive.$d$#ref!:$h$#ref!"/>
        <table:named-expression table:name="ADM_07_03" table:base-cell-address="$Manage_Template.$H$103" table:expression="$drive.$d$#ref!:$h$#ref!"/>
        <table:named-expression table:name="ADM_08_01_01" table:base-cell-address="$Manage_Template.$H$147" table:expression="$drive.$d$#ref!:$h$#ref!"/>
        <table:named-expression table:name="ADM_08_01_02" table:base-cell-address="$Manage_Template.$H$149" table:expression="$drive.$d$#ref!:$h$#ref!"/>
        <table:named-expression table:name="ADM_08_01_03" table:base-cell-address="$Manage_Template.$H$152" table:expression="$drive.$d$#ref!:$h$#ref!"/>
        <table:named-expression table:name="ADM_08_01_04" table:base-cell-address="$Manage_Template.$H$156" table:expression="$drive.$d$#ref!:$h$#ref!"/>
        <table:named-expression table:name="ADM_08_02_01" table:base-cell-address="$Manage_Template.$H$175" table:expression="$drive.$d$#ref!:$h$#ref!"/>
        <table:named-expression table:name="ADM_08_02_02" table:base-cell-address="$Manage_Template.$H$181" table:expression="$drive.$d$#ref!:$h$#ref!"/>
        <table:named-expression table:name="ADM_08_02_03" table:base-cell-address="$Manage_Template.$H$183" table:expression="$drive.$d$#ref!:$h$#ref!"/>
        <table:named-expression table:name="ADM_08_03_01" table:base-cell-address="$Manage_Template.$H$201" table:expression="$drive.$d$#ref!:$h$#ref!"/>
        <table:named-expression table:name="ADM_08_03_02" table:base-cell-address="$Manage_Template.$H$207" table:expression="$drive.$d$#ref!:$h$#ref!"/>
        <table:named-expression table:name="ADM_08_03_03" table:base-cell-address="$Manage_Template.$H$209" table:expression="$drive.$d$#ref!:$h$#ref!"/>
        <table:named-range table:name="ADM_09_01" table:base-cell-address="$Manage_Template.$H$234" table:cell-range-address="$Manage_Drive.$D$7:.$H$31"/>
        <table:named-range table:name="ADM_09_02" table:base-cell-address="$Manage_Template.$H$237" table:cell-range-address="$Manage_Drive.$D$32:.$H$34"/>
        <table:named-range table:name="ADM_09_03" table:base-cell-address="$Manage_Template.$H$239" table:cell-range-address="$Manage_Drive.$D$35:.$H$36"/>
        <table:named-range table:name="ADM_09_04" table:base-cell-address="$Manage_Template.$H$257" table:cell-range-address="$Manage_Drive.$D$37:.$H$54"/>
        <table:named-range table:name="ADM_11_01" table:base-cell-address="$Manage_Metadata.$H$34" table:cell-range-address="$Manage_Node_Type.$D$7:.$H$8"/>
        <table:named-range table:name="ADM_11_02" table:base-cell-address="$Manage_Metadata.$H$106" table:cell-range-address="$Manage_Node_Type.$D$9:.$H$80"/>
        <table:named-range table:name="ADM_11_03" table:base-cell-address="$Manage_Metadata.$H$110" table:cell-range-address="$Manage_Node_Type.$D$81:.$H$84"/>
        <table:named-range table:name="ADM_11_04" table:base-cell-address="$Manage_Metadata.$H$115" table:cell-range-address="$Manage_Node_Type.$D$85:.$H$89"/>
        <table:named-expression table:name="ADM_12_01" table:base-cell-address="$Manage_Views.$H$48" table:expression="$manage_action.$d$#ref!:$h$#ref!"/>
        <table:named-expression table:name="ADM_12_02" table:base-cell-address="$Manage_Views.$H$51" table:expression="$manage_action.$d$#ref!:$h$#ref!"/>
        <table:named-expression table:name="ADM_12_03" table:base-cell-address="$Manage_Views.$H$53" table:expression="$manage_action.$d$#ref!:$h$#ref!"/>
        <table:named-expression table:name="ADM_13_01_01" table:base-cell-address="$Manage_Views.$H$72" table:expression="$manage_action.$d$#ref!:$h$#ref!"/>
        <table:named-expression table:name="ADM_13_01_02" table:base-cell-address="$Manage_Views.$H$74" table:expression="$manage_action.$d$#ref!:$h$#ref!"/>
        <table:named-expression table:name="ADM_13_02_01" table:base-cell-address="$Manage_Views.$H$96" table:expression="$manage_action.$d$#ref!:$h$#ref!"/>
        <table:named-expression table:name="ADM_13_02_02" table:base-cell-address="$Manage_Views.$H$98" table:expression="$manage_action.$d$#ref!:$h$#ref!"/>
        <table:named-expression table:name="ADM_13_02_03" table:base-cell-address="$Manage_Views.$H$100" table:expression="$manage_action.$d$#ref!:$h$#ref!"/>
        <table:named-expression table:name="ADM_06_02_02_01" table:base-cell-address="$Manage_Template.$H$39" table:expression="$drive.$d$#ref!:$h$#ref!"/>
        <table:named-expression table:name="ADM_06_02_02_02" table:base-cell-address="$Manage_Template.$H$59" table:expression="$drive.$d$#ref!:$h$#ref!"/>
        <table:named-expression table:name="ADM_06_02_02_03" table:base-cell-address="$Manage_Template.$H$65" table:expression="$drive.$d$#ref!:$h$#ref!"/>
        <table:named-expression table:name="ADM_13_01_03" table:base-cell-address="$Manage_Views.$H$76" table:expression="$manage_action.$d$#ref!:$h$#ref!"/>
      </table:named-expressions>
      <table:database-ranges>
        <table:database-range table:target-range-address="Manage_Action.B1:Manage_Action.B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£</number:text>
      <number:number number:decimal-places="0" number:min-integer-digits="1" number:grouping="true"/>
    </number:number-style>
    <number:number-style style:name="N144">
      <number:text>-£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number:min-integer-digits="1" number:grouping="true"/>
    </number:number-style>
    <number:number-style style:name="N145">
      <style:text-properties fo:color="#ff0000"/>
      <number:text>-£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£</number:text>
      <number:number number:decimal-places="2" number:min-integer-digits="1" number:grouping="true"/>
    </number:number-style>
    <number:number-style style:name="N147">
      <number:text>-£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£</number:text>
      <number:number number:decimal-places="2" number:min-integer-digits="1" number:grouping="true"/>
    </number:number-style>
    <number:number-style style:name="N148">
      <style:text-properties fo:color="#ff0000"/>
      <number:text>-£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£</number:text>
      <number:number number:decimal-places="0" number:min-integer-digits="1" number:grouping="true"/>
      <number:text> </number:text>
    </number:number-style>
    <number:number-style style:name="N152P1" style:volatile="true">
      <number:text>-£</number:text>
      <number:number number:decimal-places="0" number:min-integer-digits="1" number:grouping="true"/>
      <number:text> </number:text>
    </number:number-style>
    <number:number-style style:name="N152P2" style:volatile="true">
      <number:text> £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£</number:text>
      <number:number number:decimal-places="2" number:min-integer-digits="1" number:grouping="true"/>
      <number:text> </number:text>
    </number:number-style>
    <number:number-style style:name="N158P1" style:volatile="true">
      <number:text>-£</number:text>
      <number:number number:decimal-places="2" number:min-integer-digits="1" number:grouping="true"/>
      <number:text> </number:text>
    </number:number-style>
    <number:number-style style:name="N158P2" style:volatile="true">
      <number:text> £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£</number:text>
      <number:number number:decimal-places="0" number:min-integer-digits="1" number:grouping="true"/>
    </number:number-style>
    <number:number-style style:name="N161">
      <style:text-properties fo:color="#ff0000"/>
      <number:text>£-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text>£</number:text>
      <number:number number:decimal-places="2" number:min-integer-digits="1" number:grouping="true"/>
    </number:number-style>
    <number:number-style style:name="N162">
      <style:text-properties fo:color="#ff0000"/>
      <number:text>£-</number:text>
      <number:number number:decimal-places="2" number:min-integer-digits="1" number:grouping="true"/>
      <style:map style:condition="value()&gt;=0" style:apply-style-name="N162P0"/>
    </number:number-style>
    <number:date-style style:name="N163">
      <number:day/>
      <number:text>-</number:text>
      <number:month number:textual="true"/>
      <number:text>-</number:text>
      <number:year/>
    </number:date-style>
    <number:date-style style:name="N164P0" style:volatile="true">
      <number:day/>
      <number:text>-</number:text>
      <number:month number:textual="true"/>
      <number:text>-</number:text>
      <number:year/>
    </number:date-style>
    <number:text-style style:name="N164">
      <number:text-content/>
      <style:map style:condition="value()&gt;=0" style:apply-style-name="N164P0"/>
    </number:text-style>
    <number:number-style style:name="N165">
      <number:number number:decimal-places="1" number:min-integer-digits="1"/>
    </number:number-style>
    <number:date-style style:name="N166">
      <number:day/>
      <number:text>- </number:text>
      <number:month number:textual="true"/>
      <number:text>- </number:text>
      <number:year number:style="long"/>
    </number:date-style>
    <number:date-style style:name="N167">
      <number:day/>
      <number:text>-</number:text>
      <number:month number:textual="true"/>
      <number:text>-</number:text>
      <number:year number:style="long"/>
    </number:date-style>
    <number:number-style style:name="N168">
      <number:number number:decimal-places="0" number:min-integer-digits="3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-</number:text>
      <number:number number:decimal-places="0" number:min-integer-digits="1" number:grouping="true"/>
      <style:map style:condition="value()&gt;=0" style:apply-style-name="N170P0"/>
    </number:number-style>
    <number:number-style style:name="N171">
      <number:text>UR_</number:text>
      <number:number number:decimal-places="0" number:min-integer-digits="2"/>
    </number:number-style>
    <number:date-style style:name="N172P0" style:volatile="true">
      <number:day/>
      <number:text>-</number:text>
      <number:month number:textual="true"/>
      <number:text>-</number:text>
      <number:year number:style="long"/>
    </number:date-style>
    <number:text-style style:name="N172">
      <number:text-content/>
      <style:map style:condition="value()&gt;=0" style:apply-style-name="N172P0"/>
    </number:text-style>
    <number:number-style style:name="N173">
      <number:text>GUI_</number:text>
      <number:number number:decimal-places="0" number:min-integer-digits="2"/>
    </number:number-style>
    <number:number-style style:name="N174">
      <number:text>FUN_</number:text>
      <number:number number:decimal-places="0" number:min-integer-digits="2"/>
    </number:number-style>
    <number:number-style style:name="N17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6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6P0"/>
    </number:number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¥-</number:text>
      <number:number number:decimal-places="0" number:min-integer-digits="1" number:grouping="true"/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">
      <number:text>DATA_</number:text>
      <number:number number:decimal-places="0" number:min-integer-digits="2"/>
    </number:number-style>
    <number:number-style style:name="N180">
      <number:text>DATA_M_</number:text>
      <number:number number:decimal-places="0" number:min-integer-digits="2"/>
    </number:number-style>
    <number:percentage-style style:name="N181">
      <number:number number:decimal-places="1" number:min-integer-digits="1"/>
      <number:text>%</number:text>
    </number:percentage-style>
    <number:number-style style:name="N183P0" style:volatile="true">
      <number:text>Yes</number:text>
    </number:number-style>
    <number:number-style style:name="N183P1" style:volatile="true">
      <number:text>Yes</number:text>
    </number:number-style>
    <number:number-style style:name="N183">
      <number:text>No</number:text>
      <style:map style:condition="value()&gt;0" style:apply-style-name="N183P0"/>
      <style:map style:condition="value()&lt;0" style:apply-style-name="N183P1"/>
    </number:number-style>
    <number:number-style style:name="N185P0" style:volatile="true">
      <number:text>True</number:text>
    </number:number-style>
    <number:number-style style:name="N185P1" style:volatile="true">
      <number:text>True</number:text>
    </number:number-style>
    <number:number-style style:name="N185">
      <number:text>False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9P0"/>
    </number:currency-style>
    <number:number-style style:name="N191P0" style:volatile="true">
      <number:number number:decimal-places="0" number:min-integer-digits="1"/>
      <number:text> </number:text>
    </number:number-style>
    <number:number-style style:name="N191">
      <number:text>(</number:text>
      <number:number number:decimal-places="0" number:min-integer-digits="1"/>
      <number:text>)</number:text>
      <style:map style:condition="value()&gt;=0" style:apply-style-name="N191P0"/>
    </number:number-style>
    <number:number-style style:name="N193P0" style:volatile="true">
      <number:number number:decimal-places="2" number:min-integer-digits="1"/>
      <number:text> </number:text>
    </number:number-style>
    <number:number-style style:name="N193">
      <number:text>(</number:text>
      <number:number number:decimal-places="2" number:min-integer-digits="1"/>
      <number:text>)</number:text>
      <style:map style:condition="value()&gt;=0" style:apply-style-name="N193P0"/>
    </number:number-style>
    <number:date-style style:name="N194">
      <number:month number:textual="true"/>
      <number:text>-</number:text>
      <number:year number:style="long"/>
    </number:date-style>
    <number:number-style style:name="N195P0" style:volatile="true">
      <number:number number:decimal-places="2" number:min-integer-digits="1"/>
    </number:number-style>
    <number:number-style style:name="N195">
      <style:text-properties fo:color="#ff0000"/>
      <number:number number:decimal-places="2" number:min-integer-digits="1"/>
      <style:map style:condition="value()&gt;=0" style:apply-style-name="N195P0"/>
    </number:number-style>
    <number:number-style style:name="N197P0" style:volatile="true">
      <number:number number:decimal-places="0" number:min-integer-digits="1" number:grouping="true"/>
      <number:text> €</number:text>
    </number:number-style>
    <number:number-style style:name="N197">
      <number:text>-</number:text>
      <number:number number:decimal-places="0" number:min-integer-digits="1" number:grouping="true"/>
      <number:text> €</number:text>
      <style:map style:condition="value()&gt;=0" style:apply-style-name="N197P0"/>
    </number:number-style>
    <number:number-style style:name="N198P0" style:volatile="true">
      <number:number number:decimal-places="0" number:min-integer-digits="1" number:grouping="true"/>
      <number:text> €</number:text>
    </number:number-style>
    <number:number-style style:name="N19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8P0"/>
    </number:number-style>
    <number:number-style style:name="N200P0" style:volatile="true">
      <number:number number:decimal-places="2" number:min-integer-digits="1" number:grouping="true"/>
      <number:text> €</number:text>
    </number:number-style>
    <number:number-style style:name="N200">
      <number:text>-</number:text>
      <number:number number:decimal-places="2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2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1P0"/>
    </number:number-style>
    <number:number-style style:name="N205P0" style:volatile="true">
      <number:number number:decimal-places="0" number:min-integer-digits="1" number:grouping="true"/>
      <number:text> € </number:text>
    </number:number-style>
    <number:number-style style:name="N205P1" style:volatile="true">
      <number:text>-</number:text>
      <number:number number:decimal-places="0" number:min-integer-digits="1" number:grouping="true"/>
      <number:text> € </number:text>
    </number:number-style>
    <number:number-style style:name="N205P2" style:volatile="true">
      <number:text> - €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0" number:min-integer-digits="1" number:grouping="true"/>
      <number:text>    </number:text>
    </number:number-style>
    <number:number-style style:name="N209P1" style:volatile="true">
      <number:text>-</number:text>
      <number:number number:decimal-places="0" number:min-integer-digits="1" number:grouping="true"/>
      <number:text>    </number:text>
    </number:number-style>
    <number:number-style style:name="N209P2" style:volatile="true">
      <number:text> -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€ </number:text>
    </number:number-style>
    <number:number-style style:name="N213P1" style:volatile="true">
      <number:text>-</number:text>
      <number:number number:decimal-places="2" number:min-integer-digits="1" number:grouping="true"/>
      <number:text> € </number:text>
    </number:number-style>
    <number:number-style style:name="N213P2" style:volatile="true">
      <number:text> -</number:text>
      <number:number number:decimal-places="0" number:min-integer-digits="0"/>
      <number:text>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   </number:text>
    </number:number-style>
    <number:number-style style:name="N217P1" style:volatile="true">
      <number:text>-</number:text>
      <number:number number:decimal-places="2" number:min-integer-digits="1" number:grouping="true"/>
      <number:text>    </number:text>
    </number:number-style>
    <number:number-style style:name="N217P2" style:volatile="true">
      <number:text> -</number:text>
      <number:number number:decimal-places="0" number:min-integer-digits="0"/>
      <number:text>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date-style style:name="N218">
      <number:month number:style="long"/>
      <number:text>/</number:text>
      <number:day number:style="long"/>
    </number:date-style>
    <number:date-style style:name="N219P0" style:volatile="true">
      <number:month/>
      <number:text>/</number:text>
      <number:day/>
      <number:text>/</number:text>
      <number:year/>
    </number:date-style>
    <number:text-style style:name="N219">
      <number:text-content/>
      <style:map style:condition="value()&gt;=0" style:apply-style-name="N219P0"/>
    </number:text-style>
    <number:number-style style:name="N220">
      <number:number number:decimal-places="0" number:min-integer-digits="4"/>
    </number:number-style>
    <number:date-style style:name="N221">
      <number:month/>
      <number:text>/</number:text>
      <number:day/>
      <number:text>/</number:text>
      <number:year number:style="long"/>
    </number:date-style>
    <number:date-style style:name="N222">
      <number:day/>
      <number:text>-</number:text>
      <number:month number:textual="true"/>
    </number:date-style>
    <number:currency-style style:name="N22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4P0"/>
    </number:currency-style>
    <number:currency-style style:name="N22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6P0"/>
    </number:currency-style>
    <number:date-style style:name="N227">
      <number:day number:style="long"/>
      <number:text>-</number:text>
      <number:month number:textual="true"/>
      <number:text>-</number:text>
      <number:year/>
    </number:date-style>
    <number:currency-style style:name="N229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29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29P0"/>
    </number:currency-style>
    <number:number-style style:name="N230">
      <number:text>12344.1</number:text>
    </number:number-style>
    <number:number-style style:name="N231">
      <number:text>2</number:text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11.6925in" fo:page-height="8.2673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3">01/03/2011</text:date>, <text:time>15:15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Tuan Nguyen</meta:initial-creator>
    <meta:creation-date>2008-10-28T10:56:09</meta:creation-date>
    <dc:date>2011-01-03T15:15:28</dc:date>
    <dc:language>en-US</dc:language>
    <meta:editing-cycles>260</meta:editing-cycles>
    <meta:editing-duration>PT75H47M35S</meta:editing-duration>
    <dc:creator>hanhly </dc:creator>
    <meta:document-statistic meta:table-count="15" meta:cell-count="7861" meta:object-count="1"/>
    <meta:user-defined meta:name="Info 1"/>
    <meta:user-defined meta:name="Info 2"/>
    <meta:user-defined meta:name="Info 3"/>
    <meta:user-defined meta:name="Info 4"/>
  </office:meta>
</office:document-meta>
</file>